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9.14mm"/>
    </style:style>
    <style:style style:name="co3" style:family="table-column">
      <style:table-column-properties fo:break-before="auto" style:column-width="47.87mm"/>
    </style:style>
    <style:style style:name="co4" style:family="table-column">
      <style:table-column-properties fo:break-before="auto" style:column-width="41.08mm"/>
    </style:style>
    <style:style style:name="co5" style:family="table-column">
      <style:table-column-properties fo:break-before="auto" style:column-width="39.23mm"/>
    </style:style>
    <style:style style:name="co6" style:family="table-column">
      <style:table-column-properties fo:break-before="auto" style:column-width="40.92mm"/>
    </style:style>
    <style:style style:name="co7" style:family="table-column">
      <style:table-column-properties fo:break-before="auto" style:column-width="26.09mm"/>
    </style:style>
    <style:style style:name="co8" style:family="table-column">
      <style:table-column-properties fo:break-before="auto" style:column-width="33.97mm"/>
    </style:style>
    <style:style style:name="co9" style:family="table-column">
      <style:table-column-properties fo:break-before="auto" style:column-width="52.5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cell-protect="none" style:print-content="true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ColorSpac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RelativeSize</text:p>
          </table:table-cell>
          <table:table-cell office:value-type="string" calcext:value-type="string">
            <text:p>FuzzErrorMetric</text:p>
          </table:table-cell>
          <table:table-cell office:value-type="string" calcext:value-type="string">
            <text:p>MeanSquareErrorMetric</text:p>
          </table:table-cell>
          <table:table-cell office:value-type="string" calcext:value-type="string">
            <text:p>PeakSignalToRatioErrorMetric</text:p>
          </table:table-cell>
          <table:table-cell office:value-type="string" calcext:value-type="string">
            <text:p>PerceptualErrorMetric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GB(A)</text:p>
          </table:table-cell>
          <table:table-cell office:value-type="float" office:value="10194519" calcext:value-type="float">
            <text:p>101945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YK</text:p>
          </table:table-cell>
          <table:table-cell office:value-type="float" office:value="6291456" calcext:value-type="float">
            <text:p>6291456</text:p>
          </table:table-cell>
          <table:table-cell/>
          <table:table-cell office:value-type="float" office:value="0.017679" calcext:value-type="float">
            <text:p>0,017679</text:p>
          </table:table-cell>
          <table:table-cell office:value-type="float" office:value="0.000313" calcext:value-type="float">
            <text:p>0,000313</text:p>
          </table:table-cell>
          <table:table-cell office:value-type="float" office:value="35.050813" calcext:value-type="float">
            <text:p>35,050813</text:p>
          </table:table-cell>
          <table:table-cell office:value-type="float" office:value="0.389627" calcext:value-type="float">
            <text:p>0,389627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MYK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04189" calcext:value-type="float">
            <text:p>0,004189</text:p>
          </table:table-cell>
          <table:table-cell office:value-type="float" office:value="0.000018" calcext:value-type="float">
            <text:p>1,8E-05</text:p>
          </table:table-cell>
          <table:table-cell office:value-type="float" office:value="47.556946" calcext:value-type="float">
            <text:p>47,556946</text:p>
          </table:table-cell>
          <table:table-cell office:value-type="float" office:value="0.000437" calcext:value-type="float">
            <text:p>0,000437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MYK</text:p>
          </table:table-cell>
          <table:table-cell office:value-type="float" office:value="12582912" calcext:value-type="float">
            <text:p>12582912</text:p>
          </table:table-cell>
          <table:table-cell/>
          <table:table-cell office:value-type="float" office:value="0.001038" calcext:value-type="float">
            <text:p>0,00103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9.678368" calcext:value-type="float">
            <text:p>59,678368</text:p>
          </table:table-cell>
          <table:table-cell office:value-type="float" office:value="0.000039" calcext:value-type="float">
            <text:p>3,9E-05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MYK</text:p>
          </table:table-cell>
          <table:table-cell office:value-type="float" office:value="15728640" calcext:value-type="float">
            <text:p>15728640</text:p>
          </table:table-cell>
          <table:table-cell/>
          <table:table-cell office:value-type="float" office:value="0.000266" calcext:value-type="float">
            <text:p>0,000266</text:p>
          </table:table-cell>
          <table:table-cell office:value-type="float" office:value="0" calcext:value-type="float">
            <text:p>0</text:p>
          </table:table-cell>
          <table:table-cell office:value-type="float" office:value="71.507461" calcext:value-type="float">
            <text:p>71,507461</text:p>
          </table:table-cell>
          <table:table-cell office:value-type="float" office:value="0.000053" calcext:value-type="float">
            <text:p>5,3E-05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bC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030128" calcext:value-type="float">
            <text:p>0,030128</text:p>
          </table:table-cell>
          <table:table-cell office:value-type="float" office:value="0.000908" calcext:value-type="float">
            <text:p>0,000908</text:p>
          </table:table-cell>
          <table:table-cell office:value-type="float" office:value="30.420537" calcext:value-type="float">
            <text:p>30,420537</text:p>
          </table:table-cell>
          <table:table-cell office:value-type="float" office:value="29.829151" calcext:value-type="float">
            <text:p>29,829151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bC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007481" calcext:value-type="float">
            <text:p>0,007481</text:p>
          </table:table-cell>
          <table:table-cell office:value-type="float" office:value="0.000056" calcext:value-type="float">
            <text:p>5,6E-05</text:p>
          </table:table-cell>
          <table:table-cell office:value-type="float" office:value="42.521381" calcext:value-type="float">
            <text:p>42,521381</text:p>
          </table:table-cell>
          <table:table-cell office:value-type="float" office:value="0.359574" calcext:value-type="float">
            <text:p>0,359574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bC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01853" calcext:value-type="float">
            <text:p>0,00185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54.642695" calcext:value-type="float">
            <text:p>54,642695</text:p>
          </table:table-cell>
          <table:table-cell office:value-type="float" office:value="0.28874" calcext:value-type="float">
            <text:p>0,28874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bC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000465" calcext:value-type="float">
            <text:p>0,000465</text:p>
          </table:table-cell>
          <table:table-cell office:value-type="float" office:value="0" calcext:value-type="float">
            <text:p>0</text:p>
          </table:table-cell>
          <table:table-cell office:value-type="float" office:value="66.658249" calcext:value-type="float">
            <text:p>66,658249</text:p>
          </table:table-cell>
          <table:table-cell office:value-type="float" office:value="0.189151" calcext:value-type="float">
            <text:p>0,189151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CL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018789" calcext:value-type="float">
            <text:p>0,018789</text:p>
          </table:table-cell>
          <table:table-cell office:value-type="float" office:value="0.000353" calcext:value-type="float">
            <text:p>0,000353</text:p>
          </table:table-cell>
          <table:table-cell office:value-type="float" office:value="34.521862" calcext:value-type="float">
            <text:p>34,521862</text:p>
          </table:table-cell>
          <table:table-cell office:value-type="float" office:value="26.044757" calcext:value-type="float">
            <text:p>26,044757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CL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004494" calcext:value-type="float">
            <text:p>0,004494</text:p>
          </table:table-cell>
          <table:table-cell office:value-type="float" office:value="0.00002" calcext:value-type="float">
            <text:p>2E-05</text:p>
          </table:table-cell>
          <table:table-cell office:value-type="float" office:value="46.94737" calcext:value-type="float">
            <text:p>46,94737</text:p>
          </table:table-cell>
          <table:table-cell office:value-type="float" office:value="0.057941" calcext:value-type="float">
            <text:p>0,057941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CL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01102" calcext:value-type="float">
            <text:p>0,00110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9.159574" calcext:value-type="float">
            <text:p>59,159574</text:p>
          </table:table-cell>
          <table:table-cell office:value-type="float" office:value="0.000093" calcext:value-type="float">
            <text:p>9,3E-05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CL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00027" calcext:value-type="float">
            <text:p>0,00027</text:p>
          </table:table-cell>
          <table:table-cell office:value-type="float" office:value="0" calcext:value-type="float">
            <text:p>0</text:p>
          </table:table-cell>
          <table:table-cell office:value-type="float" office:value="71.361043" calcext:value-type="float">
            <text:p>71,361043</text:p>
          </table:table-cell>
          <table:table-cell office:value-type="float" office:value="0.000009" calcext:value-type="float">
            <text:p>9E-06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035227" calcext:value-type="float">
            <text:p>0,035227</text:p>
          </table:table-cell>
          <table:table-cell office:value-type="float" office:value="0.001241" calcext:value-type="float">
            <text:p>0,001241</text:p>
          </table:table-cell>
          <table:table-cell office:value-type="float" office:value="29.06245" calcext:value-type="float">
            <text:p>29,06245</text:p>
          </table:table-cell>
          <table:table-cell office:value-type="float" office:value="31.784866" calcext:value-type="float">
            <text:p>31,784866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007381" calcext:value-type="float">
            <text:p>0,007381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42.637119" calcext:value-type="float">
            <text:p>42,637119</text:p>
          </table:table-cell>
          <table:table-cell office:value-type="float" office:value="4.415942" calcext:value-type="float">
            <text:p>4,415942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01816" calcext:value-type="float">
            <text:p>0,00181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54.816512" calcext:value-type="float">
            <text:p>54,816512</text:p>
          </table:table-cell>
          <table:table-cell office:value-type="float" office:value="3.984119" calcext:value-type="float">
            <text:p>3,984119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b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000453" calcext:value-type="float">
            <text:p>0,000453</text:p>
          </table:table-cell>
          <table:table-cell office:value-type="float" office:value="0" calcext:value-type="float">
            <text:p>0</text:p>
          </table:table-cell>
          <table:table-cell office:value-type="float" office:value="66.877376" calcext:value-type="float">
            <text:p>66,877376</text:p>
          </table:table-cell>
          <table:table-cell office:value-type="float" office:value="4.342059" calcext:value-type="float">
            <text:p>4,342059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v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026435" calcext:value-type="float">
            <text:p>0,026435</text:p>
          </table:table-cell>
          <table:table-cell office:value-type="float" office:value="0.000699" calcext:value-type="float">
            <text:p>0,000699</text:p>
          </table:table-cell>
          <table:table-cell office:value-type="float" office:value="31.556404" calcext:value-type="float">
            <text:p>31,556404</text:p>
          </table:table-cell>
          <table:table-cell office:value-type="float" office:value="33.246568" calcext:value-type="float">
            <text:p>33,246568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uv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006888" calcext:value-type="float">
            <text:p>0,006888</text:p>
          </table:table-cell>
          <table:table-cell office:value-type="float" office:value="0.000047" calcext:value-type="float">
            <text:p>4,7E-05</text:p>
          </table:table-cell>
          <table:table-cell office:value-type="float" office:value="43.237655" calcext:value-type="float">
            <text:p>43,237655</text:p>
          </table:table-cell>
          <table:table-cell office:value-type="float" office:value="3.977885" calcext:value-type="float">
            <text:p>3,977885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v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01668" calcext:value-type="float">
            <text:p>0,00166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55.556951" calcext:value-type="float">
            <text:p>55,556951</text:p>
          </table:table-cell>
          <table:table-cell office:value-type="float" office:value="4.11022" calcext:value-type="float">
            <text:p>4,11022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v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000438" calcext:value-type="float">
            <text:p>0,000438</text:p>
          </table:table-cell>
          <table:table-cell office:value-type="float" office:value="0" calcext:value-type="float">
            <text:p>0</text:p>
          </table:table-cell>
          <table:table-cell office:value-type="float" office:value="67.168069" calcext:value-type="float">
            <text:p>67,168069</text:p>
          </table:table-cell>
          <table:table-cell office:value-type="float" office:value="0.982115" calcext:value-type="float">
            <text:p>0,982115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GB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01993" calcext:value-type="float">
            <text:p>0,01993</text:p>
          </table:table-cell>
          <table:table-cell office:value-type="float" office:value="0.000397" calcext:value-type="float">
            <text:p>0,000397</text:p>
          </table:table-cell>
          <table:table-cell office:value-type="float" office:value="34.009741" calcext:value-type="float">
            <text:p>34,009741</text:p>
          </table:table-cell>
          <table:table-cell office:value-type="float" office:value="25.292148" calcext:value-type="float">
            <text:p>25,292148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GB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004493" calcext:value-type="float">
            <text:p>0,004493</text:p>
          </table:table-cell>
          <table:table-cell office:value-type="float" office:value="0.00002" calcext:value-type="float">
            <text:p>2E-05</text:p>
          </table:table-cell>
          <table:table-cell office:value-type="float" office:value="46.948378" calcext:value-type="float">
            <text:p>46,948378</text:p>
          </table:table-cell>
          <table:table-cell office:value-type="float" office:value="9.027332" calcext:value-type="float">
            <text:p>9,027332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GB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01116" calcext:value-type="float">
            <text:p>0,00111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9.048782" calcext:value-type="float">
            <text:p>59,048782</text:p>
          </table:table-cell>
          <table:table-cell office:value-type="float" office:value="0.011129" calcext:value-type="float">
            <text:p>0,011129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GB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000279" calcext:value-type="float">
            <text:p>0,000279</text:p>
          </table:table-cell>
          <table:table-cell office:value-type="float" office:value="0" calcext:value-type="float">
            <text:p>0</text:p>
          </table:table-cell>
          <table:table-cell office:value-type="float" office:value="71.08133" calcext:value-type="float">
            <text:p>71,08133</text:p>
          </table:table-cell>
          <table:table-cell office:value-type="float" office:value="0.007603" calcext:value-type="float">
            <text:p>0,007603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GB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016588" calcext:value-type="float">
            <text:p>0,016588</text:p>
          </table:table-cell>
          <table:table-cell office:value-type="float" office:value="0.000275" calcext:value-type="float">
            <text:p>0,000275</text:p>
          </table:table-cell>
          <table:table-cell office:value-type="float" office:value="35.60403" calcext:value-type="float">
            <text:p>35,60403</text:p>
          </table:table-cell>
          <table:table-cell office:value-type="float" office:value="16.428446" calcext:value-type="float">
            <text:p>16,428446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GB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003911" calcext:value-type="float">
            <text:p>0,003911</text:p>
          </table:table-cell>
          <table:table-cell office:value-type="float" office:value="0.000015" calcext:value-type="float">
            <text:p>1,5E-05</text:p>
          </table:table-cell>
          <table:table-cell office:value-type="float" office:value="48.153614" calcext:value-type="float">
            <text:p>48,153614</text:p>
          </table:table-cell>
          <table:table-cell office:value-type="float" office:value="0.027159" calcext:value-type="float">
            <text:p>0,027159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GB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00972" calcext:value-type="float">
            <text:p>0,00097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0.247762" calcext:value-type="float">
            <text:p>60,247762</text:p>
          </table:table-cell>
          <table:table-cell office:value-type="float" office:value="0.001377" calcext:value-type="float">
            <text:p>0,001377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RGB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000249" calcext:value-type="float">
            <text:p>0,000249</text:p>
          </table:table-cell>
          <table:table-cell office:value-type="float" office:value="0" calcext:value-type="float">
            <text:p>0</text:p>
          </table:table-cell>
          <table:table-cell office:value-type="float" office:value="72.085899" calcext:value-type="float">
            <text:p>72,085899</text:p>
          </table:table-cell>
          <table:table-cell office:value-type="float" office:value="0.000064" calcext:value-type="float">
            <text:p>6,4E-05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YZ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03976" calcext:value-type="float">
            <text:p>0,03976</text:p>
          </table:table-cell>
          <table:table-cell office:value-type="float" office:value="0.001581" calcext:value-type="float">
            <text:p>0,001581</text:p>
          </table:table-cell>
          <table:table-cell office:value-type="float" office:value="28.011007" calcext:value-type="float">
            <text:p>28,011007</text:p>
          </table:table-cell>
          <table:table-cell office:value-type="float" office:value="27.608554" calcext:value-type="float">
            <text:p>27,608554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YZ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014715" calcext:value-type="float">
            <text:p>0,014715</text:p>
          </table:table-cell>
          <table:table-cell office:value-type="float" office:value="0.000217" calcext:value-type="float">
            <text:p>0,000217</text:p>
          </table:table-cell>
          <table:table-cell office:value-type="float" office:value="36.644591" calcext:value-type="float">
            <text:p>36,644591</text:p>
          </table:table-cell>
          <table:table-cell office:value-type="float" office:value="2.003707" calcext:value-type="float">
            <text:p>2,003707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YZ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10766" calcext:value-type="float">
            <text:p>0,010766</text:p>
          </table:table-cell>
          <table:table-cell office:value-type="float" office:value="0.000116" calcext:value-type="float">
            <text:p>0,000116</text:p>
          </table:table-cell>
          <table:table-cell office:value-type="float" office:value="39.358637" calcext:value-type="float">
            <text:p>39,358637</text:p>
          </table:table-cell>
          <table:table-cell office:value-type="float" office:value="1.553936" calcext:value-type="float">
            <text:p>1,553936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YZ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010423" calcext:value-type="float">
            <text:p>0,010423</text:p>
          </table:table-cell>
          <table:table-cell office:value-type="float" office:value="0.000109" calcext:value-type="float">
            <text:p>0,000109</text:p>
          </table:table-cell>
          <table:table-cell office:value-type="float" office:value="39.640128" calcext:value-type="float">
            <text:p>39,640128</text:p>
          </table:table-cell>
          <table:table-cell office:value-type="float" office:value="1.769981" calcext:value-type="float">
            <text:p>1,769981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C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065587" calcext:value-type="float">
            <text:p>0,065587</text:p>
          </table:table-cell>
          <table:table-cell office:value-type="float" office:value="0.004302" calcext:value-type="float">
            <text:p>0,004302</text:p>
          </table:table-cell>
          <table:table-cell office:value-type="float" office:value="23.663598" calcext:value-type="float">
            <text:p>23,663598</text:p>
          </table:table-cell>
          <table:table-cell office:value-type="float" office:value="8.634255" calcext:value-type="float">
            <text:p>8,634255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C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057308" calcext:value-type="float">
            <text:p>0,057308</text:p>
          </table:table-cell>
          <table:table-cell office:value-type="float" office:value="0.003284" calcext:value-type="float">
            <text:p>0,003284</text:p>
          </table:table-cell>
          <table:table-cell office:value-type="float" office:value="24.83567" calcext:value-type="float">
            <text:p>24,83567</text:p>
          </table:table-cell>
          <table:table-cell office:value-type="float" office:value="11.646328" calcext:value-type="float">
            <text:p>11,646328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C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56848" calcext:value-type="float">
            <text:p>0,056848</text:p>
          </table:table-cell>
          <table:table-cell office:value-type="float" office:value="0.003232" calcext:value-type="float">
            <text:p>0,003232</text:p>
          </table:table-cell>
          <table:table-cell office:value-type="float" office:value="24.905667" calcext:value-type="float">
            <text:p>24,905667</text:p>
          </table:table-cell>
          <table:table-cell office:value-type="float" office:value="9.803572" calcext:value-type="float">
            <text:p>9,803572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C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056822" calcext:value-type="float">
            <text:p>0,056822</text:p>
          </table:table-cell>
          <table:table-cell office:value-type="float" office:value="0.003229" calcext:value-type="float">
            <text:p>0,003229</text:p>
          </table:table-cell>
          <table:table-cell office:value-type="float" office:value="24.909736" calcext:value-type="float">
            <text:p>24,909736</text:p>
          </table:table-cell>
          <table:table-cell office:value-type="float" office:value="9.868121" calcext:value-type="float">
            <text:p>9,868121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PbPr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030128" calcext:value-type="float">
            <text:p>0,030128</text:p>
          </table:table-cell>
          <table:table-cell office:value-type="float" office:value="0.000908" calcext:value-type="float">
            <text:p>0,000908</text:p>
          </table:table-cell>
          <table:table-cell office:value-type="float" office:value="30.420537" calcext:value-type="float">
            <text:p>30,420537</text:p>
          </table:table-cell>
          <table:table-cell office:value-type="float" office:value="29.829151" calcext:value-type="float">
            <text:p>29,829151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PbPr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007481" calcext:value-type="float">
            <text:p>0,007481</text:p>
          </table:table-cell>
          <table:table-cell office:value-type="float" office:value="0.000056" calcext:value-type="float">
            <text:p>5,6E-05</text:p>
          </table:table-cell>
          <table:table-cell office:value-type="float" office:value="42.521381" calcext:value-type="float">
            <text:p>42,521381</text:p>
          </table:table-cell>
          <table:table-cell office:value-type="float" office:value="0.359574" calcext:value-type="float">
            <text:p>0,359574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PbPr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01853" calcext:value-type="float">
            <text:p>0,00185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54.642695" calcext:value-type="float">
            <text:p>54,642695</text:p>
          </table:table-cell>
          <table:table-cell office:value-type="float" office:value="0.28874" calcext:value-type="float">
            <text:p>0,28874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PbPr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000465" calcext:value-type="float">
            <text:p>0,000465</text:p>
          </table:table-cell>
          <table:table-cell office:value-type="float" office:value="0" calcext:value-type="float">
            <text:p>0</text:p>
          </table:table-cell>
          <table:table-cell office:value-type="float" office:value="66.658249" calcext:value-type="float">
            <text:p>66,658249</text:p>
          </table:table-cell>
          <table:table-cell office:value-type="float" office:value="0.189151" calcext:value-type="float">
            <text:p>0,189151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UV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02705" calcext:value-type="float">
            <text:p>0,02705</text:p>
          </table:table-cell>
          <table:table-cell office:value-type="float" office:value="0.000732" calcext:value-type="float">
            <text:p>0,000732</text:p>
          </table:table-cell>
          <table:table-cell office:value-type="float" office:value="31.356721" calcext:value-type="float">
            <text:p>31,356721</text:p>
          </table:table-cell>
          <table:table-cell office:value-type="float" office:value="26.070557" calcext:value-type="float">
            <text:p>26,070557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UV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00684" calcext:value-type="float">
            <text:p>0,00684</text:p>
          </table:table-cell>
          <table:table-cell office:value-type="float" office:value="0.000047" calcext:value-type="float">
            <text:p>4,7E-05</text:p>
          </table:table-cell>
          <table:table-cell office:value-type="float" office:value="43.298642" calcext:value-type="float">
            <text:p>43,298642</text:p>
          </table:table-cell>
          <table:table-cell office:value-type="float" office:value="4.238562" calcext:value-type="float">
            <text:p>4,238562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UV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017" calcext:value-type="float">
            <text:p>0,001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55.391646" calcext:value-type="float">
            <text:p>55,391646</text:p>
          </table:table-cell>
          <table:table-cell office:value-type="float" office:value="3.93201" calcext:value-type="float">
            <text:p>3,93201</text:p>
          </table:table-cell>
        </table:table-row>
        <table:table-row table:style-name="ro1">
          <table:table-cell office:value-type="string" calcext:value-type="string">
            <text:p>pictures\1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UV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000425" calcext:value-type="float">
            <text:p>0,000425</text:p>
          </table:table-cell>
          <table:table-cell office:value-type="float" office:value="0" calcext:value-type="float">
            <text:p>0</text:p>
          </table:table-cell>
          <table:table-cell office:value-type="float" office:value="67.43399" calcext:value-type="float">
            <text:p>67,43399</text:p>
          </table:table-cell>
          <table:table-cell office:value-type="float" office:value="4.163299" calcext:value-type="float">
            <text:p>4,163299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GB(A)</text:p>
          </table:table-cell>
          <table:table-cell office:value-type="float" office:value="10462913" calcext:value-type="float">
            <text:p>10462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YK</text:p>
          </table:table-cell>
          <table:table-cell office:value-type="float" office:value="6291456" calcext:value-type="float">
            <text:p>6291456</text:p>
          </table:table-cell>
          <table:table-cell/>
          <table:table-cell office:value-type="float" office:value="0.01996" calcext:value-type="float">
            <text:p>0,01996</text:p>
          </table:table-cell>
          <table:table-cell office:value-type="float" office:value="0.000398" calcext:value-type="float">
            <text:p>0,000398</text:p>
          </table:table-cell>
          <table:table-cell office:value-type="float" office:value="33.996787" calcext:value-type="float">
            <text:p>33,996787</text:p>
          </table:table-cell>
          <table:table-cell office:value-type="float" office:value="0.098493" calcext:value-type="float">
            <text:p>0,098493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MYK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04763" calcext:value-type="float">
            <text:p>0,004763</text:p>
          </table:table-cell>
          <table:table-cell office:value-type="float" office:value="0.000023" calcext:value-type="float">
            <text:p>2,3E-05</text:p>
          </table:table-cell>
          <table:table-cell office:value-type="float" office:value="46.442179" calcext:value-type="float">
            <text:p>46,442179</text:p>
          </table:table-cell>
          <table:table-cell office:value-type="float" office:value="0.000181" calcext:value-type="float">
            <text:p>0,000181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MYK</text:p>
          </table:table-cell>
          <table:table-cell office:value-type="float" office:value="12582912" calcext:value-type="float">
            <text:p>12582912</text:p>
          </table:table-cell>
          <table:table-cell/>
          <table:table-cell office:value-type="float" office:value="0.001176" calcext:value-type="float">
            <text:p>0,00117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8.591668" calcext:value-type="float">
            <text:p>58,591668</text:p>
          </table:table-cell>
          <table:table-cell office:value-type="float" office:value="0.000017" calcext:value-type="float">
            <text:p>1,7E-05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MYK</text:p>
          </table:table-cell>
          <table:table-cell office:value-type="float" office:value="15728640" calcext:value-type="float">
            <text:p>15728640</text:p>
          </table:table-cell>
          <table:table-cell/>
          <table:table-cell office:value-type="float" office:value="0.000305" calcext:value-type="float">
            <text:p>0,000305</text:p>
          </table:table-cell>
          <table:table-cell office:value-type="float" office:value="0" calcext:value-type="float">
            <text:p>0</text:p>
          </table:table-cell>
          <table:table-cell office:value-type="float" office:value="70.305318" calcext:value-type="float">
            <text:p>70,305318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bC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031461" calcext:value-type="float">
            <text:p>0,031461</text:p>
          </table:table-cell>
          <table:table-cell office:value-type="float" office:value="0.00099" calcext:value-type="float">
            <text:p>0,00099</text:p>
          </table:table-cell>
          <table:table-cell office:value-type="float" office:value="30.044433" calcext:value-type="float">
            <text:p>30,044433</text:p>
          </table:table-cell>
          <table:table-cell office:value-type="float" office:value="10.127991" calcext:value-type="float">
            <text:p>10,127991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bC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00824" calcext:value-type="float">
            <text:p>0,00824</text:p>
          </table:table-cell>
          <table:table-cell office:value-type="float" office:value="0.000068" calcext:value-type="float">
            <text:p>6,8E-05</text:p>
          </table:table-cell>
          <table:table-cell office:value-type="float" office:value="41.68135" calcext:value-type="float">
            <text:p>41,68135</text:p>
          </table:table-cell>
          <table:table-cell office:value-type="float" office:value="0.134323" calcext:value-type="float">
            <text:p>0,134323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bC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02041" calcext:value-type="float">
            <text:p>0,00204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53.804916" calcext:value-type="float">
            <text:p>53,804916</text:p>
          </table:table-cell>
          <table:table-cell office:value-type="float" office:value="0.075214" calcext:value-type="float">
            <text:p>0,075214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bC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000512" calcext:value-type="float">
            <text:p>0,000512</text:p>
          </table:table-cell>
          <table:table-cell office:value-type="float" office:value="0" calcext:value-type="float">
            <text:p>0</text:p>
          </table:table-cell>
          <table:table-cell office:value-type="float" office:value="65.814202" calcext:value-type="float">
            <text:p>65,814202</text:p>
          </table:table-cell>
          <table:table-cell office:value-type="float" office:value="0.111917" calcext:value-type="float">
            <text:p>0,111917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CL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022405" calcext:value-type="float">
            <text:p>0,022405</text:p>
          </table:table-cell>
          <table:table-cell office:value-type="float" office:value="0.000502" calcext:value-type="float">
            <text:p>0,000502</text:p>
          </table:table-cell>
          <table:table-cell office:value-type="float" office:value="32.993285" calcext:value-type="float">
            <text:p>32,993285</text:p>
          </table:table-cell>
          <table:table-cell office:value-type="float" office:value="0.404675" calcext:value-type="float">
            <text:p>0,404675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CL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005358" calcext:value-type="float">
            <text:p>0,005358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45.419272" calcext:value-type="float">
            <text:p>45,419272</text:p>
          </table:table-cell>
          <table:table-cell office:value-type="float" office:value="0.000643" calcext:value-type="float">
            <text:p>0,000643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CL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01321" calcext:value-type="float">
            <text:p>0,00132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57.583178" calcext:value-type="float">
            <text:p>57,583178</text:p>
          </table:table-cell>
          <table:table-cell office:value-type="float" office:value="0.000014" calcext:value-type="float">
            <text:p>1,4E-05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CL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00032" calcext:value-type="float">
            <text:p>0,00032</text:p>
          </table:table-cell>
          <table:table-cell office:value-type="float" office:value="0" calcext:value-type="float">
            <text:p>0</text:p>
          </table:table-cell>
          <table:table-cell office:value-type="float" office:value="69.908619" calcext:value-type="float">
            <text:p>69,908619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038962" calcext:value-type="float">
            <text:p>0,038962</text:p>
          </table:table-cell>
          <table:table-cell office:value-type="float" office:value="0.001518" calcext:value-type="float">
            <text:p>0,001518</text:p>
          </table:table-cell>
          <table:table-cell office:value-type="float" office:value="28.187071" calcext:value-type="float">
            <text:p>28,187071</text:p>
          </table:table-cell>
          <table:table-cell office:value-type="float" office:value="9.446907" calcext:value-type="float">
            <text:p>9,446907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008227" calcext:value-type="float">
            <text:p>0,008227</text:p>
          </table:table-cell>
          <table:table-cell office:value-type="float" office:value="0.000068" calcext:value-type="float">
            <text:p>6,8E-05</text:p>
          </table:table-cell>
          <table:table-cell office:value-type="float" office:value="41.695579" calcext:value-type="float">
            <text:p>41,695579</text:p>
          </table:table-cell>
          <table:table-cell office:value-type="float" office:value="2.753379" calcext:value-type="float">
            <text:p>2,753379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02064" calcext:value-type="float">
            <text:p>0,002064</text:p>
          </table:table-cell>
          <table:table-cell office:value-type="float" office:value="0.000004" calcext:value-type="float">
            <text:p>4E-06</text:p>
          </table:table-cell>
          <table:table-cell office:value-type="float" office:value="53.705207" calcext:value-type="float">
            <text:p>53,705207</text:p>
          </table:table-cell>
          <table:table-cell office:value-type="float" office:value="3.142432" calcext:value-type="float">
            <text:p>3,142432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b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000514" calcext:value-type="float">
            <text:p>0,000514</text:p>
          </table:table-cell>
          <table:table-cell office:value-type="float" office:value="0" calcext:value-type="float">
            <text:p>0</text:p>
          </table:table-cell>
          <table:table-cell office:value-type="float" office:value="65.774557" calcext:value-type="float">
            <text:p>65,774557</text:p>
          </table:table-cell>
          <table:table-cell office:value-type="float" office:value="4.251368" calcext:value-type="float">
            <text:p>4,251368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v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027179" calcext:value-type="float">
            <text:p>0,027179</text:p>
          </table:table-cell>
          <table:table-cell office:value-type="float" office:value="0.000739" calcext:value-type="float">
            <text:p>0,000739</text:p>
          </table:table-cell>
          <table:table-cell office:value-type="float" office:value="31.315475" calcext:value-type="float">
            <text:p>31,315475</text:p>
          </table:table-cell>
          <table:table-cell office:value-type="float" office:value="64.287474" calcext:value-type="float">
            <text:p>64,287474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uv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007699" calcext:value-type="float">
            <text:p>0,007699</text:p>
          </table:table-cell>
          <table:table-cell office:value-type="float" office:value="0.000059" calcext:value-type="float">
            <text:p>5,9E-05</text:p>
          </table:table-cell>
          <table:table-cell office:value-type="float" office:value="42.2714" calcext:value-type="float">
            <text:p>42,2714</text:p>
          </table:table-cell>
          <table:table-cell office:value-type="float" office:value="0.222038" calcext:value-type="float">
            <text:p>0,222038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v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01884" calcext:value-type="float">
            <text:p>0,001884</text:p>
          </table:table-cell>
          <table:table-cell office:value-type="float" office:value="0.000004" calcext:value-type="float">
            <text:p>4E-06</text:p>
          </table:table-cell>
          <table:table-cell office:value-type="float" office:value="54.49683" calcext:value-type="float">
            <text:p>54,49683</text:p>
          </table:table-cell>
          <table:table-cell office:value-type="float" office:value="3.988672" calcext:value-type="float">
            <text:p>3,988672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v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00049" calcext:value-type="float">
            <text:p>0,00049</text:p>
          </table:table-cell>
          <table:table-cell office:value-type="float" office:value="0" calcext:value-type="float">
            <text:p>0</text:p>
          </table:table-cell>
          <table:table-cell office:value-type="float" office:value="66.194495" calcext:value-type="float">
            <text:p>66,194495</text:p>
          </table:table-cell>
          <table:table-cell office:value-type="float" office:value="0.772566" calcext:value-type="float">
            <text:p>0,772566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GB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019281" calcext:value-type="float">
            <text:p>0,019281</text:p>
          </table:table-cell>
          <table:table-cell office:value-type="float" office:value="0.000372" calcext:value-type="float">
            <text:p>0,000372</text:p>
          </table:table-cell>
          <table:table-cell office:value-type="float" office:value="34.297514" calcext:value-type="float">
            <text:p>34,297514</text:p>
          </table:table-cell>
          <table:table-cell office:value-type="float" office:value="1.867062" calcext:value-type="float">
            <text:p>1,867062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GB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004502" calcext:value-type="float">
            <text:p>0,004502</text:p>
          </table:table-cell>
          <table:table-cell office:value-type="float" office:value="0.00002" calcext:value-type="float">
            <text:p>2E-05</text:p>
          </table:table-cell>
          <table:table-cell office:value-type="float" office:value="46.931483" calcext:value-type="float">
            <text:p>46,931483</text:p>
          </table:table-cell>
          <table:table-cell office:value-type="float" office:value="0.245808" calcext:value-type="float">
            <text:p>0,245808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GB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01118" calcext:value-type="float">
            <text:p>0,00111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9.032755" calcext:value-type="float">
            <text:p>59,032755</text:p>
          </table:table-cell>
          <table:table-cell office:value-type="float" office:value="0.002793" calcext:value-type="float">
            <text:p>0,002793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GB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000264" calcext:value-type="float">
            <text:p>0,000264</text:p>
          </table:table-cell>
          <table:table-cell office:value-type="float" office:value="0" calcext:value-type="float">
            <text:p>0</text:p>
          </table:table-cell>
          <table:table-cell office:value-type="float" office:value="71.570071" calcext:value-type="float">
            <text:p>71,570071</text:p>
          </table:table-cell>
          <table:table-cell office:value-type="float" office:value="0.000427" calcext:value-type="float">
            <text:p>0,000427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GB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018487" calcext:value-type="float">
            <text:p>0,018487</text:p>
          </table:table-cell>
          <table:table-cell office:value-type="float" office:value="0.000342" calcext:value-type="float">
            <text:p>0,000342</text:p>
          </table:table-cell>
          <table:table-cell office:value-type="float" office:value="34.662558" calcext:value-type="float">
            <text:p>34,662558</text:p>
          </table:table-cell>
          <table:table-cell office:value-type="float" office:value="0.057243" calcext:value-type="float">
            <text:p>0,057243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GB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004429" calcext:value-type="float">
            <text:p>0,004429</text:p>
          </table:table-cell>
          <table:table-cell office:value-type="float" office:value="0.00002" calcext:value-type="float">
            <text:p>2E-05</text:p>
          </table:table-cell>
          <table:table-cell office:value-type="float" office:value="47.073495" calcext:value-type="float">
            <text:p>47,073495</text:p>
          </table:table-cell>
          <table:table-cell office:value-type="float" office:value="0.000988" calcext:value-type="float">
            <text:p>0,000988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GB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01104" calcext:value-type="float">
            <text:p>0,00110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9.142589" calcext:value-type="float">
            <text:p>59,142589</text:p>
          </table:table-cell>
          <table:table-cell office:value-type="float" office:value="0.000587" calcext:value-type="float">
            <text:p>0,000587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RGB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000287" calcext:value-type="float">
            <text:p>0,000287</text:p>
          </table:table-cell>
          <table:table-cell office:value-type="float" office:value="0" calcext:value-type="float">
            <text:p>0</text:p>
          </table:table-cell>
          <table:table-cell office:value-type="float" office:value="70.831033" calcext:value-type="float">
            <text:p>70,831033</text:p>
          </table:table-cell>
          <table:table-cell office:value-type="float" office:value="0.000118" calcext:value-type="float">
            <text:p>0,000118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YZ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040971" calcext:value-type="float">
            <text:p>0,040971</text:p>
          </table:table-cell>
          <table:table-cell office:value-type="float" office:value="0.001679" calcext:value-type="float">
            <text:p>0,001679</text:p>
          </table:table-cell>
          <table:table-cell office:value-type="float" office:value="27.750534" calcext:value-type="float">
            <text:p>27,750534</text:p>
          </table:table-cell>
          <table:table-cell office:value-type="float" office:value="13.913941" calcext:value-type="float">
            <text:p>13,913941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YZ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015155" calcext:value-type="float">
            <text:p>0,015155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36.389146" calcext:value-type="float">
            <text:p>36,389146</text:p>
          </table:table-cell>
          <table:table-cell office:value-type="float" office:value="0.296805" calcext:value-type="float">
            <text:p>0,296805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YZ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10904" calcext:value-type="float">
            <text:p>0,010904</text:p>
          </table:table-cell>
          <table:table-cell office:value-type="float" office:value="0.000119" calcext:value-type="float">
            <text:p>0,000119</text:p>
          </table:table-cell>
          <table:table-cell office:value-type="float" office:value="39.24816" calcext:value-type="float">
            <text:p>39,24816</text:p>
          </table:table-cell>
          <table:table-cell office:value-type="float" office:value="0.164038" calcext:value-type="float">
            <text:p>0,164038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YZ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010565" calcext:value-type="float">
            <text:p>0,010565</text:p>
          </table:table-cell>
          <table:table-cell office:value-type="float" office:value="0.000112" calcext:value-type="float">
            <text:p>0,000112</text:p>
          </table:table-cell>
          <table:table-cell office:value-type="float" office:value="39.522801" calcext:value-type="float">
            <text:p>39,522801</text:p>
          </table:table-cell>
          <table:table-cell office:value-type="float" office:value="0.176617" calcext:value-type="float">
            <text:p>0,176617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C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077428" calcext:value-type="float">
            <text:p>0,077428</text:p>
          </table:table-cell>
          <table:table-cell office:value-type="float" office:value="0.005995" calcext:value-type="float">
            <text:p>0,005995</text:p>
          </table:table-cell>
          <table:table-cell office:value-type="float" office:value="22.222062" calcext:value-type="float">
            <text:p>22,222062</text:p>
          </table:table-cell>
          <table:table-cell office:value-type="float" office:value="11.237729" calcext:value-type="float">
            <text:p>11,237729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C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069055" calcext:value-type="float">
            <text:p>0,069055</text:p>
          </table:table-cell>
          <table:table-cell office:value-type="float" office:value="0.004769" calcext:value-type="float">
            <text:p>0,004769</text:p>
          </table:table-cell>
          <table:table-cell office:value-type="float" office:value="23.216138" calcext:value-type="float">
            <text:p>23,216138</text:p>
          </table:table-cell>
          <table:table-cell office:value-type="float" office:value="11.43301" calcext:value-type="float">
            <text:p>11,43301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C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68656" calcext:value-type="float">
            <text:p>0,068656</text:p>
          </table:table-cell>
          <table:table-cell office:value-type="float" office:value="0.004714" calcext:value-type="float">
            <text:p>0,004714</text:p>
          </table:table-cell>
          <table:table-cell office:value-type="float" office:value="23.266389" calcext:value-type="float">
            <text:p>23,266389</text:p>
          </table:table-cell>
          <table:table-cell office:value-type="float" office:value="11.114143" calcext:value-type="float">
            <text:p>11,114143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C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068632" calcext:value-type="float">
            <text:p>0,068632</text:p>
          </table:table-cell>
          <table:table-cell office:value-type="float" office:value="0.00471" calcext:value-type="float">
            <text:p>0,00471</text:p>
          </table:table-cell>
          <table:table-cell office:value-type="float" office:value="23.269468" calcext:value-type="float">
            <text:p>23,269468</text:p>
          </table:table-cell>
          <table:table-cell office:value-type="float" office:value="11.023475" calcext:value-type="float">
            <text:p>11,023475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PbPr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031461" calcext:value-type="float">
            <text:p>0,031461</text:p>
          </table:table-cell>
          <table:table-cell office:value-type="float" office:value="0.00099" calcext:value-type="float">
            <text:p>0,00099</text:p>
          </table:table-cell>
          <table:table-cell office:value-type="float" office:value="30.044433" calcext:value-type="float">
            <text:p>30,044433</text:p>
          </table:table-cell>
          <table:table-cell office:value-type="float" office:value="10.127991" calcext:value-type="float">
            <text:p>10,127991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PbPr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00824" calcext:value-type="float">
            <text:p>0,00824</text:p>
          </table:table-cell>
          <table:table-cell office:value-type="float" office:value="0.000068" calcext:value-type="float">
            <text:p>6,8E-05</text:p>
          </table:table-cell>
          <table:table-cell office:value-type="float" office:value="41.68135" calcext:value-type="float">
            <text:p>41,68135</text:p>
          </table:table-cell>
          <table:table-cell office:value-type="float" office:value="0.134323" calcext:value-type="float">
            <text:p>0,134323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PbPr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02041" calcext:value-type="float">
            <text:p>0,00204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53.804916" calcext:value-type="float">
            <text:p>53,804916</text:p>
          </table:table-cell>
          <table:table-cell office:value-type="float" office:value="0.075214" calcext:value-type="float">
            <text:p>0,075214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PbPr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000512" calcext:value-type="float">
            <text:p>0,000512</text:p>
          </table:table-cell>
          <table:table-cell office:value-type="float" office:value="0" calcext:value-type="float">
            <text:p>0</text:p>
          </table:table-cell>
          <table:table-cell office:value-type="float" office:value="65.814202" calcext:value-type="float">
            <text:p>65,814202</text:p>
          </table:table-cell>
          <table:table-cell office:value-type="float" office:value="0.111917" calcext:value-type="float">
            <text:p>0,111917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UV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028218" calcext:value-type="float">
            <text:p>0,028218</text:p>
          </table:table-cell>
          <table:table-cell office:value-type="float" office:value="0.000796" calcext:value-type="float">
            <text:p>0,000796</text:p>
          </table:table-cell>
          <table:table-cell office:value-type="float" office:value="30.9896" calcext:value-type="float">
            <text:p>30,9896</text:p>
          </table:table-cell>
          <table:table-cell office:value-type="float" office:value="17.118479" calcext:value-type="float">
            <text:p>17,118479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UV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007592" calcext:value-type="float">
            <text:p>0,007592</text:p>
          </table:table-cell>
          <table:table-cell office:value-type="float" office:value="0.000058" calcext:value-type="float">
            <text:p>5,8E-05</text:p>
          </table:table-cell>
          <table:table-cell office:value-type="float" office:value="42.393063" calcext:value-type="float">
            <text:p>42,393063</text:p>
          </table:table-cell>
          <table:table-cell office:value-type="float" office:value="2.83537" calcext:value-type="float">
            <text:p>2,83537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UV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01883" calcext:value-type="float">
            <text:p>0,00188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54.504777" calcext:value-type="float">
            <text:p>54,504777</text:p>
          </table:table-cell>
          <table:table-cell office:value-type="float" office:value="7.8687" calcext:value-type="float">
            <text:p>7,8687</text:p>
          </table:table-cell>
        </table:table-row>
        <table:table-row table:style-name="ro1">
          <table:table-cell office:value-type="string" calcext:value-type="string">
            <text:p>pictures\2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UV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000478" calcext:value-type="float">
            <text:p>0,000478</text:p>
          </table:table-cell>
          <table:table-cell office:value-type="float" office:value="0" calcext:value-type="float">
            <text:p>0</text:p>
          </table:table-cell>
          <table:table-cell office:value-type="float" office:value="66.415646" calcext:value-type="float">
            <text:p>66,415646</text:p>
          </table:table-cell>
          <table:table-cell office:value-type="float" office:value="4.010869" calcext:value-type="float">
            <text:p>4,010869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GB(A)</text:p>
          </table:table-cell>
          <table:table-cell office:value-type="float" office:value="10511662" calcext:value-type="float">
            <text:p>105116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YK</text:p>
          </table:table-cell>
          <table:table-cell office:value-type="float" office:value="6291456" calcext:value-type="float">
            <text:p>6291456</text:p>
          </table:table-cell>
          <table:table-cell/>
          <table:table-cell office:value-type="float" office:value="0.013838" calcext:value-type="float">
            <text:p>0,013838</text:p>
          </table:table-cell>
          <table:table-cell office:value-type="float" office:value="0.000191" calcext:value-type="float">
            <text:p>0,000191</text:p>
          </table:table-cell>
          <table:table-cell office:value-type="float" office:value="37.178567" calcext:value-type="float">
            <text:p>37,178567</text:p>
          </table:table-cell>
          <table:table-cell office:value-type="float" office:value="0.040541" calcext:value-type="float">
            <text:p>0,040541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MYK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03307" calcext:value-type="float">
            <text:p>0,003307</text:p>
          </table:table-cell>
          <table:table-cell office:value-type="float" office:value="0.000011" calcext:value-type="float">
            <text:p>1,1E-05</text:p>
          </table:table-cell>
          <table:table-cell office:value-type="float" office:value="49.611788" calcext:value-type="float">
            <text:p>49,611788</text:p>
          </table:table-cell>
          <table:table-cell office:value-type="float" office:value="0.000107" calcext:value-type="float">
            <text:p>0,000107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MYK</text:p>
          </table:table-cell>
          <table:table-cell office:value-type="float" office:value="12582912" calcext:value-type="float">
            <text:p>12582912</text:p>
          </table:table-cell>
          <table:table-cell/>
          <table:table-cell office:value-type="float" office:value="0.000823" calcext:value-type="float">
            <text:p>0,00082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1.687093" calcext:value-type="float">
            <text:p>61,687093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MYK</text:p>
          </table:table-cell>
          <table:table-cell office:value-type="float" office:value="15728640" calcext:value-type="float">
            <text:p>15728640</text:p>
          </table:table-cell>
          <table:table-cell/>
          <table:table-cell office:value-type="float" office:value="0.000212" calcext:value-type="float">
            <text:p>0,000212</text:p>
          </table:table-cell>
          <table:table-cell office:value-type="float" office:value="0" calcext:value-type="float">
            <text:p>0</text:p>
          </table:table-cell>
          <table:table-cell office:value-type="float" office:value="73.480138" calcext:value-type="float">
            <text:p>73,480138</text:p>
          </table:table-cell>
          <table:table-cell office:value-type="float" office:value="0.000021" calcext:value-type="float">
            <text:p>2,1E-05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bC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021081" calcext:value-type="float">
            <text:p>0,021081</text:p>
          </table:table-cell>
          <table:table-cell office:value-type="float" office:value="0.000444" calcext:value-type="float">
            <text:p>0,000444</text:p>
          </table:table-cell>
          <table:table-cell office:value-type="float" office:value="33.522299" calcext:value-type="float">
            <text:p>33,522299</text:p>
          </table:table-cell>
          <table:table-cell office:value-type="float" office:value="1.996896" calcext:value-type="float">
            <text:p>1,996896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bC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005626" calcext:value-type="float">
            <text:p>0,005626</text:p>
          </table:table-cell>
          <table:table-cell office:value-type="float" office:value="0.000032" calcext:value-type="float">
            <text:p>3,2E-05</text:p>
          </table:table-cell>
          <table:table-cell office:value-type="float" office:value="44.995293" calcext:value-type="float">
            <text:p>44,995293</text:p>
          </table:table-cell>
          <table:table-cell office:value-type="float" office:value="0.106418" calcext:value-type="float">
            <text:p>0,106418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bC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01397" calcext:value-type="float">
            <text:p>0,00139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57.097672" calcext:value-type="float">
            <text:p>57,097672</text:p>
          </table:table-cell>
          <table:table-cell office:value-type="float" office:value="0.003428" calcext:value-type="float">
            <text:p>0,003428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bC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00035" calcext:value-type="float">
            <text:p>0,00035</text:p>
          </table:table-cell>
          <table:table-cell office:value-type="float" office:value="0" calcext:value-type="float">
            <text:p>0</text:p>
          </table:table-cell>
          <table:table-cell office:value-type="float" office:value="69.116717" calcext:value-type="float">
            <text:p>69,116717</text:p>
          </table:table-cell>
          <table:table-cell office:value-type="float" office:value="0.001433" calcext:value-type="float">
            <text:p>0,001433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CL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016525" calcext:value-type="float">
            <text:p>0,016525</text:p>
          </table:table-cell>
          <table:table-cell office:value-type="float" office:value="0.000273" calcext:value-type="float">
            <text:p>0,000273</text:p>
          </table:table-cell>
          <table:table-cell office:value-type="float" office:value="35.637155" calcext:value-type="float">
            <text:p>35,637155</text:p>
          </table:table-cell>
          <table:table-cell office:value-type="float" office:value="1.502919" calcext:value-type="float">
            <text:p>1,502919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CL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004121" calcext:value-type="float">
            <text:p>0,004121</text:p>
          </table:table-cell>
          <table:table-cell office:value-type="float" office:value="0.000017" calcext:value-type="float">
            <text:p>1,7E-05</text:p>
          </table:table-cell>
          <table:table-cell office:value-type="float" office:value="47.699548" calcext:value-type="float">
            <text:p>47,699548</text:p>
          </table:table-cell>
          <table:table-cell office:value-type="float" office:value="0.009502" calcext:value-type="float">
            <text:p>0,009502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CL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01026" calcext:value-type="float">
            <text:p>0,00102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9.779371" calcext:value-type="float">
            <text:p>59,779371</text:p>
          </table:table-cell>
          <table:table-cell office:value-type="float" office:value="0.00009" calcext:value-type="float">
            <text:p>9E-05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CL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000234" calcext:value-type="float">
            <text:p>0,000234</text:p>
          </table:table-cell>
          <table:table-cell office:value-type="float" office:value="0" calcext:value-type="float">
            <text:p>0</text:p>
          </table:table-cell>
          <table:table-cell office:value-type="float" office:value="72.604516" calcext:value-type="float">
            <text:p>72,604516</text:p>
          </table:table-cell>
          <table:table-cell office:value-type="float" office:value="0.000009" calcext:value-type="float">
            <text:p>9E-06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026963" calcext:value-type="float">
            <text:p>0,026963</text:p>
          </table:table-cell>
          <table:table-cell office:value-type="float" office:value="0.000727" calcext:value-type="float">
            <text:p>0,000727</text:p>
          </table:table-cell>
          <table:table-cell office:value-type="float" office:value="31.384626" calcext:value-type="float">
            <text:p>31,384626</text:p>
          </table:table-cell>
          <table:table-cell office:value-type="float" office:value="22.621927" calcext:value-type="float">
            <text:p>22,621927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005682" calcext:value-type="float">
            <text:p>0,005682</text:p>
          </table:table-cell>
          <table:table-cell office:value-type="float" office:value="0.000032" calcext:value-type="float">
            <text:p>3,2E-05</text:p>
          </table:table-cell>
          <table:table-cell office:value-type="float" office:value="44.910004" calcext:value-type="float">
            <text:p>44,910004</text:p>
          </table:table-cell>
          <table:table-cell office:value-type="float" office:value="1.271909" calcext:value-type="float">
            <text:p>1,271909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01422" calcext:value-type="float">
            <text:p>0,00142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56.94284" calcext:value-type="float">
            <text:p>56,94284</text:p>
          </table:table-cell>
          <table:table-cell office:value-type="float" office:value="1.018172" calcext:value-type="float">
            <text:p>1,018172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b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000354" calcext:value-type="float">
            <text:p>0,000354</text:p>
          </table:table-cell>
          <table:table-cell office:value-type="float" office:value="0" calcext:value-type="float">
            <text:p>0</text:p>
          </table:table-cell>
          <table:table-cell office:value-type="float" office:value="69.008253" calcext:value-type="float">
            <text:p>69,008253</text:p>
          </table:table-cell>
          <table:table-cell office:value-type="float" office:value="0.981773" calcext:value-type="float">
            <text:p>0,981773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v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018881" calcext:value-type="float">
            <text:p>0,018881</text:p>
          </table:table-cell>
          <table:table-cell office:value-type="float" office:value="0.000357" calcext:value-type="float">
            <text:p>0,000357</text:p>
          </table:table-cell>
          <table:table-cell office:value-type="float" office:value="34.479312" calcext:value-type="float">
            <text:p>34,479312</text:p>
          </table:table-cell>
          <table:table-cell office:value-type="float" office:value="8.94966" calcext:value-type="float">
            <text:p>8,94966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uv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005442" calcext:value-type="float">
            <text:p>0,005442</text:p>
          </table:table-cell>
          <table:table-cell office:value-type="float" office:value="0.00003" calcext:value-type="float">
            <text:p>3E-05</text:p>
          </table:table-cell>
          <table:table-cell office:value-type="float" office:value="45.284732" calcext:value-type="float">
            <text:p>45,284732</text:p>
          </table:table-cell>
          <table:table-cell office:value-type="float" office:value="0.107726" calcext:value-type="float">
            <text:p>0,107726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v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01346" calcext:value-type="float">
            <text:p>0,00134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57.416973" calcext:value-type="float">
            <text:p>57,416973</text:p>
          </table:table-cell>
          <table:table-cell office:value-type="float" office:value="1.020168" calcext:value-type="float">
            <text:p>1,020168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v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000342" calcext:value-type="float">
            <text:p>0,000342</text:p>
          </table:table-cell>
          <table:table-cell office:value-type="float" office:value="0" calcext:value-type="float">
            <text:p>0</text:p>
          </table:table-cell>
          <table:table-cell office:value-type="float" office:value="69.32248" calcext:value-type="float">
            <text:p>69,32248</text:p>
          </table:table-cell>
          <table:table-cell office:value-type="float" office:value="0.148392" calcext:value-type="float">
            <text:p>0,148392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GB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019473" calcext:value-type="float">
            <text:p>0,019473</text:p>
          </table:table-cell>
          <table:table-cell office:value-type="float" office:value="0.000379" calcext:value-type="float">
            <text:p>0,000379</text:p>
          </table:table-cell>
          <table:table-cell office:value-type="float" office:value="34.21139" calcext:value-type="float">
            <text:p>34,21139</text:p>
          </table:table-cell>
          <table:table-cell office:value-type="float" office:value="24.242716" calcext:value-type="float">
            <text:p>24,242716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GB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004558" calcext:value-type="float">
            <text:p>0,004558</text:p>
          </table:table-cell>
          <table:table-cell office:value-type="float" office:value="0.000021" calcext:value-type="float">
            <text:p>2,1E-05</text:p>
          </table:table-cell>
          <table:table-cell office:value-type="float" office:value="46.824973" calcext:value-type="float">
            <text:p>46,824973</text:p>
          </table:table-cell>
          <table:table-cell office:value-type="float" office:value="2.779785" calcext:value-type="float">
            <text:p>2,779785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GB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01117" calcext:value-type="float">
            <text:p>0,00111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9.041683" calcext:value-type="float">
            <text:p>59,041683</text:p>
          </table:table-cell>
          <table:table-cell office:value-type="float" office:value="0.00559" calcext:value-type="float">
            <text:p>0,00559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GB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000253" calcext:value-type="float">
            <text:p>0,000253</text:p>
          </table:table-cell>
          <table:table-cell office:value-type="float" office:value="0" calcext:value-type="float">
            <text:p>0</text:p>
          </table:table-cell>
          <table:table-cell office:value-type="float" office:value="71.949367" calcext:value-type="float">
            <text:p>71,949367</text:p>
          </table:table-cell>
          <table:table-cell office:value-type="float" office:value="0.00246" calcext:value-type="float">
            <text:p>0,00246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GB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013567" calcext:value-type="float">
            <text:p>0,013567</text:p>
          </table:table-cell>
          <table:table-cell office:value-type="float" office:value="0.000184" calcext:value-type="float">
            <text:p>0,000184</text:p>
          </table:table-cell>
          <table:table-cell office:value-type="float" office:value="37.35006" calcext:value-type="float">
            <text:p>37,35006</text:p>
          </table:table-cell>
          <table:table-cell office:value-type="float" office:value="0.500281" calcext:value-type="float">
            <text:p>0,500281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GB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003243" calcext:value-type="float">
            <text:p>0,003243</text:p>
          </table:table-cell>
          <table:table-cell office:value-type="float" office:value="0.000011" calcext:value-type="float">
            <text:p>1,1E-05</text:p>
          </table:table-cell>
          <table:table-cell office:value-type="float" office:value="49.780035" calcext:value-type="float">
            <text:p>49,780035</text:p>
          </table:table-cell>
          <table:table-cell office:value-type="float" office:value="0.002719" calcext:value-type="float">
            <text:p>0,002719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GB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00809" calcext:value-type="float">
            <text:p>0,00080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1.841174" calcext:value-type="float">
            <text:p>61,841174</text:p>
          </table:table-cell>
          <table:table-cell office:value-type="float" office:value="0.000266" calcext:value-type="float">
            <text:p>0,000266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RGB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000209" calcext:value-type="float">
            <text:p>0,000209</text:p>
          </table:table-cell>
          <table:table-cell office:value-type="float" office:value="0" calcext:value-type="float">
            <text:p>0</text:p>
          </table:table-cell>
          <table:table-cell office:value-type="float" office:value="73.594381" calcext:value-type="float">
            <text:p>73,594381</text:p>
          </table:table-cell>
          <table:table-cell office:value-type="float" office:value="0.000125" calcext:value-type="float">
            <text:p>0,000125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YZ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035414" calcext:value-type="float">
            <text:p>0,035414</text:p>
          </table:table-cell>
          <table:table-cell office:value-type="float" office:value="0.001254" calcext:value-type="float">
            <text:p>0,001254</text:p>
          </table:table-cell>
          <table:table-cell office:value-type="float" office:value="29.016593" calcext:value-type="float">
            <text:p>29,016593</text:p>
          </table:table-cell>
          <table:table-cell office:value-type="float" office:value="12.036619" calcext:value-type="float">
            <text:p>12,036619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YZ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011641" calcext:value-type="float">
            <text:p>0,011641</text:p>
          </table:table-cell>
          <table:table-cell office:value-type="float" office:value="0.000136" calcext:value-type="float">
            <text:p>0,000136</text:p>
          </table:table-cell>
          <table:table-cell office:value-type="float" office:value="38.680043" calcext:value-type="float">
            <text:p>38,680043</text:p>
          </table:table-cell>
          <table:table-cell office:value-type="float" office:value="8.022808" calcext:value-type="float">
            <text:p>8,022808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YZ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05473" calcext:value-type="float">
            <text:p>0,005473</text:p>
          </table:table-cell>
          <table:table-cell office:value-type="float" office:value="0.00003" calcext:value-type="float">
            <text:p>3E-05</text:p>
          </table:table-cell>
          <table:table-cell office:value-type="float" office:value="45.235204" calcext:value-type="float">
            <text:p>45,235204</text:p>
          </table:table-cell>
          <table:table-cell office:value-type="float" office:value="0.32727" calcext:value-type="float">
            <text:p>0,32727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YZ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004731" calcext:value-type="float">
            <text:p>0,004731</text:p>
          </table:table-cell>
          <table:table-cell office:value-type="float" office:value="0.000022" calcext:value-type="float">
            <text:p>2,2E-05</text:p>
          </table:table-cell>
          <table:table-cell office:value-type="float" office:value="46.500094" calcext:value-type="float">
            <text:p>46,500094</text:p>
          </table:table-cell>
          <table:table-cell office:value-type="float" office:value="0.131835" calcext:value-type="float">
            <text:p>0,131835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C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054002" calcext:value-type="float">
            <text:p>0,054002</text:p>
          </table:table-cell>
          <table:table-cell office:value-type="float" office:value="0.002916" calcext:value-type="float">
            <text:p>0,002916</text:p>
          </table:table-cell>
          <table:table-cell office:value-type="float" office:value="25.351841" calcext:value-type="float">
            <text:p>25,351841</text:p>
          </table:table-cell>
          <table:table-cell office:value-type="float" office:value="14.050912" calcext:value-type="float">
            <text:p>14,050912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C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045588" calcext:value-type="float">
            <text:p>0,045588</text:p>
          </table:table-cell>
          <table:table-cell office:value-type="float" office:value="0.002078" calcext:value-type="float">
            <text:p>0,002078</text:p>
          </table:table-cell>
          <table:table-cell office:value-type="float" office:value="26.822971" calcext:value-type="float">
            <text:p>26,822971</text:p>
          </table:table-cell>
          <table:table-cell office:value-type="float" office:value="11.50885" calcext:value-type="float">
            <text:p>11,50885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C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4525" calcext:value-type="float">
            <text:p>0,04525</text:p>
          </table:table-cell>
          <table:table-cell office:value-type="float" office:value="0.002048" calcext:value-type="float">
            <text:p>0,002048</text:p>
          </table:table-cell>
          <table:table-cell office:value-type="float" office:value="26.887669" calcext:value-type="float">
            <text:p>26,887669</text:p>
          </table:table-cell>
          <table:table-cell office:value-type="float" office:value="12.921227" calcext:value-type="float">
            <text:p>12,921227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C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045229" calcext:value-type="float">
            <text:p>0,045229</text:p>
          </table:table-cell>
          <table:table-cell office:value-type="float" office:value="0.002046" calcext:value-type="float">
            <text:p>0,002046</text:p>
          </table:table-cell>
          <table:table-cell office:value-type="float" office:value="26.89174" calcext:value-type="float">
            <text:p>26,89174</text:p>
          </table:table-cell>
          <table:table-cell office:value-type="float" office:value="12.949655" calcext:value-type="float">
            <text:p>12,949655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PbPr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021081" calcext:value-type="float">
            <text:p>0,021081</text:p>
          </table:table-cell>
          <table:table-cell office:value-type="float" office:value="0.000444" calcext:value-type="float">
            <text:p>0,000444</text:p>
          </table:table-cell>
          <table:table-cell office:value-type="float" office:value="33.522299" calcext:value-type="float">
            <text:p>33,522299</text:p>
          </table:table-cell>
          <table:table-cell office:value-type="float" office:value="1.996896" calcext:value-type="float">
            <text:p>1,996896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PbPr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005626" calcext:value-type="float">
            <text:p>0,005626</text:p>
          </table:table-cell>
          <table:table-cell office:value-type="float" office:value="0.000032" calcext:value-type="float">
            <text:p>3,2E-05</text:p>
          </table:table-cell>
          <table:table-cell office:value-type="float" office:value="44.995293" calcext:value-type="float">
            <text:p>44,995293</text:p>
          </table:table-cell>
          <table:table-cell office:value-type="float" office:value="0.106418" calcext:value-type="float">
            <text:p>0,106418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PbPr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01397" calcext:value-type="float">
            <text:p>0,00139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57.097672" calcext:value-type="float">
            <text:p>57,097672</text:p>
          </table:table-cell>
          <table:table-cell office:value-type="float" office:value="0.003428" calcext:value-type="float">
            <text:p>0,003428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PbPr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00035" calcext:value-type="float">
            <text:p>0,00035</text:p>
          </table:table-cell>
          <table:table-cell office:value-type="float" office:value="0" calcext:value-type="float">
            <text:p>0</text:p>
          </table:table-cell>
          <table:table-cell office:value-type="float" office:value="69.116717" calcext:value-type="float">
            <text:p>69,116717</text:p>
          </table:table-cell>
          <table:table-cell office:value-type="float" office:value="0.001433" calcext:value-type="float">
            <text:p>0,001433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UV</text:p>
          </table:table-cell>
          <table:table-cell office:value-type="float" office:value="4718592" calcext:value-type="float">
            <text:p>4718592</text:p>
          </table:table-cell>
          <table:table-cell/>
          <table:table-cell office:value-type="float" office:value="0.019401" calcext:value-type="float">
            <text:p>0,019401</text:p>
          </table:table-cell>
          <table:table-cell office:value-type="float" office:value="0.000376" calcext:value-type="float">
            <text:p>0,000376</text:p>
          </table:table-cell>
          <table:table-cell office:value-type="float" office:value="34.243666" calcext:value-type="float">
            <text:p>34,243666</text:p>
          </table:table-cell>
          <table:table-cell office:value-type="float" office:value="3.552754" calcext:value-type="float">
            <text:p>3,552754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UV</text:p>
          </table:table-cell>
          <table:table-cell office:value-type="float" office:value="7077888" calcext:value-type="float">
            <text:p>7077888</text:p>
          </table:table-cell>
          <table:table-cell/>
          <table:table-cell office:value-type="float" office:value="0.005366" calcext:value-type="float">
            <text:p>0,005366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45.407399" calcext:value-type="float">
            <text:p>45,407399</text:p>
          </table:table-cell>
          <table:table-cell office:value-type="float" office:value="1.557467" calcext:value-type="float">
            <text:p>1,557467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UV</text:p>
          </table:table-cell>
          <table:table-cell office:value-type="float" office:value="9437184" calcext:value-type="float">
            <text:p>9437184</text:p>
          </table:table-cell>
          <table:table-cell/>
          <table:table-cell office:value-type="float" office:value="0.001335" calcext:value-type="float">
            <text:p>0,00133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57.487407" calcext:value-type="float">
            <text:p>57,487407</text:p>
          </table:table-cell>
          <table:table-cell office:value-type="float" office:value="1.039948" calcext:value-type="float">
            <text:p>1,039948</text:p>
          </table:table-cell>
        </table:table-row>
        <table:table-row table:style-name="ro1">
          <table:table-cell office:value-type="string" calcext:value-type="string">
            <text:p>pictures\3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UV</text:p>
          </table:table-cell>
          <table:table-cell office:value-type="float" office:value="11796480" calcext:value-type="float">
            <text:p>11796480</text:p>
          </table:table-cell>
          <table:table-cell/>
          <table:table-cell office:value-type="float" office:value="0.000365" calcext:value-type="float">
            <text:p>0,000365</text:p>
          </table:table-cell>
          <table:table-cell office:value-type="float" office:value="0" calcext:value-type="float">
            <text:p>0</text:p>
          </table:table-cell>
          <table:table-cell office:value-type="float" office:value="68.754596" calcext:value-type="float">
            <text:p>68,754596</text:p>
          </table:table-cell>
          <table:table-cell office:value-type="float" office:value="0.994213" calcext:value-type="float">
            <text:p>0,994213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GB(A)</text:p>
          </table:table-cell>
          <table:table-cell office:value-type="float" office:value="2241205" calcext:value-type="float">
            <text:p>22412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YK</text:p>
          </table:table-cell>
          <table:table-cell office:value-type="float" office:value="1384448" calcext:value-type="float">
            <text:p>1384448</text:p>
          </table:table-cell>
          <table:table-cell/>
          <table:table-cell office:value-type="float" office:value="0.015976" calcext:value-type="float">
            <text:p>0,015976</text:p>
          </table:table-cell>
          <table:table-cell office:value-type="float" office:value="0.000255" calcext:value-type="float">
            <text:p>0,000255</text:p>
          </table:table-cell>
          <table:table-cell office:value-type="float" office:value="35.930908" calcext:value-type="float">
            <text:p>35,930908</text:p>
          </table:table-cell>
          <table:table-cell office:value-type="float" office:value="2.109783" calcext:value-type="float">
            <text:p>2,109783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MYK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03831" calcext:value-type="float">
            <text:p>0,003831</text:p>
          </table:table-cell>
          <table:table-cell office:value-type="float" office:value="0.000015" calcext:value-type="float">
            <text:p>1,5E-05</text:p>
          </table:table-cell>
          <table:table-cell office:value-type="float" office:value="48.332823" calcext:value-type="float">
            <text:p>48,332823</text:p>
          </table:table-cell>
          <table:table-cell office:value-type="float" office:value="0.601975" calcext:value-type="float">
            <text:p>0,601975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MYK</text:p>
          </table:table-cell>
          <table:table-cell office:value-type="float" office:value="2768896" calcext:value-type="float">
            <text:p>2768896</text:p>
          </table:table-cell>
          <table:table-cell/>
          <table:table-cell office:value-type="float" office:value="0.000949" calcext:value-type="float">
            <text:p>0,00094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0.455531" calcext:value-type="float">
            <text:p>60,455531</text:p>
          </table:table-cell>
          <table:table-cell office:value-type="float" office:value="0.011691" calcext:value-type="float">
            <text:p>0,011691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MYK</text:p>
          </table:table-cell>
          <table:table-cell office:value-type="float" office:value="3461120" calcext:value-type="float">
            <text:p>3461120</text:p>
          </table:table-cell>
          <table:table-cell/>
          <table:table-cell office:value-type="float" office:value="0.000246" calcext:value-type="float">
            <text:p>0,000246</text:p>
          </table:table-cell>
          <table:table-cell office:value-type="float" office:value="0" calcext:value-type="float">
            <text:p>0</text:p>
          </table:table-cell>
          <table:table-cell office:value-type="float" office:value="72.192975" calcext:value-type="float">
            <text:p>72,192975</text:p>
          </table:table-cell>
          <table:table-cell office:value-type="float" office:value="0.000642" calcext:value-type="float">
            <text:p>0,000642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bC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041408" calcext:value-type="float">
            <text:p>0,041408</text:p>
          </table:table-cell>
          <table:table-cell office:value-type="float" office:value="0.001715" calcext:value-type="float">
            <text:p>0,001715</text:p>
          </table:table-cell>
          <table:table-cell office:value-type="float" office:value="27.658282" calcext:value-type="float">
            <text:p>27,658282</text:p>
          </table:table-cell>
          <table:table-cell office:value-type="float" office:value="107.003219" calcext:value-type="float">
            <text:p>107,003219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bC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010057" calcext:value-type="float">
            <text:p>0,010057</text:p>
          </table:table-cell>
          <table:table-cell office:value-type="float" office:value="0.000101" calcext:value-type="float">
            <text:p>0,000101</text:p>
          </table:table-cell>
          <table:table-cell office:value-type="float" office:value="39.95089" calcext:value-type="float">
            <text:p>39,95089</text:p>
          </table:table-cell>
          <table:table-cell office:value-type="float" office:value="10.011981" calcext:value-type="float">
            <text:p>10,011981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bC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0252" calcext:value-type="float">
            <text:p>0,00252</text:p>
          </table:table-cell>
          <table:table-cell office:value-type="float" office:value="0.000006" calcext:value-type="float">
            <text:p>6E-06</text:p>
          </table:table-cell>
          <table:table-cell office:value-type="float" office:value="51.972452" calcext:value-type="float">
            <text:p>51,972452</text:p>
          </table:table-cell>
          <table:table-cell office:value-type="float" office:value="12.597631" calcext:value-type="float">
            <text:p>12,597631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bC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000638" calcext:value-type="float">
            <text:p>0,000638</text:p>
          </table:table-cell>
          <table:table-cell office:value-type="float" office:value="0" calcext:value-type="float">
            <text:p>0</text:p>
          </table:table-cell>
          <table:table-cell office:value-type="float" office:value="63.903147" calcext:value-type="float">
            <text:p>63,903147</text:p>
          </table:table-cell>
          <table:table-cell office:value-type="float" office:value="2.672699" calcext:value-type="float">
            <text:p>2,672699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CL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015037" calcext:value-type="float">
            <text:p>0,015037</text:p>
          </table:table-cell>
          <table:table-cell office:value-type="float" office:value="0.000226" calcext:value-type="float">
            <text:p>0,000226</text:p>
          </table:table-cell>
          <table:table-cell office:value-type="float" office:value="36.456998" calcext:value-type="float">
            <text:p>36,456998</text:p>
          </table:table-cell>
          <table:table-cell office:value-type="float" office:value="94.593236" calcext:value-type="float">
            <text:p>94,593236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CL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003742" calcext:value-type="float">
            <text:p>0,003742</text:p>
          </table:table-cell>
          <table:table-cell office:value-type="float" office:value="0.000014" calcext:value-type="float">
            <text:p>1,4E-05</text:p>
          </table:table-cell>
          <table:table-cell office:value-type="float" office:value="48.53861" calcext:value-type="float">
            <text:p>48,53861</text:p>
          </table:table-cell>
          <table:table-cell office:value-type="float" office:value="2.571639" calcext:value-type="float">
            <text:p>2,571639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CL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00932" calcext:value-type="float">
            <text:p>0,00093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0.611467" calcext:value-type="float">
            <text:p>60,611467</text:p>
          </table:table-cell>
          <table:table-cell office:value-type="float" office:value="1.868451" calcext:value-type="float">
            <text:p>1,868451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CL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000235" calcext:value-type="float">
            <text:p>0,000235</text:p>
          </table:table-cell>
          <table:table-cell office:value-type="float" office:value="0" calcext:value-type="float">
            <text:p>0</text:p>
          </table:table-cell>
          <table:table-cell office:value-type="float" office:value="72.596583" calcext:value-type="float">
            <text:p>72,596583</text:p>
          </table:table-cell>
          <table:table-cell office:value-type="float" office:value="0.000609" calcext:value-type="float">
            <text:p>0,000609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032129" calcext:value-type="float">
            <text:p>0,032129</text:p>
          </table:table-cell>
          <table:table-cell office:value-type="float" office:value="0.001032" calcext:value-type="float">
            <text:p>0,001032</text:p>
          </table:table-cell>
          <table:table-cell office:value-type="float" office:value="29.861958" calcext:value-type="float">
            <text:p>29,861958</text:p>
          </table:table-cell>
          <table:table-cell office:value-type="float" office:value="79.596133" calcext:value-type="float">
            <text:p>79,596133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007296" calcext:value-type="float">
            <text:p>0,007296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42.738046" calcext:value-type="float">
            <text:p>42,738046</text:p>
          </table:table-cell>
          <table:table-cell office:value-type="float" office:value="4.862348" calcext:value-type="float">
            <text:p>4,862348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01795" calcext:value-type="float">
            <text:p>0,00179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54.920383" calcext:value-type="float">
            <text:p>54,920383</text:p>
          </table:table-cell>
          <table:table-cell office:value-type="float" office:value="1.802002" calcext:value-type="float">
            <text:p>1,802002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b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000444" calcext:value-type="float">
            <text:p>0,000444</text:p>
          </table:table-cell>
          <table:table-cell office:value-type="float" office:value="0" calcext:value-type="float">
            <text:p>0</text:p>
          </table:table-cell>
          <table:table-cell office:value-type="float" office:value="67.0458" calcext:value-type="float">
            <text:p>67,0458</text:p>
          </table:table-cell>
          <table:table-cell office:value-type="float" office:value="1.56915" calcext:value-type="float">
            <text:p>1,56915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v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024185" calcext:value-type="float">
            <text:p>0,024185</text:p>
          </table:table-cell>
          <table:table-cell office:value-type="float" office:value="0.000585" calcext:value-type="float">
            <text:p>0,000585</text:p>
          </table:table-cell>
          <table:table-cell office:value-type="float" office:value="32.328923" calcext:value-type="float">
            <text:p>32,328923</text:p>
          </table:table-cell>
          <table:table-cell office:value-type="float" office:value="73.515881" calcext:value-type="float">
            <text:p>73,515881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uv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006953" calcext:value-type="float">
            <text:p>0,006953</text:p>
          </table:table-cell>
          <table:table-cell office:value-type="float" office:value="0.000048" calcext:value-type="float">
            <text:p>4,8E-05</text:p>
          </table:table-cell>
          <table:table-cell office:value-type="float" office:value="43.156526" calcext:value-type="float">
            <text:p>43,156526</text:p>
          </table:table-cell>
          <table:table-cell office:value-type="float" office:value="13.578039" calcext:value-type="float">
            <text:p>13,578039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v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01605" calcext:value-type="float">
            <text:p>0,00160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55.88969" calcext:value-type="float">
            <text:p>55,88969</text:p>
          </table:table-cell>
          <table:table-cell office:value-type="float" office:value="1.590179" calcext:value-type="float">
            <text:p>1,590179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v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00052" calcext:value-type="float">
            <text:p>0,00052</text:p>
          </table:table-cell>
          <table:table-cell office:value-type="float" office:value="0" calcext:value-type="float">
            <text:p>0</text:p>
          </table:table-cell>
          <table:table-cell office:value-type="float" office:value="65.680411" calcext:value-type="float">
            <text:p>65,680411</text:p>
          </table:table-cell>
          <table:table-cell office:value-type="float" office:value="1.855491" calcext:value-type="float">
            <text:p>1,855491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GB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015158" calcext:value-type="float">
            <text:p>0,015158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36.386998" calcext:value-type="float">
            <text:p>36,386998</text:p>
          </table:table-cell>
          <table:table-cell office:value-type="float" office:value="71.979558" calcext:value-type="float">
            <text:p>71,979558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GB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004344" calcext:value-type="float">
            <text:p>0,004344</text:p>
          </table:table-cell>
          <table:table-cell office:value-type="float" office:value="0.000019" calcext:value-type="float">
            <text:p>1,9E-05</text:p>
          </table:table-cell>
          <table:table-cell office:value-type="float" office:value="47.241493" calcext:value-type="float">
            <text:p>47,241493</text:p>
          </table:table-cell>
          <table:table-cell office:value-type="float" office:value="10.947809" calcext:value-type="float">
            <text:p>10,947809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GB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00966" calcext:value-type="float">
            <text:p>0,00096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0.303481" calcext:value-type="float">
            <text:p>60,303481</text:p>
          </table:table-cell>
          <table:table-cell office:value-type="float" office:value="3.394416" calcext:value-type="float">
            <text:p>3,394416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GB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000248" calcext:value-type="float">
            <text:p>0,000248</text:p>
          </table:table-cell>
          <table:table-cell office:value-type="float" office:value="0" calcext:value-type="float">
            <text:p>0</text:p>
          </table:table-cell>
          <table:table-cell office:value-type="float" office:value="72.114801" calcext:value-type="float">
            <text:p>72,114801</text:p>
          </table:table-cell>
          <table:table-cell office:value-type="float" office:value="0.441829" calcext:value-type="float">
            <text:p>0,441829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GB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01395" calcext:value-type="float">
            <text:p>0,01395</text:p>
          </table:table-cell>
          <table:table-cell office:value-type="float" office:value="0.000195" calcext:value-type="float">
            <text:p>0,000195</text:p>
          </table:table-cell>
          <table:table-cell office:value-type="float" office:value="37.10848" calcext:value-type="float">
            <text:p>37,10848</text:p>
          </table:table-cell>
          <table:table-cell office:value-type="float" office:value="8.412024" calcext:value-type="float">
            <text:p>8,412024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GB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003325" calcext:value-type="float">
            <text:p>0,003325</text:p>
          </table:table-cell>
          <table:table-cell office:value-type="float" office:value="0.000011" calcext:value-type="float">
            <text:p>1,1E-05</text:p>
          </table:table-cell>
          <table:table-cell office:value-type="float" office:value="49.563568" calcext:value-type="float">
            <text:p>49,563568</text:p>
          </table:table-cell>
          <table:table-cell office:value-type="float" office:value="1.628795" calcext:value-type="float">
            <text:p>1,628795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GB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0082" calcext:value-type="float">
            <text:p>0,0008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1.723309" calcext:value-type="float">
            <text:p>61,723309</text:p>
          </table:table-cell>
          <table:table-cell office:value-type="float" office:value="0.021033" calcext:value-type="float">
            <text:p>0,021033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RGB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000218" calcext:value-type="float">
            <text:p>0,000218</text:p>
          </table:table-cell>
          <table:table-cell office:value-type="float" office:value="0" calcext:value-type="float">
            <text:p>0</text:p>
          </table:table-cell>
          <table:table-cell office:value-type="float" office:value="73.229149" calcext:value-type="float">
            <text:p>73,229149</text:p>
          </table:table-cell>
          <table:table-cell office:value-type="float" office:value="0.000314" calcext:value-type="float">
            <text:p>0,000314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YZ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035205" calcext:value-type="float">
            <text:p>0,035205</text:p>
          </table:table-cell>
          <table:table-cell office:value-type="float" office:value="0.001239" calcext:value-type="float">
            <text:p>0,001239</text:p>
          </table:table-cell>
          <table:table-cell office:value-type="float" office:value="29.067865" calcext:value-type="float">
            <text:p>29,067865</text:p>
          </table:table-cell>
          <table:table-cell office:value-type="float" office:value="41.729165" calcext:value-type="float">
            <text:p>41,729165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YZ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02583" calcext:value-type="float">
            <text:p>0,02583</text:p>
          </table:table-cell>
          <table:table-cell office:value-type="float" office:value="0.000667" calcext:value-type="float">
            <text:p>0,000667</text:p>
          </table:table-cell>
          <table:table-cell office:value-type="float" office:value="31.757545" calcext:value-type="float">
            <text:p>31,757545</text:p>
          </table:table-cell>
          <table:table-cell office:value-type="float" office:value="34.183342" calcext:value-type="float">
            <text:p>34,183342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YZ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24698" calcext:value-type="float">
            <text:p>0,024698</text:p>
          </table:table-cell>
          <table:table-cell office:value-type="float" office:value="0.00061" calcext:value-type="float">
            <text:p>0,00061</text:p>
          </table:table-cell>
          <table:table-cell office:value-type="float" office:value="32.14686" calcext:value-type="float">
            <text:p>32,14686</text:p>
          </table:table-cell>
          <table:table-cell office:value-type="float" office:value="9.038002" calcext:value-type="float">
            <text:p>9,038002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YZ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024597" calcext:value-type="float">
            <text:p>0,024597</text:p>
          </table:table-cell>
          <table:table-cell office:value-type="float" office:value="0.000605" calcext:value-type="float">
            <text:p>0,000605</text:p>
          </table:table-cell>
          <table:table-cell office:value-type="float" office:value="32.182294" calcext:value-type="float">
            <text:p>32,182294</text:p>
          </table:table-cell>
          <table:table-cell office:value-type="float" office:value="5.437857" calcext:value-type="float">
            <text:p>5,437857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C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04678" calcext:value-type="float">
            <text:p>0,04678</text:p>
          </table:table-cell>
          <table:table-cell office:value-type="float" office:value="0.002188" calcext:value-type="float">
            <text:p>0,002188</text:p>
          </table:table-cell>
          <table:table-cell office:value-type="float" office:value="26.598865" calcext:value-type="float">
            <text:p>26,598865</text:p>
          </table:table-cell>
          <table:table-cell office:value-type="float" office:value="18.241358" calcext:value-type="float">
            <text:p>18,241358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C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042464" calcext:value-type="float">
            <text:p>0,042464</text:p>
          </table:table-cell>
          <table:table-cell office:value-type="float" office:value="0.001803" calcext:value-type="float">
            <text:p>0,001803</text:p>
          </table:table-cell>
          <table:table-cell office:value-type="float" office:value="27.439609" calcext:value-type="float">
            <text:p>27,439609</text:p>
          </table:table-cell>
          <table:table-cell office:value-type="float" office:value="6.617488" calcext:value-type="float">
            <text:p>6,617488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C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42278" calcext:value-type="float">
            <text:p>0,042278</text:p>
          </table:table-cell>
          <table:table-cell office:value-type="float" office:value="0.001787" calcext:value-type="float">
            <text:p>0,001787</text:p>
          </table:table-cell>
          <table:table-cell office:value-type="float" office:value="27.477807" calcext:value-type="float">
            <text:p>27,477807</text:p>
          </table:table-cell>
          <table:table-cell office:value-type="float" office:value="7.57728" calcext:value-type="float">
            <text:p>7,57728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C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042265" calcext:value-type="float">
            <text:p>0,042265</text:p>
          </table:table-cell>
          <table:table-cell office:value-type="float" office:value="0.001786" calcext:value-type="float">
            <text:p>0,001786</text:p>
          </table:table-cell>
          <table:table-cell office:value-type="float" office:value="27.48044" calcext:value-type="float">
            <text:p>27,48044</text:p>
          </table:table-cell>
          <table:table-cell office:value-type="float" office:value="7.344699" calcext:value-type="float">
            <text:p>7,344699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PbPr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041408" calcext:value-type="float">
            <text:p>0,041408</text:p>
          </table:table-cell>
          <table:table-cell office:value-type="float" office:value="0.001715" calcext:value-type="float">
            <text:p>0,001715</text:p>
          </table:table-cell>
          <table:table-cell office:value-type="float" office:value="27.658282" calcext:value-type="float">
            <text:p>27,658282</text:p>
          </table:table-cell>
          <table:table-cell office:value-type="float" office:value="107.003219" calcext:value-type="float">
            <text:p>107,003219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PbPr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010057" calcext:value-type="float">
            <text:p>0,010057</text:p>
          </table:table-cell>
          <table:table-cell office:value-type="float" office:value="0.000101" calcext:value-type="float">
            <text:p>0,000101</text:p>
          </table:table-cell>
          <table:table-cell office:value-type="float" office:value="39.95089" calcext:value-type="float">
            <text:p>39,95089</text:p>
          </table:table-cell>
          <table:table-cell office:value-type="float" office:value="10.011981" calcext:value-type="float">
            <text:p>10,011981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PbPr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0252" calcext:value-type="float">
            <text:p>0,00252</text:p>
          </table:table-cell>
          <table:table-cell office:value-type="float" office:value="0.000006" calcext:value-type="float">
            <text:p>6E-06</text:p>
          </table:table-cell>
          <table:table-cell office:value-type="float" office:value="51.972452" calcext:value-type="float">
            <text:p>51,972452</text:p>
          </table:table-cell>
          <table:table-cell office:value-type="float" office:value="12.597631" calcext:value-type="float">
            <text:p>12,597631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PbPr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000638" calcext:value-type="float">
            <text:p>0,000638</text:p>
          </table:table-cell>
          <table:table-cell office:value-type="float" office:value="0" calcext:value-type="float">
            <text:p>0</text:p>
          </table:table-cell>
          <table:table-cell office:value-type="float" office:value="63.903147" calcext:value-type="float">
            <text:p>63,903147</text:p>
          </table:table-cell>
          <table:table-cell office:value-type="float" office:value="2.672699" calcext:value-type="float">
            <text:p>2,672699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UV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030723" calcext:value-type="float">
            <text:p>0,030723</text:p>
          </table:table-cell>
          <table:table-cell office:value-type="float" office:value="0.000944" calcext:value-type="float">
            <text:p>0,000944</text:p>
          </table:table-cell>
          <table:table-cell office:value-type="float" office:value="30.250796" calcext:value-type="float">
            <text:p>30,250796</text:p>
          </table:table-cell>
          <table:table-cell office:value-type="float" office:value="80.834178" calcext:value-type="float">
            <text:p>80,834178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UV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007387" calcext:value-type="float">
            <text:p>0,007387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42.630843" calcext:value-type="float">
            <text:p>42,630843</text:p>
          </table:table-cell>
          <table:table-cell office:value-type="float" office:value="14.35921" calcext:value-type="float">
            <text:p>14,35921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UV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01826" calcext:value-type="float">
            <text:p>0,00182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54.769615" calcext:value-type="float">
            <text:p>54,769615</text:p>
          </table:table-cell>
          <table:table-cell office:value-type="float" office:value="1.419502" calcext:value-type="float">
            <text:p>1,419502</text:p>
          </table:table-cell>
        </table:table-row>
        <table:table-row table:style-name="ro1">
          <table:table-cell office:value-type="string" calcext:value-type="string">
            <text:p>pictures\4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UV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000468" calcext:value-type="float">
            <text:p>0,000468</text:p>
          </table:table-cell>
          <table:table-cell office:value-type="float" office:value="0" calcext:value-type="float">
            <text:p>0</text:p>
          </table:table-cell>
          <table:table-cell office:value-type="float" office:value="66.589212" calcext:value-type="float">
            <text:p>66,589212</text:p>
          </table:table-cell>
          <table:table-cell office:value-type="float" office:value="1.653069" calcext:value-type="float">
            <text:p>1,653069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GB(A)</text:p>
          </table:table-cell>
          <table:table-cell office:value-type="float" office:value="2404342" calcext:value-type="float">
            <text:p>24043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YK</text:p>
          </table:table-cell>
          <table:table-cell office:value-type="float" office:value="1384448" calcext:value-type="float">
            <text:p>1384448</text:p>
          </table:table-cell>
          <table:table-cell/>
          <table:table-cell office:value-type="float" office:value="0.020184" calcext:value-type="float">
            <text:p>0,020184</text:p>
          </table:table-cell>
          <table:table-cell office:value-type="float" office:value="0.000407" calcext:value-type="float">
            <text:p>0,000407</text:p>
          </table:table-cell>
          <table:table-cell office:value-type="float" office:value="33.900034" calcext:value-type="float">
            <text:p>33,900034</text:p>
          </table:table-cell>
          <table:table-cell office:value-type="float" office:value="1.665684" calcext:value-type="float">
            <text:p>1,665684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MYK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04724" calcext:value-type="float">
            <text:p>0,004724</text:p>
          </table:table-cell>
          <table:table-cell office:value-type="float" office:value="0.000022" calcext:value-type="float">
            <text:p>2,2E-05</text:p>
          </table:table-cell>
          <table:table-cell office:value-type="float" office:value="46.512974" calcext:value-type="float">
            <text:p>46,512974</text:p>
          </table:table-cell>
          <table:table-cell office:value-type="float" office:value="0.002733" calcext:value-type="float">
            <text:p>0,002733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MYK</text:p>
          </table:table-cell>
          <table:table-cell office:value-type="float" office:value="2768896" calcext:value-type="float">
            <text:p>2768896</text:p>
          </table:table-cell>
          <table:table-cell/>
          <table:table-cell office:value-type="float" office:value="0.001171" calcext:value-type="float">
            <text:p>0,00117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8.630475" calcext:value-type="float">
            <text:p>58,630475</text:p>
          </table:table-cell>
          <table:table-cell office:value-type="float" office:value="0.00002" calcext:value-type="float">
            <text:p>2E-05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MYK</text:p>
          </table:table-cell>
          <table:table-cell office:value-type="float" office:value="3461120" calcext:value-type="float">
            <text:p>3461120</text:p>
          </table:table-cell>
          <table:table-cell/>
          <table:table-cell office:value-type="float" office:value="0.000299" calcext:value-type="float">
            <text:p>0,000299</text:p>
          </table:table-cell>
          <table:table-cell office:value-type="float" office:value="0" calcext:value-type="float">
            <text:p>0</text:p>
          </table:table-cell>
          <table:table-cell office:value-type="float" office:value="70.499522" calcext:value-type="float">
            <text:p>70,499522</text:p>
          </table:table-cell>
          <table:table-cell office:value-type="float" office:value="0.000019" calcext:value-type="float">
            <text:p>1,9E-05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bC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038741" calcext:value-type="float">
            <text:p>0,038741</text:p>
          </table:table-cell>
          <table:table-cell office:value-type="float" office:value="0.001501" calcext:value-type="float">
            <text:p>0,001501</text:p>
          </table:table-cell>
          <table:table-cell office:value-type="float" office:value="28.236641" calcext:value-type="float">
            <text:p>28,236641</text:p>
          </table:table-cell>
          <table:table-cell office:value-type="float" office:value="43.039077" calcext:value-type="float">
            <text:p>43,039077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bC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008563" calcext:value-type="float">
            <text:p>0,008563</text:p>
          </table:table-cell>
          <table:table-cell office:value-type="float" office:value="0.000073" calcext:value-type="float">
            <text:p>7,3E-05</text:p>
          </table:table-cell>
          <table:table-cell office:value-type="float" office:value="41.34712" calcext:value-type="float">
            <text:p>41,34712</text:p>
          </table:table-cell>
          <table:table-cell office:value-type="float" office:value="0.974927" calcext:value-type="float">
            <text:p>0,974927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bC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0212" calcext:value-type="float">
            <text:p>0,0021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53.471471" calcext:value-type="float">
            <text:p>53,471471</text:p>
          </table:table-cell>
          <table:table-cell office:value-type="float" office:value="0.028334" calcext:value-type="float">
            <text:p>0,028334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bC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000533" calcext:value-type="float">
            <text:p>0,000533</text:p>
          </table:table-cell>
          <table:table-cell office:value-type="float" office:value="0" calcext:value-type="float">
            <text:p>0</text:p>
          </table:table-cell>
          <table:table-cell office:value-type="float" office:value="65.466153" calcext:value-type="float">
            <text:p>65,466153</text:p>
          </table:table-cell>
          <table:table-cell office:value-type="float" office:value="0.005536" calcext:value-type="float">
            <text:p>0,005536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CL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020637" calcext:value-type="float">
            <text:p>0,020637</text:p>
          </table:table-cell>
          <table:table-cell office:value-type="float" office:value="0.000426" calcext:value-type="float">
            <text:p>0,000426</text:p>
          </table:table-cell>
          <table:table-cell office:value-type="float" office:value="33.707202" calcext:value-type="float">
            <text:p>33,707202</text:p>
          </table:table-cell>
          <table:table-cell office:value-type="float" office:value="2.998939" calcext:value-type="float">
            <text:p>2,998939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CL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005532" calcext:value-type="float">
            <text:p>0,005532</text:p>
          </table:table-cell>
          <table:table-cell office:value-type="float" office:value="0.000031" calcext:value-type="float">
            <text:p>3,1E-05</text:p>
          </table:table-cell>
          <table:table-cell office:value-type="float" office:value="45.14272" calcext:value-type="float">
            <text:p>45,14272</text:p>
          </table:table-cell>
          <table:table-cell office:value-type="float" office:value="0.221631" calcext:value-type="float">
            <text:p>0,221631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CL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01253" calcext:value-type="float">
            <text:p>0,00125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58.043319" calcext:value-type="float">
            <text:p>58,043319</text:p>
          </table:table-cell>
          <table:table-cell office:value-type="float" office:value="0.000147" calcext:value-type="float">
            <text:p>0,000147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CL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000297" calcext:value-type="float">
            <text:p>0,000297</text:p>
          </table:table-cell>
          <table:table-cell office:value-type="float" office:value="0" calcext:value-type="float">
            <text:p>0</text:p>
          </table:table-cell>
          <table:table-cell office:value-type="float" office:value="70.556584" calcext:value-type="float">
            <text:p>70,556584</text:p>
          </table:table-cell>
          <table:table-cell office:value-type="float" office:value="0.000009" calcext:value-type="float">
            <text:p>9E-06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041352" calcext:value-type="float">
            <text:p>0,041352</text:p>
          </table:table-cell>
          <table:table-cell office:value-type="float" office:value="0.00171" calcext:value-type="float">
            <text:p>0,00171</text:p>
          </table:table-cell>
          <table:table-cell office:value-type="float" office:value="27.670066" calcext:value-type="float">
            <text:p>27,670066</text:p>
          </table:table-cell>
          <table:table-cell office:value-type="float" office:value="99.223676" calcext:value-type="float">
            <text:p>99,223676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008294" calcext:value-type="float">
            <text:p>0,008294</text:p>
          </table:table-cell>
          <table:table-cell office:value-type="float" office:value="0.000069" calcext:value-type="float">
            <text:p>6,9E-05</text:p>
          </table:table-cell>
          <table:table-cell office:value-type="float" office:value="41.624517" calcext:value-type="float">
            <text:p>41,624517</text:p>
          </table:table-cell>
          <table:table-cell office:value-type="float" office:value="0.633136" calcext:value-type="float">
            <text:p>0,633136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02054" calcext:value-type="float">
            <text:p>0,002054</text:p>
          </table:table-cell>
          <table:table-cell office:value-type="float" office:value="0.000004" calcext:value-type="float">
            <text:p>4E-06</text:p>
          </table:table-cell>
          <table:table-cell office:value-type="float" office:value="53.749454" calcext:value-type="float">
            <text:p>53,749454</text:p>
          </table:table-cell>
          <table:table-cell office:value-type="float" office:value="0.333311" calcext:value-type="float">
            <text:p>0,333311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b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000512" calcext:value-type="float">
            <text:p>0,000512</text:p>
          </table:table-cell>
          <table:table-cell office:value-type="float" office:value="0" calcext:value-type="float">
            <text:p>0</text:p>
          </table:table-cell>
          <table:table-cell office:value-type="float" office:value="65.822754" calcext:value-type="float">
            <text:p>65,822754</text:p>
          </table:table-cell>
          <table:table-cell office:value-type="float" office:value="0.20192" calcext:value-type="float">
            <text:p>0,20192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v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032995" calcext:value-type="float">
            <text:p>0,032995</text:p>
          </table:table-cell>
          <table:table-cell office:value-type="float" office:value="0.001089" calcext:value-type="float">
            <text:p>0,001089</text:p>
          </table:table-cell>
          <table:table-cell office:value-type="float" office:value="29.631128" calcext:value-type="float">
            <text:p>29,631128</text:p>
          </table:table-cell>
          <table:table-cell office:value-type="float" office:value="54.847875" calcext:value-type="float">
            <text:p>54,847875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uv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007786" calcext:value-type="float">
            <text:p>0,007786</text:p>
          </table:table-cell>
          <table:table-cell office:value-type="float" office:value="0.000061" calcext:value-type="float">
            <text:p>6,1E-05</text:p>
          </table:table-cell>
          <table:table-cell office:value-type="float" office:value="42.173447" calcext:value-type="float">
            <text:p>42,173447</text:p>
          </table:table-cell>
          <table:table-cell office:value-type="float" office:value="3.413496" calcext:value-type="float">
            <text:p>3,413496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v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01867" calcext:value-type="float">
            <text:p>0,00186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54.575779" calcext:value-type="float">
            <text:p>54,575779</text:p>
          </table:table-cell>
          <table:table-cell office:value-type="float" office:value="0.225777" calcext:value-type="float">
            <text:p>0,225777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v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000497" calcext:value-type="float">
            <text:p>0,000497</text:p>
          </table:table-cell>
          <table:table-cell office:value-type="float" office:value="0" calcext:value-type="float">
            <text:p>0</text:p>
          </table:table-cell>
          <table:table-cell office:value-type="float" office:value="66.069635" calcext:value-type="float">
            <text:p>66,069635</text:p>
          </table:table-cell>
          <table:table-cell office:value-type="float" office:value="0.006246" calcext:value-type="float">
            <text:p>0,006246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GB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018514" calcext:value-type="float">
            <text:p>0,018514</text:p>
          </table:table-cell>
          <table:table-cell office:value-type="float" office:value="0.000343" calcext:value-type="float">
            <text:p>0,000343</text:p>
          </table:table-cell>
          <table:table-cell office:value-type="float" office:value="34.649902" calcext:value-type="float">
            <text:p>34,649902</text:p>
          </table:table-cell>
          <table:table-cell office:value-type="float" office:value="3.05073" calcext:value-type="float">
            <text:p>3,05073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GB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00442" calcext:value-type="float">
            <text:p>0,00442</text:p>
          </table:table-cell>
          <table:table-cell office:value-type="float" office:value="0.00002" calcext:value-type="float">
            <text:p>2E-05</text:p>
          </table:table-cell>
          <table:table-cell office:value-type="float" office:value="47.092267" calcext:value-type="float">
            <text:p>47,092267</text:p>
          </table:table-cell>
          <table:table-cell office:value-type="float" office:value="0.023484" calcext:value-type="float">
            <text:p>0,023484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GB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01127" calcext:value-type="float">
            <text:p>0,00112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8.958195" calcext:value-type="float">
            <text:p>58,958195</text:p>
          </table:table-cell>
          <table:table-cell office:value-type="float" office:value="0.002072" calcext:value-type="float">
            <text:p>0,002072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GB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000272" calcext:value-type="float">
            <text:p>0,000272</text:p>
          </table:table-cell>
          <table:table-cell office:value-type="float" office:value="0" calcext:value-type="float">
            <text:p>0</text:p>
          </table:table-cell>
          <table:table-cell office:value-type="float" office:value="71.319065" calcext:value-type="float">
            <text:p>71,319065</text:p>
          </table:table-cell>
          <table:table-cell office:value-type="float" office:value="0.000137" calcext:value-type="float">
            <text:p>0,000137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GB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018082" calcext:value-type="float">
            <text:p>0,018082</text:p>
          </table:table-cell>
          <table:table-cell office:value-type="float" office:value="0.000327" calcext:value-type="float">
            <text:p>0,000327</text:p>
          </table:table-cell>
          <table:table-cell office:value-type="float" office:value="34.85522" calcext:value-type="float">
            <text:p>34,85522</text:p>
          </table:table-cell>
          <table:table-cell office:value-type="float" office:value="0.761437" calcext:value-type="float">
            <text:p>0,761437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GB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004285" calcext:value-type="float">
            <text:p>0,004285</text:p>
          </table:table-cell>
          <table:table-cell office:value-type="float" office:value="0.000018" calcext:value-type="float">
            <text:p>1,8E-05</text:p>
          </table:table-cell>
          <table:table-cell office:value-type="float" office:value="47.361847" calcext:value-type="float">
            <text:p>47,361847</text:p>
          </table:table-cell>
          <table:table-cell office:value-type="float" office:value="0.006144" calcext:value-type="float">
            <text:p>0,006144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GB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01065" calcext:value-type="float">
            <text:p>0,00106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9.455066" calcext:value-type="float">
            <text:p>59,455066</text:p>
          </table:table-cell>
          <table:table-cell office:value-type="float" office:value="0.000173" calcext:value-type="float">
            <text:p>0,000173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RGB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000273" calcext:value-type="float">
            <text:p>0,000273</text:p>
          </table:table-cell>
          <table:table-cell office:value-type="float" office:value="0" calcext:value-type="float">
            <text:p>0</text:p>
          </table:table-cell>
          <table:table-cell office:value-type="float" office:value="71.292034" calcext:value-type="float">
            <text:p>71,292034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YZ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042188" calcext:value-type="float">
            <text:p>0,042188</text:p>
          </table:table-cell>
          <table:table-cell office:value-type="float" office:value="0.00178" calcext:value-type="float">
            <text:p>0,00178</text:p>
          </table:table-cell>
          <table:table-cell office:value-type="float" office:value="27.496119" calcext:value-type="float">
            <text:p>27,496119</text:p>
          </table:table-cell>
          <table:table-cell office:value-type="float" office:value="10.107301" calcext:value-type="float">
            <text:p>10,107301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YZ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017566" calcext:value-type="float">
            <text:p>0,017566</text:p>
          </table:table-cell>
          <table:table-cell office:value-type="float" office:value="0.000309" calcext:value-type="float">
            <text:p>0,000309</text:p>
          </table:table-cell>
          <table:table-cell office:value-type="float" office:value="35.106296" calcext:value-type="float">
            <text:p>35,106296</text:p>
          </table:table-cell>
          <table:table-cell office:value-type="float" office:value="1.723897" calcext:value-type="float">
            <text:p>1,723897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YZ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13867" calcext:value-type="float">
            <text:p>0,013867</text:p>
          </table:table-cell>
          <table:table-cell office:value-type="float" office:value="0.000192" calcext:value-type="float">
            <text:p>0,000192</text:p>
          </table:table-cell>
          <table:table-cell office:value-type="float" office:value="37.160557" calcext:value-type="float">
            <text:p>37,160557</text:p>
          </table:table-cell>
          <table:table-cell office:value-type="float" office:value="2.379489" calcext:value-type="float">
            <text:p>2,379489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YZ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013605" calcext:value-type="float">
            <text:p>0,013605</text:p>
          </table:table-cell>
          <table:table-cell office:value-type="float" office:value="0.000185" calcext:value-type="float">
            <text:p>0,000185</text:p>
          </table:table-cell>
          <table:table-cell office:value-type="float" office:value="37.326116" calcext:value-type="float">
            <text:p>37,326116</text:p>
          </table:table-cell>
          <table:table-cell office:value-type="float" office:value="0.903791" calcext:value-type="float">
            <text:p>0,903791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C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069491" calcext:value-type="float">
            <text:p>0,069491</text:p>
          </table:table-cell>
          <table:table-cell office:value-type="float" office:value="0.004829" calcext:value-type="float">
            <text:p>0,004829</text:p>
          </table:table-cell>
          <table:table-cell office:value-type="float" office:value="23.161419" calcext:value-type="float">
            <text:p>23,161419</text:p>
          </table:table-cell>
          <table:table-cell office:value-type="float" office:value="35.909146" calcext:value-type="float">
            <text:p>35,909146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C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063833" calcext:value-type="float">
            <text:p>0,063833</text:p>
          </table:table-cell>
          <table:table-cell office:value-type="float" office:value="0.004075" calcext:value-type="float">
            <text:p>0,004075</text:p>
          </table:table-cell>
          <table:table-cell office:value-type="float" office:value="23.899085" calcext:value-type="float">
            <text:p>23,899085</text:p>
          </table:table-cell>
          <table:table-cell office:value-type="float" office:value="6.104063" calcext:value-type="float">
            <text:p>6,104063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C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63439" calcext:value-type="float">
            <text:p>0,063439</text:p>
          </table:table-cell>
          <table:table-cell office:value-type="float" office:value="0.004025" calcext:value-type="float">
            <text:p>0,004025</text:p>
          </table:table-cell>
          <table:table-cell office:value-type="float" office:value="23.952853" calcext:value-type="float">
            <text:p>23,952853</text:p>
          </table:table-cell>
          <table:table-cell office:value-type="float" office:value="6.138698" calcext:value-type="float">
            <text:p>6,138698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C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063428" calcext:value-type="float">
            <text:p>0,063428</text:p>
          </table:table-cell>
          <table:table-cell office:value-type="float" office:value="0.004023" calcext:value-type="float">
            <text:p>0,004023</text:p>
          </table:table-cell>
          <table:table-cell office:value-type="float" office:value="23.95442" calcext:value-type="float">
            <text:p>23,95442</text:p>
          </table:table-cell>
          <table:table-cell office:value-type="float" office:value="6.151901" calcext:value-type="float">
            <text:p>6,151901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PbPr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038741" calcext:value-type="float">
            <text:p>0,038741</text:p>
          </table:table-cell>
          <table:table-cell office:value-type="float" office:value="0.001501" calcext:value-type="float">
            <text:p>0,001501</text:p>
          </table:table-cell>
          <table:table-cell office:value-type="float" office:value="28.236641" calcext:value-type="float">
            <text:p>28,236641</text:p>
          </table:table-cell>
          <table:table-cell office:value-type="float" office:value="43.039077" calcext:value-type="float">
            <text:p>43,039077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PbPr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008563" calcext:value-type="float">
            <text:p>0,008563</text:p>
          </table:table-cell>
          <table:table-cell office:value-type="float" office:value="0.000073" calcext:value-type="float">
            <text:p>7,3E-05</text:p>
          </table:table-cell>
          <table:table-cell office:value-type="float" office:value="41.34712" calcext:value-type="float">
            <text:p>41,34712</text:p>
          </table:table-cell>
          <table:table-cell office:value-type="float" office:value="0.974927" calcext:value-type="float">
            <text:p>0,974927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PbPr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0212" calcext:value-type="float">
            <text:p>0,0021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53.471471" calcext:value-type="float">
            <text:p>53,471471</text:p>
          </table:table-cell>
          <table:table-cell office:value-type="float" office:value="0.028334" calcext:value-type="float">
            <text:p>0,028334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PbPr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000533" calcext:value-type="float">
            <text:p>0,000533</text:p>
          </table:table-cell>
          <table:table-cell office:value-type="float" office:value="0" calcext:value-type="float">
            <text:p>0</text:p>
          </table:table-cell>
          <table:table-cell office:value-type="float" office:value="65.466153" calcext:value-type="float">
            <text:p>65,466153</text:p>
          </table:table-cell>
          <table:table-cell office:value-type="float" office:value="0.005536" calcext:value-type="float">
            <text:p>0,005536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UV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035657" calcext:value-type="float">
            <text:p>0,035657</text:p>
          </table:table-cell>
          <table:table-cell office:value-type="float" office:value="0.001271" calcext:value-type="float">
            <text:p>0,001271</text:p>
          </table:table-cell>
          <table:table-cell office:value-type="float" office:value="28.957177" calcext:value-type="float">
            <text:p>28,957177</text:p>
          </table:table-cell>
          <table:table-cell office:value-type="float" office:value="32.418357" calcext:value-type="float">
            <text:p>32,418357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UV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007798" calcext:value-type="float">
            <text:p>0,007798</text:p>
          </table:table-cell>
          <table:table-cell office:value-type="float" office:value="0.000061" calcext:value-type="float">
            <text:p>6,1E-05</text:p>
          </table:table-cell>
          <table:table-cell office:value-type="float" office:value="42.160634" calcext:value-type="float">
            <text:p>42,160634</text:p>
          </table:table-cell>
          <table:table-cell office:value-type="float" office:value="0.807264" calcext:value-type="float">
            <text:p>0,807264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UV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01915" calcext:value-type="float">
            <text:p>0,00191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54.357967" calcext:value-type="float">
            <text:p>54,357967</text:p>
          </table:table-cell>
          <table:table-cell office:value-type="float" office:value="0.255135" calcext:value-type="float">
            <text:p>0,255135</text:p>
          </table:table-cell>
        </table:table-row>
        <table:table-row table:style-name="ro1">
          <table:table-cell office:value-type="string" calcext:value-type="string">
            <text:p>pictures\5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UV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000479" calcext:value-type="float">
            <text:p>0,000479</text:p>
          </table:table-cell>
          <table:table-cell office:value-type="float" office:value="0" calcext:value-type="float">
            <text:p>0</text:p>
          </table:table-cell>
          <table:table-cell office:value-type="float" office:value="66.386698" calcext:value-type="float">
            <text:p>66,386698</text:p>
          </table:table-cell>
          <table:table-cell office:value-type="float" office:value="0.221127" calcext:value-type="float">
            <text:p>0,221127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GB(A)</text:p>
          </table:table-cell>
          <table:table-cell office:value-type="float" office:value="2236327" calcext:value-type="float">
            <text:p>22363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YK</text:p>
          </table:table-cell>
          <table:table-cell office:value-type="float" office:value="1384448" calcext:value-type="float">
            <text:p>1384448</text:p>
          </table:table-cell>
          <table:table-cell/>
          <table:table-cell office:value-type="float" office:value="0.011738" calcext:value-type="float">
            <text:p>0,011738</text:p>
          </table:table-cell>
          <table:table-cell office:value-type="float" office:value="0.000138" calcext:value-type="float">
            <text:p>0,000138</text:p>
          </table:table-cell>
          <table:table-cell office:value-type="float" office:value="38.607929" calcext:value-type="float">
            <text:p>38,607929</text:p>
          </table:table-cell>
          <table:table-cell office:value-type="float" office:value="8.302036" calcext:value-type="float">
            <text:p>8,302036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MYK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02797" calcext:value-type="float">
            <text:p>0,002797</text:p>
          </table:table-cell>
          <table:table-cell office:value-type="float" office:value="0.000008" calcext:value-type="float">
            <text:p>8E-06</text:p>
          </table:table-cell>
          <table:table-cell office:value-type="float" office:value="51.064856" calcext:value-type="float">
            <text:p>51,064856</text:p>
          </table:table-cell>
          <table:table-cell office:value-type="float" office:value="0.017447" calcext:value-type="float">
            <text:p>0,017447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MYK</text:p>
          </table:table-cell>
          <table:table-cell office:value-type="float" office:value="2768896" calcext:value-type="float">
            <text:p>2768896</text:p>
          </table:table-cell>
          <table:table-cell/>
          <table:table-cell office:value-type="float" office:value="0.000692" calcext:value-type="float">
            <text:p>0,000692</text:p>
          </table:table-cell>
          <table:table-cell office:value-type="float" office:value="0" calcext:value-type="float">
            <text:p>0</text:p>
          </table:table-cell>
          <table:table-cell office:value-type="float" office:value="63.199311" calcext:value-type="float">
            <text:p>63,199311</text:p>
          </table:table-cell>
          <table:table-cell office:value-type="float" office:value="0.000056" calcext:value-type="float">
            <text:p>5,6E-05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MYK</text:p>
          </table:table-cell>
          <table:table-cell office:value-type="float" office:value="3461120" calcext:value-type="float">
            <text:p>3461120</text:p>
          </table:table-cell>
          <table:table-cell/>
          <table:table-cell office:value-type="float" office:value="0.000176" calcext:value-type="float">
            <text:p>0,000176</text:p>
          </table:table-cell>
          <table:table-cell office:value-type="float" office:value="0" calcext:value-type="float">
            <text:p>0</text:p>
          </table:table-cell>
          <table:table-cell office:value-type="float" office:value="75.069222" calcext:value-type="float">
            <text:p>75,069222</text:p>
          </table:table-cell>
          <table:table-cell office:value-type="float" office:value="0.002399" calcext:value-type="float">
            <text:p>0,002399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bC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033171" calcext:value-type="float">
            <text:p>0,033171</text:p>
          </table:table-cell>
          <table:table-cell office:value-type="float" office:value="0.0011" calcext:value-type="float">
            <text:p>0,0011</text:p>
          </table:table-cell>
          <table:table-cell office:value-type="float" office:value="29.584741" calcext:value-type="float">
            <text:p>29,584741</text:p>
          </table:table-cell>
          <table:table-cell office:value-type="float" office:value="156.247124" calcext:value-type="float">
            <text:p>156,247124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bC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007382" calcext:value-type="float">
            <text:p>0,007382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42.635938" calcext:value-type="float">
            <text:p>42,635938</text:p>
          </table:table-cell>
          <table:table-cell office:value-type="float" office:value="63.192162" calcext:value-type="float">
            <text:p>63,192162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bC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01829" calcext:value-type="float">
            <text:p>0,00182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54.756567" calcext:value-type="float">
            <text:p>54,756567</text:p>
          </table:table-cell>
          <table:table-cell office:value-type="float" office:value="2.730614" calcext:value-type="float">
            <text:p>2,730614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bC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000464" calcext:value-type="float">
            <text:p>0,000464</text:p>
          </table:table-cell>
          <table:table-cell office:value-type="float" office:value="0" calcext:value-type="float">
            <text:p>0</text:p>
          </table:table-cell>
          <table:table-cell office:value-type="float" office:value="66.67212" calcext:value-type="float">
            <text:p>66,67212</text:p>
          </table:table-cell>
          <table:table-cell office:value-type="float" office:value="1.032508" calcext:value-type="float">
            <text:p>1,032508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CL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012181" calcext:value-type="float">
            <text:p>0,012181</text:p>
          </table:table-cell>
          <table:table-cell office:value-type="float" office:value="0.000148" calcext:value-type="float">
            <text:p>0,000148</text:p>
          </table:table-cell>
          <table:table-cell office:value-type="float" office:value="38.286252" calcext:value-type="float">
            <text:p>38,286252</text:p>
          </table:table-cell>
          <table:table-cell office:value-type="float" office:value="188.44427" calcext:value-type="float">
            <text:p>188,44427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CL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002937" calcext:value-type="float">
            <text:p>0,002937</text:p>
          </table:table-cell>
          <table:table-cell office:value-type="float" office:value="0.000009" calcext:value-type="float">
            <text:p>9E-06</text:p>
          </table:table-cell>
          <table:table-cell office:value-type="float" office:value="50.641458" calcext:value-type="float">
            <text:p>50,641458</text:p>
          </table:table-cell>
          <table:table-cell office:value-type="float" office:value="1.445235" calcext:value-type="float">
            <text:p>1,445235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CL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00714" calcext:value-type="float">
            <text:p>0,00071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2.926484" calcext:value-type="float">
            <text:p>62,926484</text:p>
          </table:table-cell>
          <table:table-cell office:value-type="float" office:value="0.275358" calcext:value-type="float">
            <text:p>0,275358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CL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000177" calcext:value-type="float">
            <text:p>0,000177</text:p>
          </table:table-cell>
          <table:table-cell office:value-type="float" office:value="0" calcext:value-type="float">
            <text:p>0</text:p>
          </table:table-cell>
          <table:table-cell office:value-type="float" office:value="75.016932" calcext:value-type="float">
            <text:p>75,016932</text:p>
          </table:table-cell>
          <table:table-cell office:value-type="float" office:value="0.000505" calcext:value-type="float">
            <text:p>0,000505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026375" calcext:value-type="float">
            <text:p>0,026375</text:p>
          </table:table-cell>
          <table:table-cell office:value-type="float" office:value="0.000696" calcext:value-type="float">
            <text:p>0,000696</text:p>
          </table:table-cell>
          <table:table-cell office:value-type="float" office:value="31.576007" calcext:value-type="float">
            <text:p>31,576007</text:p>
          </table:table-cell>
          <table:table-cell office:value-type="float" office:value="106.251611" calcext:value-type="float">
            <text:p>106,251611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00527" calcext:value-type="float">
            <text:p>0,00527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45.563602" calcext:value-type="float">
            <text:p>45,563602</text:p>
          </table:table-cell>
          <table:table-cell office:value-type="float" office:value="27.968719" calcext:value-type="float">
            <text:p>27,968719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01261" calcext:value-type="float">
            <text:p>0,00126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57.984588" calcext:value-type="float">
            <text:p>57,984588</text:p>
          </table:table-cell>
          <table:table-cell office:value-type="float" office:value="3.04145" calcext:value-type="float">
            <text:p>3,04145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b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000316" calcext:value-type="float">
            <text:p>0,000316</text:p>
          </table:table-cell>
          <table:table-cell office:value-type="float" office:value="0" calcext:value-type="float">
            <text:p>0</text:p>
          </table:table-cell>
          <table:table-cell office:value-type="float" office:value="69.995233" calcext:value-type="float">
            <text:p>69,995233</text:p>
          </table:table-cell>
          <table:table-cell office:value-type="float" office:value="5.632056" calcext:value-type="float">
            <text:p>5,632056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v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020741" calcext:value-type="float">
            <text:p>0,020741</text:p>
          </table:table-cell>
          <table:table-cell office:value-type="float" office:value="0.00043" calcext:value-type="float">
            <text:p>0,00043</text:p>
          </table:table-cell>
          <table:table-cell office:value-type="float" office:value="33.66354" calcext:value-type="float">
            <text:p>33,66354</text:p>
          </table:table-cell>
          <table:table-cell office:value-type="float" office:value="98.94708" calcext:value-type="float">
            <text:p>98,94708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uv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005322" calcext:value-type="float">
            <text:p>0,005322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45.477905" calcext:value-type="float">
            <text:p>45,477905</text:p>
          </table:table-cell>
          <table:table-cell office:value-type="float" office:value="9.119608" calcext:value-type="float">
            <text:p>9,119608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v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01216" calcext:value-type="float">
            <text:p>0,00121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8.302734" calcext:value-type="float">
            <text:p>58,302734</text:p>
          </table:table-cell>
          <table:table-cell office:value-type="float" office:value="3.759192" calcext:value-type="float">
            <text:p>3,759192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v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00038" calcext:value-type="float">
            <text:p>0,00038</text:p>
          </table:table-cell>
          <table:table-cell office:value-type="float" office:value="0" calcext:value-type="float">
            <text:p>0</text:p>
          </table:table-cell>
          <table:table-cell office:value-type="float" office:value="68.401737" calcext:value-type="float">
            <text:p>68,401737</text:p>
          </table:table-cell>
          <table:table-cell office:value-type="float" office:value="2.698099" calcext:value-type="float">
            <text:p>2,698099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GB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02059" calcext:value-type="float">
            <text:p>0,02059</text:p>
          </table:table-cell>
          <table:table-cell office:value-type="float" office:value="0.000424" calcext:value-type="float">
            <text:p>0,000424</text:p>
          </table:table-cell>
          <table:table-cell office:value-type="float" office:value="33.727083" calcext:value-type="float">
            <text:p>33,727083</text:p>
          </table:table-cell>
          <table:table-cell office:value-type="float" office:value="51.415959" calcext:value-type="float">
            <text:p>51,415959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GB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004394" calcext:value-type="float">
            <text:p>0,004394</text:p>
          </table:table-cell>
          <table:table-cell office:value-type="float" office:value="0.000019" calcext:value-type="float">
            <text:p>1,9E-05</text:p>
          </table:table-cell>
          <table:table-cell office:value-type="float" office:value="47.14239" calcext:value-type="float">
            <text:p>47,14239</text:p>
          </table:table-cell>
          <table:table-cell office:value-type="float" office:value="12.963431" calcext:value-type="float">
            <text:p>12,963431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GB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01072" calcext:value-type="float">
            <text:p>0,00107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9.397872" calcext:value-type="float">
            <text:p>59,397872</text:p>
          </table:table-cell>
          <table:table-cell office:value-type="float" office:value="0.401047" calcext:value-type="float">
            <text:p>0,401047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GB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000266" calcext:value-type="float">
            <text:p>0,000266</text:p>
          </table:table-cell>
          <table:table-cell office:value-type="float" office:value="0" calcext:value-type="float">
            <text:p>0</text:p>
          </table:table-cell>
          <table:table-cell office:value-type="float" office:value="71.516519" calcext:value-type="float">
            <text:p>71,516519</text:p>
          </table:table-cell>
          <table:table-cell office:value-type="float" office:value="0.003258" calcext:value-type="float">
            <text:p>0,003258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GB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010904" calcext:value-type="float">
            <text:p>0,010904</text:p>
          </table:table-cell>
          <table:table-cell office:value-type="float" office:value="0.000119" calcext:value-type="float">
            <text:p>0,000119</text:p>
          </table:table-cell>
          <table:table-cell office:value-type="float" office:value="39.248396" calcext:value-type="float">
            <text:p>39,248396</text:p>
          </table:table-cell>
          <table:table-cell office:value-type="float" office:value="6.716321" calcext:value-type="float">
            <text:p>6,716321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GB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002588" calcext:value-type="float">
            <text:p>0,002588</text:p>
          </table:table-cell>
          <table:table-cell office:value-type="float" office:value="0.000007" calcext:value-type="float">
            <text:p>7E-06</text:p>
          </table:table-cell>
          <table:table-cell office:value-type="float" office:value="51.741103" calcext:value-type="float">
            <text:p>51,741103</text:p>
          </table:table-cell>
          <table:table-cell office:value-type="float" office:value="0.116658" calcext:value-type="float">
            <text:p>0,116658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GB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00642" calcext:value-type="float">
            <text:p>0,000642</text:p>
          </table:table-cell>
          <table:table-cell office:value-type="float" office:value="0" calcext:value-type="float">
            <text:p>0</text:p>
          </table:table-cell>
          <table:table-cell office:value-type="float" office:value="63.848129" calcext:value-type="float">
            <text:p>63,848129</text:p>
          </table:table-cell>
          <table:table-cell office:value-type="float" office:value="0.022077" calcext:value-type="float">
            <text:p>0,022077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RGB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000164" calcext:value-type="float">
            <text:p>0,000164</text:p>
          </table:table-cell>
          <table:table-cell office:value-type="float" office:value="0" calcext:value-type="float">
            <text:p>0</text:p>
          </table:table-cell>
          <table:table-cell office:value-type="float" office:value="75.709586" calcext:value-type="float">
            <text:p>75,709586</text:p>
          </table:table-cell>
          <table:table-cell office:value-type="float" office:value="0.001065" calcext:value-type="float">
            <text:p>0,001065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YZ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035148" calcext:value-type="float">
            <text:p>0,035148</text:p>
          </table:table-cell>
          <table:table-cell office:value-type="float" office:value="0.001235" calcext:value-type="float">
            <text:p>0,001235</text:p>
          </table:table-cell>
          <table:table-cell office:value-type="float" office:value="29.082109" calcext:value-type="float">
            <text:p>29,082109</text:p>
          </table:table-cell>
          <table:table-cell office:value-type="float" office:value="101.557754" calcext:value-type="float">
            <text:p>101,557754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YZ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019993" calcext:value-type="float">
            <text:p>0,019993</text:p>
          </table:table-cell>
          <table:table-cell office:value-type="float" office:value="0.0004" calcext:value-type="float">
            <text:p>0,0004</text:p>
          </table:table-cell>
          <table:table-cell office:value-type="float" office:value="33.982242" calcext:value-type="float">
            <text:p>33,982242</text:p>
          </table:table-cell>
          <table:table-cell office:value-type="float" office:value="77.237921" calcext:value-type="float">
            <text:p>77,237921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YZ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17661" calcext:value-type="float">
            <text:p>0,017661</text:p>
          </table:table-cell>
          <table:table-cell office:value-type="float" office:value="0.000312" calcext:value-type="float">
            <text:p>0,000312</text:p>
          </table:table-cell>
          <table:table-cell office:value-type="float" office:value="35.059793" calcext:value-type="float">
            <text:p>35,059793</text:p>
          </table:table-cell>
          <table:table-cell office:value-type="float" office:value="23.935842" calcext:value-type="float">
            <text:p>23,935842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YZ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017445" calcext:value-type="float">
            <text:p>0,017445</text:p>
          </table:table-cell>
          <table:table-cell office:value-type="float" office:value="0.000304" calcext:value-type="float">
            <text:p>0,000304</text:p>
          </table:table-cell>
          <table:table-cell office:value-type="float" office:value="35.166644" calcext:value-type="float">
            <text:p>35,166644</text:p>
          </table:table-cell>
          <table:table-cell office:value-type="float" office:value="17.540299" calcext:value-type="float">
            <text:p>17,540299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C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037159" calcext:value-type="float">
            <text:p>0,037159</text:p>
          </table:table-cell>
          <table:table-cell office:value-type="float" office:value="0.001381" calcext:value-type="float">
            <text:p>0,001381</text:p>
          </table:table-cell>
          <table:table-cell office:value-type="float" office:value="28.598644" calcext:value-type="float">
            <text:p>28,598644</text:p>
          </table:table-cell>
          <table:table-cell office:value-type="float" office:value="80.800353" calcext:value-type="float">
            <text:p>80,800353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C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033513" calcext:value-type="float">
            <text:p>0,033513</text:p>
          </table:table-cell>
          <table:table-cell office:value-type="float" office:value="0.001123" calcext:value-type="float">
            <text:p>0,001123</text:p>
          </table:table-cell>
          <table:table-cell office:value-type="float" office:value="29.495629" calcext:value-type="float">
            <text:p>29,495629</text:p>
          </table:table-cell>
          <table:table-cell office:value-type="float" office:value="18.884727" calcext:value-type="float">
            <text:p>18,884727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C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3331" calcext:value-type="float">
            <text:p>0,03331</text:p>
          </table:table-cell>
          <table:table-cell office:value-type="float" office:value="0.00111" calcext:value-type="float">
            <text:p>0,00111</text:p>
          </table:table-cell>
          <table:table-cell office:value-type="float" office:value="29.548616" calcext:value-type="float">
            <text:p>29,548616</text:p>
          </table:table-cell>
          <table:table-cell office:value-type="float" office:value="11.073053" calcext:value-type="float">
            <text:p>11,073053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C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033293" calcext:value-type="float">
            <text:p>0,033293</text:p>
          </table:table-cell>
          <table:table-cell office:value-type="float" office:value="0.001108" calcext:value-type="float">
            <text:p>0,001108</text:p>
          </table:table-cell>
          <table:table-cell office:value-type="float" office:value="29.552982" calcext:value-type="float">
            <text:p>29,552982</text:p>
          </table:table-cell>
          <table:table-cell office:value-type="float" office:value="11.468409" calcext:value-type="float">
            <text:p>11,468409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PbPr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033171" calcext:value-type="float">
            <text:p>0,033171</text:p>
          </table:table-cell>
          <table:table-cell office:value-type="float" office:value="0.0011" calcext:value-type="float">
            <text:p>0,0011</text:p>
          </table:table-cell>
          <table:table-cell office:value-type="float" office:value="29.584741" calcext:value-type="float">
            <text:p>29,584741</text:p>
          </table:table-cell>
          <table:table-cell office:value-type="float" office:value="156.247124" calcext:value-type="float">
            <text:p>156,247124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PbPr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007382" calcext:value-type="float">
            <text:p>0,007382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42.635938" calcext:value-type="float">
            <text:p>42,635938</text:p>
          </table:table-cell>
          <table:table-cell office:value-type="float" office:value="63.192162" calcext:value-type="float">
            <text:p>63,192162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PbPr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01829" calcext:value-type="float">
            <text:p>0,00182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54.756567" calcext:value-type="float">
            <text:p>54,756567</text:p>
          </table:table-cell>
          <table:table-cell office:value-type="float" office:value="2.730614" calcext:value-type="float">
            <text:p>2,730614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PbPr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000464" calcext:value-type="float">
            <text:p>0,000464</text:p>
          </table:table-cell>
          <table:table-cell office:value-type="float" office:value="0" calcext:value-type="float">
            <text:p>0</text:p>
          </table:table-cell>
          <table:table-cell office:value-type="float" office:value="66.67212" calcext:value-type="float">
            <text:p>66,67212</text:p>
          </table:table-cell>
          <table:table-cell office:value-type="float" office:value="1.032508" calcext:value-type="float">
            <text:p>1,032508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UV</text:p>
          </table:table-cell>
          <table:table-cell office:value-type="float" office:value="1038336" calcext:value-type="float">
            <text:p>1038336</text:p>
          </table:table-cell>
          <table:table-cell/>
          <table:table-cell office:value-type="float" office:value="0.026781" calcext:value-type="float">
            <text:p>0,026781</text:p>
          </table:table-cell>
          <table:table-cell office:value-type="float" office:value="0.000717" calcext:value-type="float">
            <text:p>0,000717</text:p>
          </table:table-cell>
          <table:table-cell office:value-type="float" office:value="31.443536" calcext:value-type="float">
            <text:p>31,443536</text:p>
          </table:table-cell>
          <table:table-cell office:value-type="float" office:value="147.436475" calcext:value-type="float">
            <text:p>147,436475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UV</text:p>
          </table:table-cell>
          <table:table-cell office:value-type="float" office:value="1557504" calcext:value-type="float">
            <text:p>1557504</text:p>
          </table:table-cell>
          <table:table-cell/>
          <table:table-cell office:value-type="float" office:value="0.005532" calcext:value-type="float">
            <text:p>0,005532</text:p>
          </table:table-cell>
          <table:table-cell office:value-type="float" office:value="0.000031" calcext:value-type="float">
            <text:p>3,1E-05</text:p>
          </table:table-cell>
          <table:table-cell office:value-type="float" office:value="45.141915" calcext:value-type="float">
            <text:p>45,141915</text:p>
          </table:table-cell>
          <table:table-cell office:value-type="float" office:value="51.863887" calcext:value-type="float">
            <text:p>51,863887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UV</text:p>
          </table:table-cell>
          <table:table-cell office:value-type="float" office:value="2076672" calcext:value-type="float">
            <text:p>2076672</text:p>
          </table:table-cell>
          <table:table-cell/>
          <table:table-cell office:value-type="float" office:value="0.001365" calcext:value-type="float">
            <text:p>0,00136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57.300502" calcext:value-type="float">
            <text:p>57,300502</text:p>
          </table:table-cell>
          <table:table-cell office:value-type="float" office:value="7.374597" calcext:value-type="float">
            <text:p>7,374597</text:p>
          </table:table-cell>
        </table:table-row>
        <table:table-row table:style-name="ro1">
          <table:table-cell office:value-type="string" calcext:value-type="string">
            <text:p>pictures\6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UV</text:p>
          </table:table-cell>
          <table:table-cell office:value-type="float" office:value="2595840" calcext:value-type="float">
            <text:p>2595840</text:p>
          </table:table-cell>
          <table:table-cell/>
          <table:table-cell office:value-type="float" office:value="0.000357" calcext:value-type="float">
            <text:p>0,000357</text:p>
          </table:table-cell>
          <table:table-cell office:value-type="float" office:value="0" calcext:value-type="float">
            <text:p>0</text:p>
          </table:table-cell>
          <table:table-cell office:value-type="float" office:value="68.945846" calcext:value-type="float">
            <text:p>68,945846</text:p>
          </table:table-cell>
          <table:table-cell office:value-type="float" office:value="8.160602" calcext:value-type="float">
            <text:p>8,160602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GB(A)</text:p>
          </table:table-cell>
          <table:table-cell office:value-type="float" office:value="26916101" calcext:value-type="float">
            <text:p>26916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YK</text:p>
          </table:table-cell>
          <table:table-cell office:value-type="float" office:value="16588800" calcext:value-type="float">
            <text:p>16588800</text:p>
          </table:table-cell>
          <table:table-cell/>
          <table:table-cell office:value-type="float" office:value="0.020663" calcext:value-type="float">
            <text:p>0,020663</text:p>
          </table:table-cell>
          <table:table-cell office:value-type="float" office:value="0.000427" calcext:value-type="float">
            <text:p>0,000427</text:p>
          </table:table-cell>
          <table:table-cell office:value-type="float" office:value="33.696242" calcext:value-type="float">
            <text:p>33,696242</text:p>
          </table:table-cell>
          <table:table-cell office:value-type="float" office:value="0.092245" calcext:value-type="float">
            <text:p>0,092245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MYK</text:p>
          </table:table-cell>
          <table:table-cell office:value-type="float" office:value="24883200" calcext:value-type="float">
            <text:p>24883200</text:p>
          </table:table-cell>
          <table:table-cell/>
          <table:table-cell office:value-type="float" office:value="0.004956" calcext:value-type="float">
            <text:p>0,004956</text:p>
          </table:table-cell>
          <table:table-cell office:value-type="float" office:value="0.000025" calcext:value-type="float">
            <text:p>2,5E-05</text:p>
          </table:table-cell>
          <table:table-cell office:value-type="float" office:value="46.096624" calcext:value-type="float">
            <text:p>46,096624</text:p>
          </table:table-cell>
          <table:table-cell office:value-type="float" office:value="0.081174" calcext:value-type="float">
            <text:p>0,081174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MYK</text:p>
          </table:table-cell>
          <table:table-cell office:value-type="float" office:value="33177600" calcext:value-type="float">
            <text:p>33177600</text:p>
          </table:table-cell>
          <table:table-cell/>
          <table:table-cell office:value-type="float" office:value="0.001236" calcext:value-type="float">
            <text:p>0,00123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58.157155" calcext:value-type="float">
            <text:p>58,157155</text:p>
          </table:table-cell>
          <table:table-cell office:value-type="float" office:value="0.000789" calcext:value-type="float">
            <text:p>0,000789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MYK</text:p>
          </table:table-cell>
          <table:table-cell office:value-type="float" office:value="41472000" calcext:value-type="float">
            <text:p>41472000</text:p>
          </table:table-cell>
          <table:table-cell/>
          <table:table-cell office:value-type="float" office:value="0.000314" calcext:value-type="float">
            <text:p>0,000314</text:p>
          </table:table-cell>
          <table:table-cell office:value-type="float" office:value="0" calcext:value-type="float">
            <text:p>0</text:p>
          </table:table-cell>
          <table:table-cell office:value-type="float" office:value="70.050036" calcext:value-type="float">
            <text:p>70,050036</text:p>
          </table:table-cell>
          <table:table-cell office:value-type="float" office:value="0.000009" calcext:value-type="float">
            <text:p>9E-06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bC</text:p>
          </table:table-cell>
          <table:table-cell office:value-type="float" office:value="12441600" calcext:value-type="float">
            <text:p>12441600</text:p>
          </table:table-cell>
          <table:table-cell/>
          <table:table-cell office:value-type="float" office:value="0.046387" calcext:value-type="float">
            <text:p>0,046387</text:p>
          </table:table-cell>
          <table:table-cell office:value-type="float" office:value="0.002152" calcext:value-type="float">
            <text:p>0,002152</text:p>
          </table:table-cell>
          <table:table-cell office:value-type="float" office:value="26.672167" calcext:value-type="float">
            <text:p>26,672167</text:p>
          </table:table-cell>
          <table:table-cell office:value-type="float" office:value="9.165833" calcext:value-type="float">
            <text:p>9,165833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bC</text:p>
          </table:table-cell>
          <table:table-cell office:value-type="float" office:value="18662400" calcext:value-type="float">
            <text:p>18662400</text:p>
          </table:table-cell>
          <table:table-cell/>
          <table:table-cell office:value-type="float" office:value="0.011331" calcext:value-type="float">
            <text:p>0,011331</text:p>
          </table:table-cell>
          <table:table-cell office:value-type="float" office:value="0.000128" calcext:value-type="float">
            <text:p>0,000128</text:p>
          </table:table-cell>
          <table:table-cell office:value-type="float" office:value="38.914715" calcext:value-type="float">
            <text:p>38,914715</text:p>
          </table:table-cell>
          <table:table-cell office:value-type="float" office:value="2.069544" calcext:value-type="float">
            <text:p>2,069544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bC</text:p>
          </table:table-cell>
          <table:table-cell office:value-type="float" office:value="24883200" calcext:value-type="float">
            <text:p>24883200</text:p>
          </table:table-cell>
          <table:table-cell/>
          <table:table-cell office:value-type="float" office:value="0.002774" calcext:value-type="float">
            <text:p>0,002774</text:p>
          </table:table-cell>
          <table:table-cell office:value-type="float" office:value="0.000008" calcext:value-type="float">
            <text:p>8E-06</text:p>
          </table:table-cell>
          <table:table-cell office:value-type="float" office:value="51.13692" calcext:value-type="float">
            <text:p>51,13692</text:p>
          </table:table-cell>
          <table:table-cell office:value-type="float" office:value="1.936288" calcext:value-type="float">
            <text:p>1,936288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bC</text:p>
          </table:table-cell>
          <table:table-cell office:value-type="float" office:value="31104000" calcext:value-type="float">
            <text:p>31104000</text:p>
          </table:table-cell>
          <table:table-cell/>
          <table:table-cell office:value-type="float" office:value="0.000719" calcext:value-type="float">
            <text:p>0,00071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2.862899" calcext:value-type="float">
            <text:p>62,862899</text:p>
          </table:table-cell>
          <table:table-cell office:value-type="float" office:value="1.891846" calcext:value-type="float">
            <text:p>1,891846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CL</text:p>
          </table:table-cell>
          <table:table-cell office:value-type="float" office:value="12441600" calcext:value-type="float">
            <text:p>12441600</text:p>
          </table:table-cell>
          <table:table-cell/>
          <table:table-cell office:value-type="float" office:value="0.026438" calcext:value-type="float">
            <text:p>0,026438</text:p>
          </table:table-cell>
          <table:table-cell office:value-type="float" office:value="0.000699" calcext:value-type="float">
            <text:p>0,000699</text:p>
          </table:table-cell>
          <table:table-cell office:value-type="float" office:value="31.555375" calcext:value-type="float">
            <text:p>31,555375</text:p>
          </table:table-cell>
          <table:table-cell office:value-type="float" office:value="2.274808" calcext:value-type="float">
            <text:p>2,274808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CL</text:p>
          </table:table-cell>
          <table:table-cell office:value-type="float" office:value="18662400" calcext:value-type="float">
            <text:p>18662400</text:p>
          </table:table-cell>
          <table:table-cell/>
          <table:table-cell office:value-type="float" office:value="0.006183" calcext:value-type="float">
            <text:p>0,006183</text:p>
          </table:table-cell>
          <table:table-cell office:value-type="float" office:value="0.000038" calcext:value-type="float">
            <text:p>3,8E-05</text:p>
          </table:table-cell>
          <table:table-cell office:value-type="float" office:value="44.175321" calcext:value-type="float">
            <text:p>44,175321</text:p>
          </table:table-cell>
          <table:table-cell office:value-type="float" office:value="0.024216" calcext:value-type="float">
            <text:p>0,024216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CL</text:p>
          </table:table-cell>
          <table:table-cell office:value-type="float" office:value="24883200" calcext:value-type="float">
            <text:p>24883200</text:p>
          </table:table-cell>
          <table:table-cell/>
          <table:table-cell office:value-type="float" office:value="0.00155" calcext:value-type="float">
            <text:p>0,0015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56.19265" calcext:value-type="float">
            <text:p>56,19265</text:p>
          </table:table-cell>
          <table:table-cell office:value-type="float" office:value="0.000787" calcext:value-type="float">
            <text:p>0,000787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CL</text:p>
          </table:table-cell>
          <table:table-cell office:value-type="float" office:value="31104000" calcext:value-type="float">
            <text:p>31104000</text:p>
          </table:table-cell>
          <table:table-cell/>
          <table:table-cell office:value-type="float" office:value="0.000382" calcext:value-type="float">
            <text:p>0,000382</text:p>
          </table:table-cell>
          <table:table-cell office:value-type="float" office:value="0" calcext:value-type="float">
            <text:p>0</text:p>
          </table:table-cell>
          <table:table-cell office:value-type="float" office:value="68.347821" calcext:value-type="float">
            <text:p>68,347821</text:p>
          </table:table-cell>
          <table:table-cell office:value-type="float" office:value="0.000057" calcext:value-type="float">
            <text:p>5,7E-05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</text:p>
          </table:table-cell>
          <table:table-cell office:value-type="float" office:value="12441600" calcext:value-type="float">
            <text:p>12441600</text:p>
          </table:table-cell>
          <table:table-cell/>
          <table:table-cell office:value-type="float" office:value="0.04221" calcext:value-type="float">
            <text:p>0,04221</text:p>
          </table:table-cell>
          <table:table-cell office:value-type="float" office:value="0.001782" calcext:value-type="float">
            <text:p>0,001782</text:p>
          </table:table-cell>
          <table:table-cell office:value-type="float" office:value="27.491631" calcext:value-type="float">
            <text:p>27,491631</text:p>
          </table:table-cell>
          <table:table-cell office:value-type="float" office:value="15.0425" calcext:value-type="float">
            <text:p>15,0425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float" office:value="18662400" calcext:value-type="float">
            <text:p>18662400</text:p>
          </table:table-cell>
          <table:table-cell/>
          <table:table-cell office:value-type="float" office:value="0.010439" calcext:value-type="float">
            <text:p>0,010439</text:p>
          </table:table-cell>
          <table:table-cell office:value-type="float" office:value="0.000109" calcext:value-type="float">
            <text:p>0,000109</text:p>
          </table:table-cell>
          <table:table-cell office:value-type="float" office:value="39.626811" calcext:value-type="float">
            <text:p>39,626811</text:p>
          </table:table-cell>
          <table:table-cell office:value-type="float" office:value="9.1168" calcext:value-type="float">
            <text:p>9,1168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float" office:value="24883200" calcext:value-type="float">
            <text:p>24883200</text:p>
          </table:table-cell>
          <table:table-cell/>
          <table:table-cell office:value-type="float" office:value="0.002559" calcext:value-type="float">
            <text:p>0,002559</text:p>
          </table:table-cell>
          <table:table-cell office:value-type="float" office:value="0.000007" calcext:value-type="float">
            <text:p>7E-06</text:p>
          </table:table-cell>
          <table:table-cell office:value-type="float" office:value="51.83963" calcext:value-type="float">
            <text:p>51,83963</text:p>
          </table:table-cell>
          <table:table-cell office:value-type="float" office:value="9.121105" calcext:value-type="float">
            <text:p>9,121105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b</text:p>
          </table:table-cell>
          <table:table-cell office:value-type="float" office:value="31104000" calcext:value-type="float">
            <text:p>31104000</text:p>
          </table:table-cell>
          <table:table-cell/>
          <table:table-cell office:value-type="float" office:value="0.000636" calcext:value-type="float">
            <text:p>0,000636</text:p>
          </table:table-cell>
          <table:table-cell office:value-type="float" office:value="0" calcext:value-type="float">
            <text:p>0</text:p>
          </table:table-cell>
          <table:table-cell office:value-type="float" office:value="63.934016" calcext:value-type="float">
            <text:p>63,934016</text:p>
          </table:table-cell>
          <table:table-cell office:value-type="float" office:value="8.997144" calcext:value-type="float">
            <text:p>8,997144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v</text:p>
          </table:table-cell>
          <table:table-cell office:value-type="float" office:value="12441600" calcext:value-type="float">
            <text:p>12441600</text:p>
          </table:table-cell>
          <table:table-cell/>
          <table:table-cell office:value-type="float" office:value="0.034222" calcext:value-type="float">
            <text:p>0,034222</text:p>
          </table:table-cell>
          <table:table-cell office:value-type="float" office:value="0.001171" calcext:value-type="float">
            <text:p>0,001171</text:p>
          </table:table-cell>
          <table:table-cell office:value-type="float" office:value="29.313801" calcext:value-type="float">
            <text:p>29,313801</text:p>
          </table:table-cell>
          <table:table-cell office:value-type="float" office:value="6.828242" calcext:value-type="float">
            <text:p>6,828242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uv</text:p>
          </table:table-cell>
          <table:table-cell office:value-type="float" office:value="18662400" calcext:value-type="float">
            <text:p>18662400</text:p>
          </table:table-cell>
          <table:table-cell/>
          <table:table-cell office:value-type="float" office:value="0.009666" calcext:value-type="float">
            <text:p>0,009666</text:p>
          </table:table-cell>
          <table:table-cell office:value-type="float" office:value="0.000093" calcext:value-type="float">
            <text:p>9,3E-05</text:p>
          </table:table-cell>
          <table:table-cell office:value-type="float" office:value="40.294755" calcext:value-type="float">
            <text:p>40,294755</text:p>
          </table:table-cell>
          <table:table-cell office:value-type="float" office:value="2.627443" calcext:value-type="float">
            <text:p>2,627443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v</text:p>
          </table:table-cell>
          <table:table-cell office:value-type="float" office:value="24883200" calcext:value-type="float">
            <text:p>24883200</text:p>
          </table:table-cell>
          <table:table-cell/>
          <table:table-cell office:value-type="float" office:value="0.002223" calcext:value-type="float">
            <text:p>0,002223</text:p>
          </table:table-cell>
          <table:table-cell office:value-type="float" office:value="0.000005" calcext:value-type="float">
            <text:p>5E-06</text:p>
          </table:table-cell>
          <table:table-cell office:value-type="float" office:value="53.06162" calcext:value-type="float">
            <text:p>53,06162</text:p>
          </table:table-cell>
          <table:table-cell office:value-type="float" office:value="9.107859" calcext:value-type="float">
            <text:p>9,107859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v</text:p>
          </table:table-cell>
          <table:table-cell office:value-type="float" office:value="31104000" calcext:value-type="float">
            <text:p>31104000</text:p>
          </table:table-cell>
          <table:table-cell/>
          <table:table-cell office:value-type="float" office:value="0.000647" calcext:value-type="float">
            <text:p>0,000647</text:p>
          </table:table-cell>
          <table:table-cell office:value-type="float" office:value="0" calcext:value-type="float">
            <text:p>0</text:p>
          </table:table-cell>
          <table:table-cell office:value-type="float" office:value="63.77792" calcext:value-type="float">
            <text:p>63,77792</text:p>
          </table:table-cell>
          <table:table-cell office:value-type="float" office:value="2.420309" calcext:value-type="float">
            <text:p>2,420309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GB</text:p>
          </table:table-cell>
          <table:table-cell office:value-type="float" office:value="12441600" calcext:value-type="float">
            <text:p>12441600</text:p>
          </table:table-cell>
          <table:table-cell/>
          <table:table-cell office:value-type="float" office:value="0.017406" calcext:value-type="float">
            <text:p>0,017406</text:p>
          </table:table-cell>
          <table:table-cell office:value-type="float" office:value="0.000303" calcext:value-type="float">
            <text:p>0,000303</text:p>
          </table:table-cell>
          <table:table-cell office:value-type="float" office:value="35.186176" calcext:value-type="float">
            <text:p>35,186176</text:p>
          </table:table-cell>
          <table:table-cell office:value-type="float" office:value="5.932102" calcext:value-type="float">
            <text:p>5,932102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GB</text:p>
          </table:table-cell>
          <table:table-cell office:value-type="float" office:value="18662400" calcext:value-type="float">
            <text:p>18662400</text:p>
          </table:table-cell>
          <table:table-cell/>
          <table:table-cell office:value-type="float" office:value="0.003993" calcext:value-type="float">
            <text:p>0,003993</text:p>
          </table:table-cell>
          <table:table-cell office:value-type="float" office:value="0.000016" calcext:value-type="float">
            <text:p>1,6E-05</text:p>
          </table:table-cell>
          <table:table-cell office:value-type="float" office:value="47.972949" calcext:value-type="float">
            <text:p>47,972949</text:p>
          </table:table-cell>
          <table:table-cell office:value-type="float" office:value="1.240437" calcext:value-type="float">
            <text:p>1,240437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GB</text:p>
          </table:table-cell>
          <table:table-cell office:value-type="float" office:value="24883200" calcext:value-type="float">
            <text:p>24883200</text:p>
          </table:table-cell>
          <table:table-cell/>
          <table:table-cell office:value-type="float" office:value="0.00105" calcext:value-type="float">
            <text:p>0,0010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9.57238" calcext:value-type="float">
            <text:p>59,57238</text:p>
          </table:table-cell>
          <table:table-cell office:value-type="float" office:value="0.053728" calcext:value-type="float">
            <text:p>0,053728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GB</text:p>
          </table:table-cell>
          <table:table-cell office:value-type="float" office:value="31104000" calcext:value-type="float">
            <text:p>31104000</text:p>
          </table:table-cell>
          <table:table-cell/>
          <table:table-cell office:value-type="float" office:value="0.000257" calcext:value-type="float">
            <text:p>0,000257</text:p>
          </table:table-cell>
          <table:table-cell office:value-type="float" office:value="0" calcext:value-type="float">
            <text:p>0</text:p>
          </table:table-cell>
          <table:table-cell office:value-type="float" office:value="71.814074" calcext:value-type="float">
            <text:p>71,814074</text:p>
          </table:table-cell>
          <table:table-cell office:value-type="float" office:value="0.000126" calcext:value-type="float">
            <text:p>0,000126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GB</text:p>
          </table:table-cell>
          <table:table-cell office:value-type="float" office:value="12441600" calcext:value-type="float">
            <text:p>12441600</text:p>
          </table:table-cell>
          <table:table-cell/>
          <table:table-cell office:value-type="float" office:value="0.019099" calcext:value-type="float">
            <text:p>0,019099</text:p>
          </table:table-cell>
          <table:table-cell office:value-type="float" office:value="0.000365" calcext:value-type="float">
            <text:p>0,000365</text:p>
          </table:table-cell>
          <table:table-cell office:value-type="float" office:value="34.379877" calcext:value-type="float">
            <text:p>34,379877</text:p>
          </table:table-cell>
          <table:table-cell office:value-type="float" office:value="0.47859" calcext:value-type="float">
            <text:p>0,47859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GB</text:p>
          </table:table-cell>
          <table:table-cell office:value-type="float" office:value="18662400" calcext:value-type="float">
            <text:p>18662400</text:p>
          </table:table-cell>
          <table:table-cell/>
          <table:table-cell office:value-type="float" office:value="0.004583" calcext:value-type="float">
            <text:p>0,004583</text:p>
          </table:table-cell>
          <table:table-cell office:value-type="float" office:value="0.000021" calcext:value-type="float">
            <text:p>2,1E-05</text:p>
          </table:table-cell>
          <table:table-cell office:value-type="float" office:value="46.777747" calcext:value-type="float">
            <text:p>46,777747</text:p>
          </table:table-cell>
          <table:table-cell office:value-type="float" office:value="0.001259" calcext:value-type="float">
            <text:p>0,001259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GB</text:p>
          </table:table-cell>
          <table:table-cell office:value-type="float" office:value="24883200" calcext:value-type="float">
            <text:p>24883200</text:p>
          </table:table-cell>
          <table:table-cell/>
          <table:table-cell office:value-type="float" office:value="0.001135" calcext:value-type="float">
            <text:p>0,00113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8.901497" calcext:value-type="float">
            <text:p>58,901497</text:p>
          </table:table-cell>
          <table:table-cell office:value-type="float" office:value="0.000098" calcext:value-type="float">
            <text:p>9,8E-05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RGB</text:p>
          </table:table-cell>
          <table:table-cell office:value-type="float" office:value="31104000" calcext:value-type="float">
            <text:p>31104000</text:p>
          </table:table-cell>
          <table:table-cell/>
          <table:table-cell office:value-type="float" office:value="0.000292" calcext:value-type="float">
            <text:p>0,000292</text:p>
          </table:table-cell>
          <table:table-cell office:value-type="float" office:value="0" calcext:value-type="float">
            <text:p>0</text:p>
          </table:table-cell>
          <table:table-cell office:value-type="float" office:value="70.698616" calcext:value-type="float">
            <text:p>70,698616</text:p>
          </table:table-cell>
          <table:table-cell office:value-type="float" office:value="0.00001" calcext:value-type="float">
            <text:p>1E-05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YZ</text:p>
          </table:table-cell>
          <table:table-cell office:value-type="float" office:value="12441600" calcext:value-type="float">
            <text:p>12441600</text:p>
          </table:table-cell>
          <table:table-cell/>
          <table:table-cell office:value-type="float" office:value="0.049268" calcext:value-type="float">
            <text:p>0,049268</text:p>
          </table:table-cell>
          <table:table-cell office:value-type="float" office:value="0.002427" calcext:value-type="float">
            <text:p>0,002427</text:p>
          </table:table-cell>
          <table:table-cell office:value-type="float" office:value="26.148617" calcext:value-type="float">
            <text:p>26,148617</text:p>
          </table:table-cell>
          <table:table-cell office:value-type="float" office:value="3.173634" calcext:value-type="float">
            <text:p>3,173634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YZ</text:p>
          </table:table-cell>
          <table:table-cell office:value-type="float" office:value="18662400" calcext:value-type="float">
            <text:p>18662400</text:p>
          </table:table-cell>
          <table:table-cell/>
          <table:table-cell office:value-type="float" office:value="0.029245" calcext:value-type="float">
            <text:p>0,029245</text:p>
          </table:table-cell>
          <table:table-cell office:value-type="float" office:value="0.000855" calcext:value-type="float">
            <text:p>0,000855</text:p>
          </table:table-cell>
          <table:table-cell office:value-type="float" office:value="30.678998" calcext:value-type="float">
            <text:p>30,678998</text:p>
          </table:table-cell>
          <table:table-cell office:value-type="float" office:value="3.171887" calcext:value-type="float">
            <text:p>3,171887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YZ</text:p>
          </table:table-cell>
          <table:table-cell office:value-type="float" office:value="24883200" calcext:value-type="float">
            <text:p>24883200</text:p>
          </table:table-cell>
          <table:table-cell/>
          <table:table-cell office:value-type="float" office:value="0.027471" calcext:value-type="float">
            <text:p>0,027471</text:p>
          </table:table-cell>
          <table:table-cell office:value-type="float" office:value="0.000755" calcext:value-type="float">
            <text:p>0,000755</text:p>
          </table:table-cell>
          <table:table-cell office:value-type="float" office:value="31.22241" calcext:value-type="float">
            <text:p>31,22241</text:p>
          </table:table-cell>
          <table:table-cell office:value-type="float" office:value="2.001221" calcext:value-type="float">
            <text:p>2,001221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YZ</text:p>
          </table:table-cell>
          <table:table-cell office:value-type="float" office:value="31104000" calcext:value-type="float">
            <text:p>31104000</text:p>
          </table:table-cell>
          <table:table-cell/>
          <table:table-cell office:value-type="float" office:value="0.027339" calcext:value-type="float">
            <text:p>0,027339</text:p>
          </table:table-cell>
          <table:table-cell office:value-type="float" office:value="0.000747" calcext:value-type="float">
            <text:p>0,000747</text:p>
          </table:table-cell>
          <table:table-cell office:value-type="float" office:value="31.264398" calcext:value-type="float">
            <text:p>31,264398</text:p>
          </table:table-cell>
          <table:table-cell office:value-type="float" office:value="1.835543" calcext:value-type="float">
            <text:p>1,835543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C</text:p>
          </table:table-cell>
          <table:table-cell office:value-type="float" office:value="12441600" calcext:value-type="float">
            <text:p>12441600</text:p>
          </table:table-cell>
          <table:table-cell/>
          <table:table-cell office:value-type="float" office:value="0.103997" calcext:value-type="float">
            <text:p>0,103997</text:p>
          </table:table-cell>
          <table:table-cell office:value-type="float" office:value="0.010815" calcext:value-type="float">
            <text:p>0,010815</text:p>
          </table:table-cell>
          <table:table-cell office:value-type="float" office:value="19.659584" calcext:value-type="float">
            <text:p>19,659584</text:p>
          </table:table-cell>
          <table:table-cell office:value-type="float" office:value="13.708313" calcext:value-type="float">
            <text:p>13,708313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C</text:p>
          </table:table-cell>
          <table:table-cell office:value-type="float" office:value="18662400" calcext:value-type="float">
            <text:p>18662400</text:p>
          </table:table-cell>
          <table:table-cell/>
          <table:table-cell office:value-type="float" office:value="0.09947" calcext:value-type="float">
            <text:p>0,09947</text:p>
          </table:table-cell>
          <table:table-cell office:value-type="float" office:value="0.009894" calcext:value-type="float">
            <text:p>0,009894</text:p>
          </table:table-cell>
          <table:table-cell office:value-type="float" office:value="20.046114" calcext:value-type="float">
            <text:p>20,046114</text:p>
          </table:table-cell>
          <table:table-cell office:value-type="float" office:value="13.55467" calcext:value-type="float">
            <text:p>13,55467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C</text:p>
          </table:table-cell>
          <table:table-cell office:value-type="float" office:value="24883200" calcext:value-type="float">
            <text:p>24883200</text:p>
          </table:table-cell>
          <table:table-cell/>
          <table:table-cell office:value-type="float" office:value="0.09929" calcext:value-type="float">
            <text:p>0,09929</text:p>
          </table:table-cell>
          <table:table-cell office:value-type="float" office:value="0.009859" calcext:value-type="float">
            <text:p>0,009859</text:p>
          </table:table-cell>
          <table:table-cell office:value-type="float" office:value="20.061879" calcext:value-type="float">
            <text:p>20,061879</text:p>
          </table:table-cell>
          <table:table-cell office:value-type="float" office:value="4.986646" calcext:value-type="float">
            <text:p>4,986646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C</text:p>
          </table:table-cell>
          <table:table-cell office:value-type="float" office:value="31104000" calcext:value-type="float">
            <text:p>31104000</text:p>
          </table:table-cell>
          <table:table-cell/>
          <table:table-cell office:value-type="float" office:value="0.099277" calcext:value-type="float">
            <text:p>0,099277</text:p>
          </table:table-cell>
          <table:table-cell office:value-type="float" office:value="0.009856" calcext:value-type="float">
            <text:p>0,009856</text:p>
          </table:table-cell>
          <table:table-cell office:value-type="float" office:value="20.063034" calcext:value-type="float">
            <text:p>20,063034</text:p>
          </table:table-cell>
          <table:table-cell office:value-type="float" office:value="4.988258" calcext:value-type="float">
            <text:p>4,988258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PbPr</text:p>
          </table:table-cell>
          <table:table-cell office:value-type="float" office:value="12441600" calcext:value-type="float">
            <text:p>12441600</text:p>
          </table:table-cell>
          <table:table-cell/>
          <table:table-cell office:value-type="float" office:value="0.046387" calcext:value-type="float">
            <text:p>0,046387</text:p>
          </table:table-cell>
          <table:table-cell office:value-type="float" office:value="0.002152" calcext:value-type="float">
            <text:p>0,002152</text:p>
          </table:table-cell>
          <table:table-cell office:value-type="float" office:value="26.672167" calcext:value-type="float">
            <text:p>26,672167</text:p>
          </table:table-cell>
          <table:table-cell office:value-type="float" office:value="9.165833" calcext:value-type="float">
            <text:p>9,165833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PbPr</text:p>
          </table:table-cell>
          <table:table-cell office:value-type="float" office:value="18662400" calcext:value-type="float">
            <text:p>18662400</text:p>
          </table:table-cell>
          <table:table-cell/>
          <table:table-cell office:value-type="float" office:value="0.011331" calcext:value-type="float">
            <text:p>0,011331</text:p>
          </table:table-cell>
          <table:table-cell office:value-type="float" office:value="0.000128" calcext:value-type="float">
            <text:p>0,000128</text:p>
          </table:table-cell>
          <table:table-cell office:value-type="float" office:value="38.914715" calcext:value-type="float">
            <text:p>38,914715</text:p>
          </table:table-cell>
          <table:table-cell office:value-type="float" office:value="2.069544" calcext:value-type="float">
            <text:p>2,069544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PbPr</text:p>
          </table:table-cell>
          <table:table-cell office:value-type="float" office:value="24883200" calcext:value-type="float">
            <text:p>24883200</text:p>
          </table:table-cell>
          <table:table-cell/>
          <table:table-cell office:value-type="float" office:value="0.002774" calcext:value-type="float">
            <text:p>0,002774</text:p>
          </table:table-cell>
          <table:table-cell office:value-type="float" office:value="0.000008" calcext:value-type="float">
            <text:p>8E-06</text:p>
          </table:table-cell>
          <table:table-cell office:value-type="float" office:value="51.13692" calcext:value-type="float">
            <text:p>51,13692</text:p>
          </table:table-cell>
          <table:table-cell office:value-type="float" office:value="1.936288" calcext:value-type="float">
            <text:p>1,936288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PbPr</text:p>
          </table:table-cell>
          <table:table-cell office:value-type="float" office:value="31104000" calcext:value-type="float">
            <text:p>31104000</text:p>
          </table:table-cell>
          <table:table-cell/>
          <table:table-cell office:value-type="float" office:value="0.000719" calcext:value-type="float">
            <text:p>0,00071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2.862899" calcext:value-type="float">
            <text:p>62,862899</text:p>
          </table:table-cell>
          <table:table-cell office:value-type="float" office:value="1.891846" calcext:value-type="float">
            <text:p>1,891846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UV</text:p>
          </table:table-cell>
          <table:table-cell office:value-type="float" office:value="12441600" calcext:value-type="float">
            <text:p>12441600</text:p>
          </table:table-cell>
          <table:table-cell/>
          <table:table-cell office:value-type="float" office:value="0.039572" calcext:value-type="float">
            <text:p>0,039572</text:p>
          </table:table-cell>
          <table:table-cell office:value-type="float" office:value="0.001566" calcext:value-type="float">
            <text:p>0,001566</text:p>
          </table:table-cell>
          <table:table-cell office:value-type="float" office:value="28.052179" calcext:value-type="float">
            <text:p>28,052179</text:p>
          </table:table-cell>
          <table:table-cell office:value-type="float" office:value="12.925465" calcext:value-type="float">
            <text:p>12,925465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UV</text:p>
          </table:table-cell>
          <table:table-cell office:value-type="float" office:value="18662400" calcext:value-type="float">
            <text:p>18662400</text:p>
          </table:table-cell>
          <table:table-cell/>
          <table:table-cell office:value-type="float" office:value="0.009664" calcext:value-type="float">
            <text:p>0,009664</text:p>
          </table:table-cell>
          <table:table-cell office:value-type="float" office:value="0.000093" calcext:value-type="float">
            <text:p>9,3E-05</text:p>
          </table:table-cell>
          <table:table-cell office:value-type="float" office:value="40.296896" calcext:value-type="float">
            <text:p>40,296896</text:p>
          </table:table-cell>
          <table:table-cell office:value-type="float" office:value="9.152483" calcext:value-type="float">
            <text:p>9,152483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UV</text:p>
          </table:table-cell>
          <table:table-cell office:value-type="float" office:value="24883200" calcext:value-type="float">
            <text:p>24883200</text:p>
          </table:table-cell>
          <table:table-cell/>
          <table:table-cell office:value-type="float" office:value="0.002347" calcext:value-type="float">
            <text:p>0,002347</text:p>
          </table:table-cell>
          <table:table-cell office:value-type="float" office:value="0.000006" calcext:value-type="float">
            <text:p>6E-06</text:p>
          </table:table-cell>
          <table:table-cell office:value-type="float" office:value="52.589513" calcext:value-type="float">
            <text:p>52,589513</text:p>
          </table:table-cell>
          <table:table-cell office:value-type="float" office:value="9.18717" calcext:value-type="float">
            <text:p>9,18717</text:p>
          </table:table-cell>
        </table:table-row>
        <table:table-row table:style-name="ro1">
          <table:table-cell office:value-type="string" calcext:value-type="string">
            <text:p>pictures\7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UV</text:p>
          </table:table-cell>
          <table:table-cell office:value-type="float" office:value="31104000" calcext:value-type="float">
            <text:p>31104000</text:p>
          </table:table-cell>
          <table:table-cell/>
          <table:table-cell office:value-type="float" office:value="0.000598" calcext:value-type="float">
            <text:p>0,000598</text:p>
          </table:table-cell>
          <table:table-cell office:value-type="float" office:value="0" calcext:value-type="float">
            <text:p>0</text:p>
          </table:table-cell>
          <table:table-cell office:value-type="float" office:value="64.463921" calcext:value-type="float">
            <text:p>64,463921</text:p>
          </table:table-cell>
          <table:table-cell office:value-type="float" office:value="9.042188" calcext:value-type="float">
            <text:p>9,042188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GB(A)</text:p>
          </table:table-cell>
          <table:table-cell office:value-type="float" office:value="5591117" calcext:value-type="float">
            <text:p>55911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YK</text:p>
          </table:table-cell>
          <table:table-cell office:value-type="float" office:value="2795520" calcext:value-type="float">
            <text:p>2795520</text:p>
          </table:table-cell>
          <table:table-cell/>
          <table:table-cell office:value-type="float" office:value="0.013178" calcext:value-type="float">
            <text:p>0,013178</text:p>
          </table:table-cell>
          <table:table-cell office:value-type="float" office:value="0.000174" calcext:value-type="float">
            <text:p>0,000174</text:p>
          </table:table-cell>
          <table:table-cell office:value-type="float" office:value="37.603084" calcext:value-type="float">
            <text:p>37,603084</text:p>
          </table:table-cell>
          <table:table-cell office:value-type="float" office:value="2.408197" calcext:value-type="float">
            <text:p>2,408197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MYK</text:p>
          </table:table-cell>
          <table:table-cell office:value-type="float" office:value="4193280" calcext:value-type="float">
            <text:p>4193280</text:p>
          </table:table-cell>
          <table:table-cell/>
          <table:table-cell office:value-type="float" office:value="0.003151" calcext:value-type="float">
            <text:p>0,003151</text:p>
          </table:table-cell>
          <table:table-cell office:value-type="float" office:value="0.00001" calcext:value-type="float">
            <text:p>1E-05</text:p>
          </table:table-cell>
          <table:table-cell office:value-type="float" office:value="50.031469" calcext:value-type="float">
            <text:p>50,031469</text:p>
          </table:table-cell>
          <table:table-cell office:value-type="float" office:value="0.001814" calcext:value-type="float">
            <text:p>0,001814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MYK</text:p>
          </table:table-cell>
          <table:table-cell office:value-type="float" office:value="5591040" calcext:value-type="float">
            <text:p>5591040</text:p>
          </table:table-cell>
          <table:table-cell/>
          <table:table-cell office:value-type="float" office:value="0.000789" calcext:value-type="float">
            <text:p>0,00078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2.055583" calcext:value-type="float">
            <text:p>62,055583</text:p>
          </table:table-cell>
          <table:table-cell office:value-type="float" office:value="0.000325" calcext:value-type="float">
            <text:p>0,000325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MYK</text:p>
          </table:table-cell>
          <table:table-cell office:value-type="float" office:value="6988800" calcext:value-type="float">
            <text:p>6988800</text:p>
          </table:table-cell>
          <table:table-cell/>
          <table:table-cell office:value-type="float" office:value="0.000201" calcext:value-type="float">
            <text:p>0,000201</text:p>
          </table:table-cell>
          <table:table-cell office:value-type="float" office:value="0" calcext:value-type="float">
            <text:p>0</text:p>
          </table:table-cell>
          <table:table-cell office:value-type="float" office:value="73.924612" calcext:value-type="float">
            <text:p>73,924612</text:p>
          </table:table-cell>
          <table:table-cell office:value-type="float" office:value="0.000029" calcext:value-type="float">
            <text:p>2,9E-05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bC</text:p>
          </table:table-cell>
          <table:table-cell office:value-type="float" office:value="2096640" calcext:value-type="float">
            <text:p>2096640</text:p>
          </table:table-cell>
          <table:table-cell/>
          <table:table-cell office:value-type="float" office:value="0.042929" calcext:value-type="float">
            <text:p>0,042929</text:p>
          </table:table-cell>
          <table:table-cell office:value-type="float" office:value="0.001843" calcext:value-type="float">
            <text:p>0,001843</text:p>
          </table:table-cell>
          <table:table-cell office:value-type="float" office:value="27.344903" calcext:value-type="float">
            <text:p>27,344903</text:p>
          </table:table-cell>
          <table:table-cell office:value-type="float" office:value="41.648354" calcext:value-type="float">
            <text:p>41,648354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bC</text:p>
          </table:table-cell>
          <table:table-cell office:value-type="float" office:value="3144960" calcext:value-type="float">
            <text:p>3144960</text:p>
          </table:table-cell>
          <table:table-cell/>
          <table:table-cell office:value-type="float" office:value="0.010248" calcext:value-type="float">
            <text:p>0,010248</text:p>
          </table:table-cell>
          <table:table-cell office:value-type="float" office:value="0.000105" calcext:value-type="float">
            <text:p>0,000105</text:p>
          </table:table-cell>
          <table:table-cell office:value-type="float" office:value="39.787329" calcext:value-type="float">
            <text:p>39,787329</text:p>
          </table:table-cell>
          <table:table-cell office:value-type="float" office:value="4.51481" calcext:value-type="float">
            <text:p>4,51481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bC</text:p>
          </table:table-cell>
          <table:table-cell office:value-type="float" office:value="4193280" calcext:value-type="float">
            <text:p>4193280</text:p>
          </table:table-cell>
          <table:table-cell/>
          <table:table-cell office:value-type="float" office:value="0.002559" calcext:value-type="float">
            <text:p>0,002559</text:p>
          </table:table-cell>
          <table:table-cell office:value-type="float" office:value="0.000007" calcext:value-type="float">
            <text:p>7E-06</text:p>
          </table:table-cell>
          <table:table-cell office:value-type="float" office:value="51.839126" calcext:value-type="float">
            <text:p>51,839126</text:p>
          </table:table-cell>
          <table:table-cell office:value-type="float" office:value="1.05732" calcext:value-type="float">
            <text:p>1,05732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bC</text:p>
          </table:table-cell>
          <table:table-cell office:value-type="float" office:value="5241600" calcext:value-type="float">
            <text:p>5241600</text:p>
          </table:table-cell>
          <table:table-cell/>
          <table:table-cell office:value-type="float" office:value="0.00065" calcext:value-type="float">
            <text:p>0,00065</text:p>
          </table:table-cell>
          <table:table-cell office:value-type="float" office:value="0" calcext:value-type="float">
            <text:p>0</text:p>
          </table:table-cell>
          <table:table-cell office:value-type="float" office:value="63.743701" calcext:value-type="float">
            <text:p>63,743701</text:p>
          </table:table-cell>
          <table:table-cell office:value-type="float" office:value="1.290381" calcext:value-type="float">
            <text:p>1,290381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CL</text:p>
          </table:table-cell>
          <table:table-cell office:value-type="float" office:value="2096640" calcext:value-type="float">
            <text:p>2096640</text:p>
          </table:table-cell>
          <table:table-cell/>
          <table:table-cell office:value-type="float" office:value="0.014538" calcext:value-type="float">
            <text:p>0,014538</text:p>
          </table:table-cell>
          <table:table-cell office:value-type="float" office:value="0.000211" calcext:value-type="float">
            <text:p>0,000211</text:p>
          </table:table-cell>
          <table:table-cell office:value-type="float" office:value="36.749797" calcext:value-type="float">
            <text:p>36,749797</text:p>
          </table:table-cell>
          <table:table-cell office:value-type="float" office:value="27.344138" calcext:value-type="float">
            <text:p>27,344138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CL</text:p>
          </table:table-cell>
          <table:table-cell office:value-type="float" office:value="3144960" calcext:value-type="float">
            <text:p>3144960</text:p>
          </table:table-cell>
          <table:table-cell/>
          <table:table-cell office:value-type="float" office:value="0.003569" calcext:value-type="float">
            <text:p>0,003569</text:p>
          </table:table-cell>
          <table:table-cell office:value-type="float" office:value="0.000013" calcext:value-type="float">
            <text:p>1,3E-05</text:p>
          </table:table-cell>
          <table:table-cell office:value-type="float" office:value="48.949274" calcext:value-type="float">
            <text:p>48,949274</text:p>
          </table:table-cell>
          <table:table-cell office:value-type="float" office:value="0.09498" calcext:value-type="float">
            <text:p>0,09498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CL</text:p>
          </table:table-cell>
          <table:table-cell office:value-type="float" office:value="4193280" calcext:value-type="float">
            <text:p>4193280</text:p>
          </table:table-cell>
          <table:table-cell/>
          <table:table-cell office:value-type="float" office:value="0.000867" calcext:value-type="float">
            <text:p>0,00086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1.244086" calcext:value-type="float">
            <text:p>61,244086</text:p>
          </table:table-cell>
          <table:table-cell office:value-type="float" office:value="0.000255" calcext:value-type="float">
            <text:p>0,000255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CL</text:p>
          </table:table-cell>
          <table:table-cell office:value-type="float" office:value="5241600" calcext:value-type="float">
            <text:p>5241600</text:p>
          </table:table-cell>
          <table:table-cell/>
          <table:table-cell office:value-type="float" office:value="0.000213" calcext:value-type="float">
            <text:p>0,000213</text:p>
          </table:table-cell>
          <table:table-cell office:value-type="float" office:value="0" calcext:value-type="float">
            <text:p>0</text:p>
          </table:table-cell>
          <table:table-cell office:value-type="float" office:value="73.414457" calcext:value-type="float">
            <text:p>73,414457</text:p>
          </table:table-cell>
          <table:table-cell office:value-type="float" office:value="0.000062" calcext:value-type="float">
            <text:p>6,2E-05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</text:p>
          </table:table-cell>
          <table:table-cell office:value-type="float" office:value="2096640" calcext:value-type="float">
            <text:p>2096640</text:p>
          </table:table-cell>
          <table:table-cell/>
          <table:table-cell office:value-type="float" office:value="0.028954" calcext:value-type="float">
            <text:p>0,028954</text:p>
          </table:table-cell>
          <table:table-cell office:value-type="float" office:value="0.000838" calcext:value-type="float">
            <text:p>0,000838</text:p>
          </table:table-cell>
          <table:table-cell office:value-type="float" office:value="30.765953" calcext:value-type="float">
            <text:p>30,765953</text:p>
          </table:table-cell>
          <table:table-cell office:value-type="float" office:value="24.535307" calcext:value-type="float">
            <text:p>24,535307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float" office:value="3144960" calcext:value-type="float">
            <text:p>3144960</text:p>
          </table:table-cell>
          <table:table-cell/>
          <table:table-cell office:value-type="float" office:value="0.006197" calcext:value-type="float">
            <text:p>0,006197</text:p>
          </table:table-cell>
          <table:table-cell office:value-type="float" office:value="0.000038" calcext:value-type="float">
            <text:p>3,8E-05</text:p>
          </table:table-cell>
          <table:table-cell office:value-type="float" office:value="44.156208" calcext:value-type="float">
            <text:p>44,156208</text:p>
          </table:table-cell>
          <table:table-cell office:value-type="float" office:value="19.200023" calcext:value-type="float">
            <text:p>19,200023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float" office:value="4193280" calcext:value-type="float">
            <text:p>4193280</text:p>
          </table:table-cell>
          <table:table-cell/>
          <table:table-cell office:value-type="float" office:value="0.001571" calcext:value-type="float">
            <text:p>0,00157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56.078647" calcext:value-type="float">
            <text:p>56,078647</text:p>
          </table:table-cell>
          <table:table-cell office:value-type="float" office:value="7.599568" calcext:value-type="float">
            <text:p>7,599568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b</text:p>
          </table:table-cell>
          <table:table-cell office:value-type="float" office:value="5241600" calcext:value-type="float">
            <text:p>5241600</text:p>
          </table:table-cell>
          <table:table-cell/>
          <table:table-cell office:value-type="float" office:value="0.000393" calcext:value-type="float">
            <text:p>0,000393</text:p>
          </table:table-cell>
          <table:table-cell office:value-type="float" office:value="0" calcext:value-type="float">
            <text:p>0</text:p>
          </table:table-cell>
          <table:table-cell office:value-type="float" office:value="68.120033" calcext:value-type="float">
            <text:p>68,120033</text:p>
          </table:table-cell>
          <table:table-cell office:value-type="float" office:value="7.725489" calcext:value-type="float">
            <text:p>7,725489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v</text:p>
          </table:table-cell>
          <table:table-cell office:value-type="float" office:value="2096640" calcext:value-type="float">
            <text:p>2096640</text:p>
          </table:table-cell>
          <table:table-cell/>
          <table:table-cell office:value-type="float" office:value="0.024042" calcext:value-type="float">
            <text:p>0,024042</text:p>
          </table:table-cell>
          <table:table-cell office:value-type="float" office:value="0.000578" calcext:value-type="float">
            <text:p>0,000578</text:p>
          </table:table-cell>
          <table:table-cell office:value-type="float" office:value="32.380711" calcext:value-type="float">
            <text:p>32,380711</text:p>
          </table:table-cell>
          <table:table-cell office:value-type="float" office:value="52.957868" calcext:value-type="float">
            <text:p>52,957868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uv</text:p>
          </table:table-cell>
          <table:table-cell office:value-type="float" office:value="3144960" calcext:value-type="float">
            <text:p>3144960</text:p>
          </table:table-cell>
          <table:table-cell/>
          <table:table-cell office:value-type="float" office:value="0.006998" calcext:value-type="float">
            <text:p>0,006998</text:p>
          </table:table-cell>
          <table:table-cell office:value-type="float" office:value="0.000049" calcext:value-type="float">
            <text:p>4,9E-05</text:p>
          </table:table-cell>
          <table:table-cell office:value-type="float" office:value="43.100145" calcext:value-type="float">
            <text:p>43,100145</text:p>
          </table:table-cell>
          <table:table-cell office:value-type="float" office:value="17.885844" calcext:value-type="float">
            <text:p>17,885844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v</text:p>
          </table:table-cell>
          <table:table-cell office:value-type="float" office:value="4193280" calcext:value-type="float">
            <text:p>4193280</text:p>
          </table:table-cell>
          <table:table-cell/>
          <table:table-cell office:value-type="float" office:value="0.001499" calcext:value-type="float">
            <text:p>0,00149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56.482183" calcext:value-type="float">
            <text:p>56,482183</text:p>
          </table:table-cell>
          <table:table-cell office:value-type="float" office:value="8.852368" calcext:value-type="float">
            <text:p>8,852368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v</text:p>
          </table:table-cell>
          <table:table-cell office:value-type="float" office:value="5241600" calcext:value-type="float">
            <text:p>5241600</text:p>
          </table:table-cell>
          <table:table-cell/>
          <table:table-cell office:value-type="float" office:value="0.000512" calcext:value-type="float">
            <text:p>0,000512</text:p>
          </table:table-cell>
          <table:table-cell office:value-type="float" office:value="0" calcext:value-type="float">
            <text:p>0</text:p>
          </table:table-cell>
          <table:table-cell office:value-type="float" office:value="65.820562" calcext:value-type="float">
            <text:p>65,820562</text:p>
          </table:table-cell>
          <table:table-cell office:value-type="float" office:value="25.495036" calcext:value-type="float">
            <text:p>25,495036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GB</text:p>
          </table:table-cell>
          <table:table-cell office:value-type="float" office:value="2096640" calcext:value-type="float">
            <text:p>2096640</text:p>
          </table:table-cell>
          <table:table-cell/>
          <table:table-cell office:value-type="float" office:value="0.01566" calcext:value-type="float">
            <text:p>0,01566</text:p>
          </table:table-cell>
          <table:table-cell office:value-type="float" office:value="0.000245" calcext:value-type="float">
            <text:p>0,000245</text:p>
          </table:table-cell>
          <table:table-cell office:value-type="float" office:value="36.104286" calcext:value-type="float">
            <text:p>36,104286</text:p>
          </table:table-cell>
          <table:table-cell office:value-type="float" office:value="25.890321" calcext:value-type="float">
            <text:p>25,890321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GB</text:p>
          </table:table-cell>
          <table:table-cell office:value-type="float" office:value="3144960" calcext:value-type="float">
            <text:p>3144960</text:p>
          </table:table-cell>
          <table:table-cell/>
          <table:table-cell office:value-type="float" office:value="0.003908" calcext:value-type="float">
            <text:p>0,003908</text:p>
          </table:table-cell>
          <table:table-cell office:value-type="float" office:value="0.000015" calcext:value-type="float">
            <text:p>1,5E-05</text:p>
          </table:table-cell>
          <table:table-cell office:value-type="float" office:value="48.160325" calcext:value-type="float">
            <text:p>48,160325</text:p>
          </table:table-cell>
          <table:table-cell office:value-type="float" office:value="4.90057" calcext:value-type="float">
            <text:p>4,90057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GB</text:p>
          </table:table-cell>
          <table:table-cell office:value-type="float" office:value="4193280" calcext:value-type="float">
            <text:p>4193280</text:p>
          </table:table-cell>
          <table:table-cell/>
          <table:table-cell office:value-type="float" office:value="0.001002" calcext:value-type="float">
            <text:p>0,00100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9.985665" calcext:value-type="float">
            <text:p>59,985665</text:p>
          </table:table-cell>
          <table:table-cell office:value-type="float" office:value="2.527324" calcext:value-type="float">
            <text:p>2,527324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GB</text:p>
          </table:table-cell>
          <table:table-cell office:value-type="float" office:value="5241600" calcext:value-type="float">
            <text:p>5241600</text:p>
          </table:table-cell>
          <table:table-cell/>
          <table:table-cell office:value-type="float" office:value="0.000237" calcext:value-type="float">
            <text:p>0,000237</text:p>
          </table:table-cell>
          <table:table-cell office:value-type="float" office:value="0" calcext:value-type="float">
            <text:p>0</text:p>
          </table:table-cell>
          <table:table-cell office:value-type="float" office:value="72.506334" calcext:value-type="float">
            <text:p>72,506334</text:p>
          </table:table-cell>
          <table:table-cell office:value-type="float" office:value="0.017206" calcext:value-type="float">
            <text:p>0,017206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GB</text:p>
          </table:table-cell>
          <table:table-cell office:value-type="float" office:value="2096640" calcext:value-type="float">
            <text:p>2096640</text:p>
          </table:table-cell>
          <table:table-cell/>
          <table:table-cell office:value-type="float" office:value="0.012184" calcext:value-type="float">
            <text:p>0,012184</text:p>
          </table:table-cell>
          <table:table-cell office:value-type="float" office:value="0.000148" calcext:value-type="float">
            <text:p>0,000148</text:p>
          </table:table-cell>
          <table:table-cell office:value-type="float" office:value="38.28445" calcext:value-type="float">
            <text:p>38,28445</text:p>
          </table:table-cell>
          <table:table-cell office:value-type="float" office:value="1.195807" calcext:value-type="float">
            <text:p>1,195807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GB</text:p>
          </table:table-cell>
          <table:table-cell office:value-type="float" office:value="3144960" calcext:value-type="float">
            <text:p>3144960</text:p>
          </table:table-cell>
          <table:table-cell/>
          <table:table-cell office:value-type="float" office:value="0.002906" calcext:value-type="float">
            <text:p>0,0029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50.735255" calcext:value-type="float">
            <text:p>50,735255</text:p>
          </table:table-cell>
          <table:table-cell office:value-type="float" office:value="0.040792" calcext:value-type="float">
            <text:p>0,040792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GB</text:p>
          </table:table-cell>
          <table:table-cell office:value-type="float" office:value="4193280" calcext:value-type="float">
            <text:p>4193280</text:p>
          </table:table-cell>
          <table:table-cell/>
          <table:table-cell office:value-type="float" office:value="0.000725" calcext:value-type="float">
            <text:p>0,00072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2.791459" calcext:value-type="float">
            <text:p>62,791459</text:p>
          </table:table-cell>
          <table:table-cell office:value-type="float" office:value="0.001122" calcext:value-type="float">
            <text:p>0,001122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RGB</text:p>
          </table:table-cell>
          <table:table-cell office:value-type="float" office:value="5241600" calcext:value-type="float">
            <text:p>5241600</text:p>
          </table:table-cell>
          <table:table-cell/>
          <table:table-cell office:value-type="float" office:value="0.000186" calcext:value-type="float">
            <text:p>0,000186</text:p>
          </table:table-cell>
          <table:table-cell office:value-type="float" office:value="0" calcext:value-type="float">
            <text:p>0</text:p>
          </table:table-cell>
          <table:table-cell office:value-type="float" office:value="74.592023" calcext:value-type="float">
            <text:p>74,592023</text:p>
          </table:table-cell>
          <table:table-cell office:value-type="float" office:value="0.000064" calcext:value-type="float">
            <text:p>6,4E-05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YZ</text:p>
          </table:table-cell>
          <table:table-cell office:value-type="float" office:value="2096640" calcext:value-type="float">
            <text:p>2096640</text:p>
          </table:table-cell>
          <table:table-cell/>
          <table:table-cell office:value-type="float" office:value="0.039625" calcext:value-type="float">
            <text:p>0,039625</text:p>
          </table:table-cell>
          <table:table-cell office:value-type="float" office:value="0.00157" calcext:value-type="float">
            <text:p>0,00157</text:p>
          </table:table-cell>
          <table:table-cell office:value-type="float" office:value="28.040617" calcext:value-type="float">
            <text:p>28,040617</text:p>
          </table:table-cell>
          <table:table-cell office:value-type="float" office:value="23.7015" calcext:value-type="float">
            <text:p>23,7015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YZ</text:p>
          </table:table-cell>
          <table:table-cell office:value-type="float" office:value="3144960" calcext:value-type="float">
            <text:p>3144960</text:p>
          </table:table-cell>
          <table:table-cell/>
          <table:table-cell office:value-type="float" office:value="0.028379" calcext:value-type="float">
            <text:p>0,028379</text:p>
          </table:table-cell>
          <table:table-cell office:value-type="float" office:value="0.000805" calcext:value-type="float">
            <text:p>0,000805</text:p>
          </table:table-cell>
          <table:table-cell office:value-type="float" office:value="30.940101" calcext:value-type="float">
            <text:p>30,940101</text:p>
          </table:table-cell>
          <table:table-cell office:value-type="float" office:value="11.845511" calcext:value-type="float">
            <text:p>11,845511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YZ</text:p>
          </table:table-cell>
          <table:table-cell office:value-type="float" office:value="4193280" calcext:value-type="float">
            <text:p>4193280</text:p>
          </table:table-cell>
          <table:table-cell/>
          <table:table-cell office:value-type="float" office:value="0.026883" calcext:value-type="float">
            <text:p>0,026883</text:p>
          </table:table-cell>
          <table:table-cell office:value-type="float" office:value="0.000723" calcext:value-type="float">
            <text:p>0,000723</text:p>
          </table:table-cell>
          <table:table-cell office:value-type="float" office:value="31.410406" calcext:value-type="float">
            <text:p>31,410406</text:p>
          </table:table-cell>
          <table:table-cell office:value-type="float" office:value="2.344161" calcext:value-type="float">
            <text:p>2,344161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YZ</text:p>
          </table:table-cell>
          <table:table-cell office:value-type="float" office:value="5241600" calcext:value-type="float">
            <text:p>5241600</text:p>
          </table:table-cell>
          <table:table-cell/>
          <table:table-cell office:value-type="float" office:value="0.026778" calcext:value-type="float">
            <text:p>0,026778</text:p>
          </table:table-cell>
          <table:table-cell office:value-type="float" office:value="0.000717" calcext:value-type="float">
            <text:p>0,000717</text:p>
          </table:table-cell>
          <table:table-cell office:value-type="float" office:value="31.444594" calcext:value-type="float">
            <text:p>31,444594</text:p>
          </table:table-cell>
          <table:table-cell office:value-type="float" office:value="1.06302" calcext:value-type="float">
            <text:p>1,06302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C</text:p>
          </table:table-cell>
          <table:table-cell office:value-type="float" office:value="2096640" calcext:value-type="float">
            <text:p>2096640</text:p>
          </table:table-cell>
          <table:table-cell/>
          <table:table-cell office:value-type="float" office:value="0.04654" calcext:value-type="float">
            <text:p>0,04654</text:p>
          </table:table-cell>
          <table:table-cell office:value-type="float" office:value="0.002166" calcext:value-type="float">
            <text:p>0,002166</text:p>
          </table:table-cell>
          <table:table-cell office:value-type="float" office:value="26.643451" calcext:value-type="float">
            <text:p>26,643451</text:p>
          </table:table-cell>
          <table:table-cell office:value-type="float" office:value="25.949654" calcext:value-type="float">
            <text:p>25,949654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C</text:p>
          </table:table-cell>
          <table:table-cell office:value-type="float" office:value="3144960" calcext:value-type="float">
            <text:p>3144960</text:p>
          </table:table-cell>
          <table:table-cell/>
          <table:table-cell office:value-type="float" office:value="0.041179" calcext:value-type="float">
            <text:p>0,041179</text:p>
          </table:table-cell>
          <table:table-cell office:value-type="float" office:value="0.001696" calcext:value-type="float">
            <text:p>0,001696</text:p>
          </table:table-cell>
          <table:table-cell office:value-type="float" office:value="27.706482" calcext:value-type="float">
            <text:p>27,706482</text:p>
          </table:table-cell>
          <table:table-cell office:value-type="float" office:value="19.153913" calcext:value-type="float">
            <text:p>19,153913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C</text:p>
          </table:table-cell>
          <table:table-cell office:value-type="float" office:value="4193280" calcext:value-type="float">
            <text:p>4193280</text:p>
          </table:table-cell>
          <table:table-cell/>
          <table:table-cell office:value-type="float" office:value="0.040914" calcext:value-type="float">
            <text:p>0,040914</text:p>
          </table:table-cell>
          <table:table-cell office:value-type="float" office:value="0.001674" calcext:value-type="float">
            <text:p>0,001674</text:p>
          </table:table-cell>
          <table:table-cell office:value-type="float" office:value="27.762647" calcext:value-type="float">
            <text:p>27,762647</text:p>
          </table:table-cell>
          <table:table-cell office:value-type="float" office:value="8.499315" calcext:value-type="float">
            <text:p>8,499315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C</text:p>
          </table:table-cell>
          <table:table-cell office:value-type="float" office:value="5241600" calcext:value-type="float">
            <text:p>5241600</text:p>
          </table:table-cell>
          <table:table-cell/>
          <table:table-cell office:value-type="float" office:value="0.040895" calcext:value-type="float">
            <text:p>0,040895</text:p>
          </table:table-cell>
          <table:table-cell office:value-type="float" office:value="0.001672" calcext:value-type="float">
            <text:p>0,001672</text:p>
          </table:table-cell>
          <table:table-cell office:value-type="float" office:value="27.766649" calcext:value-type="float">
            <text:p>27,766649</text:p>
          </table:table-cell>
          <table:table-cell office:value-type="float" office:value="8.53273" calcext:value-type="float">
            <text:p>8,53273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PbPr</text:p>
          </table:table-cell>
          <table:table-cell office:value-type="float" office:value="2096640" calcext:value-type="float">
            <text:p>2096640</text:p>
          </table:table-cell>
          <table:table-cell/>
          <table:table-cell office:value-type="float" office:value="0.042929" calcext:value-type="float">
            <text:p>0,042929</text:p>
          </table:table-cell>
          <table:table-cell office:value-type="float" office:value="0.001843" calcext:value-type="float">
            <text:p>0,001843</text:p>
          </table:table-cell>
          <table:table-cell office:value-type="float" office:value="27.344903" calcext:value-type="float">
            <text:p>27,344903</text:p>
          </table:table-cell>
          <table:table-cell office:value-type="float" office:value="41.648354" calcext:value-type="float">
            <text:p>41,648354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PbPr</text:p>
          </table:table-cell>
          <table:table-cell office:value-type="float" office:value="3144960" calcext:value-type="float">
            <text:p>3144960</text:p>
          </table:table-cell>
          <table:table-cell/>
          <table:table-cell office:value-type="float" office:value="0.010248" calcext:value-type="float">
            <text:p>0,010248</text:p>
          </table:table-cell>
          <table:table-cell office:value-type="float" office:value="0.000105" calcext:value-type="float">
            <text:p>0,000105</text:p>
          </table:table-cell>
          <table:table-cell office:value-type="float" office:value="39.787329" calcext:value-type="float">
            <text:p>39,787329</text:p>
          </table:table-cell>
          <table:table-cell office:value-type="float" office:value="4.51481" calcext:value-type="float">
            <text:p>4,51481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PbPr</text:p>
          </table:table-cell>
          <table:table-cell office:value-type="float" office:value="4193280" calcext:value-type="float">
            <text:p>4193280</text:p>
          </table:table-cell>
          <table:table-cell/>
          <table:table-cell office:value-type="float" office:value="0.002559" calcext:value-type="float">
            <text:p>0,002559</text:p>
          </table:table-cell>
          <table:table-cell office:value-type="float" office:value="0.000007" calcext:value-type="float">
            <text:p>7E-06</text:p>
          </table:table-cell>
          <table:table-cell office:value-type="float" office:value="51.839126" calcext:value-type="float">
            <text:p>51,839126</text:p>
          </table:table-cell>
          <table:table-cell office:value-type="float" office:value="1.05732" calcext:value-type="float">
            <text:p>1,05732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PbPr</text:p>
          </table:table-cell>
          <table:table-cell office:value-type="float" office:value="5241600" calcext:value-type="float">
            <text:p>5241600</text:p>
          </table:table-cell>
          <table:table-cell/>
          <table:table-cell office:value-type="float" office:value="0.00065" calcext:value-type="float">
            <text:p>0,00065</text:p>
          </table:table-cell>
          <table:table-cell office:value-type="float" office:value="0" calcext:value-type="float">
            <text:p>0</text:p>
          </table:table-cell>
          <table:table-cell office:value-type="float" office:value="63.743701" calcext:value-type="float">
            <text:p>63,743701</text:p>
          </table:table-cell>
          <table:table-cell office:value-type="float" office:value="1.290381" calcext:value-type="float">
            <text:p>1,290381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UV</text:p>
          </table:table-cell>
          <table:table-cell office:value-type="float" office:value="2096640" calcext:value-type="float">
            <text:p>2096640</text:p>
          </table:table-cell>
          <table:table-cell/>
          <table:table-cell office:value-type="float" office:value="0.031011" calcext:value-type="float">
            <text:p>0,031011</text:p>
          </table:table-cell>
          <table:table-cell office:value-type="float" office:value="0.000962" calcext:value-type="float">
            <text:p>0,000962</text:p>
          </table:table-cell>
          <table:table-cell office:value-type="float" office:value="30.169564" calcext:value-type="float">
            <text:p>30,169564</text:p>
          </table:table-cell>
          <table:table-cell office:value-type="float" office:value="38.033203" calcext:value-type="float">
            <text:p>38,033203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UV</text:p>
          </table:table-cell>
          <table:table-cell office:value-type="float" office:value="3144960" calcext:value-type="float">
            <text:p>3144960</text:p>
          </table:table-cell>
          <table:table-cell/>
          <table:table-cell office:value-type="float" office:value="0.00702" calcext:value-type="float">
            <text:p>0,00702</text:p>
          </table:table-cell>
          <table:table-cell office:value-type="float" office:value="0.000049" calcext:value-type="float">
            <text:p>4,9E-05</text:p>
          </table:table-cell>
          <table:table-cell office:value-type="float" office:value="43.073848" calcext:value-type="float">
            <text:p>43,073848</text:p>
          </table:table-cell>
          <table:table-cell office:value-type="float" office:value="14.834805" calcext:value-type="float">
            <text:p>14,834805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UV</text:p>
          </table:table-cell>
          <table:table-cell office:value-type="float" office:value="4193280" calcext:value-type="float">
            <text:p>4193280</text:p>
          </table:table-cell>
          <table:table-cell/>
          <table:table-cell office:value-type="float" office:value="0.001751" calcext:value-type="float">
            <text:p>0,00175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55.136022" calcext:value-type="float">
            <text:p>55,136022</text:p>
          </table:table-cell>
          <table:table-cell office:value-type="float" office:value="7.806108" calcext:value-type="float">
            <text:p>7,806108</text:p>
          </table:table-cell>
        </table:table-row>
        <table:table-row table:style-name="ro1">
          <table:table-cell office:value-type="string" calcext:value-type="string">
            <text:p>pictures\Apartment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UV</text:p>
          </table:table-cell>
          <table:table-cell office:value-type="float" office:value="5241600" calcext:value-type="float">
            <text:p>5241600</text:p>
          </table:table-cell>
          <table:table-cell/>
          <table:table-cell office:value-type="float" office:value="0.000442" calcext:value-type="float">
            <text:p>0,000442</text:p>
          </table:table-cell>
          <table:table-cell office:value-type="float" office:value="0" calcext:value-type="float">
            <text:p>0</text:p>
          </table:table-cell>
          <table:table-cell office:value-type="float" office:value="67.101026" calcext:value-type="float">
            <text:p>67,101026</text:p>
          </table:table-cell>
          <table:table-cell office:value-type="float" office:value="7.815959" calcext:value-type="float">
            <text:p>7,815959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GB(A)</text:p>
          </table:table-cell>
          <table:table-cell office:value-type="float" office:value="3088716" calcext:value-type="float">
            <text:p>30887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YK</text:p>
          </table:table-cell>
          <table:table-cell office:value-type="float" office:value="1544320" calcext:value-type="float">
            <text:p>1544320</text:p>
          </table:table-cell>
          <table:table-cell/>
          <table:table-cell office:value-type="float" office:value="0.011901" calcext:value-type="float">
            <text:p>0,011901</text:p>
          </table:table-cell>
          <table:table-cell office:value-type="float" office:value="0.000142" calcext:value-type="float">
            <text:p>0,000142</text:p>
          </table:table-cell>
          <table:table-cell office:value-type="float" office:value="38.488551" calcext:value-type="float">
            <text:p>38,488551</text:p>
          </table:table-cell>
          <table:table-cell office:value-type="float" office:value="0.835797" calcext:value-type="float">
            <text:p>0,835797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MYK</text:p>
          </table:table-cell>
          <table:table-cell office:value-type="float" office:value="2316480" calcext:value-type="float">
            <text:p>2316480</text:p>
          </table:table-cell>
          <table:table-cell/>
          <table:table-cell office:value-type="float" office:value="0.002823" calcext:value-type="float">
            <text:p>0,002823</text:p>
          </table:table-cell>
          <table:table-cell office:value-type="float" office:value="0.000008" calcext:value-type="float">
            <text:p>8E-06</text:p>
          </table:table-cell>
          <table:table-cell office:value-type="float" office:value="50.987198" calcext:value-type="float">
            <text:p>50,987198</text:p>
          </table:table-cell>
          <table:table-cell office:value-type="float" office:value="0.00315" calcext:value-type="float">
            <text:p>0,00315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MYK</text:p>
          </table:table-cell>
          <table:table-cell office:value-type="float" office:value="3088640" calcext:value-type="float">
            <text:p>3088640</text:p>
          </table:table-cell>
          <table:table-cell/>
          <table:table-cell office:value-type="float" office:value="0.000705" calcext:value-type="float">
            <text:p>0,000705</text:p>
          </table:table-cell>
          <table:table-cell office:value-type="float" office:value="0" calcext:value-type="float">
            <text:p>0</text:p>
          </table:table-cell>
          <table:table-cell office:value-type="float" office:value="63.03838" calcext:value-type="float">
            <text:p>63,03838</text:p>
          </table:table-cell>
          <table:table-cell office:value-type="float" office:value="0.000114" calcext:value-type="float">
            <text:p>0,000114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MYK</text:p>
          </table:table-cell>
          <table:table-cell office:value-type="float" office:value="3860800" calcext:value-type="float">
            <text:p>3860800</text:p>
          </table:table-cell>
          <table:table-cell/>
          <table:table-cell office:value-type="float" office:value="0.00018" calcext:value-type="float">
            <text:p>0,00018</text:p>
          </table:table-cell>
          <table:table-cell office:value-type="float" office:value="0" calcext:value-type="float">
            <text:p>0</text:p>
          </table:table-cell>
          <table:table-cell office:value-type="float" office:value="74.914019" calcext:value-type="float">
            <text:p>74,914019</text:p>
          </table:table-cell>
          <table:table-cell office:value-type="float" office:value="0.000065" calcext:value-type="float">
            <text:p>6,5E-05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bC</text:p>
          </table:table-cell>
          <table:table-cell office:value-type="float" office:value="1158240" calcext:value-type="float">
            <text:p>1158240</text:p>
          </table:table-cell>
          <table:table-cell/>
          <table:table-cell office:value-type="float" office:value="0.022215" calcext:value-type="float">
            <text:p>0,022215</text:p>
          </table:table-cell>
          <table:table-cell office:value-type="float" office:value="0.000493" calcext:value-type="float">
            <text:p>0,000493</text:p>
          </table:table-cell>
          <table:table-cell office:value-type="float" office:value="33.067137" calcext:value-type="float">
            <text:p>33,067137</text:p>
          </table:table-cell>
          <table:table-cell office:value-type="float" office:value="66.430319" calcext:value-type="float">
            <text:p>66,430319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bC</text:p>
          </table:table-cell>
          <table:table-cell office:value-type="float" office:value="1737360" calcext:value-type="float">
            <text:p>1737360</text:p>
          </table:table-cell>
          <table:table-cell/>
          <table:table-cell office:value-type="float" office:value="0.004916" calcext:value-type="float">
            <text:p>0,004916</text:p>
          </table:table-cell>
          <table:table-cell office:value-type="float" office:value="0.000024" calcext:value-type="float">
            <text:p>2,4E-05</text:p>
          </table:table-cell>
          <table:table-cell office:value-type="float" office:value="46.16804" calcext:value-type="float">
            <text:p>46,16804</text:p>
          </table:table-cell>
          <table:table-cell office:value-type="float" office:value="1.350608" calcext:value-type="float">
            <text:p>1,350608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bC</text:p>
          </table:table-cell>
          <table:table-cell office:value-type="float" office:value="2316480" calcext:value-type="float">
            <text:p>2316480</text:p>
          </table:table-cell>
          <table:table-cell/>
          <table:table-cell office:value-type="float" office:value="0.001229" calcext:value-type="float">
            <text:p>0,00122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58.211385" calcext:value-type="float">
            <text:p>58,211385</text:p>
          </table:table-cell>
          <table:table-cell office:value-type="float" office:value="0.003519" calcext:value-type="float">
            <text:p>0,003519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bC</text:p>
          </table:table-cell>
          <table:table-cell office:value-type="float" office:value="2895600" calcext:value-type="float">
            <text:p>2895600</text:p>
          </table:table-cell>
          <table:table-cell/>
          <table:table-cell office:value-type="float" office:value="0.000308" calcext:value-type="float">
            <text:p>0,000308</text:p>
          </table:table-cell>
          <table:table-cell office:value-type="float" office:value="0" calcext:value-type="float">
            <text:p>0</text:p>
          </table:table-cell>
          <table:table-cell office:value-type="float" office:value="70.238004" calcext:value-type="float">
            <text:p>70,238004</text:p>
          </table:table-cell>
          <table:table-cell office:value-type="float" office:value="0.001286" calcext:value-type="float">
            <text:p>0,001286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CL</text:p>
          </table:table-cell>
          <table:table-cell office:value-type="float" office:value="1158240" calcext:value-type="float">
            <text:p>1158240</text:p>
          </table:table-cell>
          <table:table-cell/>
          <table:table-cell office:value-type="float" office:value="0.013058" calcext:value-type="float">
            <text:p>0,013058</text:p>
          </table:table-cell>
          <table:table-cell office:value-type="float" office:value="0.000171" calcext:value-type="float">
            <text:p>0,000171</text:p>
          </table:table-cell>
          <table:table-cell office:value-type="float" office:value="37.682693" calcext:value-type="float">
            <text:p>37,682693</text:p>
          </table:table-cell>
          <table:table-cell office:value-type="float" office:value="18.25705" calcext:value-type="float">
            <text:p>18,25705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CL</text:p>
          </table:table-cell>
          <table:table-cell office:value-type="float" office:value="1737360" calcext:value-type="float">
            <text:p>1737360</text:p>
          </table:table-cell>
          <table:table-cell/>
          <table:table-cell office:value-type="float" office:value="0.003088" calcext:value-type="float">
            <text:p>0,003088</text:p>
          </table:table-cell>
          <table:table-cell office:value-type="float" office:value="0.00001" calcext:value-type="float">
            <text:p>1E-05</text:p>
          </table:table-cell>
          <table:table-cell office:value-type="float" office:value="50.205231" calcext:value-type="float">
            <text:p>50,205231</text:p>
          </table:table-cell>
          <table:table-cell office:value-type="float" office:value="0.00607" calcext:value-type="float">
            <text:p>0,00607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CL</text:p>
          </table:table-cell>
          <table:table-cell office:value-type="float" office:value="2316480" calcext:value-type="float">
            <text:p>2316480</text:p>
          </table:table-cell>
          <table:table-cell/>
          <table:table-cell office:value-type="float" office:value="0.000762" calcext:value-type="float">
            <text:p>0,00076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2.364714" calcext:value-type="float">
            <text:p>62,364714</text:p>
          </table:table-cell>
          <table:table-cell office:value-type="float" office:value="0.000051" calcext:value-type="float">
            <text:p>5,1E-05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CL</text:p>
          </table:table-cell>
          <table:table-cell office:value-type="float" office:value="2895600" calcext:value-type="float">
            <text:p>2895600</text:p>
          </table:table-cell>
          <table:table-cell/>
          <table:table-cell office:value-type="float" office:value="0.000188" calcext:value-type="float">
            <text:p>0,000188</text:p>
          </table:table-cell>
          <table:table-cell office:value-type="float" office:value="0" calcext:value-type="float">
            <text:p>0</text:p>
          </table:table-cell>
          <table:table-cell office:value-type="float" office:value="74.53416" calcext:value-type="float">
            <text:p>74,53416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</text:p>
          </table:table-cell>
          <table:table-cell office:value-type="float" office:value="1158240" calcext:value-type="float">
            <text:p>1158240</text:p>
          </table:table-cell>
          <table:table-cell/>
          <table:table-cell office:value-type="float" office:value="0.02236" calcext:value-type="float">
            <text:p>0,02236</text:p>
          </table:table-cell>
          <table:table-cell office:value-type="float" office:value="0.0005" calcext:value-type="float">
            <text:p>0,0005</text:p>
          </table:table-cell>
          <table:table-cell office:value-type="float" office:value="33.010552" calcext:value-type="float">
            <text:p>33,010552</text:p>
          </table:table-cell>
          <table:table-cell office:value-type="float" office:value="20.143709" calcext:value-type="float">
            <text:p>20,143709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float" office:value="1737360" calcext:value-type="float">
            <text:p>1737360</text:p>
          </table:table-cell>
          <table:table-cell/>
          <table:table-cell office:value-type="float" office:value="0.004954" calcext:value-type="float">
            <text:p>0,004954</text:p>
          </table:table-cell>
          <table:table-cell office:value-type="float" office:value="0.000025" calcext:value-type="float">
            <text:p>2,5E-05</text:p>
          </table:table-cell>
          <table:table-cell office:value-type="float" office:value="46.101597" calcext:value-type="float">
            <text:p>46,101597</text:p>
          </table:table-cell>
          <table:table-cell office:value-type="float" office:value="1.771842" calcext:value-type="float">
            <text:p>1,771842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float" office:value="2316480" calcext:value-type="float">
            <text:p>2316480</text:p>
          </table:table-cell>
          <table:table-cell/>
          <table:table-cell office:value-type="float" office:value="0.001209" calcext:value-type="float">
            <text:p>0,00120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8.350894" calcext:value-type="float">
            <text:p>58,350894</text:p>
          </table:table-cell>
          <table:table-cell office:value-type="float" office:value="0.190843" calcext:value-type="float">
            <text:p>0,190843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b</text:p>
          </table:table-cell>
          <table:table-cell office:value-type="float" office:value="2895600" calcext:value-type="float">
            <text:p>2895600</text:p>
          </table:table-cell>
          <table:table-cell/>
          <table:table-cell office:value-type="float" office:value="0.000301" calcext:value-type="float">
            <text:p>0,000301</text:p>
          </table:table-cell>
          <table:table-cell office:value-type="float" office:value="0" calcext:value-type="float">
            <text:p>0</text:p>
          </table:table-cell>
          <table:table-cell office:value-type="float" office:value="70.436236" calcext:value-type="float">
            <text:p>70,436236</text:p>
          </table:table-cell>
          <table:table-cell office:value-type="float" office:value="0.172886" calcext:value-type="float">
            <text:p>0,172886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v</text:p>
          </table:table-cell>
          <table:table-cell office:value-type="float" office:value="1158240" calcext:value-type="float">
            <text:p>1158240</text:p>
          </table:table-cell>
          <table:table-cell/>
          <table:table-cell office:value-type="float" office:value="0.020746" calcext:value-type="float">
            <text:p>0,020746</text:p>
          </table:table-cell>
          <table:table-cell office:value-type="float" office:value="0.00043" calcext:value-type="float">
            <text:p>0,00043</text:p>
          </table:table-cell>
          <table:table-cell office:value-type="float" office:value="33.66113" calcext:value-type="float">
            <text:p>33,66113</text:p>
          </table:table-cell>
          <table:table-cell office:value-type="float" office:value="55.549584" calcext:value-type="float">
            <text:p>55,549584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uv</text:p>
          </table:table-cell>
          <table:table-cell office:value-type="float" office:value="1737360" calcext:value-type="float">
            <text:p>1737360</text:p>
          </table:table-cell>
          <table:table-cell/>
          <table:table-cell office:value-type="float" office:value="0.004718" calcext:value-type="float">
            <text:p>0,004718</text:p>
          </table:table-cell>
          <table:table-cell office:value-type="float" office:value="0.000022" calcext:value-type="float">
            <text:p>2,2E-05</text:p>
          </table:table-cell>
          <table:table-cell office:value-type="float" office:value="46.525537" calcext:value-type="float">
            <text:p>46,525537</text:p>
          </table:table-cell>
          <table:table-cell office:value-type="float" office:value="2.888138" calcext:value-type="float">
            <text:p>2,888138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v</text:p>
          </table:table-cell>
          <table:table-cell office:value-type="float" office:value="2316480" calcext:value-type="float">
            <text:p>2316480</text:p>
          </table:table-cell>
          <table:table-cell/>
          <table:table-cell office:value-type="float" office:value="0.001162" calcext:value-type="float">
            <text:p>0,00116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8.694823" calcext:value-type="float">
            <text:p>58,694823</text:p>
          </table:table-cell>
          <table:table-cell office:value-type="float" office:value="0.224915" calcext:value-type="float">
            <text:p>0,224915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v</text:p>
          </table:table-cell>
          <table:table-cell office:value-type="float" office:value="2895600" calcext:value-type="float">
            <text:p>2895600</text:p>
          </table:table-cell>
          <table:table-cell/>
          <table:table-cell office:value-type="float" office:value="0.000298" calcext:value-type="float">
            <text:p>0,000298</text:p>
          </table:table-cell>
          <table:table-cell office:value-type="float" office:value="0" calcext:value-type="float">
            <text:p>0</text:p>
          </table:table-cell>
          <table:table-cell office:value-type="float" office:value="70.51259" calcext:value-type="float">
            <text:p>70,51259</text:p>
          </table:table-cell>
          <table:table-cell office:value-type="float" office:value="0.023643" calcext:value-type="float">
            <text:p>0,023643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GB</text:p>
          </table:table-cell>
          <table:table-cell office:value-type="float" office:value="1158240" calcext:value-type="float">
            <text:p>1158240</text:p>
          </table:table-cell>
          <table:table-cell/>
          <table:table-cell office:value-type="float" office:value="0.018843" calcext:value-type="float">
            <text:p>0,018843</text:p>
          </table:table-cell>
          <table:table-cell office:value-type="float" office:value="0.000355" calcext:value-type="float">
            <text:p>0,000355</text:p>
          </table:table-cell>
          <table:table-cell office:value-type="float" office:value="34.497054" calcext:value-type="float">
            <text:p>34,497054</text:p>
          </table:table-cell>
          <table:table-cell office:value-type="float" office:value="31.938623" calcext:value-type="float">
            <text:p>31,938623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GB</text:p>
          </table:table-cell>
          <table:table-cell office:value-type="float" office:value="1737360" calcext:value-type="float">
            <text:p>1737360</text:p>
          </table:table-cell>
          <table:table-cell/>
          <table:table-cell office:value-type="float" office:value="0.004557" calcext:value-type="float">
            <text:p>0,004557</text:p>
          </table:table-cell>
          <table:table-cell office:value-type="float" office:value="0.000021" calcext:value-type="float">
            <text:p>2,1E-05</text:p>
          </table:table-cell>
          <table:table-cell office:value-type="float" office:value="46.826808" calcext:value-type="float">
            <text:p>46,826808</text:p>
          </table:table-cell>
          <table:table-cell office:value-type="float" office:value="6.969876" calcext:value-type="float">
            <text:p>6,969876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GB</text:p>
          </table:table-cell>
          <table:table-cell office:value-type="float" office:value="2316480" calcext:value-type="float">
            <text:p>2316480</text:p>
          </table:table-cell>
          <table:table-cell/>
          <table:table-cell office:value-type="float" office:value="0.001116" calcext:value-type="float">
            <text:p>0,00111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9.047946" calcext:value-type="float">
            <text:p>59,047946</text:p>
          </table:table-cell>
          <table:table-cell office:value-type="float" office:value="0.012919" calcext:value-type="float">
            <text:p>0,012919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GB</text:p>
          </table:table-cell>
          <table:table-cell office:value-type="float" office:value="2895600" calcext:value-type="float">
            <text:p>2895600</text:p>
          </table:table-cell>
          <table:table-cell/>
          <table:table-cell office:value-type="float" office:value="0.000264" calcext:value-type="float">
            <text:p>0,000264</text:p>
          </table:table-cell>
          <table:table-cell office:value-type="float" office:value="0" calcext:value-type="float">
            <text:p>0</text:p>
          </table:table-cell>
          <table:table-cell office:value-type="float" office:value="71.573054" calcext:value-type="float">
            <text:p>71,573054</text:p>
          </table:table-cell>
          <table:table-cell office:value-type="float" office:value="0.001833" calcext:value-type="float">
            <text:p>0,001833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GB</text:p>
          </table:table-cell>
          <table:table-cell office:value-type="float" office:value="1158240" calcext:value-type="float">
            <text:p>1158240</text:p>
          </table:table-cell>
          <table:table-cell/>
          <table:table-cell office:value-type="float" office:value="0.01147" calcext:value-type="float">
            <text:p>0,01147</text:p>
          </table:table-cell>
          <table:table-cell office:value-type="float" office:value="0.000132" calcext:value-type="float">
            <text:p>0,000132</text:p>
          </table:table-cell>
          <table:table-cell office:value-type="float" office:value="38.809097" calcext:value-type="float">
            <text:p>38,809097</text:p>
          </table:table-cell>
          <table:table-cell office:value-type="float" office:value="1.948406" calcext:value-type="float">
            <text:p>1,948406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GB</text:p>
          </table:table-cell>
          <table:table-cell office:value-type="float" office:value="1737360" calcext:value-type="float">
            <text:p>1737360</text:p>
          </table:table-cell>
          <table:table-cell/>
          <table:table-cell office:value-type="float" office:value="0.002727" calcext:value-type="float">
            <text:p>0,002727</text:p>
          </table:table-cell>
          <table:table-cell office:value-type="float" office:value="0.000007" calcext:value-type="float">
            <text:p>7E-06</text:p>
          </table:table-cell>
          <table:table-cell office:value-type="float" office:value="51.285575" calcext:value-type="float">
            <text:p>51,285575</text:p>
          </table:table-cell>
          <table:table-cell office:value-type="float" office:value="0.004264" calcext:value-type="float">
            <text:p>0,004264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GB</text:p>
          </table:table-cell>
          <table:table-cell office:value-type="float" office:value="2316480" calcext:value-type="float">
            <text:p>2316480</text:p>
          </table:table-cell>
          <table:table-cell/>
          <table:table-cell office:value-type="float" office:value="0.000685" calcext:value-type="float">
            <text:p>0,000685</text:p>
          </table:table-cell>
          <table:table-cell office:value-type="float" office:value="0" calcext:value-type="float">
            <text:p>0</text:p>
          </table:table-cell>
          <table:table-cell office:value-type="float" office:value="63.291209" calcext:value-type="float">
            <text:p>63,291209</text:p>
          </table:table-cell>
          <table:table-cell office:value-type="float" office:value="0.000466" calcext:value-type="float">
            <text:p>0,000466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RGB</text:p>
          </table:table-cell>
          <table:table-cell office:value-type="float" office:value="2895600" calcext:value-type="float">
            <text:p>2895600</text:p>
          </table:table-cell>
          <table:table-cell/>
          <table:table-cell office:value-type="float" office:value="0.000174" calcext:value-type="float">
            <text:p>0,000174</text:p>
          </table:table-cell>
          <table:table-cell office:value-type="float" office:value="0" calcext:value-type="float">
            <text:p>0</text:p>
          </table:table-cell>
          <table:table-cell office:value-type="float" office:value="75.203216" calcext:value-type="float">
            <text:p>75,203216</text:p>
          </table:table-cell>
          <table:table-cell office:value-type="float" office:value="0.000184" calcext:value-type="float">
            <text:p>0,000184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YZ</text:p>
          </table:table-cell>
          <table:table-cell office:value-type="float" office:value="1158240" calcext:value-type="float">
            <text:p>1158240</text:p>
          </table:table-cell>
          <table:table-cell/>
          <table:table-cell office:value-type="float" office:value="0.031554" calcext:value-type="float">
            <text:p>0,031554</text:p>
          </table:table-cell>
          <table:table-cell office:value-type="float" office:value="0.000996" calcext:value-type="float">
            <text:p>0,000996</text:p>
          </table:table-cell>
          <table:table-cell office:value-type="float" office:value="30.019017" calcext:value-type="float">
            <text:p>30,019017</text:p>
          </table:table-cell>
          <table:table-cell office:value-type="float" office:value="36.121796" calcext:value-type="float">
            <text:p>36,121796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YZ</text:p>
          </table:table-cell>
          <table:table-cell office:value-type="float" office:value="1737360" calcext:value-type="float">
            <text:p>1737360</text:p>
          </table:table-cell>
          <table:table-cell/>
          <table:table-cell office:value-type="float" office:value="0.012539" calcext:value-type="float">
            <text:p>0,012539</text:p>
          </table:table-cell>
          <table:table-cell office:value-type="float" office:value="0.000157" calcext:value-type="float">
            <text:p>0,000157</text:p>
          </table:table-cell>
          <table:table-cell office:value-type="float" office:value="38.034997" calcext:value-type="float">
            <text:p>38,034997</text:p>
          </table:table-cell>
          <table:table-cell office:value-type="float" office:value="8.742765" calcext:value-type="float">
            <text:p>8,742765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YZ</text:p>
          </table:table-cell>
          <table:table-cell office:value-type="float" office:value="2316480" calcext:value-type="float">
            <text:p>2316480</text:p>
          </table:table-cell>
          <table:table-cell/>
          <table:table-cell office:value-type="float" office:value="0.006094" calcext:value-type="float">
            <text:p>0,006094</text:p>
          </table:table-cell>
          <table:table-cell office:value-type="float" office:value="0.000037" calcext:value-type="float">
            <text:p>3,7E-05</text:p>
          </table:table-cell>
          <table:table-cell office:value-type="float" office:value="44.302494" calcext:value-type="float">
            <text:p>44,302494</text:p>
          </table:table-cell>
          <table:table-cell office:value-type="float" office:value="0.815827" calcext:value-type="float">
            <text:p>0,815827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YZ</text:p>
          </table:table-cell>
          <table:table-cell office:value-type="float" office:value="2895600" calcext:value-type="float">
            <text:p>2895600</text:p>
          </table:table-cell>
          <table:table-cell/>
          <table:table-cell office:value-type="float" office:value="0.005459" calcext:value-type="float">
            <text:p>0,005459</text:p>
          </table:table-cell>
          <table:table-cell office:value-type="float" office:value="0.00003" calcext:value-type="float">
            <text:p>3E-05</text:p>
          </table:table-cell>
          <table:table-cell office:value-type="float" office:value="45.257488" calcext:value-type="float">
            <text:p>45,257488</text:p>
          </table:table-cell>
          <table:table-cell office:value-type="float" office:value="0.243339" calcext:value-type="float">
            <text:p>0,243339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C</text:p>
          </table:table-cell>
          <table:table-cell office:value-type="float" office:value="1158240" calcext:value-type="float">
            <text:p>1158240</text:p>
          </table:table-cell>
          <table:table-cell/>
          <table:table-cell office:value-type="float" office:value="0.035536" calcext:value-type="float">
            <text:p>0,035536</text:p>
          </table:table-cell>
          <table:table-cell office:value-type="float" office:value="0.001263" calcext:value-type="float">
            <text:p>0,001263</text:p>
          </table:table-cell>
          <table:table-cell office:value-type="float" office:value="28.986727" calcext:value-type="float">
            <text:p>28,986727</text:p>
          </table:table-cell>
          <table:table-cell office:value-type="float" office:value="15.129306" calcext:value-type="float">
            <text:p>15,129306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C</text:p>
          </table:table-cell>
          <table:table-cell office:value-type="float" office:value="1737360" calcext:value-type="float">
            <text:p>1737360</text:p>
          </table:table-cell>
          <table:table-cell/>
          <table:table-cell office:value-type="float" office:value="0.029983" calcext:value-type="float">
            <text:p>0,029983</text:p>
          </table:table-cell>
          <table:table-cell office:value-type="float" office:value="0.000899" calcext:value-type="float">
            <text:p>0,000899</text:p>
          </table:table-cell>
          <table:table-cell office:value-type="float" office:value="30.46246" calcext:value-type="float">
            <text:p>30,46246</text:p>
          </table:table-cell>
          <table:table-cell office:value-type="float" office:value="7.980981" calcext:value-type="float">
            <text:p>7,980981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C</text:p>
          </table:table-cell>
          <table:table-cell office:value-type="float" office:value="2316480" calcext:value-type="float">
            <text:p>2316480</text:p>
          </table:table-cell>
          <table:table-cell/>
          <table:table-cell office:value-type="float" office:value="0.02955" calcext:value-type="float">
            <text:p>0,02955</text:p>
          </table:table-cell>
          <table:table-cell office:value-type="float" office:value="0.000873" calcext:value-type="float">
            <text:p>0,000873</text:p>
          </table:table-cell>
          <table:table-cell office:value-type="float" office:value="30.588888" calcext:value-type="float">
            <text:p>30,588888</text:p>
          </table:table-cell>
          <table:table-cell office:value-type="float" office:value="7.744705" calcext:value-type="float">
            <text:p>7,744705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C</text:p>
          </table:table-cell>
          <table:table-cell office:value-type="float" office:value="2895600" calcext:value-type="float">
            <text:p>2895600</text:p>
          </table:table-cell>
          <table:table-cell/>
          <table:table-cell office:value-type="float" office:value="0.029524" calcext:value-type="float">
            <text:p>0,029524</text:p>
          </table:table-cell>
          <table:table-cell office:value-type="float" office:value="0.000872" calcext:value-type="float">
            <text:p>0,000872</text:p>
          </table:table-cell>
          <table:table-cell office:value-type="float" office:value="30.596469" calcext:value-type="float">
            <text:p>30,596469</text:p>
          </table:table-cell>
          <table:table-cell office:value-type="float" office:value="7.743256" calcext:value-type="float">
            <text:p>7,743256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PbPr</text:p>
          </table:table-cell>
          <table:table-cell office:value-type="float" office:value="1158240" calcext:value-type="float">
            <text:p>1158240</text:p>
          </table:table-cell>
          <table:table-cell/>
          <table:table-cell office:value-type="float" office:value="0.022215" calcext:value-type="float">
            <text:p>0,022215</text:p>
          </table:table-cell>
          <table:table-cell office:value-type="float" office:value="0.000493" calcext:value-type="float">
            <text:p>0,000493</text:p>
          </table:table-cell>
          <table:table-cell office:value-type="float" office:value="33.067137" calcext:value-type="float">
            <text:p>33,067137</text:p>
          </table:table-cell>
          <table:table-cell office:value-type="float" office:value="66.430319" calcext:value-type="float">
            <text:p>66,430319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PbPr</text:p>
          </table:table-cell>
          <table:table-cell office:value-type="float" office:value="1737360" calcext:value-type="float">
            <text:p>1737360</text:p>
          </table:table-cell>
          <table:table-cell/>
          <table:table-cell office:value-type="float" office:value="0.004916" calcext:value-type="float">
            <text:p>0,004916</text:p>
          </table:table-cell>
          <table:table-cell office:value-type="float" office:value="0.000024" calcext:value-type="float">
            <text:p>2,4E-05</text:p>
          </table:table-cell>
          <table:table-cell office:value-type="float" office:value="46.16804" calcext:value-type="float">
            <text:p>46,16804</text:p>
          </table:table-cell>
          <table:table-cell office:value-type="float" office:value="1.350608" calcext:value-type="float">
            <text:p>1,350608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PbPr</text:p>
          </table:table-cell>
          <table:table-cell office:value-type="float" office:value="2316480" calcext:value-type="float">
            <text:p>2316480</text:p>
          </table:table-cell>
          <table:table-cell/>
          <table:table-cell office:value-type="float" office:value="0.001229" calcext:value-type="float">
            <text:p>0,001229</text:p>
          </table:table-cell>
          <table:table-cell office:value-type="float" office:value="0.000002" calcext:value-type="float">
            <text:p>2E-06</text:p>
          </table:table-cell>
          <table:table-cell office:value-type="float" office:value="58.211385" calcext:value-type="float">
            <text:p>58,211385</text:p>
          </table:table-cell>
          <table:table-cell office:value-type="float" office:value="0.003519" calcext:value-type="float">
            <text:p>0,003519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PbPr</text:p>
          </table:table-cell>
          <table:table-cell office:value-type="float" office:value="2895600" calcext:value-type="float">
            <text:p>2895600</text:p>
          </table:table-cell>
          <table:table-cell/>
          <table:table-cell office:value-type="float" office:value="0.000308" calcext:value-type="float">
            <text:p>0,000308</text:p>
          </table:table-cell>
          <table:table-cell office:value-type="float" office:value="0" calcext:value-type="float">
            <text:p>0</text:p>
          </table:table-cell>
          <table:table-cell office:value-type="float" office:value="70.238004" calcext:value-type="float">
            <text:p>70,238004</text:p>
          </table:table-cell>
          <table:table-cell office:value-type="float" office:value="0.001286" calcext:value-type="float">
            <text:p>0,001286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UV</text:p>
          </table:table-cell>
          <table:table-cell office:value-type="float" office:value="1158240" calcext:value-type="float">
            <text:p>1158240</text:p>
          </table:table-cell>
          <table:table-cell/>
          <table:table-cell office:value-type="float" office:value="0.020954" calcext:value-type="float">
            <text:p>0,020954</text:p>
          </table:table-cell>
          <table:table-cell office:value-type="float" office:value="0.000439" calcext:value-type="float">
            <text:p>0,000439</text:p>
          </table:table-cell>
          <table:table-cell office:value-type="float" office:value="33.574464" calcext:value-type="float">
            <text:p>33,574464</text:p>
          </table:table-cell>
          <table:table-cell office:value-type="float" office:value="67.414978" calcext:value-type="float">
            <text:p>67,414978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UV</text:p>
          </table:table-cell>
          <table:table-cell office:value-type="float" office:value="1737360" calcext:value-type="float">
            <text:p>1737360</text:p>
          </table:table-cell>
          <table:table-cell/>
          <table:table-cell office:value-type="float" office:value="0.004709" calcext:value-type="float">
            <text:p>0,004709</text:p>
          </table:table-cell>
          <table:table-cell office:value-type="float" office:value="0.000022" calcext:value-type="float">
            <text:p>2,2E-05</text:p>
          </table:table-cell>
          <table:table-cell office:value-type="float" office:value="46.54135" calcext:value-type="float">
            <text:p>46,54135</text:p>
          </table:table-cell>
          <table:table-cell office:value-type="float" office:value="1.920809" calcext:value-type="float">
            <text:p>1,920809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UV</text:p>
          </table:table-cell>
          <table:table-cell office:value-type="float" office:value="2316480" calcext:value-type="float">
            <text:p>2316480</text:p>
          </table:table-cell>
          <table:table-cell/>
          <table:table-cell office:value-type="float" office:value="0.001171" calcext:value-type="float">
            <text:p>0,00117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8.628583" calcext:value-type="float">
            <text:p>58,628583</text:p>
          </table:table-cell>
          <table:table-cell office:value-type="float" office:value="0.18716" calcext:value-type="float">
            <text:p>0,18716</text:p>
          </table:table-cell>
        </table:table-row>
        <table:table-row table:style-name="ro1">
          <table:table-cell office:value-type="string" calcext:value-type="string">
            <text:p>pictures\Atrium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UV</text:p>
          </table:table-cell>
          <table:table-cell office:value-type="float" office:value="2895600" calcext:value-type="float">
            <text:p>2895600</text:p>
          </table:table-cell>
          <table:table-cell/>
          <table:table-cell office:value-type="float" office:value="0.000292" calcext:value-type="float">
            <text:p>0,000292</text:p>
          </table:table-cell>
          <table:table-cell office:value-type="float" office:value="0" calcext:value-type="float">
            <text:p>0</text:p>
          </table:table-cell>
          <table:table-cell office:value-type="float" office:value="70.697619" calcext:value-type="float">
            <text:p>70,697619</text:p>
          </table:table-cell>
          <table:table-cell office:value-type="float" office:value="0.177519" calcext:value-type="float">
            <text:p>0,177519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GB(A)</text:p>
          </table:table-cell>
          <table:table-cell office:value-type="float" office:value="3152976" calcext:value-type="float">
            <text:p>31529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YK</text:p>
          </table:table-cell>
          <table:table-cell office:value-type="float" office:value="1576448" calcext:value-type="float">
            <text:p>1576448</text:p>
          </table:table-cell>
          <table:table-cell/>
          <table:table-cell office:value-type="float" office:value="0.015677" calcext:value-type="float">
            <text:p>0,015677</text:p>
          </table:table-cell>
          <table:table-cell office:value-type="float" office:value="0.000246" calcext:value-type="float">
            <text:p>0,000246</text:p>
          </table:table-cell>
          <table:table-cell office:value-type="float" office:value="36.094548" calcext:value-type="float">
            <text:p>36,094548</text:p>
          </table:table-cell>
          <table:table-cell office:value-type="float" office:value="0.204713" calcext:value-type="float">
            <text:p>0,204713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MYK</text:p>
          </table:table-cell>
          <table:table-cell office:value-type="float" office:value="2364672" calcext:value-type="float">
            <text:p>2364672</text:p>
          </table:table-cell>
          <table:table-cell/>
          <table:table-cell office:value-type="float" office:value="0.003737" calcext:value-type="float">
            <text:p>0,003737</text:p>
          </table:table-cell>
          <table:table-cell office:value-type="float" office:value="0.000014" calcext:value-type="float">
            <text:p>1,4E-05</text:p>
          </table:table-cell>
          <table:table-cell office:value-type="float" office:value="48.55031" calcext:value-type="float">
            <text:p>48,55031</text:p>
          </table:table-cell>
          <table:table-cell office:value-type="float" office:value="0.00035" calcext:value-type="float">
            <text:p>0,00035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MYK</text:p>
          </table:table-cell>
          <table:table-cell office:value-type="float" office:value="3152900" calcext:value-type="float">
            <text:p>3152900</text:p>
          </table:table-cell>
          <table:table-cell/>
          <table:table-cell office:value-type="float" office:value="0.000929" calcext:value-type="float">
            <text:p>0,00092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0.64089" calcext:value-type="float">
            <text:p>60,64089</text:p>
          </table:table-cell>
          <table:table-cell office:value-type="float" office:value="0.001921" calcext:value-type="float">
            <text:p>0,001921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MYK</text:p>
          </table:table-cell>
          <table:table-cell office:value-type="float" office:value="3941124" calcext:value-type="float">
            <text:p>3941124</text:p>
          </table:table-cell>
          <table:table-cell/>
          <table:table-cell office:value-type="float" office:value="0.000238" calcext:value-type="float">
            <text:p>0,000238</text:p>
          </table:table-cell>
          <table:table-cell office:value-type="float" office:value="0" calcext:value-type="float">
            <text:p>0</text:p>
          </table:table-cell>
          <table:table-cell office:value-type="float" office:value="72.484148" calcext:value-type="float">
            <text:p>72,484148</text:p>
          </table:table-cell>
          <table:table-cell office:value-type="float" office:value="0.000393" calcext:value-type="float">
            <text:p>0,000393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bC</text:p>
          </table:table-cell>
          <table:table-cell office:value-type="float" office:value="1182337" calcext:value-type="float">
            <text:p>1182337</text:p>
          </table:table-cell>
          <table:table-cell/>
          <table:table-cell office:value-type="float" office:value="0.03095" calcext:value-type="float">
            <text:p>0,03095</text:p>
          </table:table-cell>
          <table:table-cell office:value-type="float" office:value="0.000958" calcext:value-type="float">
            <text:p>0,000958</text:p>
          </table:table-cell>
          <table:table-cell office:value-type="float" office:value="30.186903" calcext:value-type="float">
            <text:p>30,186903</text:p>
          </table:table-cell>
          <table:table-cell office:value-type="float" office:value="18.628385" calcext:value-type="float">
            <text:p>18,628385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bC</text:p>
          </table:table-cell>
          <table:table-cell office:value-type="float" office:value="1773506" calcext:value-type="float">
            <text:p>1773506</text:p>
          </table:table-cell>
          <table:table-cell/>
          <table:table-cell office:value-type="float" office:value="0.008003" calcext:value-type="float">
            <text:p>0,008003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41.934712" calcext:value-type="float">
            <text:p>41,934712</text:p>
          </table:table-cell>
          <table:table-cell office:value-type="float" office:value="0.932837" calcext:value-type="float">
            <text:p>0,932837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bC</text:p>
          </table:table-cell>
          <table:table-cell office:value-type="float" office:value="2364675" calcext:value-type="float">
            <text:p>2364675</text:p>
          </table:table-cell>
          <table:table-cell/>
          <table:table-cell office:value-type="float" office:value="0.001986" calcext:value-type="float">
            <text:p>0,00198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54.039959" calcext:value-type="float">
            <text:p>54,039959</text:p>
          </table:table-cell>
          <table:table-cell office:value-type="float" office:value="0.107298" calcext:value-type="float">
            <text:p>0,107298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bC</text:p>
          </table:table-cell>
          <table:table-cell office:value-type="float" office:value="2955843" calcext:value-type="float">
            <text:p>2955843</text:p>
          </table:table-cell>
          <table:table-cell/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66.016293" calcext:value-type="float">
            <text:p>66,016293</text:p>
          </table:table-cell>
          <table:table-cell office:value-type="float" office:value="0.09231" calcext:value-type="float">
            <text:p>0,09231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CL</text:p>
          </table:table-cell>
          <table:table-cell office:value-type="float" office:value="1182337" calcext:value-type="float">
            <text:p>1182337</text:p>
          </table:table-cell>
          <table:table-cell/>
          <table:table-cell office:value-type="float" office:value="0.017873" calcext:value-type="float">
            <text:p>0,017873</text:p>
          </table:table-cell>
          <table:table-cell office:value-type="float" office:value="0.000319" calcext:value-type="float">
            <text:p>0,000319</text:p>
          </table:table-cell>
          <table:table-cell office:value-type="float" office:value="34.956171" calcext:value-type="float">
            <text:p>34,956171</text:p>
          </table:table-cell>
          <table:table-cell office:value-type="float" office:value="2.524532" calcext:value-type="float">
            <text:p>2,524532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CL</text:p>
          </table:table-cell>
          <table:table-cell office:value-type="float" office:value="1773506" calcext:value-type="float">
            <text:p>1773506</text:p>
          </table:table-cell>
          <table:table-cell/>
          <table:table-cell office:value-type="float" office:value="0.005019" calcext:value-type="float">
            <text:p>0,005019</text:p>
          </table:table-cell>
          <table:table-cell office:value-type="float" office:value="0.000025" calcext:value-type="float">
            <text:p>2,5E-05</text:p>
          </table:table-cell>
          <table:table-cell office:value-type="float" office:value="45.988032" calcext:value-type="float">
            <text:p>45,988032</text:p>
          </table:table-cell>
          <table:table-cell office:value-type="float" office:value="0.458604" calcext:value-type="float">
            <text:p>0,458604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CL</text:p>
          </table:table-cell>
          <table:table-cell office:value-type="float" office:value="2364675" calcext:value-type="float">
            <text:p>2364675</text:p>
          </table:table-cell>
          <table:table-cell/>
          <table:table-cell office:value-type="float" office:value="0.001136" calcext:value-type="float">
            <text:p>0,00113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8.894766" calcext:value-type="float">
            <text:p>58,894766</text:p>
          </table:table-cell>
          <table:table-cell office:value-type="float" office:value="0.000203" calcext:value-type="float">
            <text:p>0,000203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CL</text:p>
          </table:table-cell>
          <table:table-cell office:value-type="float" office:value="2955843" calcext:value-type="float">
            <text:p>2955843</text:p>
          </table:table-cell>
          <table:table-cell/>
          <table:table-cell office:value-type="float" office:value="0.000254" calcext:value-type="float">
            <text:p>0,000254</text:p>
          </table:table-cell>
          <table:table-cell office:value-type="float" office:value="0" calcext:value-type="float">
            <text:p>0</text:p>
          </table:table-cell>
          <table:table-cell office:value-type="float" office:value="71.904865" calcext:value-type="float">
            <text:p>71,904865</text:p>
          </table:table-cell>
          <table:table-cell office:value-type="float" office:value="0.000038" calcext:value-type="float">
            <text:p>3,8E-05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</text:p>
          </table:table-cell>
          <table:table-cell office:value-type="float" office:value="1182337" calcext:value-type="float">
            <text:p>1182337</text:p>
          </table:table-cell>
          <table:table-cell/>
          <table:table-cell office:value-type="float" office:value="0.028774" calcext:value-type="float">
            <text:p>0,028774</text:p>
          </table:table-cell>
          <table:table-cell office:value-type="float" office:value="0.000828" calcext:value-type="float">
            <text:p>0,000828</text:p>
          </table:table-cell>
          <table:table-cell office:value-type="float" office:value="30.819851" calcext:value-type="float">
            <text:p>30,819851</text:p>
          </table:table-cell>
          <table:table-cell office:value-type="float" office:value="25.346159" calcext:value-type="float">
            <text:p>25,346159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float" office:value="1773506" calcext:value-type="float">
            <text:p>1773506</text:p>
          </table:table-cell>
          <table:table-cell/>
          <table:table-cell office:value-type="float" office:value="0.00683" calcext:value-type="float">
            <text:p>0,00683</text:p>
          </table:table-cell>
          <table:table-cell office:value-type="float" office:value="0.000047" calcext:value-type="float">
            <text:p>4,7E-05</text:p>
          </table:table-cell>
          <table:table-cell office:value-type="float" office:value="43.311459" calcext:value-type="float">
            <text:p>43,311459</text:p>
          </table:table-cell>
          <table:table-cell office:value-type="float" office:value="11.199928" calcext:value-type="float">
            <text:p>11,199928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float" office:value="2364675" calcext:value-type="float">
            <text:p>2364675</text:p>
          </table:table-cell>
          <table:table-cell/>
          <table:table-cell office:value-type="float" office:value="0.001708" calcext:value-type="float">
            <text:p>0,00170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55.347944" calcext:value-type="float">
            <text:p>55,347944</text:p>
          </table:table-cell>
          <table:table-cell office:value-type="float" office:value="5.848091" calcext:value-type="float">
            <text:p>5,848091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b</text:p>
          </table:table-cell>
          <table:table-cell office:value-type="float" office:value="2955843" calcext:value-type="float">
            <text:p>2955843</text:p>
          </table:table-cell>
          <table:table-cell/>
          <table:table-cell office:value-type="float" office:value="0.000423" calcext:value-type="float">
            <text:p>0,000423</text:p>
          </table:table-cell>
          <table:table-cell office:value-type="float" office:value="0" calcext:value-type="float">
            <text:p>0</text:p>
          </table:table-cell>
          <table:table-cell office:value-type="float" office:value="67.481905" calcext:value-type="float">
            <text:p>67,481905</text:p>
          </table:table-cell>
          <table:table-cell office:value-type="float" office:value="5.08845" calcext:value-type="float">
            <text:p>5,08845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v</text:p>
          </table:table-cell>
          <table:table-cell office:value-type="float" office:value="1182337" calcext:value-type="float">
            <text:p>1182337</text:p>
          </table:table-cell>
          <table:table-cell/>
          <table:table-cell office:value-type="float" office:value="0.022595" calcext:value-type="float">
            <text:p>0,022595</text:p>
          </table:table-cell>
          <table:table-cell office:value-type="float" office:value="0.000511" calcext:value-type="float">
            <text:p>0,000511</text:p>
          </table:table-cell>
          <table:table-cell office:value-type="float" office:value="32.919798" calcext:value-type="float">
            <text:p>32,919798</text:p>
          </table:table-cell>
          <table:table-cell office:value-type="float" office:value="59.092261" calcext:value-type="float">
            <text:p>59,092261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uv</text:p>
          </table:table-cell>
          <table:table-cell office:value-type="float" office:value="1773506" calcext:value-type="float">
            <text:p>1773506</text:p>
          </table:table-cell>
          <table:table-cell/>
          <table:table-cell office:value-type="float" office:value="0.006485" calcext:value-type="float">
            <text:p>0,006485</text:p>
          </table:table-cell>
          <table:table-cell office:value-type="float" office:value="0.000042" calcext:value-type="float">
            <text:p>4,2E-05</text:p>
          </table:table-cell>
          <table:table-cell office:value-type="float" office:value="43.762178" calcext:value-type="float">
            <text:p>43,762178</text:p>
          </table:table-cell>
          <table:table-cell office:value-type="float" office:value="0.840218" calcext:value-type="float">
            <text:p>0,840218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v</text:p>
          </table:table-cell>
          <table:table-cell office:value-type="float" office:value="2364675" calcext:value-type="float">
            <text:p>2364675</text:p>
          </table:table-cell>
          <table:table-cell/>
          <table:table-cell office:value-type="float" office:value="0.001553" calcext:value-type="float">
            <text:p>0,00155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56.175184" calcext:value-type="float">
            <text:p>56,175184</text:p>
          </table:table-cell>
          <table:table-cell office:value-type="float" office:value="5.851894" calcext:value-type="float">
            <text:p>5,851894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v</text:p>
          </table:table-cell>
          <table:table-cell office:value-type="float" office:value="2955843" calcext:value-type="float">
            <text:p>2955843</text:p>
          </table:table-cell>
          <table:table-cell/>
          <table:table-cell office:value-type="float" office:value="0.00044" calcext:value-type="float">
            <text:p>0,00044</text:p>
          </table:table-cell>
          <table:table-cell office:value-type="float" office:value="0" calcext:value-type="float">
            <text:p>0</text:p>
          </table:table-cell>
          <table:table-cell office:value-type="float" office:value="67.133305" calcext:value-type="float">
            <text:p>67,133305</text:p>
          </table:table-cell>
          <table:table-cell office:value-type="float" office:value="1.618374" calcext:value-type="float">
            <text:p>1,618374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GB</text:p>
          </table:table-cell>
          <table:table-cell office:value-type="float" office:value="1182337" calcext:value-type="float">
            <text:p>1182337</text:p>
          </table:table-cell>
          <table:table-cell/>
          <table:table-cell office:value-type="float" office:value="0.017378" calcext:value-type="float">
            <text:p>0,017378</text:p>
          </table:table-cell>
          <table:table-cell office:value-type="float" office:value="0.000302" calcext:value-type="float">
            <text:p>0,000302</text:p>
          </table:table-cell>
          <table:table-cell office:value-type="float" office:value="35.200217" calcext:value-type="float">
            <text:p>35,200217</text:p>
          </table:table-cell>
          <table:table-cell office:value-type="float" office:value="9.174244" calcext:value-type="float">
            <text:p>9,174244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GB</text:p>
          </table:table-cell>
          <table:table-cell office:value-type="float" office:value="1773506" calcext:value-type="float">
            <text:p>1773506</text:p>
          </table:table-cell>
          <table:table-cell/>
          <table:table-cell office:value-type="float" office:value="0.004394" calcext:value-type="float">
            <text:p>0,004394</text:p>
          </table:table-cell>
          <table:table-cell office:value-type="float" office:value="0.000019" calcext:value-type="float">
            <text:p>1,9E-05</text:p>
          </table:table-cell>
          <table:table-cell office:value-type="float" office:value="47.143273" calcext:value-type="float">
            <text:p>47,143273</text:p>
          </table:table-cell>
          <table:table-cell office:value-type="float" office:value="0.859779" calcext:value-type="float">
            <text:p>0,859779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GB</text:p>
          </table:table-cell>
          <table:table-cell office:value-type="float" office:value="2364675" calcext:value-type="float">
            <text:p>2364675</text:p>
          </table:table-cell>
          <table:table-cell/>
          <table:table-cell office:value-type="float" office:value="0.001093" calcext:value-type="float">
            <text:p>0,00109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9.225235" calcext:value-type="float">
            <text:p>59,225235</text:p>
          </table:table-cell>
          <table:table-cell office:value-type="float" office:value="0.031315" calcext:value-type="float">
            <text:p>0,031315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GB</text:p>
          </table:table-cell>
          <table:table-cell office:value-type="float" office:value="2955843" calcext:value-type="float">
            <text:p>2955843</text:p>
          </table:table-cell>
          <table:table-cell/>
          <table:table-cell office:value-type="float" office:value="0.000246" calcext:value-type="float">
            <text:p>0,000246</text:p>
          </table:table-cell>
          <table:table-cell office:value-type="float" office:value="0" calcext:value-type="float">
            <text:p>0</text:p>
          </table:table-cell>
          <table:table-cell office:value-type="float" office:value="72.179686" calcext:value-type="float">
            <text:p>72,179686</text:p>
          </table:table-cell>
          <table:table-cell office:value-type="float" office:value="0.005626" calcext:value-type="float">
            <text:p>0,005626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GB</text:p>
          </table:table-cell>
          <table:table-cell office:value-type="float" office:value="1182337" calcext:value-type="float">
            <text:p>1182337</text:p>
          </table:table-cell>
          <table:table-cell/>
          <table:table-cell office:value-type="float" office:value="0.014697" calcext:value-type="float">
            <text:p>0,014697</text:p>
          </table:table-cell>
          <table:table-cell office:value-type="float" office:value="0.000216" calcext:value-type="float">
            <text:p>0,000216</text:p>
          </table:table-cell>
          <table:table-cell office:value-type="float" office:value="36.655534" calcext:value-type="float">
            <text:p>36,655534</text:p>
          </table:table-cell>
          <table:table-cell office:value-type="float" office:value="0.940425" calcext:value-type="float">
            <text:p>0,940425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GB</text:p>
          </table:table-cell>
          <table:table-cell office:value-type="float" office:value="1773506" calcext:value-type="float">
            <text:p>1773506</text:p>
          </table:table-cell>
          <table:table-cell/>
          <table:table-cell office:value-type="float" office:value="0.003502" calcext:value-type="float">
            <text:p>0,003502</text:p>
          </table:table-cell>
          <table:table-cell office:value-type="float" office:value="0.000012" calcext:value-type="float">
            <text:p>1,2E-05</text:p>
          </table:table-cell>
          <table:table-cell office:value-type="float" office:value="49.114797" calcext:value-type="float">
            <text:p>49,114797</text:p>
          </table:table-cell>
          <table:table-cell office:value-type="float" office:value="0.001465" calcext:value-type="float">
            <text:p>0,001465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GB</text:p>
          </table:table-cell>
          <table:table-cell office:value-type="float" office:value="2364675" calcext:value-type="float">
            <text:p>2364675</text:p>
          </table:table-cell>
          <table:table-cell/>
          <table:table-cell office:value-type="float" office:value="0.000871" calcext:value-type="float">
            <text:p>0,00087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1.198657" calcext:value-type="float">
            <text:p>61,198657</text:p>
          </table:table-cell>
          <table:table-cell office:value-type="float" office:value="0.009723" calcext:value-type="float">
            <text:p>0,009723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RGB</text:p>
          </table:table-cell>
          <table:table-cell office:value-type="float" office:value="2955843" calcext:value-type="float">
            <text:p>2955843</text:p>
          </table:table-cell>
          <table:table-cell/>
          <table:table-cell office:value-type="float" office:value="0.000223" calcext:value-type="float">
            <text:p>0,000223</text:p>
          </table:table-cell>
          <table:table-cell office:value-type="float" office:value="0" calcext:value-type="float">
            <text:p>0</text:p>
          </table:table-cell>
          <table:table-cell office:value-type="float" office:value="73.042042" calcext:value-type="float">
            <text:p>73,042042</text:p>
          </table:table-cell>
          <table:table-cell office:value-type="float" office:value="0.000604" calcext:value-type="float">
            <text:p>0,000604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YZ</text:p>
          </table:table-cell>
          <table:table-cell office:value-type="float" office:value="1182337" calcext:value-type="float">
            <text:p>1182337</text:p>
          </table:table-cell>
          <table:table-cell/>
          <table:table-cell office:value-type="float" office:value="0.033852" calcext:value-type="float">
            <text:p>0,033852</text:p>
          </table:table-cell>
          <table:table-cell office:value-type="float" office:value="0.001146" calcext:value-type="float">
            <text:p>0,001146</text:p>
          </table:table-cell>
          <table:table-cell office:value-type="float" office:value="29.408276" calcext:value-type="float">
            <text:p>29,408276</text:p>
          </table:table-cell>
          <table:table-cell office:value-type="float" office:value="6.634779" calcext:value-type="float">
            <text:p>6,634779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YZ</text:p>
          </table:table-cell>
          <table:table-cell office:value-type="float" office:value="1773506" calcext:value-type="float">
            <text:p>1773506</text:p>
          </table:table-cell>
          <table:table-cell/>
          <table:table-cell office:value-type="float" office:value="0.018226" calcext:value-type="float">
            <text:p>0,018226</text:p>
          </table:table-cell>
          <table:table-cell office:value-type="float" office:value="0.000332" calcext:value-type="float">
            <text:p>0,000332</text:p>
          </table:table-cell>
          <table:table-cell office:value-type="float" office:value="34.785996" calcext:value-type="float">
            <text:p>34,785996</text:p>
          </table:table-cell>
          <table:table-cell office:value-type="float" office:value="1.094923" calcext:value-type="float">
            <text:p>1,094923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YZ</text:p>
          </table:table-cell>
          <table:table-cell office:value-type="float" office:value="2364675" calcext:value-type="float">
            <text:p>2364675</text:p>
          </table:table-cell>
          <table:table-cell/>
          <table:table-cell office:value-type="float" office:value="0.015746" calcext:value-type="float">
            <text:p>0,015746</text:p>
          </table:table-cell>
          <table:table-cell office:value-type="float" office:value="0.000248" calcext:value-type="float">
            <text:p>0,000248</text:p>
          </table:table-cell>
          <table:table-cell office:value-type="float" office:value="36.056832" calcext:value-type="float">
            <text:p>36,056832</text:p>
          </table:table-cell>
          <table:table-cell office:value-type="float" office:value="0.591014" calcext:value-type="float">
            <text:p>0,591014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YZ</text:p>
          </table:table-cell>
          <table:table-cell office:value-type="float" office:value="2955843" calcext:value-type="float">
            <text:p>2955843</text:p>
          </table:table-cell>
          <table:table-cell/>
          <table:table-cell office:value-type="float" office:value="0.015523" calcext:value-type="float">
            <text:p>0,015523</text:p>
          </table:table-cell>
          <table:table-cell office:value-type="float" office:value="0.000241" calcext:value-type="float">
            <text:p>0,000241</text:p>
          </table:table-cell>
          <table:table-cell office:value-type="float" office:value="36.18069" calcext:value-type="float">
            <text:p>36,18069</text:p>
          </table:table-cell>
          <table:table-cell office:value-type="float" office:value="0.62011" calcext:value-type="float">
            <text:p>0,62011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C</text:p>
          </table:table-cell>
          <table:table-cell office:value-type="float" office:value="1182337" calcext:value-type="float">
            <text:p>1182337</text:p>
          </table:table-cell>
          <table:table-cell/>
          <table:table-cell office:value-type="float" office:value="0.056457" calcext:value-type="float">
            <text:p>0,056457</text:p>
          </table:table-cell>
          <table:table-cell office:value-type="float" office:value="0.003187" calcext:value-type="float">
            <text:p>0,003187</text:p>
          </table:table-cell>
          <table:table-cell office:value-type="float" office:value="24.965667" calcext:value-type="float">
            <text:p>24,965667</text:p>
          </table:table-cell>
          <table:table-cell office:value-type="float" office:value="27.623248" calcext:value-type="float">
            <text:p>27,623248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C</text:p>
          </table:table-cell>
          <table:table-cell office:value-type="float" office:value="1773506" calcext:value-type="float">
            <text:p>1773506</text:p>
          </table:table-cell>
          <table:table-cell/>
          <table:table-cell office:value-type="float" office:value="0.048937" calcext:value-type="float">
            <text:p>0,048937</text:p>
          </table:table-cell>
          <table:table-cell office:value-type="float" office:value="0.002395" calcext:value-type="float">
            <text:p>0,002395</text:p>
          </table:table-cell>
          <table:table-cell office:value-type="float" office:value="26.207201" calcext:value-type="float">
            <text:p>26,207201</text:p>
          </table:table-cell>
          <table:table-cell office:value-type="float" office:value="18.414477" calcext:value-type="float">
            <text:p>18,414477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C</text:p>
          </table:table-cell>
          <table:table-cell office:value-type="float" office:value="2364675" calcext:value-type="float">
            <text:p>2364675</text:p>
          </table:table-cell>
          <table:table-cell/>
          <table:table-cell office:value-type="float" office:value="0.048596" calcext:value-type="float">
            <text:p>0,048596</text:p>
          </table:table-cell>
          <table:table-cell office:value-type="float" office:value="0.002362" calcext:value-type="float">
            <text:p>0,002362</text:p>
          </table:table-cell>
          <table:table-cell office:value-type="float" office:value="26.268061" calcext:value-type="float">
            <text:p>26,268061</text:p>
          </table:table-cell>
          <table:table-cell office:value-type="float" office:value="11.86791" calcext:value-type="float">
            <text:p>11,86791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C</text:p>
          </table:table-cell>
          <table:table-cell office:value-type="float" office:value="2955843" calcext:value-type="float">
            <text:p>2955843</text:p>
          </table:table-cell>
          <table:table-cell/>
          <table:table-cell office:value-type="float" office:value="0.048573" calcext:value-type="float">
            <text:p>0,048573</text:p>
          </table:table-cell>
          <table:table-cell office:value-type="float" office:value="0.002359" calcext:value-type="float">
            <text:p>0,002359</text:p>
          </table:table-cell>
          <table:table-cell office:value-type="float" office:value="26.272102" calcext:value-type="float">
            <text:p>26,272102</text:p>
          </table:table-cell>
          <table:table-cell office:value-type="float" office:value="11.922157" calcext:value-type="float">
            <text:p>11,922157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PbPr</text:p>
          </table:table-cell>
          <table:table-cell office:value-type="float" office:value="1182337" calcext:value-type="float">
            <text:p>1182337</text:p>
          </table:table-cell>
          <table:table-cell/>
          <table:table-cell office:value-type="float" office:value="0.03095" calcext:value-type="float">
            <text:p>0,03095</text:p>
          </table:table-cell>
          <table:table-cell office:value-type="float" office:value="0.000958" calcext:value-type="float">
            <text:p>0,000958</text:p>
          </table:table-cell>
          <table:table-cell office:value-type="float" office:value="30.186903" calcext:value-type="float">
            <text:p>30,186903</text:p>
          </table:table-cell>
          <table:table-cell office:value-type="float" office:value="18.628385" calcext:value-type="float">
            <text:p>18,628385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PbPr</text:p>
          </table:table-cell>
          <table:table-cell office:value-type="float" office:value="1773506" calcext:value-type="float">
            <text:p>1773506</text:p>
          </table:table-cell>
          <table:table-cell/>
          <table:table-cell office:value-type="float" office:value="0.008003" calcext:value-type="float">
            <text:p>0,008003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41.934712" calcext:value-type="float">
            <text:p>41,934712</text:p>
          </table:table-cell>
          <table:table-cell office:value-type="float" office:value="0.932837" calcext:value-type="float">
            <text:p>0,932837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PbPr</text:p>
          </table:table-cell>
          <table:table-cell office:value-type="float" office:value="2364675" calcext:value-type="float">
            <text:p>2364675</text:p>
          </table:table-cell>
          <table:table-cell/>
          <table:table-cell office:value-type="float" office:value="0.001986" calcext:value-type="float">
            <text:p>0,00198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54.039959" calcext:value-type="float">
            <text:p>54,039959</text:p>
          </table:table-cell>
          <table:table-cell office:value-type="float" office:value="0.107298" calcext:value-type="float">
            <text:p>0,107298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PbPr</text:p>
          </table:table-cell>
          <table:table-cell office:value-type="float" office:value="2955843" calcext:value-type="float">
            <text:p>2955843</text:p>
          </table:table-cell>
          <table:table-cell/>
          <table:table-cell office:value-type="float" office:value="0.0005" calcext:value-type="float">
            <text:p>0,0005</text:p>
          </table:table-cell>
          <table:table-cell office:value-type="float" office:value="0" calcext:value-type="float">
            <text:p>0</text:p>
          </table:table-cell>
          <table:table-cell office:value-type="float" office:value="66.016293" calcext:value-type="float">
            <text:p>66,016293</text:p>
          </table:table-cell>
          <table:table-cell office:value-type="float" office:value="0.09231" calcext:value-type="float">
            <text:p>0,09231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UV</text:p>
          </table:table-cell>
          <table:table-cell office:value-type="float" office:value="1182337" calcext:value-type="float">
            <text:p>1182337</text:p>
          </table:table-cell>
          <table:table-cell/>
          <table:table-cell office:value-type="float" office:value="0.025826" calcext:value-type="float">
            <text:p>0,025826</text:p>
          </table:table-cell>
          <table:table-cell office:value-type="float" office:value="0.000667" calcext:value-type="float">
            <text:p>0,000667</text:p>
          </table:table-cell>
          <table:table-cell office:value-type="float" office:value="31.758989" calcext:value-type="float">
            <text:p>31,758989</text:p>
          </table:table-cell>
          <table:table-cell office:value-type="float" office:value="25.627773" calcext:value-type="float">
            <text:p>25,627773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UV</text:p>
          </table:table-cell>
          <table:table-cell office:value-type="float" office:value="1773506" calcext:value-type="float">
            <text:p>1773506</text:p>
          </table:table-cell>
          <table:table-cell/>
          <table:table-cell office:value-type="float" office:value="0.006634" calcext:value-type="float">
            <text:p>0,006634</text:p>
          </table:table-cell>
          <table:table-cell office:value-type="float" office:value="0.000044" calcext:value-type="float">
            <text:p>4,4E-05</text:p>
          </table:table-cell>
          <table:table-cell office:value-type="float" office:value="43.564801" calcext:value-type="float">
            <text:p>43,564801</text:p>
          </table:table-cell>
          <table:table-cell office:value-type="float" office:value="14.001274" calcext:value-type="float">
            <text:p>14,001274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UV</text:p>
          </table:table-cell>
          <table:table-cell office:value-type="float" office:value="2364675" calcext:value-type="float">
            <text:p>2364675</text:p>
          </table:table-cell>
          <table:table-cell/>
          <table:table-cell office:value-type="float" office:value="0.001647" calcext:value-type="float">
            <text:p>0,00164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55.665491" calcext:value-type="float">
            <text:p>55,665491</text:p>
          </table:table-cell>
          <table:table-cell office:value-type="float" office:value="6.317537" calcext:value-type="float">
            <text:p>6,317537</text:p>
          </table:table-cell>
        </table:table-row>
        <table:table-row table:style-name="ro1">
          <table:table-cell office:value-type="string" calcext:value-type="string">
            <text:p>pictures\Belgium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UV</text:p>
          </table:table-cell>
          <table:table-cell office:value-type="float" office:value="2955843" calcext:value-type="float">
            <text:p>2955843</text:p>
          </table:table-cell>
          <table:table-cell/>
          <table:table-cell office:value-type="float" office:value="0.000416" calcext:value-type="float">
            <text:p>0,000416</text:p>
          </table:table-cell>
          <table:table-cell office:value-type="float" office:value="0" calcext:value-type="float">
            <text:p>0</text:p>
          </table:table-cell>
          <table:table-cell office:value-type="float" office:value="67.621714" calcext:value-type="float">
            <text:p>67,621714</text:p>
          </table:table-cell>
          <table:table-cell office:value-type="float" office:value="5.387306" calcext:value-type="float">
            <text:p>5,387306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GB(A)</text:p>
          </table:table-cell>
          <table:table-cell office:value-type="float" office:value="3244396" calcext:value-type="float">
            <text:p>32443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YK</text:p>
          </table:table-cell>
          <table:table-cell office:value-type="float" office:value="1622160" calcext:value-type="float">
            <text:p>1622160</text:p>
          </table:table-cell>
          <table:table-cell/>
          <table:table-cell office:value-type="float" office:value="0.012405" calcext:value-type="float">
            <text:p>0,012405</text:p>
          </table:table-cell>
          <table:table-cell office:value-type="float" office:value="0.000154" calcext:value-type="float">
            <text:p>0,000154</text:p>
          </table:table-cell>
          <table:table-cell office:value-type="float" office:value="38.128337" calcext:value-type="float">
            <text:p>38,128337</text:p>
          </table:table-cell>
          <table:table-cell office:value-type="float" office:value="0.265581" calcext:value-type="float">
            <text:p>0,265581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MYK</text:p>
          </table:table-cell>
          <table:table-cell office:value-type="float" office:value="2433240" calcext:value-type="float">
            <text:p>2433240</text:p>
          </table:table-cell>
          <table:table-cell/>
          <table:table-cell office:value-type="float" office:value="0.002991" calcext:value-type="float">
            <text:p>0,002991</text:p>
          </table:table-cell>
          <table:table-cell office:value-type="float" office:value="0.000009" calcext:value-type="float">
            <text:p>9E-06</text:p>
          </table:table-cell>
          <table:table-cell office:value-type="float" office:value="50.484488" calcext:value-type="float">
            <text:p>50,484488</text:p>
          </table:table-cell>
          <table:table-cell office:value-type="float" office:value="0.000704" calcext:value-type="float">
            <text:p>0,000704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MYK</text:p>
          </table:table-cell>
          <table:table-cell office:value-type="float" office:value="3244320" calcext:value-type="float">
            <text:p>3244320</text:p>
          </table:table-cell>
          <table:table-cell/>
          <table:table-cell office:value-type="float" office:value="0.000734" calcext:value-type="float">
            <text:p>0,00073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2.689395" calcext:value-type="float">
            <text:p>62,68939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MYK</text:p>
          </table:table-cell>
          <table:table-cell office:value-type="float" office:value="4055400" calcext:value-type="float">
            <text:p>4055400</text:p>
          </table:table-cell>
          <table:table-cell/>
          <table:table-cell office:value-type="float" office:value="0.000189" calcext:value-type="float">
            <text:p>0,000189</text:p>
          </table:table-cell>
          <table:table-cell office:value-type="float" office:value="0" calcext:value-type="float">
            <text:p>0</text:p>
          </table:table-cell>
          <table:table-cell office:value-type="float" office:value="74.475481" calcext:value-type="float">
            <text:p>74,475481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bC</text:p>
          </table:table-cell>
          <table:table-cell office:value-type="float" office:value="1216620" calcext:value-type="float">
            <text:p>1216620</text:p>
          </table:table-cell>
          <table:table-cell/>
          <table:table-cell office:value-type="float" office:value="0.017977" calcext:value-type="float">
            <text:p>0,017977</text:p>
          </table:table-cell>
          <table:table-cell office:value-type="float" office:value="0.000323" calcext:value-type="float">
            <text:p>0,000323</text:p>
          </table:table-cell>
          <table:table-cell office:value-type="float" office:value="34.905751" calcext:value-type="float">
            <text:p>34,905751</text:p>
          </table:table-cell>
          <table:table-cell office:value-type="float" office:value="47.420761" calcext:value-type="float">
            <text:p>47,420761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bC</text:p>
          </table:table-cell>
          <table:table-cell office:value-type="float" office:value="1824930" calcext:value-type="float">
            <text:p>1824930</text:p>
          </table:table-cell>
          <table:table-cell/>
          <table:table-cell office:value-type="float" office:value="0.005129" calcext:value-type="float">
            <text:p>0,005129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45.799321" calcext:value-type="float">
            <text:p>45,799321</text:p>
          </table:table-cell>
          <table:table-cell office:value-type="float" office:value="0.062382" calcext:value-type="float">
            <text:p>0,062382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bC</text:p>
          </table:table-cell>
          <table:table-cell office:value-type="float" office:value="2433240" calcext:value-type="float">
            <text:p>2433240</text:p>
          </table:table-cell>
          <table:table-cell/>
          <table:table-cell office:value-type="float" office:value="0.001257" calcext:value-type="float">
            <text:p>0,00125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58.011671" calcext:value-type="float">
            <text:p>58,011671</text:p>
          </table:table-cell>
          <table:table-cell office:value-type="float" office:value="0.025193" calcext:value-type="float">
            <text:p>0,025193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bC</text:p>
          </table:table-cell>
          <table:table-cell office:value-type="float" office:value="3041550" calcext:value-type="float">
            <text:p>3041550</text:p>
          </table:table-cell>
          <table:table-cell/>
          <table:table-cell office:value-type="float" office:value="0.000315" calcext:value-type="float">
            <text:p>0,000315</text:p>
          </table:table-cell>
          <table:table-cell office:value-type="float" office:value="0" calcext:value-type="float">
            <text:p>0</text:p>
          </table:table-cell>
          <table:table-cell office:value-type="float" office:value="70.047072" calcext:value-type="float">
            <text:p>70,047072</text:p>
          </table:table-cell>
          <table:table-cell office:value-type="float" office:value="0.03602" calcext:value-type="float">
            <text:p>0,03602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CL</text:p>
          </table:table-cell>
          <table:table-cell office:value-type="float" office:value="1216620" calcext:value-type="float">
            <text:p>1216620</text:p>
          </table:table-cell>
          <table:table-cell/>
          <table:table-cell office:value-type="float" office:value="0.014105" calcext:value-type="float">
            <text:p>0,014105</text:p>
          </table:table-cell>
          <table:table-cell office:value-type="float" office:value="0.000199" calcext:value-type="float">
            <text:p>0,000199</text:p>
          </table:table-cell>
          <table:table-cell office:value-type="float" office:value="37.012562" calcext:value-type="float">
            <text:p>37,012562</text:p>
          </table:table-cell>
          <table:table-cell office:value-type="float" office:value="8.944785" calcext:value-type="float">
            <text:p>8,944785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CL</text:p>
          </table:table-cell>
          <table:table-cell office:value-type="float" office:value="1824930" calcext:value-type="float">
            <text:p>1824930</text:p>
          </table:table-cell>
          <table:table-cell/>
          <table:table-cell office:value-type="float" office:value="0.003337" calcext:value-type="float">
            <text:p>0,003337</text:p>
          </table:table-cell>
          <table:table-cell office:value-type="float" office:value="0.000011" calcext:value-type="float">
            <text:p>1,1E-05</text:p>
          </table:table-cell>
          <table:table-cell office:value-type="float" office:value="49.531847" calcext:value-type="float">
            <text:p>49,531847</text:p>
          </table:table-cell>
          <table:table-cell office:value-type="float" office:value="0.00038" calcext:value-type="float">
            <text:p>0,00038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CL</text:p>
          </table:table-cell>
          <table:table-cell office:value-type="float" office:value="2433240" calcext:value-type="float">
            <text:p>2433240</text:p>
          </table:table-cell>
          <table:table-cell/>
          <table:table-cell office:value-type="float" office:value="0.000826" calcext:value-type="float">
            <text:p>0,00082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1.662033" calcext:value-type="float">
            <text:p>61,662033</text:p>
          </table:table-cell>
          <table:table-cell office:value-type="float" office:value="0.000157" calcext:value-type="float">
            <text:p>0,000157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CL</text:p>
          </table:table-cell>
          <table:table-cell office:value-type="float" office:value="3041550" calcext:value-type="float">
            <text:p>3041550</text:p>
          </table:table-cell>
          <table:table-cell/>
          <table:table-cell office:value-type="float" office:value="0.000205" calcext:value-type="float">
            <text:p>0,000205</text:p>
          </table:table-cell>
          <table:table-cell office:value-type="float" office:value="0" calcext:value-type="float">
            <text:p>0</text:p>
          </table:table-cell>
          <table:table-cell office:value-type="float" office:value="73.771552" calcext:value-type="float">
            <text:p>73,771552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</text:p>
          </table:table-cell>
          <table:table-cell office:value-type="float" office:value="1216620" calcext:value-type="float">
            <text:p>1216620</text:p>
          </table:table-cell>
          <table:table-cell/>
          <table:table-cell office:value-type="float" office:value="0.024757" calcext:value-type="float">
            <text:p>0,024757</text:p>
          </table:table-cell>
          <table:table-cell office:value-type="float" office:value="0.000613" calcext:value-type="float">
            <text:p>0,000613</text:p>
          </table:table-cell>
          <table:table-cell office:value-type="float" office:value="32.126033" calcext:value-type="float">
            <text:p>32,126033</text:p>
          </table:table-cell>
          <table:table-cell office:value-type="float" office:value="52.111775" calcext:value-type="float">
            <text:p>52,111775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float" office:value="1824930" calcext:value-type="float">
            <text:p>1824930</text:p>
          </table:table-cell>
          <table:table-cell/>
          <table:table-cell office:value-type="float" office:value="0.005165" calcext:value-type="float">
            <text:p>0,005165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45.739416" calcext:value-type="float">
            <text:p>45,739416</text:p>
          </table:table-cell>
          <table:table-cell office:value-type="float" office:value="6.324523" calcext:value-type="float">
            <text:p>6,324523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float" office:value="2433240" calcext:value-type="float">
            <text:p>2433240</text:p>
          </table:table-cell>
          <table:table-cell/>
          <table:table-cell office:value-type="float" office:value="0.001286" calcext:value-type="float">
            <text:p>0,00128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57.813892" calcext:value-type="float">
            <text:p>57,813892</text:p>
          </table:table-cell>
          <table:table-cell office:value-type="float" office:value="1.601569" calcext:value-type="float">
            <text:p>1,601569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b</text:p>
          </table:table-cell>
          <table:table-cell office:value-type="float" office:value="3041550" calcext:value-type="float">
            <text:p>3041550</text:p>
          </table:table-cell>
          <table:table-cell/>
          <table:table-cell office:value-type="float" office:value="0.00032" calcext:value-type="float">
            <text:p>0,00032</text:p>
          </table:table-cell>
          <table:table-cell office:value-type="float" office:value="0" calcext:value-type="float">
            <text:p>0</text:p>
          </table:table-cell>
          <table:table-cell office:value-type="float" office:value="69.891194" calcext:value-type="float">
            <text:p>69,891194</text:p>
          </table:table-cell>
          <table:table-cell office:value-type="float" office:value="1.517541" calcext:value-type="float">
            <text:p>1,517541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v</text:p>
          </table:table-cell>
          <table:table-cell office:value-type="float" office:value="1216620" calcext:value-type="float">
            <text:p>1216620</text:p>
          </table:table-cell>
          <table:table-cell/>
          <table:table-cell office:value-type="float" office:value="0.016407" calcext:value-type="float">
            <text:p>0,016407</text:p>
          </table:table-cell>
          <table:table-cell office:value-type="float" office:value="0.000269" calcext:value-type="float">
            <text:p>0,000269</text:p>
          </table:table-cell>
          <table:table-cell office:value-type="float" office:value="35.699331" calcext:value-type="float">
            <text:p>35,699331</text:p>
          </table:table-cell>
          <table:table-cell office:value-type="float" office:value="9.223611" calcext:value-type="float">
            <text:p>9,223611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uv</text:p>
          </table:table-cell>
          <table:table-cell office:value-type="float" office:value="1824930" calcext:value-type="float">
            <text:p>1824930</text:p>
          </table:table-cell>
          <table:table-cell/>
          <table:table-cell office:value-type="float" office:value="0.004982" calcext:value-type="float">
            <text:p>0,004982</text:p>
          </table:table-cell>
          <table:table-cell office:value-type="float" office:value="0.000025" calcext:value-type="float">
            <text:p>2,5E-05</text:p>
          </table:table-cell>
          <table:table-cell office:value-type="float" office:value="46.052523" calcext:value-type="float">
            <text:p>46,052523</text:p>
          </table:table-cell>
          <table:table-cell office:value-type="float" office:value="5.949408" calcext:value-type="float">
            <text:p>5,949408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v</text:p>
          </table:table-cell>
          <table:table-cell office:value-type="float" office:value="2433240" calcext:value-type="float">
            <text:p>2433240</text:p>
          </table:table-cell>
          <table:table-cell/>
          <table:table-cell office:value-type="float" office:value="0.001217" calcext:value-type="float">
            <text:p>0,00121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8.293557" calcext:value-type="float">
            <text:p>58,293557</text:p>
          </table:table-cell>
          <table:table-cell office:value-type="float" office:value="1.399105" calcext:value-type="float">
            <text:p>1,399105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v</text:p>
          </table:table-cell>
          <table:table-cell office:value-type="float" office:value="3041550" calcext:value-type="float">
            <text:p>3041550</text:p>
          </table:table-cell>
          <table:table-cell/>
          <table:table-cell office:value-type="float" office:value="0.000311" calcext:value-type="float">
            <text:p>0,000311</text:p>
          </table:table-cell>
          <table:table-cell office:value-type="float" office:value="0" calcext:value-type="float">
            <text:p>0</text:p>
          </table:table-cell>
          <table:table-cell office:value-type="float" office:value="70.153524" calcext:value-type="float">
            <text:p>70,153524</text:p>
          </table:table-cell>
          <table:table-cell office:value-type="float" office:value="0.263832" calcext:value-type="float">
            <text:p>0,263832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GB</text:p>
          </table:table-cell>
          <table:table-cell office:value-type="float" office:value="1216620" calcext:value-type="float">
            <text:p>1216620</text:p>
          </table:table-cell>
          <table:table-cell/>
          <table:table-cell office:value-type="float" office:value="0.019405" calcext:value-type="float">
            <text:p>0,019405</text:p>
          </table:table-cell>
          <table:table-cell office:value-type="float" office:value="0.000377" calcext:value-type="float">
            <text:p>0,000377</text:p>
          </table:table-cell>
          <table:table-cell office:value-type="float" office:value="34.241737" calcext:value-type="float">
            <text:p>34,241737</text:p>
          </table:table-cell>
          <table:table-cell office:value-type="float" office:value="36.921583" calcext:value-type="float">
            <text:p>36,921583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GB</text:p>
          </table:table-cell>
          <table:table-cell office:value-type="float" office:value="1824930" calcext:value-type="float">
            <text:p>1824930</text:p>
          </table:table-cell>
          <table:table-cell/>
          <table:table-cell office:value-type="float" office:value="0.004636" calcext:value-type="float">
            <text:p>0,004636</text:p>
          </table:table-cell>
          <table:table-cell office:value-type="float" office:value="0.000021" calcext:value-type="float">
            <text:p>2,1E-05</text:p>
          </table:table-cell>
          <table:table-cell office:value-type="float" office:value="46.678046" calcext:value-type="float">
            <text:p>46,678046</text:p>
          </table:table-cell>
          <table:table-cell office:value-type="float" office:value="9.116278" calcext:value-type="float">
            <text:p>9,116278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GB</text:p>
          </table:table-cell>
          <table:table-cell office:value-type="float" office:value="2433240" calcext:value-type="float">
            <text:p>2433240</text:p>
          </table:table-cell>
          <table:table-cell/>
          <table:table-cell office:value-type="float" office:value="0.001129" calcext:value-type="float">
            <text:p>0,00112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8.94347" calcext:value-type="float">
            <text:p>58,94347</text:p>
          </table:table-cell>
          <table:table-cell office:value-type="float" office:value="0.297057" calcext:value-type="float">
            <text:p>0,297057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GB</text:p>
          </table:table-cell>
          <table:table-cell office:value-type="float" office:value="3041550" calcext:value-type="float">
            <text:p>3041550</text:p>
          </table:table-cell>
          <table:table-cell/>
          <table:table-cell office:value-type="float" office:value="0.000271" calcext:value-type="float">
            <text:p>0,000271</text:p>
          </table:table-cell>
          <table:table-cell office:value-type="float" office:value="0" calcext:value-type="float">
            <text:p>0</text:p>
          </table:table-cell>
          <table:table-cell office:value-type="float" office:value="71.32842" calcext:value-type="float">
            <text:p>71,32842</text:p>
          </table:table-cell>
          <table:table-cell office:value-type="float" office:value="0.000634" calcext:value-type="float">
            <text:p>0,000634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GB</text:p>
          </table:table-cell>
          <table:table-cell office:value-type="float" office:value="1216620" calcext:value-type="float">
            <text:p>1216620</text:p>
          </table:table-cell>
          <table:table-cell/>
          <table:table-cell office:value-type="float" office:value="0.012048" calcext:value-type="float">
            <text:p>0,012048</text:p>
          </table:table-cell>
          <table:table-cell office:value-type="float" office:value="0.000145" calcext:value-type="float">
            <text:p>0,000145</text:p>
          </table:table-cell>
          <table:table-cell office:value-type="float" office:value="38.38142" calcext:value-type="float">
            <text:p>38,38142</text:p>
          </table:table-cell>
          <table:table-cell office:value-type="float" office:value="9.628033" calcext:value-type="float">
            <text:p>9,628033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GB</text:p>
          </table:table-cell>
          <table:table-cell office:value-type="float" office:value="1824930" calcext:value-type="float">
            <text:p>1824930</text:p>
          </table:table-cell>
          <table:table-cell/>
          <table:table-cell office:value-type="float" office:value="0.002875" calcext:value-type="float">
            <text:p>0,002875</text:p>
          </table:table-cell>
          <table:table-cell office:value-type="float" office:value="0.000008" calcext:value-type="float">
            <text:p>8E-06</text:p>
          </table:table-cell>
          <table:table-cell office:value-type="float" office:value="50.826502" calcext:value-type="float">
            <text:p>50,826502</text:p>
          </table:table-cell>
          <table:table-cell office:value-type="float" office:value="0.023494" calcext:value-type="float">
            <text:p>0,023494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GB</text:p>
          </table:table-cell>
          <table:table-cell office:value-type="float" office:value="2433240" calcext:value-type="float">
            <text:p>2433240</text:p>
          </table:table-cell>
          <table:table-cell/>
          <table:table-cell office:value-type="float" office:value="0.000717" calcext:value-type="float">
            <text:p>0,00071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2.894129" calcext:value-type="float">
            <text:p>62,894129</text:p>
          </table:table-cell>
          <table:table-cell office:value-type="float" office:value="0.000579" calcext:value-type="float">
            <text:p>0,000579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RGB</text:p>
          </table:table-cell>
          <table:table-cell office:value-type="float" office:value="3041550" calcext:value-type="float">
            <text:p>3041550</text:p>
          </table:table-cell>
          <table:table-cell/>
          <table:table-cell office:value-type="float" office:value="0.000182" calcext:value-type="float">
            <text:p>0,000182</text:p>
          </table:table-cell>
          <table:table-cell office:value-type="float" office:value="0" calcext:value-type="float">
            <text:p>0</text:p>
          </table:table-cell>
          <table:table-cell office:value-type="float" office:value="74.814708" calcext:value-type="float">
            <text:p>74,814708</text:p>
          </table:table-cell>
          <table:table-cell office:value-type="float" office:value="0.00014" calcext:value-type="float">
            <text:p>0,00014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YZ</text:p>
          </table:table-cell>
          <table:table-cell office:value-type="float" office:value="1216620" calcext:value-type="float">
            <text:p>1216620</text:p>
          </table:table-cell>
          <table:table-cell/>
          <table:table-cell office:value-type="float" office:value="0.033257" calcext:value-type="float">
            <text:p>0,033257</text:p>
          </table:table-cell>
          <table:table-cell office:value-type="float" office:value="0.001106" calcext:value-type="float">
            <text:p>0,001106</text:p>
          </table:table-cell>
          <table:table-cell office:value-type="float" office:value="29.562418" calcext:value-type="float">
            <text:p>29,562418</text:p>
          </table:table-cell>
          <table:table-cell office:value-type="float" office:value="35.475444" calcext:value-type="float">
            <text:p>35,475444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YZ</text:p>
          </table:table-cell>
          <table:table-cell office:value-type="float" office:value="1824930" calcext:value-type="float">
            <text:p>1824930</text:p>
          </table:table-cell>
          <table:table-cell/>
          <table:table-cell office:value-type="float" office:value="0.010978" calcext:value-type="float">
            <text:p>0,010978</text:p>
          </table:table-cell>
          <table:table-cell office:value-type="float" office:value="0.000121" calcext:value-type="float">
            <text:p>0,000121</text:p>
          </table:table-cell>
          <table:table-cell office:value-type="float" office:value="39.189905" calcext:value-type="float">
            <text:p>39,189905</text:p>
          </table:table-cell>
          <table:table-cell office:value-type="float" office:value="6.990554" calcext:value-type="float">
            <text:p>6,990554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YZ</text:p>
          </table:table-cell>
          <table:table-cell office:value-type="float" office:value="2433240" calcext:value-type="float">
            <text:p>2433240</text:p>
          </table:table-cell>
          <table:table-cell/>
          <table:table-cell office:value-type="float" office:value="0.005257" calcext:value-type="float">
            <text:p>0,005257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45.585729" calcext:value-type="float">
            <text:p>45,585729</text:p>
          </table:table-cell>
          <table:table-cell office:value-type="float" office:value="3.673169" calcext:value-type="float">
            <text:p>3,673169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YZ</text:p>
          </table:table-cell>
          <table:table-cell office:value-type="float" office:value="3041550" calcext:value-type="float">
            <text:p>3041550</text:p>
          </table:table-cell>
          <table:table-cell/>
          <table:table-cell office:value-type="float" office:value="0.00456" calcext:value-type="float">
            <text:p>0,00456</text:p>
          </table:table-cell>
          <table:table-cell office:value-type="float" office:value="0.000021" calcext:value-type="float">
            <text:p>2,1E-05</text:p>
          </table:table-cell>
          <table:table-cell office:value-type="float" office:value="46.820573" calcext:value-type="float">
            <text:p>46,820573</text:p>
          </table:table-cell>
          <table:table-cell office:value-type="float" office:value="0.085981" calcext:value-type="float">
            <text:p>0,085981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C</text:p>
          </table:table-cell>
          <table:table-cell office:value-type="float" office:value="1216620" calcext:value-type="float">
            <text:p>1216620</text:p>
          </table:table-cell>
          <table:table-cell/>
          <table:table-cell office:value-type="float" office:value="0.0474" calcext:value-type="float">
            <text:p>0,0474</text:p>
          </table:table-cell>
          <table:table-cell office:value-type="float" office:value="0.002247" calcext:value-type="float">
            <text:p>0,002247</text:p>
          </table:table-cell>
          <table:table-cell office:value-type="float" office:value="26.48439" calcext:value-type="float">
            <text:p>26,48439</text:p>
          </table:table-cell>
          <table:table-cell office:value-type="float" office:value="6.065932" calcext:value-type="float">
            <text:p>6,065932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C</text:p>
          </table:table-cell>
          <table:table-cell office:value-type="float" office:value="1824930" calcext:value-type="float">
            <text:p>1824930</text:p>
          </table:table-cell>
          <table:table-cell/>
          <table:table-cell office:value-type="float" office:value="0.039143" calcext:value-type="float">
            <text:p>0,039143</text:p>
          </table:table-cell>
          <table:table-cell office:value-type="float" office:value="0.001532" calcext:value-type="float">
            <text:p>0,001532</text:p>
          </table:table-cell>
          <table:table-cell office:value-type="float" office:value="28.146853" calcext:value-type="float">
            <text:p>28,146853</text:p>
          </table:table-cell>
          <table:table-cell office:value-type="float" office:value="11.806608" calcext:value-type="float">
            <text:p>11,806608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C</text:p>
          </table:table-cell>
          <table:table-cell office:value-type="float" office:value="2433240" calcext:value-type="float">
            <text:p>2433240</text:p>
          </table:table-cell>
          <table:table-cell/>
          <table:table-cell office:value-type="float" office:value="0.038805" calcext:value-type="float">
            <text:p>0,038805</text:p>
          </table:table-cell>
          <table:table-cell office:value-type="float" office:value="0.001506" calcext:value-type="float">
            <text:p>0,001506</text:p>
          </table:table-cell>
          <table:table-cell office:value-type="float" office:value="28.222238" calcext:value-type="float">
            <text:p>28,222238</text:p>
          </table:table-cell>
          <table:table-cell office:value-type="float" office:value="9.125552" calcext:value-type="float">
            <text:p>9,125552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C</text:p>
          </table:table-cell>
          <table:table-cell office:value-type="float" office:value="3041550" calcext:value-type="float">
            <text:p>3041550</text:p>
          </table:table-cell>
          <table:table-cell/>
          <table:table-cell office:value-type="float" office:value="0.038781" calcext:value-type="float">
            <text:p>0,038781</text:p>
          </table:table-cell>
          <table:table-cell office:value-type="float" office:value="0.001504" calcext:value-type="float">
            <text:p>0,001504</text:p>
          </table:table-cell>
          <table:table-cell office:value-type="float" office:value="28.227573" calcext:value-type="float">
            <text:p>28,227573</text:p>
          </table:table-cell>
          <table:table-cell office:value-type="float" office:value="9.118773" calcext:value-type="float">
            <text:p>9,118773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PbPr</text:p>
          </table:table-cell>
          <table:table-cell office:value-type="float" office:value="1216620" calcext:value-type="float">
            <text:p>1216620</text:p>
          </table:table-cell>
          <table:table-cell/>
          <table:table-cell office:value-type="float" office:value="0.017977" calcext:value-type="float">
            <text:p>0,017977</text:p>
          </table:table-cell>
          <table:table-cell office:value-type="float" office:value="0.000323" calcext:value-type="float">
            <text:p>0,000323</text:p>
          </table:table-cell>
          <table:table-cell office:value-type="float" office:value="34.905751" calcext:value-type="float">
            <text:p>34,905751</text:p>
          </table:table-cell>
          <table:table-cell office:value-type="float" office:value="47.420761" calcext:value-type="float">
            <text:p>47,420761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PbPr</text:p>
          </table:table-cell>
          <table:table-cell office:value-type="float" office:value="1824930" calcext:value-type="float">
            <text:p>1824930</text:p>
          </table:table-cell>
          <table:table-cell/>
          <table:table-cell office:value-type="float" office:value="0.005129" calcext:value-type="float">
            <text:p>0,005129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45.799321" calcext:value-type="float">
            <text:p>45,799321</text:p>
          </table:table-cell>
          <table:table-cell office:value-type="float" office:value="0.062382" calcext:value-type="float">
            <text:p>0,062382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PbPr</text:p>
          </table:table-cell>
          <table:table-cell office:value-type="float" office:value="2433240" calcext:value-type="float">
            <text:p>2433240</text:p>
          </table:table-cell>
          <table:table-cell/>
          <table:table-cell office:value-type="float" office:value="0.001257" calcext:value-type="float">
            <text:p>0,00125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58.011671" calcext:value-type="float">
            <text:p>58,011671</text:p>
          </table:table-cell>
          <table:table-cell office:value-type="float" office:value="0.025193" calcext:value-type="float">
            <text:p>0,025193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PbPr</text:p>
          </table:table-cell>
          <table:table-cell office:value-type="float" office:value="3041550" calcext:value-type="float">
            <text:p>3041550</text:p>
          </table:table-cell>
          <table:table-cell/>
          <table:table-cell office:value-type="float" office:value="0.000315" calcext:value-type="float">
            <text:p>0,000315</text:p>
          </table:table-cell>
          <table:table-cell office:value-type="float" office:value="0" calcext:value-type="float">
            <text:p>0</text:p>
          </table:table-cell>
          <table:table-cell office:value-type="float" office:value="70.047072" calcext:value-type="float">
            <text:p>70,047072</text:p>
          </table:table-cell>
          <table:table-cell office:value-type="float" office:value="0.03602" calcext:value-type="float">
            <text:p>0,03602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UV</text:p>
          </table:table-cell>
          <table:table-cell office:value-type="float" office:value="1216620" calcext:value-type="float">
            <text:p>1216620</text:p>
          </table:table-cell>
          <table:table-cell/>
          <table:table-cell office:value-type="float" office:value="0.01613" calcext:value-type="float">
            <text:p>0,01613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35.847135" calcext:value-type="float">
            <text:p>35,847135</text:p>
          </table:table-cell>
          <table:table-cell office:value-type="float" office:value="59.667104" calcext:value-type="float">
            <text:p>59,667104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UV</text:p>
          </table:table-cell>
          <table:table-cell office:value-type="float" office:value="1824930" calcext:value-type="float">
            <text:p>1824930</text:p>
          </table:table-cell>
          <table:table-cell/>
          <table:table-cell office:value-type="float" office:value="0.00478" calcext:value-type="float">
            <text:p>0,00478</text:p>
          </table:table-cell>
          <table:table-cell office:value-type="float" office:value="0.000023" calcext:value-type="float">
            <text:p>2,3E-05</text:p>
          </table:table-cell>
          <table:table-cell office:value-type="float" office:value="46.411467" calcext:value-type="float">
            <text:p>46,411467</text:p>
          </table:table-cell>
          <table:table-cell office:value-type="float" office:value="1.092646" calcext:value-type="float">
            <text:p>1,092646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UV</text:p>
          </table:table-cell>
          <table:table-cell office:value-type="float" office:value="2433240" calcext:value-type="float">
            <text:p>2433240</text:p>
          </table:table-cell>
          <table:table-cell/>
          <table:table-cell office:value-type="float" office:value="0.001196" calcext:value-type="float">
            <text:p>0,00119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8.443469" calcext:value-type="float">
            <text:p>58,443469</text:p>
          </table:table-cell>
          <table:table-cell office:value-type="float" office:value="1.671611" calcext:value-type="float">
            <text:p>1,671611</text:p>
          </table:table-cell>
        </table:table-row>
        <table:table-row table:style-name="ro1">
          <table:table-cell office:value-type="string" calcext:value-type="string">
            <text:p>pictures\BigFog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UV</text:p>
          </table:table-cell>
          <table:table-cell office:value-type="float" office:value="3041550" calcext:value-type="float">
            <text:p>3041550</text:p>
          </table:table-cell>
          <table:table-cell/>
          <table:table-cell office:value-type="float" office:value="0.000299" calcext:value-type="float">
            <text:p>0,000299</text:p>
          </table:table-cell>
          <table:table-cell office:value-type="float" office:value="0" calcext:value-type="float">
            <text:p>0</text:p>
          </table:table-cell>
          <table:table-cell office:value-type="float" office:value="70.490365" calcext:value-type="float">
            <text:p>70,490365</text:p>
          </table:table-cell>
          <table:table-cell office:value-type="float" office:value="1.476632" calcext:value-type="float">
            <text:p>1,476632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GB(A)</text:p>
          </table:table-cell>
          <table:table-cell office:value-type="float" office:value="5591117" calcext:value-type="float">
            <text:p>55911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YK</text:p>
          </table:table-cell>
          <table:table-cell office:value-type="float" office:value="2795520" calcext:value-type="float">
            <text:p>2795520</text:p>
          </table:table-cell>
          <table:table-cell/>
          <table:table-cell office:value-type="float" office:value="0.024647" calcext:value-type="float">
            <text:p>0,024647</text:p>
          </table:table-cell>
          <table:table-cell office:value-type="float" office:value="0.000607" calcext:value-type="float">
            <text:p>0,000607</text:p>
          </table:table-cell>
          <table:table-cell office:value-type="float" office:value="32.164766" calcext:value-type="float">
            <text:p>32,164766</text:p>
          </table:table-cell>
          <table:table-cell office:value-type="float" office:value="0.002998" calcext:value-type="float">
            <text:p>0,002998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MYK</text:p>
          </table:table-cell>
          <table:table-cell office:value-type="float" office:value="4193280" calcext:value-type="float">
            <text:p>4193280</text:p>
          </table:table-cell>
          <table:table-cell/>
          <table:table-cell office:value-type="float" office:value="0.005847" calcext:value-type="float">
            <text:p>0,005847</text:p>
          </table:table-cell>
          <table:table-cell office:value-type="float" office:value="0.000034" calcext:value-type="float">
            <text:p>3,4E-05</text:p>
          </table:table-cell>
          <table:table-cell office:value-type="float" office:value="44.661475" calcext:value-type="float">
            <text:p>44,661475</text:p>
          </table:table-cell>
          <table:table-cell office:value-type="float" office:value="0.000037" calcext:value-type="float">
            <text:p>3,7E-05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MYK</text:p>
          </table:table-cell>
          <table:table-cell office:value-type="float" office:value="5591040" calcext:value-type="float">
            <text:p>5591040</text:p>
          </table:table-cell>
          <table:table-cell/>
          <table:table-cell office:value-type="float" office:value="0.001457" calcext:value-type="float">
            <text:p>0,00145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56.733319" calcext:value-type="float">
            <text:p>56,733319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MYK</text:p>
          </table:table-cell>
          <table:table-cell office:value-type="float" office:value="6988800" calcext:value-type="float">
            <text:p>6988800</text:p>
          </table:table-cell>
          <table:table-cell/>
          <table:table-cell office:value-type="float" office:value="0.000375" calcext:value-type="float">
            <text:p>0,000375</text:p>
          </table:table-cell>
          <table:table-cell office:value-type="float" office:value="0" calcext:value-type="float">
            <text:p>0</text:p>
          </table:table-cell>
          <table:table-cell office:value-type="float" office:value="68.509203" calcext:value-type="float">
            <text:p>68,509203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bC</text:p>
          </table:table-cell>
          <table:table-cell office:value-type="float" office:value="2096640" calcext:value-type="float">
            <text:p>2096640</text:p>
          </table:table-cell>
          <table:table-cell/>
          <table:table-cell office:value-type="float" office:value="0.062589" calcext:value-type="float">
            <text:p>0,062589</text:p>
          </table:table-cell>
          <table:table-cell office:value-type="float" office:value="0.003917" calcext:value-type="float">
            <text:p>0,003917</text:p>
          </table:table-cell>
          <table:table-cell office:value-type="float" office:value="24.069997" calcext:value-type="float">
            <text:p>24,069997</text:p>
          </table:table-cell>
          <table:table-cell office:value-type="float" office:value="15.509973" calcext:value-type="float">
            <text:p>15,509973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bC</text:p>
          </table:table-cell>
          <table:table-cell office:value-type="float" office:value="3144960" calcext:value-type="float">
            <text:p>3144960</text:p>
          </table:table-cell>
          <table:table-cell/>
          <table:table-cell office:value-type="float" office:value="0.01523" calcext:value-type="float">
            <text:p>0,01523</text:p>
          </table:table-cell>
          <table:table-cell office:value-type="float" office:value="0.000232" calcext:value-type="float">
            <text:p>0,000232</text:p>
          </table:table-cell>
          <table:table-cell office:value-type="float" office:value="36.346153" calcext:value-type="float">
            <text:p>36,346153</text:p>
          </table:table-cell>
          <table:table-cell office:value-type="float" office:value="3.17768" calcext:value-type="float">
            <text:p>3,17768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bC</text:p>
          </table:table-cell>
          <table:table-cell office:value-type="float" office:value="4193280" calcext:value-type="float">
            <text:p>4193280</text:p>
          </table:table-cell>
          <table:table-cell/>
          <table:table-cell office:value-type="float" office:value="0.003793" calcext:value-type="float">
            <text:p>0,003793</text:p>
          </table:table-cell>
          <table:table-cell office:value-type="float" office:value="0.000014" calcext:value-type="float">
            <text:p>1,4E-05</text:p>
          </table:table-cell>
          <table:table-cell office:value-type="float" office:value="48.419672" calcext:value-type="float">
            <text:p>48,419672</text:p>
          </table:table-cell>
          <table:table-cell office:value-type="float" office:value="8.739327" calcext:value-type="float">
            <text:p>8,739327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bC</text:p>
          </table:table-cell>
          <table:table-cell office:value-type="float" office:value="5241600" calcext:value-type="float">
            <text:p>5241600</text:p>
          </table:table-cell>
          <table:table-cell/>
          <table:table-cell office:value-type="float" office:value="0.000962" calcext:value-type="float">
            <text:p>0,00096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0.335295" calcext:value-type="float">
            <text:p>60,335295</text:p>
          </table:table-cell>
          <table:table-cell office:value-type="float" office:value="11.718235" calcext:value-type="float">
            <text:p>11,718235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CL</text:p>
          </table:table-cell>
          <table:table-cell office:value-type="float" office:value="2096640" calcext:value-type="float">
            <text:p>2096640</text:p>
          </table:table-cell>
          <table:table-cell/>
          <table:table-cell office:value-type="float" office:value="0.02574" calcext:value-type="float">
            <text:p>0,02574</text:p>
          </table:table-cell>
          <table:table-cell office:value-type="float" office:value="0.000663" calcext:value-type="float">
            <text:p>0,000663</text:p>
          </table:table-cell>
          <table:table-cell office:value-type="float" office:value="31.787755" calcext:value-type="float">
            <text:p>31,787755</text:p>
          </table:table-cell>
          <table:table-cell office:value-type="float" office:value="0.007185" calcext:value-type="float">
            <text:p>0,007185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CL</text:p>
          </table:table-cell>
          <table:table-cell office:value-type="float" office:value="3144960" calcext:value-type="float">
            <text:p>3144960</text:p>
          </table:table-cell>
          <table:table-cell/>
          <table:table-cell office:value-type="float" office:value="0.006261" calcext:value-type="float">
            <text:p>0,006261</text:p>
          </table:table-cell>
          <table:table-cell office:value-type="float" office:value="0.000039" calcext:value-type="float">
            <text:p>3,9E-05</text:p>
          </table:table-cell>
          <table:table-cell office:value-type="float" office:value="44.066648" calcext:value-type="float">
            <text:p>44,066648</text:p>
          </table:table-cell>
          <table:table-cell office:value-type="float" office:value="0.0004" calcext:value-type="float">
            <text:p>0,0004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CL</text:p>
          </table:table-cell>
          <table:table-cell office:value-type="float" office:value="4193280" calcext:value-type="float">
            <text:p>4193280</text:p>
          </table:table-cell>
          <table:table-cell/>
          <table:table-cell office:value-type="float" office:value="0.001555" calcext:value-type="float">
            <text:p>0,001555</text:p>
          </table:table-cell>
          <table:table-cell office:value-type="float" office:value="0.000002" calcext:value-type="float">
            <text:p>2E-06</text:p>
          </table:table-cell>
          <table:table-cell office:value-type="float" office:value="56.167286" calcext:value-type="float">
            <text:p>56,167286</text:p>
          </table:table-cell>
          <table:table-cell office:value-type="float" office:value="0.000047" calcext:value-type="float">
            <text:p>4,7E-05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CL</text:p>
          </table:table-cell>
          <table:table-cell office:value-type="float" office:value="5241600" calcext:value-type="float">
            <text:p>5241600</text:p>
          </table:table-cell>
          <table:table-cell/>
          <table:table-cell office:value-type="float" office:value="0.000386" calcext:value-type="float">
            <text:p>0,000386</text:p>
          </table:table-cell>
          <table:table-cell office:value-type="float" office:value="0" calcext:value-type="float">
            <text:p>0</text:p>
          </table:table-cell>
          <table:table-cell office:value-type="float" office:value="68.259578" calcext:value-type="float">
            <text:p>68,259578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</text:p>
          </table:table-cell>
          <table:table-cell office:value-type="float" office:value="2096640" calcext:value-type="float">
            <text:p>2096640</text:p>
          </table:table-cell>
          <table:table-cell/>
          <table:table-cell office:value-type="float" office:value="0.046403" calcext:value-type="float">
            <text:p>0,046403</text:p>
          </table:table-cell>
          <table:table-cell office:value-type="float" office:value="0.002153" calcext:value-type="float">
            <text:p>0,002153</text:p>
          </table:table-cell>
          <table:table-cell office:value-type="float" office:value="26.669159" calcext:value-type="float">
            <text:p>26,669159</text:p>
          </table:table-cell>
          <table:table-cell office:value-type="float" office:value="20.565001" calcext:value-type="float">
            <text:p>20,565001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float" office:value="3144960" calcext:value-type="float">
            <text:p>3144960</text:p>
          </table:table-cell>
          <table:table-cell/>
          <table:table-cell office:value-type="float" office:value="0.011256" calcext:value-type="float">
            <text:p>0,011256</text:p>
          </table:table-cell>
          <table:table-cell office:value-type="float" office:value="0.000127" calcext:value-type="float">
            <text:p>0,000127</text:p>
          </table:table-cell>
          <table:table-cell office:value-type="float" office:value="38.972498" calcext:value-type="float">
            <text:p>38,972498</text:p>
          </table:table-cell>
          <table:table-cell office:value-type="float" office:value="16.393891" calcext:value-type="float">
            <text:p>16,393891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float" office:value="4193280" calcext:value-type="float">
            <text:p>4193280</text:p>
          </table:table-cell>
          <table:table-cell/>
          <table:table-cell office:value-type="float" office:value="0.002792" calcext:value-type="float">
            <text:p>0,002792</text:p>
          </table:table-cell>
          <table:table-cell office:value-type="float" office:value="0.000008" calcext:value-type="float">
            <text:p>8E-06</text:p>
          </table:table-cell>
          <table:table-cell office:value-type="float" office:value="51.08017" calcext:value-type="float">
            <text:p>51,08017</text:p>
          </table:table-cell>
          <table:table-cell office:value-type="float" office:value="15.508737" calcext:value-type="float">
            <text:p>15,508737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b</text:p>
          </table:table-cell>
          <table:table-cell office:value-type="float" office:value="5241600" calcext:value-type="float">
            <text:p>5241600</text:p>
          </table:table-cell>
          <table:table-cell/>
          <table:table-cell office:value-type="float" office:value="0.000694" calcext:value-type="float">
            <text:p>0,000694</text:p>
          </table:table-cell>
          <table:table-cell office:value-type="float" office:value="0" calcext:value-type="float">
            <text:p>0</text:p>
          </table:table-cell>
          <table:table-cell office:value-type="float" office:value="63.174999" calcext:value-type="float">
            <text:p>63,174999</text:p>
          </table:table-cell>
          <table:table-cell office:value-type="float" office:value="15.275374" calcext:value-type="float">
            <text:p>15,275374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v</text:p>
          </table:table-cell>
          <table:table-cell office:value-type="float" office:value="2096640" calcext:value-type="float">
            <text:p>2096640</text:p>
          </table:table-cell>
          <table:table-cell/>
          <table:table-cell office:value-type="float" office:value="0.039934" calcext:value-type="float">
            <text:p>0,039934</text:p>
          </table:table-cell>
          <table:table-cell office:value-type="float" office:value="0.001595" calcext:value-type="float">
            <text:p>0,001595</text:p>
          </table:table-cell>
          <table:table-cell office:value-type="float" office:value="27.973103" calcext:value-type="float">
            <text:p>27,973103</text:p>
          </table:table-cell>
          <table:table-cell office:value-type="float" office:value="18.998992" calcext:value-type="float">
            <text:p>18,998992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uv</text:p>
          </table:table-cell>
          <table:table-cell office:value-type="float" office:value="3144960" calcext:value-type="float">
            <text:p>3144960</text:p>
          </table:table-cell>
          <table:table-cell/>
          <table:table-cell office:value-type="float" office:value="0.011191" calcext:value-type="float">
            <text:p>0,011191</text:p>
          </table:table-cell>
          <table:table-cell office:value-type="float" office:value="0.000125" calcext:value-type="float">
            <text:p>0,000125</text:p>
          </table:table-cell>
          <table:table-cell office:value-type="float" office:value="39.022373" calcext:value-type="float">
            <text:p>39,022373</text:p>
          </table:table-cell>
          <table:table-cell office:value-type="float" office:value="5.204623" calcext:value-type="float">
            <text:p>5,204623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v</text:p>
          </table:table-cell>
          <table:table-cell office:value-type="float" office:value="4193280" calcext:value-type="float">
            <text:p>4193280</text:p>
          </table:table-cell>
          <table:table-cell/>
          <table:table-cell office:value-type="float" office:value="0.002547" calcext:value-type="float">
            <text:p>0,002547</text:p>
          </table:table-cell>
          <table:table-cell office:value-type="float" office:value="0.000006" calcext:value-type="float">
            <text:p>6E-06</text:p>
          </table:table-cell>
          <table:table-cell office:value-type="float" office:value="51.880354" calcext:value-type="float">
            <text:p>51,880354</text:p>
          </table:table-cell>
          <table:table-cell office:value-type="float" office:value="15.52954" calcext:value-type="float">
            <text:p>15,52954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v</text:p>
          </table:table-cell>
          <table:table-cell office:value-type="float" office:value="5241600" calcext:value-type="float">
            <text:p>5241600</text:p>
          </table:table-cell>
          <table:table-cell/>
          <table:table-cell office:value-type="float" office:value="0.000799" calcext:value-type="float">
            <text:p>0,00079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1.95031" calcext:value-type="float">
            <text:p>61,95031</text:p>
          </table:table-cell>
          <table:table-cell office:value-type="float" office:value="15.004757" calcext:value-type="float">
            <text:p>15,004757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GB</text:p>
          </table:table-cell>
          <table:table-cell office:value-type="float" office:value="2096640" calcext:value-type="float">
            <text:p>2096640</text:p>
          </table:table-cell>
          <table:table-cell/>
          <table:table-cell office:value-type="float" office:value="0.014037" calcext:value-type="float">
            <text:p>0,014037</text:p>
          </table:table-cell>
          <table:table-cell office:value-type="float" office:value="0.000197" calcext:value-type="float">
            <text:p>0,000197</text:p>
          </table:table-cell>
          <table:table-cell office:value-type="float" office:value="37.054327" calcext:value-type="float">
            <text:p>37,054327</text:p>
          </table:table-cell>
          <table:table-cell office:value-type="float" office:value="0.000673" calcext:value-type="float">
            <text:p>0,000673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GB</text:p>
          </table:table-cell>
          <table:table-cell office:value-type="float" office:value="3144960" calcext:value-type="float">
            <text:p>3144960</text:p>
          </table:table-cell>
          <table:table-cell/>
          <table:table-cell office:value-type="float" office:value="0.00334" calcext:value-type="float">
            <text:p>0,00334</text:p>
          </table:table-cell>
          <table:table-cell office:value-type="float" office:value="0.000011" calcext:value-type="float">
            <text:p>1,1E-05</text:p>
          </table:table-cell>
          <table:table-cell office:value-type="float" office:value="49.526062" calcext:value-type="float">
            <text:p>49,526062</text:p>
          </table:table-cell>
          <table:table-cell office:value-type="float" office:value="0.000074" calcext:value-type="float">
            <text:p>7,4E-05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GB</text:p>
          </table:table-cell>
          <table:table-cell office:value-type="float" office:value="4193280" calcext:value-type="float">
            <text:p>4193280</text:p>
          </table:table-cell>
          <table:table-cell/>
          <table:table-cell office:value-type="float" office:value="0.000949" calcext:value-type="float">
            <text:p>0,00094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0.455049" calcext:value-type="float">
            <text:p>60,455049</text:p>
          </table:table-cell>
          <table:table-cell office:value-type="float" office:value="0.000165" calcext:value-type="float">
            <text:p>0,000165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GB</text:p>
          </table:table-cell>
          <table:table-cell office:value-type="float" office:value="5241600" calcext:value-type="float">
            <text:p>5241600</text:p>
          </table:table-cell>
          <table:table-cell/>
          <table:table-cell office:value-type="float" office:value="0.000252" calcext:value-type="float">
            <text:p>0,000252</text:p>
          </table:table-cell>
          <table:table-cell office:value-type="float" office:value="0" calcext:value-type="float">
            <text:p>0</text:p>
          </table:table-cell>
          <table:table-cell office:value-type="float" office:value="71.963635" calcext:value-type="float">
            <text:p>71,963635</text:p>
          </table:table-cell>
          <table:table-cell office:value-type="float" office:value="0.00002" calcext:value-type="float">
            <text:p>2E-05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GB</text:p>
          </table:table-cell>
          <table:table-cell office:value-type="float" office:value="2096640" calcext:value-type="float">
            <text:p>2096640</text:p>
          </table:table-cell>
          <table:table-cell/>
          <table:table-cell office:value-type="float" office:value="0.021842" calcext:value-type="float">
            <text:p>0,021842</text:p>
          </table:table-cell>
          <table:table-cell office:value-type="float" office:value="0.000477" calcext:value-type="float">
            <text:p>0,000477</text:p>
          </table:table-cell>
          <table:table-cell office:value-type="float" office:value="33.214135" calcext:value-type="float">
            <text:p>33,214135</text:p>
          </table:table-cell>
          <table:table-cell office:value-type="float" office:value="0.001962" calcext:value-type="float">
            <text:p>0,001962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GB</text:p>
          </table:table-cell>
          <table:table-cell office:value-type="float" office:value="3144960" calcext:value-type="float">
            <text:p>3144960</text:p>
          </table:table-cell>
          <table:table-cell/>
          <table:table-cell office:value-type="float" office:value="0.005206" calcext:value-type="float">
            <text:p>0,005206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45.66999" calcext:value-type="float">
            <text:p>45,66999</text:p>
          </table:table-cell>
          <table:table-cell office:value-type="float" office:value="0.000162" calcext:value-type="float">
            <text:p>0,000162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GB</text:p>
          </table:table-cell>
          <table:table-cell office:value-type="float" office:value="4193280" calcext:value-type="float">
            <text:p>4193280</text:p>
          </table:table-cell>
          <table:table-cell/>
          <table:table-cell office:value-type="float" office:value="0.0013" calcext:value-type="float">
            <text:p>0,0013</text:p>
          </table:table-cell>
          <table:table-cell office:value-type="float" office:value="0.000002" calcext:value-type="float">
            <text:p>2E-06</text:p>
          </table:table-cell>
          <table:table-cell office:value-type="float" office:value="57.723128" calcext:value-type="float">
            <text:p>57,723128</text:p>
          </table:table-cell>
          <table:table-cell office:value-type="float" office:value="0.000033" calcext:value-type="float">
            <text:p>3,3E-05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RGB</text:p>
          </table:table-cell>
          <table:table-cell office:value-type="float" office:value="5241600" calcext:value-type="float">
            <text:p>5241600</text:p>
          </table:table-cell>
          <table:table-cell/>
          <table:table-cell office:value-type="float" office:value="0.000335" calcext:value-type="float">
            <text:p>0,000335</text:p>
          </table:table-cell>
          <table:table-cell office:value-type="float" office:value="0" calcext:value-type="float">
            <text:p>0</text:p>
          </table:table-cell>
          <table:table-cell office:value-type="float" office:value="69.498439" calcext:value-type="float">
            <text:p>69,498439</text:p>
          </table:table-cell>
          <table:table-cell office:value-type="float" office:value="0.000014" calcext:value-type="float">
            <text:p>1,4E-05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YZ</text:p>
          </table:table-cell>
          <table:table-cell office:value-type="float" office:value="2096640" calcext:value-type="float">
            <text:p>2096640</text:p>
          </table:table-cell>
          <table:table-cell/>
          <table:table-cell office:value-type="float" office:value="0.051733" calcext:value-type="float">
            <text:p>0,051733</text:p>
          </table:table-cell>
          <table:table-cell office:value-type="float" office:value="0.002676" calcext:value-type="float">
            <text:p>0,002676</text:p>
          </table:table-cell>
          <table:table-cell office:value-type="float" office:value="25.724721" calcext:value-type="float">
            <text:p>25,724721</text:p>
          </table:table-cell>
          <table:table-cell office:value-type="float" office:value="15.178493" calcext:value-type="float">
            <text:p>15,178493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YZ</text:p>
          </table:table-cell>
          <table:table-cell office:value-type="float" office:value="3144960" calcext:value-type="float">
            <text:p>3144960</text:p>
          </table:table-cell>
          <table:table-cell/>
          <table:table-cell office:value-type="float" office:value="0.037648" calcext:value-type="float">
            <text:p>0,037648</text:p>
          </table:table-cell>
          <table:table-cell office:value-type="float" office:value="0.001417" calcext:value-type="float">
            <text:p>0,001417</text:p>
          </table:table-cell>
          <table:table-cell office:value-type="float" office:value="28.48519" calcext:value-type="float">
            <text:p>28,48519</text:p>
          </table:table-cell>
          <table:table-cell office:value-type="float" office:value="16.409992" calcext:value-type="float">
            <text:p>16,409992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YZ</text:p>
          </table:table-cell>
          <table:table-cell office:value-type="float" office:value="4193280" calcext:value-type="float">
            <text:p>4193280</text:p>
          </table:table-cell>
          <table:table-cell/>
          <table:table-cell office:value-type="float" office:value="0.036786" calcext:value-type="float">
            <text:p>0,036786</text:p>
          </table:table-cell>
          <table:table-cell office:value-type="float" office:value="0.001353" calcext:value-type="float">
            <text:p>0,001353</text:p>
          </table:table-cell>
          <table:table-cell office:value-type="float" office:value="28.686353" calcext:value-type="float">
            <text:p>28,686353</text:p>
          </table:table-cell>
          <table:table-cell office:value-type="float" office:value="22.317236" calcext:value-type="float">
            <text:p>22,317236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YZ</text:p>
          </table:table-cell>
          <table:table-cell office:value-type="float" office:value="5241600" calcext:value-type="float">
            <text:p>5241600</text:p>
          </table:table-cell>
          <table:table-cell/>
          <table:table-cell office:value-type="float" office:value="0.036718" calcext:value-type="float">
            <text:p>0,036718</text:p>
          </table:table-cell>
          <table:table-cell office:value-type="float" office:value="0.001348" calcext:value-type="float">
            <text:p>0,001348</text:p>
          </table:table-cell>
          <table:table-cell office:value-type="float" office:value="28.70234" calcext:value-type="float">
            <text:p>28,70234</text:p>
          </table:table-cell>
          <table:table-cell office:value-type="float" office:value="21.362495" calcext:value-type="float">
            <text:p>21,362495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CC</text:p>
          </table:table-cell>
          <table:table-cell office:value-type="float" office:value="2096640" calcext:value-type="float">
            <text:p>2096640</text:p>
          </table:table-cell>
          <table:table-cell/>
          <table:table-cell office:value-type="float" office:value="0.089223" calcext:value-type="float">
            <text:p>0,089223</text:p>
          </table:table-cell>
          <table:table-cell office:value-type="float" office:value="0.007961" calcext:value-type="float">
            <text:p>0,007961</text:p>
          </table:table-cell>
          <table:table-cell office:value-type="float" office:value="20.99045" calcext:value-type="float">
            <text:p>20,99045</text:p>
          </table:table-cell>
          <table:table-cell office:value-type="float" office:value="17.93416" calcext:value-type="float">
            <text:p>17,93416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CC</text:p>
          </table:table-cell>
          <table:table-cell office:value-type="float" office:value="3144960" calcext:value-type="float">
            <text:p>3144960</text:p>
          </table:table-cell>
          <table:table-cell/>
          <table:table-cell office:value-type="float" office:value="0.081652" calcext:value-type="float">
            <text:p>0,081652</text:p>
          </table:table-cell>
          <table:table-cell office:value-type="float" office:value="0.006667" calcext:value-type="float">
            <text:p>0,006667</text:p>
          </table:table-cell>
          <table:table-cell office:value-type="float" office:value="21.760636" calcext:value-type="float">
            <text:p>21,760636</text:p>
          </table:table-cell>
          <table:table-cell office:value-type="float" office:value="24.91712" calcext:value-type="float">
            <text:p>24,91712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CC</text:p>
          </table:table-cell>
          <table:table-cell office:value-type="float" office:value="4193280" calcext:value-type="float">
            <text:p>4193280</text:p>
          </table:table-cell>
          <table:table-cell/>
          <table:table-cell office:value-type="float" office:value="0.081274" calcext:value-type="float">
            <text:p>0,081274</text:p>
          </table:table-cell>
          <table:table-cell office:value-type="float" office:value="0.006605" calcext:value-type="float">
            <text:p>0,006605</text:p>
          </table:table-cell>
          <table:table-cell office:value-type="float" office:value="21.800991" calcext:value-type="float">
            <text:p>21,800991</text:p>
          </table:table-cell>
          <table:table-cell office:value-type="float" office:value="9.518578" calcext:value-type="float">
            <text:p>9,518578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CC</text:p>
          </table:table-cell>
          <table:table-cell office:value-type="float" office:value="5241600" calcext:value-type="float">
            <text:p>5241600</text:p>
          </table:table-cell>
          <table:table-cell/>
          <table:table-cell office:value-type="float" office:value="0.081244" calcext:value-type="float">
            <text:p>0,081244</text:p>
          </table:table-cell>
          <table:table-cell office:value-type="float" office:value="0.006601" calcext:value-type="float">
            <text:p>0,006601</text:p>
          </table:table-cell>
          <table:table-cell office:value-type="float" office:value="21.804209" calcext:value-type="float">
            <text:p>21,804209</text:p>
          </table:table-cell>
          <table:table-cell office:value-type="float" office:value="9.55978" calcext:value-type="float">
            <text:p>9,55978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PbPr</text:p>
          </table:table-cell>
          <table:table-cell office:value-type="float" office:value="2096640" calcext:value-type="float">
            <text:p>2096640</text:p>
          </table:table-cell>
          <table:table-cell/>
          <table:table-cell office:value-type="float" office:value="0.062589" calcext:value-type="float">
            <text:p>0,062589</text:p>
          </table:table-cell>
          <table:table-cell office:value-type="float" office:value="0.003917" calcext:value-type="float">
            <text:p>0,003917</text:p>
          </table:table-cell>
          <table:table-cell office:value-type="float" office:value="24.069997" calcext:value-type="float">
            <text:p>24,069997</text:p>
          </table:table-cell>
          <table:table-cell office:value-type="float" office:value="15.509973" calcext:value-type="float">
            <text:p>15,509973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PbPr</text:p>
          </table:table-cell>
          <table:table-cell office:value-type="float" office:value="3144960" calcext:value-type="float">
            <text:p>3144960</text:p>
          </table:table-cell>
          <table:table-cell/>
          <table:table-cell office:value-type="float" office:value="0.01523" calcext:value-type="float">
            <text:p>0,01523</text:p>
          </table:table-cell>
          <table:table-cell office:value-type="float" office:value="0.000232" calcext:value-type="float">
            <text:p>0,000232</text:p>
          </table:table-cell>
          <table:table-cell office:value-type="float" office:value="36.346153" calcext:value-type="float">
            <text:p>36,346153</text:p>
          </table:table-cell>
          <table:table-cell office:value-type="float" office:value="3.17768" calcext:value-type="float">
            <text:p>3,17768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PbPr</text:p>
          </table:table-cell>
          <table:table-cell office:value-type="float" office:value="4193280" calcext:value-type="float">
            <text:p>4193280</text:p>
          </table:table-cell>
          <table:table-cell/>
          <table:table-cell office:value-type="float" office:value="0.003793" calcext:value-type="float">
            <text:p>0,003793</text:p>
          </table:table-cell>
          <table:table-cell office:value-type="float" office:value="0.000014" calcext:value-type="float">
            <text:p>1,4E-05</text:p>
          </table:table-cell>
          <table:table-cell office:value-type="float" office:value="48.419672" calcext:value-type="float">
            <text:p>48,419672</text:p>
          </table:table-cell>
          <table:table-cell office:value-type="float" office:value="8.739327" calcext:value-type="float">
            <text:p>8,739327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PbPr</text:p>
          </table:table-cell>
          <table:table-cell office:value-type="float" office:value="5241600" calcext:value-type="float">
            <text:p>5241600</text:p>
          </table:table-cell>
          <table:table-cell/>
          <table:table-cell office:value-type="float" office:value="0.000962" calcext:value-type="float">
            <text:p>0,00096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0.335295" calcext:value-type="float">
            <text:p>60,335295</text:p>
          </table:table-cell>
          <table:table-cell office:value-type="float" office:value="11.718235" calcext:value-type="float">
            <text:p>11,718235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UV</text:p>
          </table:table-cell>
          <table:table-cell office:value-type="float" office:value="2096640" calcext:value-type="float">
            <text:p>2096640</text:p>
          </table:table-cell>
          <table:table-cell/>
          <table:table-cell office:value-type="float" office:value="0.046425" calcext:value-type="float">
            <text:p>0,046425</text:p>
          </table:table-cell>
          <table:table-cell office:value-type="float" office:value="0.002155" calcext:value-type="float">
            <text:p>0,002155</text:p>
          </table:table-cell>
          <table:table-cell office:value-type="float" office:value="26.665016" calcext:value-type="float">
            <text:p>26,665016</text:p>
          </table:table-cell>
          <table:table-cell office:value-type="float" office:value="23.903807" calcext:value-type="float">
            <text:p>23,903807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UV</text:p>
          </table:table-cell>
          <table:table-cell office:value-type="float" office:value="3144960" calcext:value-type="float">
            <text:p>3144960</text:p>
          </table:table-cell>
          <table:table-cell/>
          <table:table-cell office:value-type="float" office:value="0.011242" calcext:value-type="float">
            <text:p>0,011242</text:p>
          </table:table-cell>
          <table:table-cell office:value-type="float" office:value="0.000126" calcext:value-type="float">
            <text:p>0,000126</text:p>
          </table:table-cell>
          <table:table-cell office:value-type="float" office:value="38.982929" calcext:value-type="float">
            <text:p>38,982929</text:p>
          </table:table-cell>
          <table:table-cell office:value-type="float" office:value="16.791927" calcext:value-type="float">
            <text:p>16,791927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UV</text:p>
          </table:table-cell>
          <table:table-cell office:value-type="float" office:value="4193280" calcext:value-type="float">
            <text:p>4193280</text:p>
          </table:table-cell>
          <table:table-cell/>
          <table:table-cell office:value-type="float" office:value="0.002784" calcext:value-type="float">
            <text:p>0,002784</text:p>
          </table:table-cell>
          <table:table-cell office:value-type="float" office:value="0.000008" calcext:value-type="float">
            <text:p>8E-06</text:p>
          </table:table-cell>
          <table:table-cell office:value-type="float" office:value="51.107307" calcext:value-type="float">
            <text:p>51,107307</text:p>
          </table:table-cell>
          <table:table-cell office:value-type="float" office:value="15.647104" calcext:value-type="float">
            <text:p>15,647104</text:p>
          </table:table-cell>
        </table:table-row>
        <table:table-row table:style-name="ro1">
          <table:table-cell office:value-type="string" calcext:value-type="string">
            <text:p>pictures\Forest,hd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UV</text:p>
          </table:table-cell>
          <table:table-cell office:value-type="float" office:value="5241600" calcext:value-type="float">
            <text:p>5241600</text:p>
          </table:table-cell>
          <table:table-cell/>
          <table:table-cell office:value-type="float" office:value="0.000705" calcext:value-type="float">
            <text:p>0,000705</text:p>
          </table:table-cell>
          <table:table-cell office:value-type="float" office:value="0" calcext:value-type="float">
            <text:p>0</text:p>
          </table:table-cell>
          <table:table-cell office:value-type="float" office:value="63.037107" calcext:value-type="float">
            <text:p>63,037107</text:p>
          </table:table-cell>
          <table:table-cell office:value-type="float" office:value="15.385718" calcext:value-type="float">
            <text:p>15,385718</text:p>
          </table:table-cell>
        </table:table-row>
      </table:table>
      <table:table table:name="Average" table:style-name="ta2">
        <table:table-column table:style-name="co1" table:number-columns-repeated="14" table:default-cell-style-name="Default"/>
        <table:table-row table:style-name="ro2">
          <table:table-cell table:style-name="ce4" office:value-type="string" calcext:value-type="string">
            <text:p>Depth</text:p>
          </table:table-cell>
          <table:table-cell table:style-name="ce4" office:value-type="string" calcext:value-type="string">
            <text:p>ColorSpac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Relative Size to Original</text:p>
          </table:table-cell>
          <table:table-cell office:value-type="string" calcext:value-type="string">
            <text:p>FuzzErrorMetric</text:p>
          </table:table-cell>
          <table:table-cell office:value-type="string" calcext:value-type="string">
            <text:p>MeanSquareErrorMetric</text:p>
          </table:table-cell>
          <table:table-cell office:value-type="string" calcext:value-type="string">
            <text:p>PeakSignalToRatioErrorMetric</text:p>
          </table:table-cell>
          <table:table-cell office:value-type="string" calcext:value-type="string">
            <text:p>PerceptualErrorMetric</text:p>
          </table:table-cell>
          <table:table-cell table:style-name="ce4"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GB(A)</text:p>
          </table:table-cell>
          <table:table-cell table:formula="of:=AVERAGE([DATA.D2];[DATA.D47];[DATA.D92];[DATA.D137];[DATA.D182])" office:value-type="float" office:value="7162928.2" calcext:value-type="float">
            <text:p>7162928,2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MYK</text:p>
          </table:table-cell>
          <table:table-cell table:formula="of:=AVERAGE([DATA.D3];[DATA.D48];[DATA.D93];[DATA.D138];[DATA.D183])" office:value-type="float" office:value="4328652.8" calcext:value-type="float">
            <text:p>4328652,8</text:p>
          </table:table-cell>
          <table:table-cell table:formula="of:=[.C3]/7162928.2" office:value-type="float" office:value="0.604313303042742" calcext:value-type="float">
            <text:p>0,604313303042742</text:p>
          </table:table-cell>
          <table:table-cell table:formula="of:=AVERAGE([DATA.F3];[DATA.F48];[DATA.F93];[DATA.F138];[DATA.F183];[DATA.F228];[DATA.F273];[DATA.F318];[DATA.F363];[DATA.F408];[DATA.F453];[DATA.F498])" office:value-type="float" office:value="0.0164871666666667" calcext:value-type="float">
            <text:p>0,016487166666667</text:p>
          </table:table-cell>
          <table:table-cell table:formula="of:=AVERAGE([DATA.G3];[DATA.G48];[DATA.G93];[DATA.G138];[DATA.G183];[DATA.G228];[DATA.G273];[DATA.G318];[DATA.G363];[DATA.G408];[DATA.G453];[DATA.G498])" office:value-type="float" office:value="0.000287666666666667" calcext:value-type="float">
            <text:p>0,000287666666667</text:p>
          </table:table-cell>
          <table:table-cell table:formula="of:=AVERAGE([DATA.H3];[DATA.H48];[DATA.H93];[DATA.H138];[DATA.H183];[DATA.H228];[DATA.H273];[DATA.H318];[DATA.H363];[DATA.H408];[DATA.H453];[DATA.H498])" office:value-type="float" office:value="35.9033805" calcext:value-type="float">
            <text:p>35,9033805</text:p>
          </table:table-cell>
          <table:table-cell table:formula="of:=AVERAGE([DATA.I3];[DATA.I48];[DATA.I93];[DATA.I138];[DATA.I183];[DATA.I228];[DATA.I273];[DATA.I318];[DATA.I363];[DATA.I408];[DATA.I453];[DATA.I498])" office:value-type="float" office:value="1.36797458333333" calcext:value-type="float">
            <text:p>1,3679745833333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MYK</text:p>
          </table:table-cell>
          <table:table-cell table:formula="of:=AVERAGE([DATA.D4];[DATA.D49];[DATA.D94];[DATA.D139];[DATA.D184])" office:value-type="float" office:value="6492979.2" calcext:value-type="float">
            <text:p>6492979,2</text:p>
          </table:table-cell>
          <table:table-cell table:formula="of:=[.C4]/7162928.2" office:value-type="float" office:value="0.906469954564112" calcext:value-type="float">
            <text:p>0,906469954564112</text:p>
          </table:table-cell>
          <table:table-cell table:formula="of:=AVERAGE([DATA.F4];[DATA.F49];[DATA.F94];[DATA.F139];[DATA.F184];[DATA.F229];[DATA.F274];[DATA.F319];[DATA.F364];[DATA.F409];[DATA.F454];[DATA.F499])" office:value-type="float" office:value="0.00392633333333333" calcext:value-type="float">
            <text:p>0,003926333333333</text:p>
          </table:table-cell>
          <table:table-cell table:formula="of:=AVERAGE([DATA.G4];[DATA.G49];[DATA.G94];[DATA.G139];[DATA.G184];[DATA.G229];[DATA.G274];[DATA.G319];[DATA.G364];[DATA.G409];[DATA.G454];[DATA.G499])" office:value-type="float" office:value="0.0000164166666666667" calcext:value-type="float">
            <text:p>1,64166666666667E-05</text:p>
          </table:table-cell>
          <table:table-cell table:formula="of:=AVERAGE([DATA.H4];[DATA.H49];[DATA.H94];[DATA.H139];[DATA.H184];[DATA.H229];[DATA.H274];[DATA.H319];[DATA.H364];[DATA.H409];[DATA.H454];[DATA.H499])" office:value-type="float" office:value="48.3610941666667" calcext:value-type="float">
            <text:p>48,3610941666667</text:p>
          </table:table-cell>
          <table:table-cell table:formula="of:=AVERAGE([DATA.I4];[DATA.I49];[DATA.I94];[DATA.I139];[DATA.I184];[DATA.I229];[DATA.I274];[DATA.I319];[DATA.I364];[DATA.I409];[DATA.I454];[DATA.I499])" office:value-type="float" office:value="0.05917575" calcext:value-type="float">
            <text:p>0,0591757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MYK</text:p>
          </table:table-cell>
          <table:table-cell table:formula="of:=AVERAGE([DATA.D5];[DATA.D50];[DATA.D95];[DATA.D140];[DATA.D185])" office:value-type="float" office:value="8657305.6" calcext:value-type="float">
            <text:p>8657305,6</text:p>
          </table:table-cell>
          <table:table-cell table:formula="of:=[.C5]/7162928.2" office:value-type="float" office:value="1.20862660608548" calcext:value-type="float">
            <text:p>1,20862660608548</text:p>
          </table:table-cell>
          <table:table-cell table:formula="of:=AVERAGE([DATA.F5];[DATA.F50];[DATA.F95];[DATA.F140];[DATA.F185];[DATA.F230];[DATA.F275];[DATA.F320];[DATA.F365];[DATA.F410];[DATA.F455];[DATA.F500])" office:value-type="float" office:value="0.000974916666666667" calcext:value-type="float">
            <text:p>0,000974916666667</text:p>
          </table:table-cell>
          <table:table-cell table:formula="of:=AVERAGE([DATA.G5];[DATA.G50];[DATA.G95];[DATA.G140];[DATA.G185];[DATA.G230];[DATA.G275];[DATA.G320];[DATA.G365];[DATA.G410];[DATA.G455];[DATA.G500])" office:value-type="float" office:value="0.000001" calcext:value-type="float">
            <text:p>1E-06</text:p>
          </table:table-cell>
          <table:table-cell table:formula="of:=AVERAGE([DATA.H5];[DATA.H50];[DATA.H95];[DATA.H140];[DATA.H185];[DATA.H230];[DATA.H275];[DATA.H320];[DATA.H365];[DATA.H410];[DATA.H455];[DATA.H500])" office:value-type="float" office:value="60.4630973333333" calcext:value-type="float">
            <text:p>60,4630973333333</text:p>
          </table:table-cell>
          <table:table-cell table:formula="of:=AVERAGE([DATA.I5];[DATA.I50];[DATA.I95];[DATA.I140];[DATA.I185];[DATA.I230];[DATA.I275];[DATA.I320];[DATA.I365];[DATA.I410];[DATA.I455];[DATA.I500])" office:value-type="float" office:value="0.00124908333333333" calcext:value-type="float">
            <text:p>0,00124908333333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MYK</text:p>
          </table:table-cell>
          <table:table-cell table:formula="of:=AVERAGE([DATA.D6];[DATA.D51];[DATA.D96];[DATA.D141];[DATA.D186])" office:value-type="float" office:value="10821632" calcext:value-type="float">
            <text:p>10821632</text:p>
          </table:table-cell>
          <table:table-cell table:formula="of:=[.C6]/7162928.2" office:value-type="float" office:value="1.51078325760685" calcext:value-type="float">
            <text:p>1,51078325760685</text:p>
          </table:table-cell>
          <table:table-cell table:formula="of:=AVERAGE([DATA.F6];[DATA.F51];[DATA.F96];[DATA.F141];[DATA.F186];[DATA.F231];[DATA.F276];[DATA.F321];[DATA.F366];[DATA.F411];[DATA.F456];[DATA.F501])" office:value-type="float" office:value="0.000250083333333333" calcext:value-type="float">
            <text:p>0,000250083333333</text:p>
          </table:table-cell>
          <table:table-cell table:formula="of:=AVERAGE([DATA.G6];[DATA.G51];[DATA.G96];[DATA.G141];[DATA.G186];[DATA.G231];[DATA.G276];[DATA.G321];[DATA.G366];[DATA.G411];[DATA.G456];[DATA.G501])" office:value-type="float" office:value="0" calcext:value-type="float">
            <text:p>0</text:p>
          </table:table-cell>
          <table:table-cell table:formula="of:=AVERAGE([DATA.H6];[DATA.H51];[DATA.H96];[DATA.H141];[DATA.H186];[DATA.H231];[DATA.H276];[DATA.H321];[DATA.H366];[DATA.H411];[DATA.H456];[DATA.H501])" office:value-type="float" office:value="72.2843445833333" calcext:value-type="float">
            <text:p>72,2843445833333</text:p>
          </table:table-cell>
          <table:table-cell table:formula="of:=AVERAGE([DATA.I6];[DATA.I51];[DATA.I96];[DATA.I141];[DATA.I186];[DATA.I231];[DATA.I276];[DATA.I321];[DATA.I366];[DATA.I411];[DATA.I456];[DATA.I501])" office:value-type="float" office:value="0.0003035" calcext:value-type="float">
            <text:p>0,000303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CbCr</text:p>
          </table:table-cell>
          <table:table-cell table:formula="of:=AVERAGE([DATA.D7];[DATA.D52];[DATA.D97];[DATA.D142];[DATA.D187])" office:value-type="float" office:value="3246489.6" calcext:value-type="float">
            <text:p>3246489,6</text:p>
          </table:table-cell>
          <table:table-cell table:formula="of:=[.C7]/7162928.2" office:value-type="float" office:value="0.453234977282056" calcext:value-type="float">
            <text:p>0,453234977282056</text:p>
          </table:table-cell>
          <table:table-cell table:formula="of:=AVERAGE([DATA.F7];[DATA.F52];[DATA.F97];[DATA.F142];[DATA.F187];[DATA.F232];[DATA.F277];[DATA.F322];[DATA.F367];[DATA.F412];[DATA.F457];[DATA.F502])" office:value-type="float" office:value="0.03491975" calcext:value-type="float">
            <text:p>0,03491975</text:p>
          </table:table-cell>
          <table:table-cell table:formula="of:=AVERAGE([DATA.G7];[DATA.G52];[DATA.G97];[DATA.G142];[DATA.G187];[DATA.G232];[DATA.G277];[DATA.G322];[DATA.G367];[DATA.G412];[DATA.G457];[DATA.G502])" office:value-type="float" office:value="0.001362" calcext:value-type="float">
            <text:p>0,001362</text:p>
          </table:table-cell>
          <table:table-cell table:formula="of:=AVERAGE([DATA.H7];[DATA.H52];[DATA.H97];[DATA.H142];[DATA.H187];[DATA.H232];[DATA.H277];[DATA.H322];[DATA.H367];[DATA.H412];[DATA.H457];[DATA.H502])" office:value-type="float" office:value="29.6428159166667" calcext:value-type="float">
            <text:p>29,6428159166667</text:p>
          </table:table-cell>
          <table:table-cell table:formula="of:=AVERAGE([DATA.I7];[DATA.I52];[DATA.I97];[DATA.I142];[DATA.I187];[DATA.I232];[DATA.I277];[DATA.I322];[DATA.I367];[DATA.I412];[DATA.I457];[DATA.I502])" office:value-type="float" office:value="45.5872569166667" calcext:value-type="float">
            <text:p>45,587256916666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CbCr</text:p>
          </table:table-cell>
          <table:table-cell table:formula="of:=AVERAGE([DATA.D8];[DATA.D53];[DATA.D98];[DATA.D143];[DATA.D188])" office:value-type="float" office:value="4869734.4" calcext:value-type="float">
            <text:p>4869734,4</text:p>
          </table:table-cell>
          <table:table-cell table:formula="of:=[.C8]/7162928.2" office:value-type="float" office:value="0.679852465923084" calcext:value-type="float">
            <text:p>0,679852465923084</text:p>
          </table:table-cell>
          <table:table-cell table:formula="of:=AVERAGE([DATA.F8];[DATA.F53];[DATA.F98];[DATA.F143];[DATA.F188];[DATA.F233];[DATA.F278];[DATA.F323];[DATA.F368];[DATA.F413];[DATA.F458];[DATA.F503])" office:value-type="float" office:value="0.00851716666666667" calcext:value-type="float">
            <text:p>0,008517166666667</text:p>
          </table:table-cell>
          <table:table-cell table:formula="of:=AVERAGE([DATA.G8];[DATA.G53];[DATA.G98];[DATA.G143];[DATA.G188];[DATA.G233];[DATA.G278];[DATA.G323];[DATA.G368];[DATA.G413];[DATA.G458];[DATA.G503])" office:value-type="float" office:value="0.0000803333333333333" calcext:value-type="float">
            <text:p>8,03333333333333E-05</text:p>
          </table:table-cell>
          <table:table-cell table:formula="of:=AVERAGE([DATA.H8];[DATA.H53];[DATA.H98];[DATA.H143];[DATA.H188];[DATA.H233];[DATA.H278];[DATA.H323];[DATA.H368];[DATA.H413];[DATA.H458];[DATA.H503])" office:value-type="float" office:value="41.8401868333333" calcext:value-type="float">
            <text:p>41,8401868333333</text:p>
          </table:table-cell>
          <table:table-cell table:formula="of:=AVERAGE([DATA.I8];[DATA.I53];[DATA.I98];[DATA.I143];[DATA.I188];[DATA.I233];[DATA.I278];[DATA.I323];[DATA.I368];[DATA.I413];[DATA.I458];[DATA.I503])" office:value-type="float" office:value="7.24060383333333" calcext:value-type="float">
            <text:p>7,24060383333333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CbCr</text:p>
          </table:table-cell>
          <table:table-cell table:formula="of:=AVERAGE([DATA.D9];[DATA.D54];[DATA.D99];[DATA.D144];[DATA.D189])" office:value-type="float" office:value="6492979.2" calcext:value-type="float">
            <text:p>6492979,2</text:p>
          </table:table-cell>
          <table:table-cell table:formula="of:=[.C9]/7162928.2" office:value-type="float" office:value="0.906469954564112" calcext:value-type="float">
            <text:p>0,906469954564112</text:p>
          </table:table-cell>
          <table:table-cell table:formula="of:=AVERAGE([DATA.F9];[DATA.F54];[DATA.F99];[DATA.F144];[DATA.F189];[DATA.F234];[DATA.F279];[DATA.F324];[DATA.F369];[DATA.F414];[DATA.F459];[DATA.F504])" office:value-type="float" office:value="0.00211316666666667" calcext:value-type="float">
            <text:p>0,002113166666667</text:p>
          </table:table-cell>
          <table:table-cell table:formula="of:=AVERAGE([DATA.G9];[DATA.G54];[DATA.G99];[DATA.G144];[DATA.G189];[DATA.G234];[DATA.G279];[DATA.G324];[DATA.G369];[DATA.G414];[DATA.G459];[DATA.G504])" office:value-type="float" office:value="0.00000491666666666667" calcext:value-type="float">
            <text:p>4,91666666666667E-06</text:p>
          </table:table-cell>
          <table:table-cell table:formula="of:=AVERAGE([DATA.H9];[DATA.H54];[DATA.H99];[DATA.H144];[DATA.H189];[DATA.H234];[DATA.H279];[DATA.H324];[DATA.H369];[DATA.H414];[DATA.H459];[DATA.H504])" office:value-type="float" office:value="53.9503755" calcext:value-type="float">
            <text:p>53,9503755</text:p>
          </table:table-cell>
          <table:table-cell table:formula="of:=AVERAGE([DATA.I9];[DATA.I54];[DATA.I99];[DATA.I144];[DATA.I189];[DATA.I234];[DATA.I279];[DATA.I324];[DATA.I369];[DATA.I414];[DATA.I459];[DATA.I504])" office:value-type="float" office:value="2.29940883333333" calcext:value-type="float">
            <text:p>2,2994088333333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CbCr</text:p>
          </table:table-cell>
          <table:table-cell table:formula="of:=AVERAGE([DATA.D10];[DATA.D55];[DATA.D100];[DATA.D145];[DATA.D190])" office:value-type="float" office:value="8116224" calcext:value-type="float">
            <text:p>8116224</text:p>
          </table:table-cell>
          <table:table-cell table:formula="of:=[.C10]/7162928.2" office:value-type="float" office:value="1.13308744320514" calcext:value-type="float">
            <text:p>1,13308744320514</text:p>
          </table:table-cell>
          <table:table-cell table:formula="of:=AVERAGE([DATA.F10];[DATA.F55];[DATA.F100];[DATA.F145];[DATA.F190];[DATA.F235];[DATA.F280];[DATA.F325];[DATA.F370];[DATA.F415];[DATA.F460];[DATA.F505])" office:value-type="float" office:value="0.000534666666666667" calcext:value-type="float">
            <text:p>0,000534666666667</text:p>
          </table:table-cell>
          <table:table-cell table:formula="of:=AVERAGE([DATA.G10];[DATA.G55];[DATA.G100];[DATA.G145];[DATA.G190];[DATA.G235];[DATA.G280];[DATA.G325];[DATA.G370];[DATA.G415];[DATA.G460];[DATA.G505])" office:value-type="float" office:value="0.000000166666666666667" calcext:value-type="float">
            <text:p>1,66666666666667E-07</text:p>
          </table:table-cell>
          <table:table-cell table:formula="of:=AVERAGE([DATA.H10];[DATA.H55];[DATA.H100];[DATA.H145];[DATA.H190];[DATA.H235];[DATA.H280];[DATA.H325];[DATA.H370];[DATA.H415];[DATA.H460];[DATA.H505])" office:value-type="float" office:value="65.9061543333333" calcext:value-type="float">
            <text:p>65,9061543333333</text:p>
          </table:table-cell>
          <table:table-cell table:formula="of:=AVERAGE([DATA.I10];[DATA.I55];[DATA.I100];[DATA.I145];[DATA.I190];[DATA.I235];[DATA.I280];[DATA.I325];[DATA.I370];[DATA.I415];[DATA.I460];[DATA.I505])" office:value-type="float" office:value="1.5869435" calcext:value-type="float">
            <text:p>1,586943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CL</text:p>
          </table:table-cell>
          <table:table-cell table:formula="of:=AVERAGE([DATA.D11];[DATA.D56];[DATA.D101];[DATA.D146];[DATA.D191])" office:value-type="float" office:value="3246489.6" calcext:value-type="float">
            <text:p>3246489,6</text:p>
          </table:table-cell>
          <table:table-cell table:formula="of:=[.C11]/7162928.2" office:value-type="float" office:value="0.453234977282056" calcext:value-type="float">
            <text:p>0,453234977282056</text:p>
          </table:table-cell>
          <table:table-cell table:formula="of:=AVERAGE([DATA.F11];[DATA.F56];[DATA.F101];[DATA.F146];[DATA.F191];[DATA.F236];[DATA.F281];[DATA.F326];[DATA.F371];[DATA.F416];[DATA.F461];[DATA.F506])" office:value-type="float" office:value="0.0181105" calcext:value-type="float">
            <text:p>0,0181105</text:p>
          </table:table-cell>
          <table:table-cell table:formula="of:=AVERAGE([DATA.G11];[DATA.G56];[DATA.G101];[DATA.G146];[DATA.G191];[DATA.G236];[DATA.G281];[DATA.G326];[DATA.G371];[DATA.G416];[DATA.G461];[DATA.G506])" office:value-type="float" office:value="0.000349166666666667" calcext:value-type="float">
            <text:p>0,000349166666667</text:p>
          </table:table-cell>
          <table:table-cell table:formula="of:=AVERAGE([DATA.H11];[DATA.H56];[DATA.H101];[DATA.H146];[DATA.H191];[DATA.H236];[DATA.H281];[DATA.H326];[DATA.H371];[DATA.H416];[DATA.H461];[DATA.H506])" office:value-type="float" office:value="35.1122589166667" calcext:value-type="float">
            <text:p>35,1122589166667</text:p>
          </table:table-cell>
          <table:table-cell table:formula="of:=AVERAGE([DATA.I11];[DATA.I56];[DATA.I101];[DATA.I146];[DATA.I191];[DATA.I236];[DATA.I281];[DATA.I326];[DATA.I371];[DATA.I416];[DATA.I461];[DATA.I506])" office:value-type="float" office:value="31.1117745" calcext:value-type="float">
            <text:p>31,111774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CL</text:p>
          </table:table-cell>
          <table:table-cell table:formula="of:=AVERAGE([DATA.D12];[DATA.D57];[DATA.D102];[DATA.D147];[DATA.D192])" office:value-type="float" office:value="4869734.4" calcext:value-type="float">
            <text:p>4869734,4</text:p>
          </table:table-cell>
          <table:table-cell table:formula="of:=[.C12]/7162928.2" office:value-type="float" office:value="0.679852465923084" calcext:value-type="float">
            <text:p>0,679852465923084</text:p>
          </table:table-cell>
          <table:table-cell table:formula="of:=AVERAGE([DATA.F12];[DATA.F57];[DATA.F102];[DATA.F147];[DATA.F192];[DATA.F237];[DATA.F282];[DATA.F327];[DATA.F372];[DATA.F417];[DATA.F462];[DATA.F507])" office:value-type="float" office:value="0.00447008333333333" calcext:value-type="float">
            <text:p>0,004470083333333</text:p>
          </table:table-cell>
          <table:table-cell table:formula="of:=AVERAGE([DATA.G12];[DATA.G57];[DATA.G102];[DATA.G147];[DATA.G192];[DATA.G237];[DATA.G282];[DATA.G327];[DATA.G372];[DATA.G417];[DATA.G462];[DATA.G507])" office:value-type="float" office:value="0.0000213333333333333" calcext:value-type="float">
            <text:p>2,13333333333333E-05</text:p>
          </table:table-cell>
          <table:table-cell table:formula="of:=AVERAGE([DATA.H12];[DATA.H57];[DATA.H102];[DATA.H147];[DATA.H192];[DATA.H237];[DATA.H282];[DATA.H327];[DATA.H372];[DATA.H417];[DATA.H462];[DATA.H507])" office:value-type="float" office:value="47.27544425" calcext:value-type="float">
            <text:p>47,27544425</text:p>
          </table:table-cell>
          <table:table-cell table:formula="of:=AVERAGE([DATA.I12];[DATA.I57];[DATA.I102];[DATA.I147];[DATA.I192];[DATA.I237];[DATA.I282];[DATA.I327];[DATA.I372];[DATA.I417];[DATA.I462];[DATA.I507])" office:value-type="float" office:value="0.407603416666667" calcext:value-type="float">
            <text:p>0,40760341666666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CL</text:p>
          </table:table-cell>
          <table:table-cell table:formula="of:=AVERAGE([DATA.D13];[DATA.D58];[DATA.D103];[DATA.D148];[DATA.D193])" office:value-type="float" office:value="6492979.2" calcext:value-type="float">
            <text:p>6492979,2</text:p>
          </table:table-cell>
          <table:table-cell table:formula="of:=[.C13]/7162928.2" office:value-type="float" office:value="0.906469954564112" calcext:value-type="float">
            <text:p>0,906469954564112</text:p>
          </table:table-cell>
          <table:table-cell table:formula="of:=AVERAGE([DATA.F13];[DATA.F58];[DATA.F103];[DATA.F148];[DATA.F193];[DATA.F238];[DATA.F283];[DATA.F328];[DATA.F373];[DATA.F418];[DATA.F463];[DATA.F508])" office:value-type="float" office:value="0.001087" calcext:value-type="float">
            <text:p>0,001087</text:p>
          </table:table-cell>
          <table:table-cell table:formula="of:=AVERAGE([DATA.G13];[DATA.G58];[DATA.G103];[DATA.G148];[DATA.G193];[DATA.G238];[DATA.G283];[DATA.G328];[DATA.G373];[DATA.G418];[DATA.G463];[DATA.G508])" office:value-type="float" office:value="0.00000133333333333333" calcext:value-type="float">
            <text:p>1,33333333333333E-06</text:p>
          </table:table-cell>
          <table:table-cell table:formula="of:=AVERAGE([DATA.H13];[DATA.H58];[DATA.H103];[DATA.H148];[DATA.H193];[DATA.H238];[DATA.H283];[DATA.H328];[DATA.H373];[DATA.H418];[DATA.H463];[DATA.H508])" office:value-type="float" office:value="59.5524106666667" calcext:value-type="float">
            <text:p>59,5524106666667</text:p>
          </table:table-cell>
          <table:table-cell table:formula="of:=AVERAGE([DATA.I13];[DATA.I58];[DATA.I103];[DATA.I148];[DATA.I193];[DATA.I238];[DATA.I283];[DATA.I328];[DATA.I373];[DATA.I418];[DATA.I463];[DATA.I508])" office:value-type="float" office:value="0.178804416666667" calcext:value-type="float">
            <text:p>0,178804416666667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CL</text:p>
          </table:table-cell>
          <table:table-cell table:formula="of:=AVERAGE([DATA.D14];[DATA.D59];[DATA.D104];[DATA.D149];[DATA.D194])" office:value-type="float" office:value="8116224" calcext:value-type="float">
            <text:p>8116224</text:p>
          </table:table-cell>
          <table:table-cell table:formula="of:=[.C14]/7162928.2" office:value-type="float" office:value="1.13308744320514" calcext:value-type="float">
            <text:p>1,13308744320514</text:p>
          </table:table-cell>
          <table:table-cell table:formula="of:=AVERAGE([DATA.F14];[DATA.F59];[DATA.F104];[DATA.F149];[DATA.F194];[DATA.F239];[DATA.F284];[DATA.F329];[DATA.F374];[DATA.F419];[DATA.F464];[DATA.F509])" office:value-type="float" office:value="0.000263416666666667" calcext:value-type="float">
            <text:p>0,000263416666667</text:p>
          </table:table-cell>
          <table:table-cell table:formula="of:=AVERAGE([DATA.G14];[DATA.G59];[DATA.G104];[DATA.G149];[DATA.G194];[DATA.G239];[DATA.G284];[DATA.G329];[DATA.G374];[DATA.G419];[DATA.G464];[DATA.G509])" office:value-type="float" office:value="0" calcext:value-type="float">
            <text:p>0</text:p>
          </table:table-cell>
          <table:table-cell table:formula="of:=AVERAGE([DATA.H14];[DATA.H59];[DATA.H104];[DATA.H149];[DATA.H194];[DATA.H239];[DATA.H284];[DATA.H329];[DATA.H374];[DATA.H419];[DATA.H464];[DATA.H509])" office:value-type="float" office:value="71.8563925" calcext:value-type="float">
            <text:p>71,8563925</text:p>
          </table:table-cell>
          <table:table-cell table:formula="of:=AVERAGE([DATA.I14];[DATA.I59];[DATA.I104];[DATA.I149];[DATA.I194];[DATA.I239];[DATA.I284];[DATA.I329];[DATA.I374];[DATA.I419];[DATA.I464];[DATA.I509])" office:value-type="float" office:value="0.00010975" calcext:value-type="float">
            <text:p>0,0001097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b</text:p>
          </table:table-cell>
          <table:table-cell table:formula="of:=AVERAGE([DATA.D15];[DATA.D60];[DATA.D105];[DATA.D150];[DATA.D195])" office:value-type="float" office:value="3246489.6" calcext:value-type="float">
            <text:p>3246489,6</text:p>
          </table:table-cell>
          <table:table-cell table:formula="of:=[.C15]/7162928.2" office:value-type="float" office:value="0.453234977282056" calcext:value-type="float">
            <text:p>0,453234977282056</text:p>
          </table:table-cell>
          <table:table-cell table:formula="of:=AVERAGE([DATA.F15];[DATA.F60];[DATA.F105];[DATA.F150];[DATA.F195];[DATA.F240];[DATA.F285];[DATA.F330];[DATA.F375];[DATA.F420];[DATA.F465];[DATA.F510])" office:value-type="float" office:value="0.0328721666666667" calcext:value-type="float">
            <text:p>0,032872166666667</text:p>
          </table:table-cell>
          <table:table-cell table:formula="of:=AVERAGE([DATA.G15];[DATA.G60];[DATA.G105];[DATA.G150];[DATA.G195];[DATA.G240];[DATA.G285];[DATA.G330];[DATA.G375];[DATA.G420];[DATA.G465];[DATA.G510])" office:value-type="float" office:value="0.0011365" calcext:value-type="float">
            <text:p>0,0011365</text:p>
          </table:table-cell>
          <table:table-cell table:formula="of:=AVERAGE([DATA.H15];[DATA.H60];[DATA.H105];[DATA.H150];[DATA.H195];[DATA.H240];[DATA.H285];[DATA.H330];[DATA.H375];[DATA.H420];[DATA.H465];[DATA.H510])" office:value-type="float" office:value="29.8854464166667" calcext:value-type="float">
            <text:p>29,8854464166667</text:p>
          </table:table-cell>
          <table:table-cell table:formula="of:=AVERAGE([DATA.I15];[DATA.I60];[DATA.I105];[DATA.I150];[DATA.I195];[DATA.I240];[DATA.I285];[DATA.I330];[DATA.I375];[DATA.I420];[DATA.I465];[DATA.I510])" office:value-type="float" office:value="42.22246425" calcext:value-type="float">
            <text:p>42,2224642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table:formula="of:=AVERAGE([DATA.D16];[DATA.D61];[DATA.D106];[DATA.D151];[DATA.D196])" office:value-type="float" office:value="4869734.4" calcext:value-type="float">
            <text:p>4869734,4</text:p>
          </table:table-cell>
          <table:table-cell table:formula="of:=[.C16]/7162928.2" office:value-type="float" office:value="0.679852465923084" calcext:value-type="float">
            <text:p>0,679852465923084</text:p>
          </table:table-cell>
          <table:table-cell table:formula="of:=AVERAGE([DATA.F16];[DATA.F61];[DATA.F106];[DATA.F151];[DATA.F196];[DATA.F241];[DATA.F286];[DATA.F331];[DATA.F376];[DATA.F421];[DATA.F466];[DATA.F511])" office:value-type="float" office:value="0.00724925" calcext:value-type="float">
            <text:p>0,00724925</text:p>
          </table:table-cell>
          <table:table-cell table:formula="of:=AVERAGE([DATA.G16];[DATA.G61];[DATA.G106];[DATA.G151];[DATA.G196];[DATA.G241];[DATA.G286];[DATA.G331];[DATA.G376];[DATA.G421];[DATA.G466];[DATA.G511])" office:value-type="float" office:value="0.0000564166666666667" calcext:value-type="float">
            <text:p>5,64166666666667E-05</text:p>
          </table:table-cell>
          <table:table-cell table:formula="of:=AVERAGE([DATA.H16];[DATA.H61];[DATA.H106];[DATA.H151];[DATA.H196];[DATA.H241];[DATA.H286];[DATA.H331];[DATA.H376];[DATA.H421];[DATA.H466];[DATA.H511])" office:value-type="float" office:value="43.089738" calcext:value-type="float">
            <text:p>43,089738</text:p>
          </table:table-cell>
          <table:table-cell table:formula="of:=AVERAGE([DATA.I16];[DATA.I61];[DATA.I106];[DATA.I151];[DATA.I196];[DATA.I241];[DATA.I286];[DATA.I331];[DATA.I376];[DATA.I421];[DATA.I466];[DATA.I511])" office:value-type="float" office:value="8.82603666666667" calcext:value-type="float">
            <text:p>8,8260366666666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table:formula="of:=AVERAGE([DATA.D17];[DATA.D62];[DATA.D107];[DATA.D152];[DATA.D197])" office:value-type="float" office:value="6492979.2" calcext:value-type="float">
            <text:p>6492979,2</text:p>
          </table:table-cell>
          <table:table-cell table:formula="of:=[.C17]/7162928.2" office:value-type="float" office:value="0.906469954564112" calcext:value-type="float">
            <text:p>0,906469954564112</text:p>
          </table:table-cell>
          <table:table-cell table:formula="of:=AVERAGE([DATA.F17];[DATA.F62];[DATA.F107];[DATA.F152];[DATA.F197];[DATA.F242];[DATA.F287];[DATA.F332];[DATA.F377];[DATA.F422];[DATA.F467];[DATA.F512])" office:value-type="float" office:value="0.00179475" calcext:value-type="float">
            <text:p>0,00179475</text:p>
          </table:table-cell>
          <table:table-cell table:formula="of:=AVERAGE([DATA.G17];[DATA.G62];[DATA.G107];[DATA.G152];[DATA.G197];[DATA.G242];[DATA.G287];[DATA.G332];[DATA.G377];[DATA.G422];[DATA.G467];[DATA.G512])" office:value-type="float" office:value="0.00000341666666666667" calcext:value-type="float">
            <text:p>3,41666666666667E-06</text:p>
          </table:table-cell>
          <table:table-cell table:formula="of:=AVERAGE([DATA.H17];[DATA.H62];[DATA.H107];[DATA.H152];[DATA.H197];[DATA.H242];[DATA.H287];[DATA.H332];[DATA.H377];[DATA.H422];[DATA.H467];[DATA.H512])" office:value-type="float" office:value="55.2191800833333" calcext:value-type="float">
            <text:p>55,2191800833333</text:p>
          </table:table-cell>
          <table:table-cell table:formula="of:=AVERAGE([DATA.I17];[DATA.I62];[DATA.I107];[DATA.I152];[DATA.I197];[DATA.I242];[DATA.I287];[DATA.I332];[DATA.I377];[DATA.I422];[DATA.I467];[DATA.I512])" office:value-type="float" office:value="4.43261658333333" calcext:value-type="float">
            <text:p>4,4326165833333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b</text:p>
          </table:table-cell>
          <table:table-cell table:formula="of:=AVERAGE([DATA.D18];[DATA.D63];[DATA.D108];[DATA.D153];[DATA.D198])" office:value-type="float" office:value="8116224" calcext:value-type="float">
            <text:p>8116224</text:p>
          </table:table-cell>
          <table:table-cell table:formula="of:=[.C18]/7162928.2" office:value-type="float" office:value="1.13308744320514" calcext:value-type="float">
            <text:p>1,13308744320514</text:p>
          </table:table-cell>
          <table:table-cell table:formula="of:=AVERAGE([DATA.F18];[DATA.F63];[DATA.F108];[DATA.F153];[DATA.F198];[DATA.F243];[DATA.F288];[DATA.F333];[DATA.F378];[DATA.F423];[DATA.F468];[DATA.F513])" office:value-type="float" office:value="0.000446666666666667" calcext:value-type="float">
            <text:p>0,000446666666667</text:p>
          </table:table-cell>
          <table:table-cell table:formula="of:=AVERAGE([DATA.G18];[DATA.G63];[DATA.G108];[DATA.G153];[DATA.G198];[DATA.G243];[DATA.G288];[DATA.G333];[DATA.G378];[DATA.G423];[DATA.G468];[DATA.G513])" office:value-type="float" office:value="0" calcext:value-type="float">
            <text:p>0</text:p>
          </table:table-cell>
          <table:table-cell table:formula="of:=AVERAGE([DATA.H18];[DATA.H63];[DATA.H108];[DATA.H153];[DATA.H198];[DATA.H243];[DATA.H288];[DATA.H333];[DATA.H378];[DATA.H423];[DATA.H468];[DATA.H513])" office:value-type="float" office:value="67.296863" calcext:value-type="float">
            <text:p>67,296863</text:p>
          </table:table-cell>
          <table:table-cell table:formula="of:=AVERAGE([DATA.I18];[DATA.I63];[DATA.I108];[DATA.I153];[DATA.I198];[DATA.I243];[DATA.I288];[DATA.I333];[DATA.I378];[DATA.I423];[DATA.I468];[DATA.I513])" office:value-type="float" office:value="4.6462675" calcext:value-type="float">
            <text:p>4,646267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uv</text:p>
          </table:table-cell>
          <table:table-cell table:formula="of:=AVERAGE([DATA.D19];[DATA.D64];[DATA.D109];[DATA.D154];[DATA.D199])" office:value-type="float" office:value="3246489.6" calcext:value-type="float">
            <text:p>3246489,6</text:p>
          </table:table-cell>
          <table:table-cell table:formula="of:=[.C19]/7162928.2" office:value-type="float" office:value="0.453234977282056" calcext:value-type="float">
            <text:p>0,453234977282056</text:p>
          </table:table-cell>
          <table:table-cell table:formula="of:=AVERAGE([DATA.F19];[DATA.F64];[DATA.F109];[DATA.F154];[DATA.F199];[DATA.F244];[DATA.F289];[DATA.F334];[DATA.F379];[DATA.F424];[DATA.F469];[DATA.F514])" office:value-type="float" office:value="0.0256968333333333" calcext:value-type="float">
            <text:p>0,025696833333333</text:p>
          </table:table-cell>
          <table:table-cell table:formula="of:=AVERAGE([DATA.G19];[DATA.G64];[DATA.G109];[DATA.G154];[DATA.G199];[DATA.G244];[DATA.G289];[DATA.G334];[DATA.G379];[DATA.G424];[DATA.G469];[DATA.G514])" office:value-type="float" office:value="0.000704416666666667" calcext:value-type="float">
            <text:p>0,000704416666667</text:p>
          </table:table-cell>
          <table:table-cell table:formula="of:=AVERAGE([DATA.H19];[DATA.H64];[DATA.H109];[DATA.H154];[DATA.H199];[DATA.H244];[DATA.H289];[DATA.H334];[DATA.H379];[DATA.H424];[DATA.H469];[DATA.H514])" office:value-type="float" office:value="32.076888" calcext:value-type="float">
            <text:p>32,076888</text:p>
          </table:table-cell>
          <table:table-cell table:formula="of:=AVERAGE([DATA.I19];[DATA.I64];[DATA.I109];[DATA.I154];[DATA.I199];[DATA.I244];[DATA.I289];[DATA.I334];[DATA.I379];[DATA.I424];[DATA.I469];[DATA.I514])" office:value-type="float" office:value="44.703758" calcext:value-type="float">
            <text:p>44,70375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uv</text:p>
          </table:table-cell>
          <table:table-cell table:formula="of:=AVERAGE([DATA.D20];[DATA.D65];[DATA.D110];[DATA.D155];[DATA.D200])" office:value-type="float" office:value="4869734.4" calcext:value-type="float">
            <text:p>4869734,4</text:p>
          </table:table-cell>
          <table:table-cell table:formula="of:=[.C20]/7162928.2" office:value-type="float" office:value="0.679852465923084" calcext:value-type="float">
            <text:p>0,679852465923084</text:p>
          </table:table-cell>
          <table:table-cell table:formula="of:=AVERAGE([DATA.F20];[DATA.F65];[DATA.F110];[DATA.F155];[DATA.F200];[DATA.F245];[DATA.F290];[DATA.F335];[DATA.F380];[DATA.F425];[DATA.F470];[DATA.F515])" office:value-type="float" office:value="0.00701083333333333" calcext:value-type="float">
            <text:p>0,007010833333333</text:p>
          </table:table-cell>
          <table:table-cell table:formula="of:=AVERAGE([DATA.G20];[DATA.G65];[DATA.G110];[DATA.G155];[DATA.G200];[DATA.G245];[DATA.G290];[DATA.G335];[DATA.G380];[DATA.G425];[DATA.G470];[DATA.G515])" office:value-type="float" office:value="0.0000524166666666667" calcext:value-type="float">
            <text:p>5,24166666666667E-05</text:p>
          </table:table-cell>
          <table:table-cell table:formula="of:=AVERAGE([DATA.H20];[DATA.H65];[DATA.H110];[DATA.H155];[DATA.H200];[DATA.H245];[DATA.H290];[DATA.H335];[DATA.H380];[DATA.H425];[DATA.H470];[DATA.H515])" office:value-type="float" office:value="43.3632646666667" calcext:value-type="float">
            <text:p>43,3632646666667</text:p>
          </table:table-cell>
          <table:table-cell table:formula="of:=AVERAGE([DATA.I20];[DATA.I65];[DATA.I110];[DATA.I155];[DATA.I200];[DATA.I245];[DATA.I290];[DATA.I335];[DATA.I380];[DATA.I425];[DATA.I470];[DATA.I515])" office:value-type="float" office:value="5.48453883333333" calcext:value-type="float">
            <text:p>5,48453883333333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uv</text:p>
          </table:table-cell>
          <table:table-cell table:formula="of:=AVERAGE([DATA.D21];[DATA.D66];[DATA.D111];[DATA.D156];[DATA.D201])" office:value-type="float" office:value="6492979.2" calcext:value-type="float">
            <text:p>6492979,2</text:p>
          </table:table-cell>
          <table:table-cell table:formula="of:=[.C21]/7162928.2" office:value-type="float" office:value="0.906469954564112" calcext:value-type="float">
            <text:p>0,906469954564112</text:p>
          </table:table-cell>
          <table:table-cell table:formula="of:=AVERAGE([DATA.F21];[DATA.F66];[DATA.F111];[DATA.F156];[DATA.F201];[DATA.F246];[DATA.F291];[DATA.F336];[DATA.F381];[DATA.F426];[DATA.F471];[DATA.F516])" office:value-type="float" office:value="0.00164891666666667" calcext:value-type="float">
            <text:p>0,001648916666667</text:p>
          </table:table-cell>
          <table:table-cell table:formula="of:=AVERAGE([DATA.G21];[DATA.G66];[DATA.G111];[DATA.G156];[DATA.G201];[DATA.G246];[DATA.G291];[DATA.G336];[DATA.G381];[DATA.G426];[DATA.G471];[DATA.G516])" office:value-type="float" office:value="0.00000275" calcext:value-type="float">
            <text:p>2,75E-06</text:p>
          </table:table-cell>
          <table:table-cell table:formula="of:=AVERAGE([DATA.H21];[DATA.H66];[DATA.H111];[DATA.H156];[DATA.H201];[DATA.H246];[DATA.H291];[DATA.H336];[DATA.H381];[DATA.H426];[DATA.H471];[DATA.H516])" office:value-type="float" office:value="55.9022231666667" calcext:value-type="float">
            <text:p>55,9022231666667</text:p>
          </table:table-cell>
          <table:table-cell table:formula="of:=AVERAGE([DATA.I21];[DATA.I66];[DATA.I111];[DATA.I156];[DATA.I201];[DATA.I246];[DATA.I291];[DATA.I336];[DATA.I381];[DATA.I426];[DATA.I471];[DATA.I516])" office:value-type="float" office:value="4.63832408333333" calcext:value-type="float">
            <text:p>4,6383240833333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uv</text:p>
          </table:table-cell>
          <table:table-cell table:formula="of:=AVERAGE([DATA.D22];[DATA.D67];[DATA.D112];[DATA.D157];[DATA.D202])" office:value-type="float" office:value="8116224" calcext:value-type="float">
            <text:p>8116224</text:p>
          </table:table-cell>
          <table:table-cell table:formula="of:=[.C22]/7162928.2" office:value-type="float" office:value="1.13308744320514" calcext:value-type="float">
            <text:p>1,13308744320514</text:p>
          </table:table-cell>
          <table:table-cell table:formula="of:=AVERAGE([DATA.F22];[DATA.F67];[DATA.F112];[DATA.F157];[DATA.F202];[DATA.F247];[DATA.F292];[DATA.F337];[DATA.F382];[DATA.F427];[DATA.F472];[DATA.F517])" office:value-type="float" office:value="0.000472833333333333" calcext:value-type="float">
            <text:p>0,000472833333333</text:p>
          </table:table-cell>
          <table:table-cell table:formula="of:=AVERAGE([DATA.G22];[DATA.G67];[DATA.G112];[DATA.G157];[DATA.G202];[DATA.G247];[DATA.G292];[DATA.G337];[DATA.G382];[DATA.G427];[DATA.G472];[DATA.G517])" office:value-type="float" office:value="0.0000000833333333333333" calcext:value-type="float">
            <text:p>8,33333333333333E-08</text:p>
          </table:table-cell>
          <table:table-cell table:formula="of:=AVERAGE([DATA.H22];[DATA.H67];[DATA.H112];[DATA.H157];[DATA.H202];[DATA.H247];[DATA.H292];[DATA.H337];[DATA.H382];[DATA.H427];[DATA.H472];[DATA.H517])" office:value-type="float" office:value="66.8487531666667" calcext:value-type="float">
            <text:p>66,8487531666667</text:p>
          </table:table-cell>
          <table:table-cell table:formula="of:=AVERAGE([DATA.I22];[DATA.I67];[DATA.I112];[DATA.I157];[DATA.I202];[DATA.I247];[DATA.I292];[DATA.I337];[DATA.I382];[DATA.I427];[DATA.I472];[DATA.I517])" office:value-type="float" office:value="4.27407166666667" calcext:value-type="float">
            <text:p>4,27407166666667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GB</text:p>
          </table:table-cell>
          <table:table-cell table:formula="of:=AVERAGE([DATA.D23];[DATA.D68];[DATA.D113];[DATA.D158];[DATA.D203])" office:value-type="float" office:value="3246489.6" calcext:value-type="float">
            <text:p>3246489,6</text:p>
          </table:table-cell>
          <table:table-cell table:formula="of:=[.C23]/7162928.2" office:value-type="float" office:value="0.453234977282056" calcext:value-type="float">
            <text:p>0,453234977282056</text:p>
          </table:table-cell>
          <table:table-cell table:formula="of:=AVERAGE([DATA.F23];[DATA.F68];[DATA.F113];[DATA.F158];[DATA.F203];[DATA.F248];[DATA.F293];[DATA.F338];[DATA.F383];[DATA.F428];[DATA.F473];[DATA.F518])" office:value-type="float" office:value="0.0179729166666667" calcext:value-type="float">
            <text:p>0,017972916666667</text:p>
          </table:table-cell>
          <table:table-cell table:formula="of:=AVERAGE([DATA.G23];[DATA.G68];[DATA.G113];[DATA.G158];[DATA.G203];[DATA.G248];[DATA.G293];[DATA.G338];[DATA.G383];[DATA.G428];[DATA.G473];[DATA.G518])" office:value-type="float" office:value="0.000327" calcext:value-type="float">
            <text:p>0,000327</text:p>
          </table:table-cell>
          <table:table-cell table:formula="of:=AVERAGE([DATA.H23];[DATA.H68];[DATA.H113];[DATA.H158];[DATA.H203];[DATA.H248];[DATA.H293];[DATA.H338];[DATA.H383];[DATA.H428];[DATA.H473];[DATA.H518])" office:value-type="float" office:value="34.96386875" calcext:value-type="float">
            <text:p>34,96386875</text:p>
          </table:table-cell>
          <table:table-cell table:formula="of:=AVERAGE([DATA.I23];[DATA.I68];[DATA.I113];[DATA.I158];[DATA.I203];[DATA.I248];[DATA.I293];[DATA.I338];[DATA.I383];[DATA.I428];[DATA.I473];[DATA.I518])" office:value-type="float" office:value="23.9754765833333" calcext:value-type="float">
            <text:p>23,975476583333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GB</text:p>
          </table:table-cell>
          <table:table-cell table:formula="of:=AVERAGE([DATA.D24];[DATA.D69];[DATA.D114];[DATA.D159];[DATA.D204])" office:value-type="float" office:value="4869734.4" calcext:value-type="float">
            <text:p>4869734,4</text:p>
          </table:table-cell>
          <table:table-cell table:formula="of:=[.C24]/7162928.2" office:value-type="float" office:value="0.679852465923084" calcext:value-type="float">
            <text:p>0,679852465923084</text:p>
          </table:table-cell>
          <table:table-cell table:formula="of:=AVERAGE([DATA.F24];[DATA.F69];[DATA.F114];[DATA.F159];[DATA.F204];[DATA.F249];[DATA.F294];[DATA.F339];[DATA.F384];[DATA.F429];[DATA.F474];[DATA.F519])" office:value-type="float" office:value="0.00429491666666667" calcext:value-type="float">
            <text:p>0,004294916666667</text:p>
          </table:table-cell>
          <table:table-cell table:formula="of:=AVERAGE([DATA.G24];[DATA.G69];[DATA.G114];[DATA.G159];[DATA.G204];[DATA.G249];[DATA.G294];[DATA.G339];[DATA.G384];[DATA.G429];[DATA.G474];[DATA.G519])" office:value-type="float" office:value="0.0000185" calcext:value-type="float">
            <text:p>1,85E-05</text:p>
          </table:table-cell>
          <table:table-cell table:formula="of:=AVERAGE([DATA.H24];[DATA.H69];[DATA.H114];[DATA.H159];[DATA.H204];[DATA.H249];[DATA.H294];[DATA.H339];[DATA.H384];[DATA.H429];[DATA.H474];[DATA.H519])" office:value-type="float" office:value="47.37403725" calcext:value-type="float">
            <text:p>47,37403725</text:p>
          </table:table-cell>
          <table:table-cell table:formula="of:=AVERAGE([DATA.I24];[DATA.I69];[DATA.I114];[DATA.I159];[DATA.I204];[DATA.I249];[DATA.I294];[DATA.I339];[DATA.I384];[DATA.I429];[DATA.I474];[DATA.I519])" office:value-type="float" office:value="4.92288858333333" calcext:value-type="float">
            <text:p>4,92288858333333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GB</text:p>
          </table:table-cell>
          <table:table-cell table:formula="of:=AVERAGE([DATA.D25];[DATA.D70];[DATA.D115];[DATA.D160];[DATA.D205])" office:value-type="float" office:value="6492979.2" calcext:value-type="float">
            <text:p>6492979,2</text:p>
          </table:table-cell>
          <table:table-cell table:formula="of:=[.C25]/7162928.2" office:value-type="float" office:value="0.906469954564112" calcext:value-type="float">
            <text:p>0,906469954564112</text:p>
          </table:table-cell>
          <table:table-cell table:formula="of:=AVERAGE([DATA.F25];[DATA.F70];[DATA.F115];[DATA.F160];[DATA.F205];[DATA.F250];[DATA.F295];[DATA.F340];[DATA.F385];[DATA.F430];[DATA.F475];[DATA.F520])" office:value-type="float" office:value="0.00107125" calcext:value-type="float">
            <text:p>0,00107125</text:p>
          </table:table-cell>
          <table:table-cell table:formula="of:=AVERAGE([DATA.G25];[DATA.G70];[DATA.G115];[DATA.G160];[DATA.G205];[DATA.G250];[DATA.G295];[DATA.G340];[DATA.G385];[DATA.G430];[DATA.G475];[DATA.G520])" office:value-type="float" office:value="0.000001" calcext:value-type="float">
            <text:p>1E-06</text:p>
          </table:table-cell>
          <table:table-cell table:formula="of:=AVERAGE([DATA.H25];[DATA.H70];[DATA.H115];[DATA.H160];[DATA.H205];[DATA.H250];[DATA.H295];[DATA.H340];[DATA.H385];[DATA.H430];[DATA.H475];[DATA.H520])" office:value-type="float" office:value="59.4177094166667" calcext:value-type="float">
            <text:p>59,4177094166667</text:p>
          </table:table-cell>
          <table:table-cell table:formula="of:=AVERAGE([DATA.I25];[DATA.I70];[DATA.I115];[DATA.I160];[DATA.I205];[DATA.I250];[DATA.I295];[DATA.I340];[DATA.I385];[DATA.I430];[DATA.I475];[DATA.I520])" office:value-type="float" office:value="0.561629583333333" calcext:value-type="float">
            <text:p>0,56162958333333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GB</text:p>
          </table:table-cell>
          <table:table-cell table:formula="of:=AVERAGE([DATA.D26];[DATA.D71];[DATA.D116];[DATA.D161];[DATA.D206])" office:value-type="float" office:value="8116224" calcext:value-type="float">
            <text:p>8116224</text:p>
          </table:table-cell>
          <table:table-cell table:formula="of:=[.C26]/7162928.2" office:value-type="float" office:value="1.13308744320514" calcext:value-type="float">
            <text:p>1,13308744320514</text:p>
          </table:table-cell>
          <table:table-cell table:formula="of:=AVERAGE([DATA.F26];[DATA.F71];[DATA.F116];[DATA.F161];[DATA.F206];[DATA.F251];[DATA.F296];[DATA.F341];[DATA.F386];[DATA.F431];[DATA.F476];[DATA.F521])" office:value-type="float" office:value="0.000259083333333333" calcext:value-type="float">
            <text:p>0,000259083333333</text:p>
          </table:table-cell>
          <table:table-cell table:formula="of:=AVERAGE([DATA.G26];[DATA.G71];[DATA.G116];[DATA.G161];[DATA.G206];[DATA.G251];[DATA.G296];[DATA.G341];[DATA.G386];[DATA.G431];[DATA.G476];[DATA.G521])" office:value-type="float" office:value="0" calcext:value-type="float">
            <text:p>0</text:p>
          </table:table-cell>
          <table:table-cell table:formula="of:=AVERAGE([DATA.H26];[DATA.H71];[DATA.H116];[DATA.H161];[DATA.H206];[DATA.H251];[DATA.H296];[DATA.H341];[DATA.H386];[DATA.H431];[DATA.H476];[DATA.H521])" office:value-type="float" office:value="71.7430296666667" calcext:value-type="float">
            <text:p>71,7430296666667</text:p>
          </table:table-cell>
          <table:table-cell table:formula="of:=AVERAGE([DATA.I26];[DATA.I71];[DATA.I116];[DATA.I161];[DATA.I206];[DATA.I251];[DATA.I296];[DATA.I341];[DATA.I386];[DATA.I431];[DATA.I476];[DATA.I521])" office:value-type="float" office:value="0.0400965833333333" calcext:value-type="float">
            <text:p>0,04009658333333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RGB</text:p>
          </table:table-cell>
          <table:table-cell table:formula="of:=AVERAGE([DATA.D27];[DATA.D72];[DATA.D117];[DATA.D162];[DATA.D207])" office:value-type="float" office:value="3246489.6" calcext:value-type="float">
            <text:p>3246489,6</text:p>
          </table:table-cell>
          <table:table-cell table:formula="of:=[.C27]/7162928.2" office:value-type="float" office:value="0.453234977282056" calcext:value-type="float">
            <text:p>0,453234977282056</text:p>
          </table:table-cell>
          <table:table-cell table:formula="of:=AVERAGE([DATA.F27];[DATA.F72];[DATA.F117];[DATA.F162];[DATA.F207];[DATA.F252];[DATA.F297];[DATA.F342];[DATA.F387];[DATA.F432];[DATA.F477];[DATA.F522])" office:value-type="float" office:value="0.0152431666666667" calcext:value-type="float">
            <text:p>0,015243166666667</text:p>
          </table:table-cell>
          <table:table-cell table:formula="of:=AVERAGE([DATA.G27];[DATA.G72];[DATA.G117];[DATA.G162];[DATA.G207];[DATA.G252];[DATA.G297];[DATA.G342];[DATA.G387];[DATA.G432];[DATA.G477];[DATA.G522])" office:value-type="float" office:value="0.00024375" calcext:value-type="float">
            <text:p>0,00024375</text:p>
          </table:table-cell>
          <table:table-cell table:formula="of:=AVERAGE([DATA.H27];[DATA.H72];[DATA.H117];[DATA.H162];[DATA.H207];[DATA.H252];[DATA.H297];[DATA.H342];[DATA.H387];[DATA.H432];[DATA.H477];[DATA.H522])" office:value-type="float" office:value="36.54610475" calcext:value-type="float">
            <text:p>36,54610475</text:p>
          </table:table-cell>
          <table:table-cell table:formula="of:=AVERAGE([DATA.I27];[DATA.I72];[DATA.I117];[DATA.I162];[DATA.I207];[DATA.I252];[DATA.I297];[DATA.I342];[DATA.I387];[DATA.I432];[DATA.I477];[DATA.I522])" office:value-type="float" office:value="3.92241458333333" calcext:value-type="float">
            <text:p>3,9224145833333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RGB</text:p>
          </table:table-cell>
          <table:table-cell table:formula="of:=AVERAGE([DATA.D28];[DATA.D73];[DATA.D118];[DATA.D163];[DATA.D208])" office:value-type="float" office:value="4869734.4" calcext:value-type="float">
            <text:p>4869734,4</text:p>
          </table:table-cell>
          <table:table-cell table:formula="of:=[.C28]/7162928.2" office:value-type="float" office:value="0.679852465923084" calcext:value-type="float">
            <text:p>0,679852465923084</text:p>
          </table:table-cell>
          <table:table-cell table:formula="of:=AVERAGE([DATA.F28];[DATA.F73];[DATA.F118];[DATA.F163];[DATA.F208];[DATA.F253];[DATA.F298];[DATA.F343];[DATA.F388];[DATA.F433];[DATA.F478];[DATA.F523])" office:value-type="float" office:value="0.00363166666666667" calcext:value-type="float">
            <text:p>0,003631666666667</text:p>
          </table:table-cell>
          <table:table-cell table:formula="of:=AVERAGE([DATA.G28];[DATA.G73];[DATA.G118];[DATA.G163];[DATA.G208];[DATA.G253];[DATA.G298];[DATA.G343];[DATA.G388];[DATA.G433];[DATA.G478];[DATA.G523])" office:value-type="float" office:value="0.00001375" calcext:value-type="float">
            <text:p>1,375E-05</text:p>
          </table:table-cell>
          <table:table-cell table:formula="of:=AVERAGE([DATA.H28];[DATA.H73];[DATA.H118];[DATA.H163];[DATA.H208];[DATA.H253];[DATA.H298];[DATA.H343];[DATA.H388];[DATA.H433];[DATA.H478];[DATA.H523])" office:value-type="float" office:value="49.0069606666667" calcext:value-type="float">
            <text:p>49,0069606666667</text:p>
          </table:table-cell>
          <table:table-cell table:formula="of:=AVERAGE([DATA.I28];[DATA.I73];[DATA.I118];[DATA.I163];[DATA.I208];[DATA.I253];[DATA.I298];[DATA.I343];[DATA.I388];[DATA.I433];[DATA.I478];[DATA.I523])" office:value-type="float" office:value="0.154491583333333" calcext:value-type="float">
            <text:p>0,154491583333333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RGB</text:p>
          </table:table-cell>
          <table:table-cell table:formula="of:=AVERAGE([DATA.D29];[DATA.D74];[DATA.D119];[DATA.D164];[DATA.D209])" office:value-type="float" office:value="6492979.2" calcext:value-type="float">
            <text:p>6492979,2</text:p>
          </table:table-cell>
          <table:table-cell table:formula="of:=[.C29]/7162928.2" office:value-type="float" office:value="0.906469954564112" calcext:value-type="float">
            <text:p>0,906469954564112</text:p>
          </table:table-cell>
          <table:table-cell table:formula="of:=AVERAGE([DATA.F29];[DATA.F74];[DATA.F119];[DATA.F164];[DATA.F209];[DATA.F254];[DATA.F299];[DATA.F344];[DATA.F389];[DATA.F434];[DATA.F479];[DATA.F524])" office:value-type="float" office:value="0.00090375" calcext:value-type="float">
            <text:p>0,00090375</text:p>
          </table:table-cell>
          <table:table-cell table:formula="of:=AVERAGE([DATA.G29];[DATA.G74];[DATA.G119];[DATA.G164];[DATA.G209];[DATA.G254];[DATA.G299];[DATA.G344];[DATA.G389];[DATA.G434];[DATA.G479];[DATA.G524])" office:value-type="float" office:value="0.000000916666666666667" calcext:value-type="float">
            <text:p>9,16666666666667E-07</text:p>
          </table:table-cell>
          <table:table-cell table:formula="of:=AVERAGE([DATA.H29];[DATA.H74];[DATA.H119];[DATA.H164];[DATA.H209];[DATA.H254];[DATA.H299];[DATA.H344];[DATA.H389];[DATA.H434];[DATA.H479];[DATA.H524])" office:value-type="float" office:value="61.0881756666667" calcext:value-type="float">
            <text:p>61,0881756666667</text:p>
          </table:table-cell>
          <table:table-cell table:formula="of:=AVERAGE([DATA.I29];[DATA.I74];[DATA.I119];[DATA.I164];[DATA.I209];[DATA.I254];[DATA.I299];[DATA.I344];[DATA.I389];[DATA.I434];[DATA.I479];[DATA.I524])" office:value-type="float" office:value="0.0047945" calcext:value-type="float">
            <text:p>0,004794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RGB</text:p>
          </table:table-cell>
          <table:table-cell table:formula="of:=AVERAGE([DATA.D30];[DATA.D75];[DATA.D120];[DATA.D165];[DATA.D210])" office:value-type="float" office:value="8116224" calcext:value-type="float">
            <text:p>8116224</text:p>
          </table:table-cell>
          <table:table-cell table:formula="of:=[.C30]/7162928.2" office:value-type="float" office:value="1.13308744320514" calcext:value-type="float">
            <text:p>1,13308744320514</text:p>
          </table:table-cell>
          <table:table-cell table:formula="of:=AVERAGE([DATA.F30];[DATA.F75];[DATA.F120];[DATA.F165];[DATA.F210];[DATA.F255];[DATA.F300];[DATA.F345];[DATA.F390];[DATA.F435];[DATA.F480];[DATA.F525])" office:value-type="float" office:value="0.000232666666666667" calcext:value-type="float">
            <text:p>0,000232666666667</text:p>
          </table:table-cell>
          <table:table-cell table:formula="of:=AVERAGE([DATA.G30];[DATA.G75];[DATA.G120];[DATA.G165];[DATA.G210];[DATA.G255];[DATA.G300];[DATA.G345];[DATA.G390];[DATA.G435];[DATA.G480];[DATA.G525])" office:value-type="float" office:value="0" calcext:value-type="float">
            <text:p>0</text:p>
          </table:table-cell>
          <table:table-cell table:formula="of:=AVERAGE([DATA.H30];[DATA.H75];[DATA.H120];[DATA.H165];[DATA.H210];[DATA.H255];[DATA.H300];[DATA.H345];[DATA.H390];[DATA.H435];[DATA.H480];[DATA.H525])" office:value-type="float" office:value="72.8825938333333" calcext:value-type="float">
            <text:p>72,8825938333333</text:p>
          </table:table-cell>
          <table:table-cell table:formula="of:=AVERAGE([DATA.I30];[DATA.I75];[DATA.I120];[DATA.I165];[DATA.I210];[DATA.I255];[DATA.I300];[DATA.I345];[DATA.I390];[DATA.I435];[DATA.I480];[DATA.I525])" office:value-type="float" office:value="0.0002255" calcext:value-type="float">
            <text:p>0,000225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YZ</text:p>
          </table:table-cell>
          <table:table-cell table:formula="of:=AVERAGE([DATA.D31];[DATA.D76];[DATA.D121];[DATA.D166];[DATA.D211])" office:value-type="float" office:value="3246489.6" calcext:value-type="float">
            <text:p>3246489,6</text:p>
          </table:table-cell>
          <table:table-cell table:formula="of:=[.C31]/7162928.2" office:value-type="float" office:value="0.453234977282056" calcext:value-type="float">
            <text:p>0,453234977282056</text:p>
          </table:table-cell>
          <table:table-cell table:formula="of:=AVERAGE([DATA.F31];[DATA.F76];[DATA.F121];[DATA.F166];[DATA.F211];[DATA.F256];[DATA.F301];[DATA.F346];[DATA.F391];[DATA.F436];[DATA.F481];[DATA.F526])" office:value-type="float" office:value="0.0389979166666667" calcext:value-type="float">
            <text:p>0,038997916666667</text:p>
          </table:table-cell>
          <table:table-cell table:formula="of:=AVERAGE([DATA.G31];[DATA.G76];[DATA.G121];[DATA.G166];[DATA.G211];[DATA.G256];[DATA.G301];[DATA.G346];[DATA.G391];[DATA.G436];[DATA.G481];[DATA.G526])" office:value-type="float" office:value="0.00155741666666667" calcext:value-type="float">
            <text:p>0,001557416666667</text:p>
          </table:table-cell>
          <table:table-cell table:formula="of:=AVERAGE([DATA.H31];[DATA.H76];[DATA.H121];[DATA.H166];[DATA.H211];[DATA.H256];[DATA.H301];[DATA.H346];[DATA.H391];[DATA.H436];[DATA.H481];[DATA.H526])" office:value-type="float" office:value="28.2773244166667" calcext:value-type="float">
            <text:p>28,2773244166667</text:p>
          </table:table-cell>
          <table:table-cell table:formula="of:=AVERAGE([DATA.I31];[DATA.I76];[DATA.I121];[DATA.I166];[DATA.I211];[DATA.I256];[DATA.I301];[DATA.I346];[DATA.I391];[DATA.I436];[DATA.I481];[DATA.I526])" office:value-type="float" office:value="27.269915" calcext:value-type="float">
            <text:p>27,26991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YZ</text:p>
          </table:table-cell>
          <table:table-cell table:formula="of:=AVERAGE([DATA.D32];[DATA.D77];[DATA.D122];[DATA.D167];[DATA.D212])" office:value-type="float" office:value="4869734.4" calcext:value-type="float">
            <text:p>4869734,4</text:p>
          </table:table-cell>
          <table:table-cell table:formula="of:=[.C32]/7162928.2" office:value-type="float" office:value="0.679852465923084" calcext:value-type="float">
            <text:p>0,679852465923084</text:p>
          </table:table-cell>
          <table:table-cell table:formula="of:=AVERAGE([DATA.F32];[DATA.F77];[DATA.F122];[DATA.F167];[DATA.F212];[DATA.F257];[DATA.F302];[DATA.F347];[DATA.F392];[DATA.F437];[DATA.F482];[DATA.F527])" office:value-type="float" office:value="0.0201595833333333" calcext:value-type="float">
            <text:p>0,020159583333333</text:p>
          </table:table-cell>
          <table:table-cell table:formula="of:=AVERAGE([DATA.G32];[DATA.G77];[DATA.G122];[DATA.G167];[DATA.G212];[DATA.G257];[DATA.G302];[DATA.G347];[DATA.G392];[DATA.G437];[DATA.G482];[DATA.G527])" office:value-type="float" office:value="0.0004705" calcext:value-type="float">
            <text:p>0,0004705</text:p>
          </table:table-cell>
          <table:table-cell table:formula="of:=AVERAGE([DATA.H32];[DATA.H77];[DATA.H122];[DATA.H167];[DATA.H212];[DATA.H257];[DATA.H302];[DATA.H347];[DATA.H392];[DATA.H437];[DATA.H482];[DATA.H527])" office:value-type="float" office:value="34.5562541666667" calcext:value-type="float">
            <text:p>34,5562541666667</text:p>
          </table:table-cell>
          <table:table-cell table:formula="of:=AVERAGE([DATA.I32];[DATA.I77];[DATA.I122];[DATA.I167];[DATA.I212];[DATA.I257];[DATA.I302];[DATA.I347];[DATA.I392];[DATA.I437];[DATA.I482];[DATA.I527])" office:value-type="float" office:value="14.3103426666667" calcext:value-type="float">
            <text:p>14,310342666666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YZ</text:p>
          </table:table-cell>
          <table:table-cell table:formula="of:=AVERAGE([DATA.D33];[DATA.D78];[DATA.D123];[DATA.D168];[DATA.D213])" office:value-type="float" office:value="6492979.2" calcext:value-type="float">
            <text:p>6492979,2</text:p>
          </table:table-cell>
          <table:table-cell table:formula="of:=[.C33]/7162928.2" office:value-type="float" office:value="0.906469954564112" calcext:value-type="float">
            <text:p>0,906469954564112</text:p>
          </table:table-cell>
          <table:table-cell table:formula="of:=AVERAGE([DATA.F33];[DATA.F78];[DATA.F123];[DATA.F168];[DATA.F213];[DATA.F258];[DATA.F303];[DATA.F348];[DATA.F393];[DATA.F438];[DATA.F483];[DATA.F528])" office:value-type="float" office:value="0.0168005" calcext:value-type="float">
            <text:p>0,0168005</text:p>
          </table:table-cell>
          <table:table-cell table:formula="of:=AVERAGE([DATA.G33];[DATA.G78];[DATA.G123];[DATA.G168];[DATA.G213];[DATA.G258];[DATA.G303];[DATA.G348];[DATA.G393];[DATA.G438];[DATA.G483];[DATA.G528])" office:value-type="float" office:value="0.000376916666666667" calcext:value-type="float">
            <text:p>0,000376916666667</text:p>
          </table:table-cell>
          <table:table-cell table:formula="of:=AVERAGE([DATA.H33];[DATA.H78];[DATA.H123];[DATA.H168];[DATA.H213];[DATA.H258];[DATA.H303];[DATA.H348];[DATA.H393];[DATA.H438];[DATA.H483];[DATA.H528])" office:value-type="float" office:value="37.12278625" calcext:value-type="float">
            <text:p>37,12278625</text:p>
          </table:table-cell>
          <table:table-cell table:formula="of:=AVERAGE([DATA.I33];[DATA.I78];[DATA.I123];[DATA.I168];[DATA.I213];[DATA.I258];[DATA.I303];[DATA.I348];[DATA.I393];[DATA.I438];[DATA.I483];[DATA.I528])" office:value-type="float" office:value="5.76176708333333" calcext:value-type="float">
            <text:p>5,7617670833333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YZ</text:p>
          </table:table-cell>
          <table:table-cell table:formula="of:=AVERAGE([DATA.D34];[DATA.D79];[DATA.D124];[DATA.D169];[DATA.D214])" office:value-type="float" office:value="8116224" calcext:value-type="float">
            <text:p>8116224</text:p>
          </table:table-cell>
          <table:table-cell table:formula="of:=[.C34]/7162928.2" office:value-type="float" office:value="1.13308744320514" calcext:value-type="float">
            <text:p>1,13308744320514</text:p>
          </table:table-cell>
          <table:table-cell table:formula="of:=AVERAGE([DATA.F34];[DATA.F79];[DATA.F124];[DATA.F169];[DATA.F214];[DATA.F259];[DATA.F304];[DATA.F349];[DATA.F394];[DATA.F439];[DATA.F484];[DATA.F529])" office:value-type="float" office:value="0.0164785833333333" calcext:value-type="float">
            <text:p>0,016478583333333</text:p>
          </table:table-cell>
          <table:table-cell table:formula="of:=AVERAGE([DATA.G34];[DATA.G79];[DATA.G124];[DATA.G169];[DATA.G214];[DATA.G259];[DATA.G304];[DATA.G349];[DATA.G394];[DATA.G439];[DATA.G484];[DATA.G529])" office:value-type="float" office:value="0.000370083333333333" calcext:value-type="float">
            <text:p>0,000370083333333</text:p>
          </table:table-cell>
          <table:table-cell table:formula="of:=AVERAGE([DATA.H34];[DATA.H79];[DATA.H124];[DATA.H169];[DATA.H214];[DATA.H259];[DATA.H304];[DATA.H349];[DATA.H394];[DATA.H439];[DATA.H484];[DATA.H529])" office:value-type="float" office:value="37.50068" calcext:value-type="float">
            <text:p>37,50068</text:p>
          </table:table-cell>
          <table:table-cell table:formula="of:=AVERAGE([DATA.I34];[DATA.I79];[DATA.I124];[DATA.I169];[DATA.I214];[DATA.I259];[DATA.I304];[DATA.I349];[DATA.I394];[DATA.I439];[DATA.I484];[DATA.I529])" office:value-type="float" office:value="4.264239" calcext:value-type="float">
            <text:p>4,26423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CC</text:p>
          </table:table-cell>
          <table:table-cell table:formula="of:=AVERAGE([DATA.D35];[DATA.D80];[DATA.D125];[DATA.D170];[DATA.D215])" office:value-type="float" office:value="3246489.6" calcext:value-type="float">
            <text:p>3246489,6</text:p>
          </table:table-cell>
          <table:table-cell table:formula="of:=[.C35]/7162928.2" office:value-type="float" office:value="0.453234977282056" calcext:value-type="float">
            <text:p>0,453234977282056</text:p>
          </table:table-cell>
          <table:table-cell table:formula="of:=AVERAGE([DATA.F35];[DATA.F80];[DATA.F125];[DATA.F170];[DATA.F215];[DATA.F260];[DATA.F305];[DATA.F350];[DATA.F395];[DATA.F440];[DATA.F485];[DATA.F530])" office:value-type="float" office:value="0.0608" calcext:value-type="float">
            <text:p>0,0608</text:p>
          </table:table-cell>
          <table:table-cell table:formula="of:=AVERAGE([DATA.G35];[DATA.G80];[DATA.G125];[DATA.G170];[DATA.G215];[DATA.G260];[DATA.G305];[DATA.G350];[DATA.G395];[DATA.G440];[DATA.G485];[DATA.G530])" office:value-type="float" office:value="0.00410416666666667" calcext:value-type="float">
            <text:p>0,004104166666667</text:p>
          </table:table-cell>
          <table:table-cell table:formula="of:=AVERAGE([DATA.H35];[DATA.H80];[DATA.H125];[DATA.H170];[DATA.H215];[DATA.H260];[DATA.H305];[DATA.H350];[DATA.H395];[DATA.H440];[DATA.H485];[DATA.H530])" office:value-type="float" office:value="24.7772248333333" calcext:value-type="float">
            <text:p>24,7772248333333</text:p>
          </table:table-cell>
          <table:table-cell table:formula="of:=AVERAGE([DATA.I35];[DATA.I80];[DATA.I125];[DATA.I170];[DATA.I215];[DATA.I260];[DATA.I305];[DATA.I350];[DATA.I395];[DATA.I440];[DATA.I485];[DATA.I530])" office:value-type="float" office:value="22.9403638333333" calcext:value-type="float">
            <text:p>22,940363833333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CC</text:p>
          </table:table-cell>
          <table:table-cell table:formula="of:=AVERAGE([DATA.D36];[DATA.D81];[DATA.D126];[DATA.D171];[DATA.D216])" office:value-type="float" office:value="4869734.4" calcext:value-type="float">
            <text:p>4869734,4</text:p>
          </table:table-cell>
          <table:table-cell table:formula="of:=[.C36]/7162928.2" office:value-type="float" office:value="0.679852465923084" calcext:value-type="float">
            <text:p>0,679852465923084</text:p>
          </table:table-cell>
          <table:table-cell table:formula="of:=AVERAGE([DATA.F36];[DATA.F81];[DATA.F126];[DATA.F171];[DATA.F216];[DATA.F261];[DATA.F306];[DATA.F351];[DATA.F396];[DATA.F441];[DATA.F486];[DATA.F531])" office:value-type="float" office:value="0.05434375" calcext:value-type="float">
            <text:p>0,05434375</text:p>
          </table:table-cell>
          <table:table-cell table:formula="of:=AVERAGE([DATA.G36];[DATA.G81];[DATA.G126];[DATA.G171];[DATA.G216];[DATA.G261];[DATA.G306];[DATA.G351];[DATA.G396];[DATA.G441];[DATA.G486];[DATA.G531])" office:value-type="float" office:value="0.00335125" calcext:value-type="float">
            <text:p>0,00335125</text:p>
          </table:table-cell>
          <table:table-cell table:formula="of:=AVERAGE([DATA.H36];[DATA.H81];[DATA.H126];[DATA.H171];[DATA.H216];[DATA.H261];[DATA.H306];[DATA.H351];[DATA.H396];[DATA.H441];[DATA.H486];[DATA.H531])" office:value-type="float" office:value="25.8365706666667" calcext:value-type="float">
            <text:p>25,8365706666667</text:p>
          </table:table-cell>
          <table:table-cell table:formula="of:=AVERAGE([DATA.I36];[DATA.I81];[DATA.I126];[DATA.I171];[DATA.I216];[DATA.I261];[DATA.I306];[DATA.I351];[DATA.I396];[DATA.I441];[DATA.I486];[DATA.I531])" office:value-type="float" office:value="13.5018529166667" calcext:value-type="float">
            <text:p>13,501852916666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CC</text:p>
          </table:table-cell>
          <table:table-cell table:formula="of:=AVERAGE([DATA.D37];[DATA.D82];[DATA.D127];[DATA.D172];[DATA.D217])" office:value-type="float" office:value="6492979.2" calcext:value-type="float">
            <text:p>6492979,2</text:p>
          </table:table-cell>
          <table:table-cell table:formula="of:=[.C37]/7162928.2" office:value-type="float" office:value="0.906469954564112" calcext:value-type="float">
            <text:p>0,906469954564112</text:p>
          </table:table-cell>
          <table:table-cell table:formula="of:=AVERAGE([DATA.F37];[DATA.F82];[DATA.F127];[DATA.F172];[DATA.F217];[DATA.F262];[DATA.F307];[DATA.F352];[DATA.F397];[DATA.F442];[DATA.F487];[DATA.F532])" office:value-type="float" office:value="0.0540175" calcext:value-type="float">
            <text:p>0,0540175</text:p>
          </table:table-cell>
          <table:table-cell table:formula="of:=AVERAGE([DATA.G37];[DATA.G82];[DATA.G127];[DATA.G172];[DATA.G217];[DATA.G262];[DATA.G307];[DATA.G352];[DATA.G397];[DATA.G442];[DATA.G487];[DATA.G532])" office:value-type="float" office:value="0.00331625" calcext:value-type="float">
            <text:p>0,00331625</text:p>
          </table:table-cell>
          <table:table-cell table:formula="of:=AVERAGE([DATA.H37];[DATA.H82];[DATA.H127];[DATA.H172];[DATA.H217];[DATA.H262];[DATA.H307];[DATA.H352];[DATA.H397];[DATA.H442];[DATA.H487];[DATA.H532])" office:value-type="float" office:value="25.89530875" calcext:value-type="float">
            <text:p>25,89530875</text:p>
          </table:table-cell>
          <table:table-cell table:formula="of:=AVERAGE([DATA.I37];[DATA.I82];[DATA.I127];[DATA.I172];[DATA.I217];[DATA.I262];[DATA.I307];[DATA.I352];[DATA.I397];[DATA.I442];[DATA.I487];[DATA.I532])" office:value-type="float" office:value="9.19755658333333" calcext:value-type="float">
            <text:p>9,1975565833333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CC</text:p>
          </table:table-cell>
          <table:table-cell table:formula="of:=AVERAGE([DATA.D38];[DATA.D83];[DATA.D128];[DATA.D173];[DATA.D218])" office:value-type="float" office:value="8116224" calcext:value-type="float">
            <text:p>8116224</text:p>
          </table:table-cell>
          <table:table-cell table:formula="of:=[.C38]/7162928.2" office:value-type="float" office:value="1.13308744320514" calcext:value-type="float">
            <text:p>1,13308744320514</text:p>
          </table:table-cell>
          <table:table-cell table:formula="of:=AVERAGE([DATA.F38];[DATA.F83];[DATA.F128];[DATA.F173];[DATA.F218];[DATA.F263];[DATA.F308];[DATA.F353];[DATA.F398];[DATA.F443];[DATA.F488];[DATA.F533])" office:value-type="float" office:value="0.0539969166666667" calcext:value-type="float">
            <text:p>0,053996916666667</text:p>
          </table:table-cell>
          <table:table-cell table:formula="of:=AVERAGE([DATA.G38];[DATA.G83];[DATA.G128];[DATA.G173];[DATA.G218];[DATA.G263];[DATA.G308];[DATA.G353];[DATA.G398];[DATA.G443];[DATA.G488];[DATA.G533])" office:value-type="float" office:value="0.00331383333333333" calcext:value-type="float">
            <text:p>0,003313833333333</text:p>
          </table:table-cell>
          <table:table-cell table:formula="of:=AVERAGE([DATA.H38];[DATA.H83];[DATA.H128];[DATA.H173];[DATA.H218];[DATA.H263];[DATA.H308];[DATA.H353];[DATA.H398];[DATA.H443];[DATA.H488];[DATA.H533])" office:value-type="float" office:value="25.8990685" calcext:value-type="float">
            <text:p>25,8990685</text:p>
          </table:table-cell>
          <table:table-cell table:formula="of:=AVERAGE([DATA.I38];[DATA.I83];[DATA.I128];[DATA.I173];[DATA.I218];[DATA.I263];[DATA.I308];[DATA.I353];[DATA.I398];[DATA.I443];[DATA.I488];[DATA.I533])" office:value-type="float" office:value="9.22260116666667" calcext:value-type="float">
            <text:p>9,22260116666667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PbPr</text:p>
          </table:table-cell>
          <table:table-cell table:formula="of:=AVERAGE([DATA.D39];[DATA.D84];[DATA.D129];[DATA.D174];[DATA.D219])" office:value-type="float" office:value="3246489.6" calcext:value-type="float">
            <text:p>3246489,6</text:p>
          </table:table-cell>
          <table:table-cell table:formula="of:=[.C39]/7162928.2" office:value-type="float" office:value="0.453234977282056" calcext:value-type="float">
            <text:p>0,453234977282056</text:p>
          </table:table-cell>
          <table:table-cell table:formula="of:=AVERAGE([DATA.F39];[DATA.F84];[DATA.F129];[DATA.F174];[DATA.F219];[DATA.F264];[DATA.F309];[DATA.F354];[DATA.F399];[DATA.F444];[DATA.F489];[DATA.F534])" office:value-type="float" office:value="0.03491975" calcext:value-type="float">
            <text:p>0,03491975</text:p>
          </table:table-cell>
          <table:table-cell table:formula="of:=AVERAGE([DATA.G39];[DATA.G84];[DATA.G129];[DATA.G174];[DATA.G219];[DATA.G264];[DATA.G309];[DATA.G354];[DATA.G399];[DATA.G444];[DATA.G489];[DATA.G534])" office:value-type="float" office:value="0.001362" calcext:value-type="float">
            <text:p>0,001362</text:p>
          </table:table-cell>
          <table:table-cell table:formula="of:=AVERAGE([DATA.H39];[DATA.H84];[DATA.H129];[DATA.H174];[DATA.H219];[DATA.H264];[DATA.H309];[DATA.H354];[DATA.H399];[DATA.H444];[DATA.H489];[DATA.H534])" office:value-type="float" office:value="29.6428159166667" calcext:value-type="float">
            <text:p>29,6428159166667</text:p>
          </table:table-cell>
          <table:table-cell table:formula="of:=AVERAGE([DATA.I39];[DATA.I84];[DATA.I129];[DATA.I174];[DATA.I219];[DATA.I264];[DATA.I309];[DATA.I354];[DATA.I399];[DATA.I444];[DATA.I489];[DATA.I534])" office:value-type="float" office:value="45.5872569166667" calcext:value-type="float">
            <text:p>45,587256916666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PbPr</text:p>
          </table:table-cell>
          <table:table-cell table:formula="of:=AVERAGE([DATA.D40];[DATA.D85];[DATA.D130];[DATA.D175];[DATA.D220])" office:value-type="float" office:value="4869734.4" calcext:value-type="float">
            <text:p>4869734,4</text:p>
          </table:table-cell>
          <table:table-cell table:formula="of:=[.C40]/7162928.2" office:value-type="float" office:value="0.679852465923084" calcext:value-type="float">
            <text:p>0,679852465923084</text:p>
          </table:table-cell>
          <table:table-cell table:formula="of:=AVERAGE([DATA.F40];[DATA.F85];[DATA.F130];[DATA.F175];[DATA.F220];[DATA.F265];[DATA.F310];[DATA.F355];[DATA.F400];[DATA.F445];[DATA.F490];[DATA.F535])" office:value-type="float" office:value="0.00851716666666667" calcext:value-type="float">
            <text:p>0,008517166666667</text:p>
          </table:table-cell>
          <table:table-cell table:formula="of:=AVERAGE([DATA.G40];[DATA.G85];[DATA.G130];[DATA.G175];[DATA.G220];[DATA.G265];[DATA.G310];[DATA.G355];[DATA.G400];[DATA.G445];[DATA.G490];[DATA.G535])" office:value-type="float" office:value="0.0000803333333333333" calcext:value-type="float">
            <text:p>8,03333333333333E-05</text:p>
          </table:table-cell>
          <table:table-cell table:formula="of:=AVERAGE([DATA.H40];[DATA.H85];[DATA.H130];[DATA.H175];[DATA.H220];[DATA.H265];[DATA.H310];[DATA.H355];[DATA.H400];[DATA.H445];[DATA.H490];[DATA.H535])" office:value-type="float" office:value="41.8401868333333" calcext:value-type="float">
            <text:p>41,8401868333333</text:p>
          </table:table-cell>
          <table:table-cell table:formula="of:=AVERAGE([DATA.I40];[DATA.I85];[DATA.I130];[DATA.I175];[DATA.I220];[DATA.I265];[DATA.I310];[DATA.I355];[DATA.I400];[DATA.I445];[DATA.I490];[DATA.I535])" office:value-type="float" office:value="7.24060383333333" calcext:value-type="float">
            <text:p>7,24060383333333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PbPr</text:p>
          </table:table-cell>
          <table:table-cell table:formula="of:=AVERAGE([DATA.D41];[DATA.D86];[DATA.D131];[DATA.D176];[DATA.D221])" office:value-type="float" office:value="6492979.2" calcext:value-type="float">
            <text:p>6492979,2</text:p>
          </table:table-cell>
          <table:table-cell table:formula="of:=[.C41]/7162928.2" office:value-type="float" office:value="0.906469954564112" calcext:value-type="float">
            <text:p>0,906469954564112</text:p>
          </table:table-cell>
          <table:table-cell table:formula="of:=AVERAGE([DATA.F41];[DATA.F86];[DATA.F131];[DATA.F176];[DATA.F221];[DATA.F266];[DATA.F311];[DATA.F356];[DATA.F401];[DATA.F446];[DATA.F491];[DATA.F536])" office:value-type="float" office:value="0.00211316666666667" calcext:value-type="float">
            <text:p>0,002113166666667</text:p>
          </table:table-cell>
          <table:table-cell table:formula="of:=AVERAGE([DATA.G41];[DATA.G86];[DATA.G131];[DATA.G176];[DATA.G221];[DATA.G266];[DATA.G311];[DATA.G356];[DATA.G401];[DATA.G446];[DATA.G491];[DATA.G536])" office:value-type="float" office:value="0.00000491666666666667" calcext:value-type="float">
            <text:p>4,91666666666667E-06</text:p>
          </table:table-cell>
          <table:table-cell table:formula="of:=AVERAGE([DATA.H41];[DATA.H86];[DATA.H131];[DATA.H176];[DATA.H221];[DATA.H266];[DATA.H311];[DATA.H356];[DATA.H401];[DATA.H446];[DATA.H491];[DATA.H536])" office:value-type="float" office:value="53.9503755" calcext:value-type="float">
            <text:p>53,9503755</text:p>
          </table:table-cell>
          <table:table-cell table:formula="of:=AVERAGE([DATA.I41];[DATA.I86];[DATA.I131];[DATA.I176];[DATA.I221];[DATA.I266];[DATA.I311];[DATA.I356];[DATA.I401];[DATA.I446];[DATA.I491];[DATA.I536])" office:value-type="float" office:value="2.29940883333333" calcext:value-type="float">
            <text:p>2,2994088333333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PbPr</text:p>
          </table:table-cell>
          <table:table-cell table:formula="of:=AVERAGE([DATA.D42];[DATA.D87];[DATA.D132];[DATA.D177];[DATA.D222])" office:value-type="float" office:value="8116224" calcext:value-type="float">
            <text:p>8116224</text:p>
          </table:table-cell>
          <table:table-cell table:formula="of:=[.C42]/7162928.2" office:value-type="float" office:value="1.13308744320514" calcext:value-type="float">
            <text:p>1,13308744320514</text:p>
          </table:table-cell>
          <table:table-cell table:formula="of:=AVERAGE([DATA.F42];[DATA.F87];[DATA.F132];[DATA.F177];[DATA.F222];[DATA.F267];[DATA.F312];[DATA.F357];[DATA.F402];[DATA.F447];[DATA.F492];[DATA.F537])" office:value-type="float" office:value="0.000534666666666667" calcext:value-type="float">
            <text:p>0,000534666666667</text:p>
          </table:table-cell>
          <table:table-cell table:formula="of:=AVERAGE([DATA.G42];[DATA.G87];[DATA.G132];[DATA.G177];[DATA.G222];[DATA.G267];[DATA.G312];[DATA.G357];[DATA.G402];[DATA.G447];[DATA.G492];[DATA.G537])" office:value-type="float" office:value="0.000000166666666666667" calcext:value-type="float">
            <text:p>1,66666666666667E-07</text:p>
          </table:table-cell>
          <table:table-cell table:formula="of:=AVERAGE([DATA.H42];[DATA.H87];[DATA.H132];[DATA.H177];[DATA.H222];[DATA.H267];[DATA.H312];[DATA.H357];[DATA.H402];[DATA.H447];[DATA.H492];[DATA.H537])" office:value-type="float" office:value="65.9061543333333" calcext:value-type="float">
            <text:p>65,9061543333333</text:p>
          </table:table-cell>
          <table:table-cell table:formula="of:=AVERAGE([DATA.I42];[DATA.I87];[DATA.I132];[DATA.I177];[DATA.I222];[DATA.I267];[DATA.I312];[DATA.I357];[DATA.I402];[DATA.I447];[DATA.I492];[DATA.I537])" office:value-type="float" office:value="1.5869435" calcext:value-type="float">
            <text:p>1,586943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UV</text:p>
          </table:table-cell>
          <table:table-cell table:formula="of:=AVERAGE([DATA.D43];[DATA.D88];[DATA.D133];[DATA.D178];[DATA.D223])" office:value-type="float" office:value="3246489.6" calcext:value-type="float">
            <text:p>3246489,6</text:p>
          </table:table-cell>
          <table:table-cell table:formula="of:=[.C43]/7162928.2" office:value-type="float" office:value="0.453234977282056" calcext:value-type="float">
            <text:p>0,453234977282056</text:p>
          </table:table-cell>
          <table:table-cell table:formula="of:=AVERAGE([DATA.F43];[DATA.F88];[DATA.F133];[DATA.F178];[DATA.F223];[DATA.F268];[DATA.F313];[DATA.F358];[DATA.F403];[DATA.F448];[DATA.F493];[DATA.F538])" office:value-type="float" office:value="0.028979" calcext:value-type="float">
            <text:p>0,028979</text:p>
          </table:table-cell>
          <table:table-cell table:formula="of:=AVERAGE([DATA.G43];[DATA.G88];[DATA.G133];[DATA.G178];[DATA.G223];[DATA.G268];[DATA.G313];[DATA.G358];[DATA.G403];[DATA.G448];[DATA.G493];[DATA.G538])" office:value-type="float" office:value="0.000907083333333333" calcext:value-type="float">
            <text:p>0,000907083333333</text:p>
          </table:table-cell>
          <table:table-cell table:formula="of:=AVERAGE([DATA.H43];[DATA.H88];[DATA.H133];[DATA.H178];[DATA.H223];[DATA.H268];[DATA.H313];[DATA.H358];[DATA.H403];[DATA.H448];[DATA.H493];[DATA.H538])" office:value-type="float" office:value="31.10907025" calcext:value-type="float">
            <text:p>31,10907025</text:p>
          </table:table-cell>
          <table:table-cell table:formula="of:=AVERAGE([DATA.I43];[DATA.I88];[DATA.I133];[DATA.I178];[DATA.I223];[DATA.I268];[DATA.I313];[DATA.I358];[DATA.I403];[DATA.I448];[DATA.I493];[DATA.I538])" office:value-type="float" office:value="44.5835941666667" calcext:value-type="float">
            <text:p>44,583594166666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UV</text:p>
          </table:table-cell>
          <table:table-cell table:formula="of:=AVERAGE([DATA.D44];[DATA.D89];[DATA.D134];[DATA.D179];[DATA.D224])" office:value-type="float" office:value="4869734.4" calcext:value-type="float">
            <text:p>4869734,4</text:p>
          </table:table-cell>
          <table:table-cell table:formula="of:=[.C44]/7162928.2" office:value-type="float" office:value="0.679852465923084" calcext:value-type="float">
            <text:p>0,679852465923084</text:p>
          </table:table-cell>
          <table:table-cell table:formula="of:=AVERAGE([DATA.F44];[DATA.F89];[DATA.F134];[DATA.F179];[DATA.F224];[DATA.F269];[DATA.F314];[DATA.F359];[DATA.F404];[DATA.F449];[DATA.F494];[DATA.F539])" office:value-type="float" office:value="0.007047" calcext:value-type="float">
            <text:p>0,007047</text:p>
          </table:table-cell>
          <table:table-cell table:formula="of:=AVERAGE([DATA.G44];[DATA.G89];[DATA.G134];[DATA.G179];[DATA.G224];[DATA.G269];[DATA.G314];[DATA.G359];[DATA.G404];[DATA.G449];[DATA.G494];[DATA.G539])" office:value-type="float" office:value="0.0000531666666666667" calcext:value-type="float">
            <text:p>5,31666666666667E-05</text:p>
          </table:table-cell>
          <table:table-cell table:formula="of:=AVERAGE([DATA.H44];[DATA.H89];[DATA.H134];[DATA.H179];[DATA.H224];[DATA.H269];[DATA.H314];[DATA.H359];[DATA.H404];[DATA.H449];[DATA.H494];[DATA.H539])" office:value-type="float" office:value="43.3253155833333" calcext:value-type="float">
            <text:p>43,3253155833333</text:p>
          </table:table-cell>
          <table:table-cell table:formula="of:=AVERAGE([DATA.I44];[DATA.I89];[DATA.I134];[DATA.I179];[DATA.I224];[DATA.I269];[DATA.I314];[DATA.I359];[DATA.I404];[DATA.I449];[DATA.I494];[DATA.I539])" office:value-type="float" office:value="11.1213086666667" calcext:value-type="float">
            <text:p>11,121308666666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UV</text:p>
          </table:table-cell>
          <table:table-cell table:formula="of:=AVERAGE([DATA.D45];[DATA.D90];[DATA.D135];[DATA.D180];[DATA.D225])" office:value-type="float" office:value="6492979.2" calcext:value-type="float">
            <text:p>6492979,2</text:p>
          </table:table-cell>
          <table:table-cell table:formula="of:=[.C45]/7162928.2" office:value-type="float" office:value="0.906469954564112" calcext:value-type="float">
            <text:p>0,906469954564112</text:p>
          </table:table-cell>
          <table:table-cell table:formula="of:=AVERAGE([DATA.F45];[DATA.F90];[DATA.F135];[DATA.F180];[DATA.F225];[DATA.F270];[DATA.F315];[DATA.F360];[DATA.F405];[DATA.F450];[DATA.F495];[DATA.F540])" office:value-type="float" office:value="0.00174333333333333" calcext:value-type="float">
            <text:p>0,001743333333333</text:p>
          </table:table-cell>
          <table:table-cell table:formula="of:=AVERAGE([DATA.G45];[DATA.G90];[DATA.G135];[DATA.G180];[DATA.G225];[DATA.G270];[DATA.G315];[DATA.G360];[DATA.G405];[DATA.G450];[DATA.G495];[DATA.G540])" office:value-type="float" office:value="0.00000333333333333333" calcext:value-type="float">
            <text:p>3,33333333333333E-06</text:p>
          </table:table-cell>
          <table:table-cell table:formula="of:=AVERAGE([DATA.H45];[DATA.H90];[DATA.H135];[DATA.H180];[DATA.H225];[DATA.H270];[DATA.H315];[DATA.H360];[DATA.H405];[DATA.H450];[DATA.H495];[DATA.H540])" office:value-type="float" office:value="55.4485249166667" calcext:value-type="float">
            <text:p>55,4485249166667</text:p>
          </table:table-cell>
          <table:table-cell table:formula="of:=AVERAGE([DATA.I45];[DATA.I90];[DATA.I135];[DATA.I180];[DATA.I225];[DATA.I270];[DATA.I315];[DATA.I360];[DATA.I405];[DATA.I450];[DATA.I495];[DATA.I540])" office:value-type="float" office:value="5.2255485" calcext:value-type="float">
            <text:p>5,225548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UV</text:p>
          </table:table-cell>
          <table:table-cell table:formula="of:=AVERAGE([DATA.D46];[DATA.D91];[DATA.D136];[DATA.D181];[DATA.D226])" office:value-type="float" office:value="8116224" calcext:value-type="float">
            <text:p>8116224</text:p>
          </table:table-cell>
          <table:table-cell table:formula="of:=[.C46]/7162928.2" office:value-type="float" office:value="1.13308744320514" calcext:value-type="float">
            <text:p>1,13308744320514</text:p>
          </table:table-cell>
          <table:table-cell table:formula="of:=AVERAGE([DATA.F46];[DATA.F91];[DATA.F136];[DATA.F181];[DATA.F226];[DATA.F271];[DATA.F316];[DATA.F361];[DATA.F406];[DATA.F451];[DATA.F496];[DATA.F541])" office:value-type="float" office:value="0.000443666666666667" calcext:value-type="float">
            <text:p>0,000443666666667</text:p>
          </table:table-cell>
          <table:table-cell table:formula="of:=AVERAGE([DATA.G46];[DATA.G91];[DATA.G136];[DATA.G181];[DATA.G226];[DATA.G271];[DATA.G316];[DATA.G361];[DATA.G406];[DATA.G451];[DATA.G496];[DATA.G541])" office:value-type="float" office:value="0" calcext:value-type="float">
            <text:p>0</text:p>
          </table:table-cell>
          <table:table-cell table:formula="of:=AVERAGE([DATA.H46];[DATA.H91];[DATA.H136];[DATA.H181];[DATA.H226];[DATA.H271];[DATA.H316];[DATA.H361];[DATA.H406];[DATA.H451];[DATA.H496];[DATA.H541])" office:value-type="float" office:value="67.328145" calcext:value-type="float">
            <text:p>67,328145</text:p>
          </table:table-cell>
          <table:table-cell table:formula="of:=AVERAGE([DATA.I46];[DATA.I91];[DATA.I136];[DATA.I181];[DATA.I226];[DATA.I271];[DATA.I316];[DATA.I361];[DATA.I406];[DATA.I451];[DATA.I496];[DATA.I541])" office:value-type="float" office:value="4.87404175" calcext:value-type="float">
            <text:p>4,87404175</text:p>
          </table:table-cell>
          <table:table-cell table:number-columns-repeated="6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5"/>
          <table:table-cell table:formula="of:=AVERAGE([DATA.F3])" office:value-type="float" office:value="0.017679" calcext:value-type="float">
            <text:p>0,017679</text:p>
          </table:table-cell>
          <table:table-cell table:number-columns-repeated="8"/>
        </table:table-row>
      </table:table>
      <table:table table:name="MEDIAN" table:style-name="ta2">
        <table:table-column table:style-name="co1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8" table:default-cell-style-name="Default"/>
        <table:table-row table:style-name="ro2">
          <table:table-cell table:style-name="ce4" office:value-type="string" calcext:value-type="string">
            <text:p>Depth</text:p>
          </table:table-cell>
          <table:table-cell table:style-name="ce4" office:value-type="string" calcext:value-type="string">
            <text:p>ColorSpac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Relative Size to Original</text:p>
          </table:table-cell>
          <table:table-cell table:style-name="ce4" office:value-type="string" calcext:value-type="string">
            <text:p>AbsoluteErrorMetric</text:p>
          </table:table-cell>
          <table:table-cell table:style-name="ce4" office:value-type="string" calcext:value-type="string">
            <text:p>FuzzErrorMetric</text:p>
          </table:table-cell>
          <table:table-cell table:style-name="ce4" office:value-type="string" calcext:value-type="string">
            <text:p>MeanAbsoluteErrorMetric</text:p>
          </table:table-cell>
          <table:table-cell table:style-name="ce4" office:value-type="string" calcext:value-type="string">
            <text:p>MeanErrorPerPixelMetric</text:p>
          </table:table-cell>
          <table:table-cell table:style-name="ce4" office:value-type="string" calcext:value-type="string">
            <text:p>MeanSquareErrorMetric</text:p>
          </table:table-cell>
          <table:table-cell table:style-name="ce4" office:value-type="string" calcext:value-type="string">
            <text:p>NormalizedCrossCorrelationErrorMetric</text:p>
          </table:table-cell>
          <table:table-cell table:style-name="ce4" office:value-type="string" calcext:value-type="string">
            <text:p>PeakAbsoluteErrorMetric</text:p>
          </table:table-cell>
          <table:table-cell table:style-name="ce4" office:value-type="string" calcext:value-type="string">
            <text:p>PeakSignalToRatioErrorMetric</text:p>
          </table:table-cell>
          <table:table-cell table:style-name="ce4" office:value-type="string" calcext:value-type="string">
            <text:p>PerceptualErrorMetric</text:p>
          </table:table-cell>
          <table:table-cell table:style-name="ce4" office:value-type="string" calcext:value-type="string">
            <text:p>RootMeanSquaredErrorMetri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GB</text:p>
          </table:table-cell>
          <table:table-cell table:formula="of:=MEDIAN([DATA.D26];[DATA.D71];[DATA.D116];[DATA.D161];[DATA.D206])" office:value-type="float" office:value="11796480" calcext:value-type="float">
            <text:p>11796480</text:p>
          </table:table-cell>
          <table:table-cell table:formula="of:=MEDIAN([DATA.E26];[DATA.E71];[DATA.E116];[DATA.E161];[DATA.E206])" office:value-type="string" office:string-value="" calcext:value-type="error">
            <text:p>#VALUE!</text:p>
          </table:table-cell>
          <table:table-cell table:formula="of:=MEDIAN([DATA.F26];[DATA.F71];[DATA.F116];[DATA.F161];[DATA.F206])" office:value-type="float" office:value="0.000264" calcext:value-type="float">
            <text:p>0,000264</text:p>
          </table:table-cell>
          <table:table-cell table:formula="of:=MEDIAN([DATA.G26];[DATA.G71];[DATA.G116];[DATA.G161];[DATA.G206])" office:value-type="float" office:value="0" calcext:value-type="float">
            <text:p>0</text:p>
          </table:table-cell>
          <table:table-cell table:formula="of:=MEDIAN([DATA.H26];[DATA.H71];[DATA.H116];[DATA.H161];[DATA.H206])" office:value-type="float" office:value="71.570071" calcext:value-type="float">
            <text:p>71,570071</text:p>
          </table:table-cell>
          <table:table-cell table:formula="of:=MEDIAN([DATA.I26];[DATA.I71];[DATA.I116];[DATA.I161];[DATA.I206])" office:value-type="float" office:value="0.00246" calcext:value-type="float">
            <text:p>0,00246</text:p>
          </table:table-cell>
          <table:table-cell table:formula="of:=MEDIAN([DATA.J26];[DATA.J71];[DATA.J116];[DATA.J161];[DATA.J206])" office:value-type="string" office:string-value="" calcext:value-type="error">
            <text:p>#VALUE!</text:p>
          </table:table-cell>
          <table:table-cell table:formula="of:=MEDIAN([DATA.K26];[DATA.K71];[DATA.K116];[DATA.K161];[DATA.K206])" office:value-type="string" office:string-value="" calcext:value-type="error">
            <text:p>#VALUE!</text:p>
          </table:table-cell>
          <table:table-cell table:formula="of:=MEDIAN([DATA.L26];[DATA.L71];[DATA.L116];[DATA.L161];[DATA.L206])" office:value-type="string" office:string-value="" calcext:value-type="error">
            <text:p>#VALUE!</text:p>
          </table:table-cell>
          <table:table-cell table:formula="of:=MEDIAN([DATA.M26];[DATA.M71];[DATA.M116];[DATA.M161];[DATA.M206])" office:value-type="string" office:string-value="" calcext:value-type="error">
            <text:p>#VALUE!</text:p>
          </table:table-cell>
          <table:table-cell table:formula="of:=MEDIAN([DATA.N26];[DATA.N71];[DATA.N116];[DATA.N161];[DATA.N206])" office:value-type="string" office:string-value="" calcext:value-type="error">
            <text:p>#VALUE!</text:p>
          </table:table-cell>
          <table:table-cell table:formula="of:=MEDIAN([DATA.O26];[DATA.O71];[DATA.O116];[DATA.O161];[DATA.O206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GB</text:p>
          </table:table-cell>
          <table:table-cell table:formula="of:=MEDIAN([DATA.D25];[DATA.D70];[DATA.D115];[DATA.D160];[DATA.D205])" office:value-type="float" office:value="9437184" calcext:value-type="float">
            <text:p>9437184</text:p>
          </table:table-cell>
          <table:table-cell table:formula="of:=MEDIAN([DATA.E25];[DATA.E70];[DATA.E115];[DATA.E160];[DATA.E205])" office:value-type="string" office:string-value="" calcext:value-type="error">
            <text:p>#VALUE!</text:p>
          </table:table-cell>
          <table:table-cell table:formula="of:=MEDIAN([DATA.F25];[DATA.F70];[DATA.F115];[DATA.F160];[DATA.F205])" office:value-type="float" office:value="0.001117" calcext:value-type="float">
            <text:p>0,001117</text:p>
          </table:table-cell>
          <table:table-cell table:formula="of:=MEDIAN([DATA.G25];[DATA.G70];[DATA.G115];[DATA.G160];[DATA.G205])" office:value-type="float" office:value="0.000001" calcext:value-type="float">
            <text:p>1E-06</text:p>
          </table:table-cell>
          <table:table-cell table:formula="of:=MEDIAN([DATA.H25];[DATA.H70];[DATA.H115];[DATA.H160];[DATA.H205])" office:value-type="float" office:value="59.041683" calcext:value-type="float">
            <text:p>59,041683</text:p>
          </table:table-cell>
          <table:table-cell table:formula="of:=MEDIAN([DATA.I25];[DATA.I70];[DATA.I115];[DATA.I160];[DATA.I205])" office:value-type="float" office:value="0.00559" calcext:value-type="float">
            <text:p>0,00559</text:p>
          </table:table-cell>
          <table:table-cell table:formula="of:=MEDIAN([DATA.J25];[DATA.J70];[DATA.J115];[DATA.J160];[DATA.J205])" office:value-type="string" office:string-value="" calcext:value-type="error">
            <text:p>#VALUE!</text:p>
          </table:table-cell>
          <table:table-cell table:formula="of:=MEDIAN([DATA.K25];[DATA.K70];[DATA.K115];[DATA.K160];[DATA.K205])" office:value-type="string" office:string-value="" calcext:value-type="error">
            <text:p>#VALUE!</text:p>
          </table:table-cell>
          <table:table-cell table:formula="of:=MEDIAN([DATA.L25];[DATA.L70];[DATA.L115];[DATA.L160];[DATA.L205])" office:value-type="string" office:string-value="" calcext:value-type="error">
            <text:p>#VALUE!</text:p>
          </table:table-cell>
          <table:table-cell table:formula="of:=MEDIAN([DATA.M25];[DATA.M70];[DATA.M115];[DATA.M160];[DATA.M205])" office:value-type="string" office:string-value="" calcext:value-type="error">
            <text:p>#VALUE!</text:p>
          </table:table-cell>
          <table:table-cell table:formula="of:=MEDIAN([DATA.N25];[DATA.N70];[DATA.N115];[DATA.N160];[DATA.N205])" office:value-type="string" office:string-value="" calcext:value-type="error">
            <text:p>#VALUE!</text:p>
          </table:table-cell>
          <table:table-cell table:formula="of:=MEDIAN([DATA.O25];[DATA.O70];[DATA.O115];[DATA.O160];[DATA.O205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GB</text:p>
          </table:table-cell>
          <table:table-cell table:formula="of:=MEDIAN([DATA.D24];[DATA.D69];[DATA.D114];[DATA.D159];[DATA.D204])" office:value-type="float" office:value="7077888" calcext:value-type="float">
            <text:p>7077888</text:p>
          </table:table-cell>
          <table:table-cell table:formula="of:=MEDIAN([DATA.E24];[DATA.E69];[DATA.E114];[DATA.E159];[DATA.E204])" office:value-type="string" office:string-value="" calcext:value-type="error">
            <text:p>#VALUE!</text:p>
          </table:table-cell>
          <table:table-cell table:formula="of:=MEDIAN([DATA.F24];[DATA.F69];[DATA.F114];[DATA.F159];[DATA.F204])" office:value-type="float" office:value="0.004493" calcext:value-type="float">
            <text:p>0,004493</text:p>
          </table:table-cell>
          <table:table-cell table:formula="of:=MEDIAN([DATA.G24];[DATA.G69];[DATA.G114];[DATA.G159];[DATA.G204])" office:value-type="float" office:value="0.00002" calcext:value-type="float">
            <text:p>2E-05</text:p>
          </table:table-cell>
          <table:table-cell table:formula="of:=MEDIAN([DATA.H24];[DATA.H69];[DATA.H114];[DATA.H159];[DATA.H204])" office:value-type="float" office:value="46.948378" calcext:value-type="float">
            <text:p>46,948378</text:p>
          </table:table-cell>
          <table:table-cell table:formula="of:=MEDIAN([DATA.I24];[DATA.I69];[DATA.I114];[DATA.I159];[DATA.I204])" office:value-type="float" office:value="2.779785" calcext:value-type="float">
            <text:p>2,779785</text:p>
          </table:table-cell>
          <table:table-cell table:formula="of:=MEDIAN([DATA.J24];[DATA.J69];[DATA.J114];[DATA.J159];[DATA.J204])" office:value-type="string" office:string-value="" calcext:value-type="error">
            <text:p>#VALUE!</text:p>
          </table:table-cell>
          <table:table-cell table:formula="of:=MEDIAN([DATA.K24];[DATA.K69];[DATA.K114];[DATA.K159];[DATA.K204])" office:value-type="string" office:string-value="" calcext:value-type="error">
            <text:p>#VALUE!</text:p>
          </table:table-cell>
          <table:table-cell table:formula="of:=MEDIAN([DATA.L24];[DATA.L69];[DATA.L114];[DATA.L159];[DATA.L204])" office:value-type="string" office:string-value="" calcext:value-type="error">
            <text:p>#VALUE!</text:p>
          </table:table-cell>
          <table:table-cell table:formula="of:=MEDIAN([DATA.M24];[DATA.M69];[DATA.M114];[DATA.M159];[DATA.M204])" office:value-type="string" office:string-value="" calcext:value-type="error">
            <text:p>#VALUE!</text:p>
          </table:table-cell>
          <table:table-cell table:formula="of:=MEDIAN([DATA.N24];[DATA.N69];[DATA.N114];[DATA.N159];[DATA.N204])" office:value-type="string" office:string-value="" calcext:value-type="error">
            <text:p>#VALUE!</text:p>
          </table:table-cell>
          <table:table-cell table:formula="of:=MEDIAN([DATA.O24];[DATA.O69];[DATA.O114];[DATA.O159];[DATA.O204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YZ</text:p>
          </table:table-cell>
          <table:table-cell table:formula="of:=MEDIAN([DATA.D34];[DATA.D79];[DATA.D124];[DATA.D169];[DATA.D214])" office:value-type="float" office:value="11796480" calcext:value-type="float">
            <text:p>11796480</text:p>
          </table:table-cell>
          <table:table-cell table:formula="of:=MEDIAN([DATA.E34];[DATA.E79];[DATA.E124];[DATA.E169];[DATA.E214])" office:value-type="string" office:string-value="" calcext:value-type="error">
            <text:p>#VALUE!</text:p>
          </table:table-cell>
          <table:table-cell table:formula="of:=MEDIAN([DATA.F34];[DATA.F79];[DATA.F124];[DATA.F169];[DATA.F214])" office:value-type="float" office:value="0.010565" calcext:value-type="float">
            <text:p>0,010565</text:p>
          </table:table-cell>
          <table:table-cell table:formula="of:=MEDIAN([DATA.G34];[DATA.G79];[DATA.G124];[DATA.G169];[DATA.G214])" office:value-type="float" office:value="0.000112" calcext:value-type="float">
            <text:p>0,000112</text:p>
          </table:table-cell>
          <table:table-cell table:formula="of:=MEDIAN([DATA.H34];[DATA.H79];[DATA.H124];[DATA.H169];[DATA.H214])" office:value-type="float" office:value="39.522801" calcext:value-type="float">
            <text:p>39,522801</text:p>
          </table:table-cell>
          <table:table-cell table:formula="of:=MEDIAN([DATA.I34];[DATA.I79];[DATA.I124];[DATA.I169];[DATA.I214])" office:value-type="float" office:value="0.903791" calcext:value-type="float">
            <text:p>0,903791</text:p>
          </table:table-cell>
          <table:table-cell table:formula="of:=MEDIAN([DATA.J34];[DATA.J79];[DATA.J124];[DATA.J169];[DATA.J214])" office:value-type="string" office:string-value="" calcext:value-type="error">
            <text:p>#VALUE!</text:p>
          </table:table-cell>
          <table:table-cell table:formula="of:=MEDIAN([DATA.K34];[DATA.K79];[DATA.K124];[DATA.K169];[DATA.K214])" office:value-type="string" office:string-value="" calcext:value-type="error">
            <text:p>#VALUE!</text:p>
          </table:table-cell>
          <table:table-cell table:formula="of:=MEDIAN([DATA.L34];[DATA.L79];[DATA.L124];[DATA.L169];[DATA.L214])" office:value-type="string" office:string-value="" calcext:value-type="error">
            <text:p>#VALUE!</text:p>
          </table:table-cell>
          <table:table-cell table:formula="of:=MEDIAN([DATA.M34];[DATA.M79];[DATA.M124];[DATA.M169];[DATA.M214])" office:value-type="string" office:string-value="" calcext:value-type="error">
            <text:p>#VALUE!</text:p>
          </table:table-cell>
          <table:table-cell table:formula="of:=MEDIAN([DATA.N34];[DATA.N79];[DATA.N124];[DATA.N169];[DATA.N214])" office:value-type="string" office:string-value="" calcext:value-type="error">
            <text:p>#VALUE!</text:p>
          </table:table-cell>
          <table:table-cell table:formula="of:=MEDIAN([DATA.O34];[DATA.O79];[DATA.O124];[DATA.O169];[DATA.O214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YZ</text:p>
          </table:table-cell>
          <table:table-cell table:formula="of:=MEDIAN([DATA.D33];[DATA.D78];[DATA.D123];[DATA.D168];[DATA.D213])" office:value-type="float" office:value="9437184" calcext:value-type="float">
            <text:p>9437184</text:p>
          </table:table-cell>
          <table:table-cell table:formula="of:=MEDIAN([DATA.E33];[DATA.E78];[DATA.E123];[DATA.E168];[DATA.E213])" office:value-type="string" office:string-value="" calcext:value-type="error">
            <text:p>#VALUE!</text:p>
          </table:table-cell>
          <table:table-cell table:formula="of:=MEDIAN([DATA.F33];[DATA.F78];[DATA.F123];[DATA.F168];[DATA.F213])" office:value-type="float" office:value="0.010904" calcext:value-type="float">
            <text:p>0,010904</text:p>
          </table:table-cell>
          <table:table-cell table:formula="of:=MEDIAN([DATA.G33];[DATA.G78];[DATA.G123];[DATA.G168];[DATA.G213])" office:value-type="float" office:value="0.000119" calcext:value-type="float">
            <text:p>0,000119</text:p>
          </table:table-cell>
          <table:table-cell table:formula="of:=MEDIAN([DATA.H33];[DATA.H78];[DATA.H123];[DATA.H168];[DATA.H213])" office:value-type="float" office:value="39.24816" calcext:value-type="float">
            <text:p>39,24816</text:p>
          </table:table-cell>
          <table:table-cell table:formula="of:=MEDIAN([DATA.I33];[DATA.I78];[DATA.I123];[DATA.I168];[DATA.I213])" office:value-type="float" office:value="1.553936" calcext:value-type="float">
            <text:p>1,553936</text:p>
          </table:table-cell>
          <table:table-cell table:formula="of:=MEDIAN([DATA.J33];[DATA.J78];[DATA.J123];[DATA.J168];[DATA.J213])" office:value-type="string" office:string-value="" calcext:value-type="error">
            <text:p>#VALUE!</text:p>
          </table:table-cell>
          <table:table-cell table:formula="of:=MEDIAN([DATA.K33];[DATA.K78];[DATA.K123];[DATA.K168];[DATA.K213])" office:value-type="string" office:string-value="" calcext:value-type="error">
            <text:p>#VALUE!</text:p>
          </table:table-cell>
          <table:table-cell table:formula="of:=MEDIAN([DATA.L33];[DATA.L78];[DATA.L123];[DATA.L168];[DATA.L213])" office:value-type="string" office:string-value="" calcext:value-type="error">
            <text:p>#VALUE!</text:p>
          </table:table-cell>
          <table:table-cell table:formula="of:=MEDIAN([DATA.M33];[DATA.M78];[DATA.M123];[DATA.M168];[DATA.M213])" office:value-type="string" office:string-value="" calcext:value-type="error">
            <text:p>#VALUE!</text:p>
          </table:table-cell>
          <table:table-cell table:formula="of:=MEDIAN([DATA.N33];[DATA.N78];[DATA.N123];[DATA.N168];[DATA.N213])" office:value-type="string" office:string-value="" calcext:value-type="error">
            <text:p>#VALUE!</text:p>
          </table:table-cell>
          <table:table-cell table:formula="of:=MEDIAN([DATA.O33];[DATA.O78];[DATA.O123];[DATA.O168];[DATA.O213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YZ</text:p>
          </table:table-cell>
          <table:table-cell table:formula="of:=MEDIAN([DATA.D32];[DATA.D77];[DATA.D122];[DATA.D167];[DATA.D212])" office:value-type="float" office:value="7077888" calcext:value-type="float">
            <text:p>7077888</text:p>
          </table:table-cell>
          <table:table-cell table:formula="of:=MEDIAN([DATA.E32];[DATA.E77];[DATA.E122];[DATA.E167];[DATA.E212])" office:value-type="string" office:string-value="" calcext:value-type="error">
            <text:p>#VALUE!</text:p>
          </table:table-cell>
          <table:table-cell table:formula="of:=MEDIAN([DATA.F32];[DATA.F77];[DATA.F122];[DATA.F167];[DATA.F212])" office:value-type="float" office:value="0.015155" calcext:value-type="float">
            <text:p>0,015155</text:p>
          </table:table-cell>
          <table:table-cell table:formula="of:=MEDIAN([DATA.G32];[DATA.G77];[DATA.G122];[DATA.G167];[DATA.G212])" office:value-type="float" office:value="0.00023" calcext:value-type="float">
            <text:p>0,00023</text:p>
          </table:table-cell>
          <table:table-cell table:formula="of:=MEDIAN([DATA.H32];[DATA.H77];[DATA.H122];[DATA.H167];[DATA.H212])" office:value-type="float" office:value="36.389146" calcext:value-type="float">
            <text:p>36,389146</text:p>
          </table:table-cell>
          <table:table-cell table:formula="of:=MEDIAN([DATA.I32];[DATA.I77];[DATA.I122];[DATA.I167];[DATA.I212])" office:value-type="float" office:value="2.003707" calcext:value-type="float">
            <text:p>2,003707</text:p>
          </table:table-cell>
          <table:table-cell table:formula="of:=MEDIAN([DATA.J32];[DATA.J77];[DATA.J122];[DATA.J167];[DATA.J212])" office:value-type="string" office:string-value="" calcext:value-type="error">
            <text:p>#VALUE!</text:p>
          </table:table-cell>
          <table:table-cell table:formula="of:=MEDIAN([DATA.K32];[DATA.K77];[DATA.K122];[DATA.K167];[DATA.K212])" office:value-type="string" office:string-value="" calcext:value-type="error">
            <text:p>#VALUE!</text:p>
          </table:table-cell>
          <table:table-cell table:formula="of:=MEDIAN([DATA.L32];[DATA.L77];[DATA.L122];[DATA.L167];[DATA.L212])" office:value-type="string" office:string-value="" calcext:value-type="error">
            <text:p>#VALUE!</text:p>
          </table:table-cell>
          <table:table-cell table:formula="of:=MEDIAN([DATA.M32];[DATA.M77];[DATA.M122];[DATA.M167];[DATA.M212])" office:value-type="string" office:string-value="" calcext:value-type="error">
            <text:p>#VALUE!</text:p>
          </table:table-cell>
          <table:table-cell table:formula="of:=MEDIAN([DATA.N32];[DATA.N77];[DATA.N122];[DATA.N167];[DATA.N212])" office:value-type="string" office:string-value="" calcext:value-type="error">
            <text:p>#VALUE!</text:p>
          </table:table-cell>
          <table:table-cell table:formula="of:=MEDIAN([DATA.O32];[DATA.O77];[DATA.O122];[DATA.O167];[DATA.O212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YZ</text:p>
          </table:table-cell>
          <table:table-cell table:formula="of:=MEDIAN([DATA.D31];[DATA.D76];[DATA.D121];[DATA.D166];[DATA.D211])" office:value-type="float" office:value="4718592" calcext:value-type="float">
            <text:p>4718592</text:p>
          </table:table-cell>
          <table:table-cell table:formula="of:=MEDIAN([DATA.E31];[DATA.E76];[DATA.E121];[DATA.E166];[DATA.E211])" office:value-type="string" office:string-value="" calcext:value-type="error">
            <text:p>#VALUE!</text:p>
          </table:table-cell>
          <table:table-cell table:formula="of:=MEDIAN([DATA.F31];[DATA.F76];[DATA.F121];[DATA.F166];[DATA.F211])" office:value-type="float" office:value="0.03976" calcext:value-type="float">
            <text:p>0,03976</text:p>
          </table:table-cell>
          <table:table-cell table:formula="of:=MEDIAN([DATA.G31];[DATA.G76];[DATA.G121];[DATA.G166];[DATA.G211])" office:value-type="float" office:value="0.001581" calcext:value-type="float">
            <text:p>0,001581</text:p>
          </table:table-cell>
          <table:table-cell table:formula="of:=MEDIAN([DATA.H31];[DATA.H76];[DATA.H121];[DATA.H166];[DATA.H211])" office:value-type="float" office:value="28.011007" calcext:value-type="float">
            <text:p>28,011007</text:p>
          </table:table-cell>
          <table:table-cell table:formula="of:=MEDIAN([DATA.I31];[DATA.I76];[DATA.I121];[DATA.I166];[DATA.I211])" office:value-type="float" office:value="13.913941" calcext:value-type="float">
            <text:p>13,913941</text:p>
          </table:table-cell>
          <table:table-cell table:formula="of:=MEDIAN([DATA.J31];[DATA.J76];[DATA.J121];[DATA.J166];[DATA.J211])" office:value-type="string" office:string-value="" calcext:value-type="error">
            <text:p>#VALUE!</text:p>
          </table:table-cell>
          <table:table-cell table:formula="of:=MEDIAN([DATA.K31];[DATA.K76];[DATA.K121];[DATA.K166];[DATA.K211])" office:value-type="string" office:string-value="" calcext:value-type="error">
            <text:p>#VALUE!</text:p>
          </table:table-cell>
          <table:table-cell table:formula="of:=MEDIAN([DATA.L31];[DATA.L76];[DATA.L121];[DATA.L166];[DATA.L211])" office:value-type="string" office:string-value="" calcext:value-type="error">
            <text:p>#VALUE!</text:p>
          </table:table-cell>
          <table:table-cell table:formula="of:=MEDIAN([DATA.M31];[DATA.M76];[DATA.M121];[DATA.M166];[DATA.M211])" office:value-type="string" office:string-value="" calcext:value-type="error">
            <text:p>#VALUE!</text:p>
          </table:table-cell>
          <table:table-cell table:formula="of:=MEDIAN([DATA.N31];[DATA.N76];[DATA.N121];[DATA.N166];[DATA.N211])" office:value-type="string" office:string-value="" calcext:value-type="error">
            <text:p>#VALUE!</text:p>
          </table:table-cell>
          <table:table-cell table:formula="of:=MEDIAN([DATA.O31];[DATA.O76];[DATA.O121];[DATA.O166];[DATA.O211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GB</text:p>
          </table:table-cell>
          <table:table-cell table:formula="of:=MEDIAN([DATA.D23];[DATA.D68];[DATA.D113];[DATA.D158];[DATA.D203])" office:value-type="float" office:value="4718592" calcext:value-type="float">
            <text:p>4718592</text:p>
          </table:table-cell>
          <table:table-cell table:formula="of:=MEDIAN([DATA.E23];[DATA.E68];[DATA.E113];[DATA.E158];[DATA.E203])" office:value-type="string" office:string-value="" calcext:value-type="error">
            <text:p>#VALUE!</text:p>
          </table:table-cell>
          <table:table-cell table:formula="of:=MEDIAN([DATA.F23];[DATA.F68];[DATA.F113];[DATA.F158];[DATA.F203])" office:value-type="float" office:value="0.019281" calcext:value-type="float">
            <text:p>0,019281</text:p>
          </table:table-cell>
          <table:table-cell table:formula="of:=MEDIAN([DATA.G23];[DATA.G68];[DATA.G113];[DATA.G158];[DATA.G203])" office:value-type="float" office:value="0.000372" calcext:value-type="float">
            <text:p>0,000372</text:p>
          </table:table-cell>
          <table:table-cell table:formula="of:=MEDIAN([DATA.H23];[DATA.H68];[DATA.H113];[DATA.H158];[DATA.H203])" office:value-type="float" office:value="34.297514" calcext:value-type="float">
            <text:p>34,297514</text:p>
          </table:table-cell>
          <table:table-cell table:formula="of:=MEDIAN([DATA.I23];[DATA.I68];[DATA.I113];[DATA.I158];[DATA.I203])" office:value-type="float" office:value="24.242716" calcext:value-type="float">
            <text:p>24,242716</text:p>
          </table:table-cell>
          <table:table-cell table:formula="of:=MEDIAN([DATA.J23];[DATA.J68];[DATA.J113];[DATA.J158];[DATA.J203])" office:value-type="string" office:string-value="" calcext:value-type="error">
            <text:p>#VALUE!</text:p>
          </table:table-cell>
          <table:table-cell table:formula="of:=MEDIAN([DATA.K23];[DATA.K68];[DATA.K113];[DATA.K158];[DATA.K203])" office:value-type="string" office:string-value="" calcext:value-type="error">
            <text:p>#VALUE!</text:p>
          </table:table-cell>
          <table:table-cell table:formula="of:=MEDIAN([DATA.L23];[DATA.L68];[DATA.L113];[DATA.L158];[DATA.L203])" office:value-type="string" office:string-value="" calcext:value-type="error">
            <text:p>#VALUE!</text:p>
          </table:table-cell>
          <table:table-cell table:formula="of:=MEDIAN([DATA.M23];[DATA.M68];[DATA.M113];[DATA.M158];[DATA.M203])" office:value-type="string" office:string-value="" calcext:value-type="error">
            <text:p>#VALUE!</text:p>
          </table:table-cell>
          <table:table-cell table:formula="of:=MEDIAN([DATA.N23];[DATA.N68];[DATA.N113];[DATA.N158];[DATA.N203])" office:value-type="string" office:string-value="" calcext:value-type="error">
            <text:p>#VALUE!</text:p>
          </table:table-cell>
          <table:table-cell table:formula="of:=MEDIAN([DATA.O23];[DATA.O68];[DATA.O113];[DATA.O158];[DATA.O203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RGB</text:p>
          </table:table-cell>
          <table:table-cell table:formula="of:=MEDIAN([DATA.D27];[DATA.D72];[DATA.D117];[DATA.D162];[DATA.D207])" office:value-type="float" office:value="4718592" calcext:value-type="float">
            <text:p>4718592</text:p>
          </table:table-cell>
          <table:table-cell table:formula="of:=MEDIAN([DATA.E27];[DATA.E72];[DATA.E117];[DATA.E162];[DATA.E207])" office:value-type="string" office:string-value="" calcext:value-type="error">
            <text:p>#VALUE!</text:p>
          </table:table-cell>
          <table:table-cell table:formula="of:=MEDIAN([DATA.F27];[DATA.F72];[DATA.F117];[DATA.F162];[DATA.F207])" office:value-type="float" office:value="0.016588" calcext:value-type="float">
            <text:p>0,016588</text:p>
          </table:table-cell>
          <table:table-cell table:formula="of:=MEDIAN([DATA.G27];[DATA.G72];[DATA.G117];[DATA.G162];[DATA.G207])" office:value-type="float" office:value="0.000275" calcext:value-type="float">
            <text:p>0,000275</text:p>
          </table:table-cell>
          <table:table-cell table:formula="of:=MEDIAN([DATA.H27];[DATA.H72];[DATA.H117];[DATA.H162];[DATA.H207])" office:value-type="float" office:value="35.60403" calcext:value-type="float">
            <text:p>35,60403</text:p>
          </table:table-cell>
          <table:table-cell table:formula="of:=MEDIAN([DATA.I27];[DATA.I72];[DATA.I117];[DATA.I162];[DATA.I207])" office:value-type="float" office:value="0.761437" calcext:value-type="float">
            <text:p>0,761437</text:p>
          </table:table-cell>
          <table:table-cell table:formula="of:=MEDIAN([DATA.J27];[DATA.J72];[DATA.J117];[DATA.J162];[DATA.J207])" office:value-type="string" office:string-value="" calcext:value-type="error">
            <text:p>#VALUE!</text:p>
          </table:table-cell>
          <table:table-cell table:formula="of:=MEDIAN([DATA.K27];[DATA.K72];[DATA.K117];[DATA.K162];[DATA.K207])" office:value-type="string" office:string-value="" calcext:value-type="error">
            <text:p>#VALUE!</text:p>
          </table:table-cell>
          <table:table-cell table:formula="of:=MEDIAN([DATA.L27];[DATA.L72];[DATA.L117];[DATA.L162];[DATA.L207])" office:value-type="string" office:string-value="" calcext:value-type="error">
            <text:p>#VALUE!</text:p>
          </table:table-cell>
          <table:table-cell table:formula="of:=MEDIAN([DATA.M27];[DATA.M72];[DATA.M117];[DATA.M162];[DATA.M207])" office:value-type="string" office:string-value="" calcext:value-type="error">
            <text:p>#VALUE!</text:p>
          </table:table-cell>
          <table:table-cell table:formula="of:=MEDIAN([DATA.N27];[DATA.N72];[DATA.N117];[DATA.N162];[DATA.N207])" office:value-type="string" office:string-value="" calcext:value-type="error">
            <text:p>#VALUE!</text:p>
          </table:table-cell>
          <table:table-cell table:formula="of:=MEDIAN([DATA.O27];[DATA.O72];[DATA.O117];[DATA.O162];[DATA.O207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RGB</text:p>
          </table:table-cell>
          <table:table-cell table:formula="of:=MEDIAN([DATA.D28];[DATA.D73];[DATA.D118];[DATA.D163];[DATA.D208])" office:value-type="float" office:value="7077888" calcext:value-type="float">
            <text:p>7077888</text:p>
          </table:table-cell>
          <table:table-cell table:formula="of:=MEDIAN([DATA.E28];[DATA.E73];[DATA.E118];[DATA.E163];[DATA.E208])" office:value-type="string" office:string-value="" calcext:value-type="error">
            <text:p>#VALUE!</text:p>
          </table:table-cell>
          <table:table-cell table:formula="of:=MEDIAN([DATA.F28];[DATA.F73];[DATA.F118];[DATA.F163];[DATA.F208])" office:value-type="float" office:value="0.003911" calcext:value-type="float">
            <text:p>0,003911</text:p>
          </table:table-cell>
          <table:table-cell table:formula="of:=MEDIAN([DATA.G28];[DATA.G73];[DATA.G118];[DATA.G163];[DATA.G208])" office:value-type="float" office:value="0.000015" calcext:value-type="float">
            <text:p>1,5E-05</text:p>
          </table:table-cell>
          <table:table-cell table:formula="of:=MEDIAN([DATA.H28];[DATA.H73];[DATA.H118];[DATA.H163];[DATA.H208])" office:value-type="float" office:value="48.153614" calcext:value-type="float">
            <text:p>48,153614</text:p>
          </table:table-cell>
          <table:table-cell table:formula="of:=MEDIAN([DATA.I28];[DATA.I73];[DATA.I118];[DATA.I163];[DATA.I208])" office:value-type="float" office:value="0.006144" calcext:value-type="float">
            <text:p>0,006144</text:p>
          </table:table-cell>
          <table:table-cell table:formula="of:=MEDIAN([DATA.J28];[DATA.J73];[DATA.J118];[DATA.J163];[DATA.J208])" office:value-type="string" office:string-value="" calcext:value-type="error">
            <text:p>#VALUE!</text:p>
          </table:table-cell>
          <table:table-cell table:formula="of:=MEDIAN([DATA.K28];[DATA.K73];[DATA.K118];[DATA.K163];[DATA.K208])" office:value-type="string" office:string-value="" calcext:value-type="error">
            <text:p>#VALUE!</text:p>
          </table:table-cell>
          <table:table-cell table:formula="of:=MEDIAN([DATA.L28];[DATA.L73];[DATA.L118];[DATA.L163];[DATA.L208])" office:value-type="string" office:string-value="" calcext:value-type="error">
            <text:p>#VALUE!</text:p>
          </table:table-cell>
          <table:table-cell table:formula="of:=MEDIAN([DATA.M28];[DATA.M73];[DATA.M118];[DATA.M163];[DATA.M208])" office:value-type="string" office:string-value="" calcext:value-type="error">
            <text:p>#VALUE!</text:p>
          </table:table-cell>
          <table:table-cell table:formula="of:=MEDIAN([DATA.N28];[DATA.N73];[DATA.N118];[DATA.N163];[DATA.N208])" office:value-type="string" office:string-value="" calcext:value-type="error">
            <text:p>#VALUE!</text:p>
          </table:table-cell>
          <table:table-cell table:formula="of:=MEDIAN([DATA.O28];[DATA.O73];[DATA.O118];[DATA.O163];[DATA.O208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RGB</text:p>
          </table:table-cell>
          <table:table-cell table:formula="of:=MEDIAN([DATA.D30];[DATA.D75];[DATA.D120];[DATA.D165];[DATA.D210])" office:value-type="float" office:value="11796480" calcext:value-type="float">
            <text:p>11796480</text:p>
          </table:table-cell>
          <table:table-cell table:formula="of:=MEDIAN([DATA.E30];[DATA.E75];[DATA.E120];[DATA.E165];[DATA.E210])" office:value-type="string" office:string-value="" calcext:value-type="error">
            <text:p>#VALUE!</text:p>
          </table:table-cell>
          <table:table-cell table:formula="of:=MEDIAN([DATA.F30];[DATA.F75];[DATA.F120];[DATA.F165];[DATA.F210])" office:value-type="float" office:value="0.000249" calcext:value-type="float">
            <text:p>0,000249</text:p>
          </table:table-cell>
          <table:table-cell table:formula="of:=MEDIAN([DATA.G30];[DATA.G75];[DATA.G120];[DATA.G165];[DATA.G210])" office:value-type="float" office:value="0" calcext:value-type="float">
            <text:p>0</text:p>
          </table:table-cell>
          <table:table-cell table:formula="of:=MEDIAN([DATA.H30];[DATA.H75];[DATA.H120];[DATA.H165];[DATA.H210])" office:value-type="float" office:value="72.085899" calcext:value-type="float">
            <text:p>72,085899</text:p>
          </table:table-cell>
          <table:table-cell table:formula="of:=MEDIAN([DATA.I30];[DATA.I75];[DATA.I120];[DATA.I165];[DATA.I210])" office:value-type="float" office:value="0.000118" calcext:value-type="float">
            <text:p>0,000118</text:p>
          </table:table-cell>
          <table:table-cell table:formula="of:=MEDIAN([DATA.J30];[DATA.J75];[DATA.J120];[DATA.J165];[DATA.J210])" office:value-type="string" office:string-value="" calcext:value-type="error">
            <text:p>#VALUE!</text:p>
          </table:table-cell>
          <table:table-cell table:formula="of:=MEDIAN([DATA.K30];[DATA.K75];[DATA.K120];[DATA.K165];[DATA.K210])" office:value-type="string" office:string-value="" calcext:value-type="error">
            <text:p>#VALUE!</text:p>
          </table:table-cell>
          <table:table-cell table:formula="of:=MEDIAN([DATA.L30];[DATA.L75];[DATA.L120];[DATA.L165];[DATA.L210])" office:value-type="string" office:string-value="" calcext:value-type="error">
            <text:p>#VALUE!</text:p>
          </table:table-cell>
          <table:table-cell table:formula="of:=MEDIAN([DATA.M30];[DATA.M75];[DATA.M120];[DATA.M165];[DATA.M210])" office:value-type="string" office:string-value="" calcext:value-type="error">
            <text:p>#VALUE!</text:p>
          </table:table-cell>
          <table:table-cell table:formula="of:=MEDIAN([DATA.N30];[DATA.N75];[DATA.N120];[DATA.N165];[DATA.N210])" office:value-type="string" office:string-value="" calcext:value-type="error">
            <text:p>#VALUE!</text:p>
          </table:table-cell>
          <table:table-cell table:formula="of:=MEDIAN([DATA.O30];[DATA.O75];[DATA.O120];[DATA.O165];[DATA.O210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RGB</text:p>
          </table:table-cell>
          <table:table-cell table:formula="of:=MEDIAN([DATA.D29];[DATA.D74];[DATA.D119];[DATA.D164];[DATA.D209])" office:value-type="float" office:value="9437184" calcext:value-type="float">
            <text:p>9437184</text:p>
          </table:table-cell>
          <table:table-cell table:formula="of:=MEDIAN([DATA.E29];[DATA.E74];[DATA.E119];[DATA.E164];[DATA.E209])" office:value-type="string" office:string-value="" calcext:value-type="error">
            <text:p>#VALUE!</text:p>
          </table:table-cell>
          <table:table-cell table:formula="of:=MEDIAN([DATA.F29];[DATA.F74];[DATA.F119];[DATA.F164];[DATA.F209])" office:value-type="float" office:value="0.000972" calcext:value-type="float">
            <text:p>0,000972</text:p>
          </table:table-cell>
          <table:table-cell table:formula="of:=MEDIAN([DATA.G29];[DATA.G74];[DATA.G119];[DATA.G164];[DATA.G209])" office:value-type="float" office:value="0.000001" calcext:value-type="float">
            <text:p>1E-06</text:p>
          </table:table-cell>
          <table:table-cell table:formula="of:=MEDIAN([DATA.H29];[DATA.H74];[DATA.H119];[DATA.H164];[DATA.H209])" office:value-type="float" office:value="60.247762" calcext:value-type="float">
            <text:p>60,247762</text:p>
          </table:table-cell>
          <table:table-cell table:formula="of:=MEDIAN([DATA.I29];[DATA.I74];[DATA.I119];[DATA.I164];[DATA.I209])" office:value-type="float" office:value="0.000587" calcext:value-type="float">
            <text:p>0,000587</text:p>
          </table:table-cell>
          <table:table-cell table:formula="of:=MEDIAN([DATA.J29];[DATA.J74];[DATA.J119];[DATA.J164];[DATA.J209])" office:value-type="string" office:string-value="" calcext:value-type="error">
            <text:p>#VALUE!</text:p>
          </table:table-cell>
          <table:table-cell table:formula="of:=MEDIAN([DATA.K29];[DATA.K74];[DATA.K119];[DATA.K164];[DATA.K209])" office:value-type="string" office:string-value="" calcext:value-type="error">
            <text:p>#VALUE!</text:p>
          </table:table-cell>
          <table:table-cell table:formula="of:=MEDIAN([DATA.L29];[DATA.L74];[DATA.L119];[DATA.L164];[DATA.L209])" office:value-type="string" office:string-value="" calcext:value-type="error">
            <text:p>#VALUE!</text:p>
          </table:table-cell>
          <table:table-cell table:formula="of:=MEDIAN([DATA.M29];[DATA.M74];[DATA.M119];[DATA.M164];[DATA.M209])" office:value-type="string" office:string-value="" calcext:value-type="error">
            <text:p>#VALUE!</text:p>
          </table:table-cell>
          <table:table-cell table:formula="of:=MEDIAN([DATA.N29];[DATA.N74];[DATA.N119];[DATA.N164];[DATA.N209])" office:value-type="string" office:string-value="" calcext:value-type="error">
            <text:p>#VALUE!</text:p>
          </table:table-cell>
          <table:table-cell table:formula="of:=MEDIAN([DATA.O29];[DATA.O74];[DATA.O119];[DATA.O164];[DATA.O209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CL</text:p>
          </table:table-cell>
          <table:table-cell table:formula="of:=MEDIAN([DATA.D11];[DATA.D56];[DATA.D101];[DATA.D146];[DATA.D191])" office:value-type="float" office:value="4718592" calcext:value-type="float">
            <text:p>4718592</text:p>
          </table:table-cell>
          <table:table-cell table:formula="of:=MEDIAN([DATA.E11];[DATA.E56];[DATA.E101];[DATA.E146];[DATA.E191])" office:value-type="string" office:string-value="" calcext:value-type="error">
            <text:p>#VALUE!</text:p>
          </table:table-cell>
          <table:table-cell table:formula="of:=MEDIAN([DATA.F11];[DATA.F56];[DATA.F101];[DATA.F146];[DATA.F191])" office:value-type="float" office:value="0.018789" calcext:value-type="float">
            <text:p>0,018789</text:p>
          </table:table-cell>
          <table:table-cell table:formula="of:=MEDIAN([DATA.G11];[DATA.G56];[DATA.G101];[DATA.G146];[DATA.G191])" office:value-type="float" office:value="0.000353" calcext:value-type="float">
            <text:p>0,000353</text:p>
          </table:table-cell>
          <table:table-cell table:formula="of:=MEDIAN([DATA.H11];[DATA.H56];[DATA.H101];[DATA.H146];[DATA.H191])" office:value-type="float" office:value="34.521862" calcext:value-type="float">
            <text:p>34,521862</text:p>
          </table:table-cell>
          <table:table-cell table:formula="of:=MEDIAN([DATA.I11];[DATA.I56];[DATA.I101];[DATA.I146];[DATA.I191])" office:value-type="float" office:value="2.998939" calcext:value-type="float">
            <text:p>2,998939</text:p>
          </table:table-cell>
          <table:table-cell table:formula="of:=MEDIAN([DATA.J11];[DATA.J56];[DATA.J101];[DATA.J146];[DATA.J191])" office:value-type="string" office:string-value="" calcext:value-type="error">
            <text:p>#VALUE!</text:p>
          </table:table-cell>
          <table:table-cell table:formula="of:=MEDIAN([DATA.K11];[DATA.K56];[DATA.K101];[DATA.K146];[DATA.K191])" office:value-type="string" office:string-value="" calcext:value-type="error">
            <text:p>#VALUE!</text:p>
          </table:table-cell>
          <table:table-cell table:formula="of:=MEDIAN([DATA.L11];[DATA.L56];[DATA.L101];[DATA.L146];[DATA.L191])" office:value-type="string" office:string-value="" calcext:value-type="error">
            <text:p>#VALUE!</text:p>
          </table:table-cell>
          <table:table-cell table:formula="of:=MEDIAN([DATA.M11];[DATA.M56];[DATA.M101];[DATA.M146];[DATA.M191])" office:value-type="string" office:string-value="" calcext:value-type="error">
            <text:p>#VALUE!</text:p>
          </table:table-cell>
          <table:table-cell table:formula="of:=MEDIAN([DATA.N11];[DATA.N56];[DATA.N101];[DATA.N146];[DATA.N191])" office:value-type="string" office:string-value="" calcext:value-type="error">
            <text:p>#VALUE!</text:p>
          </table:table-cell>
          <table:table-cell table:formula="of:=MEDIAN([DATA.O11];[DATA.O56];[DATA.O101];[DATA.O146];[DATA.O191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CL</text:p>
          </table:table-cell>
          <table:table-cell table:formula="of:=MEDIAN([DATA.D14];[DATA.D59];[DATA.D104];[DATA.D149];[DATA.D194])" office:value-type="float" office:value="11796480" calcext:value-type="float">
            <text:p>11796480</text:p>
          </table:table-cell>
          <table:table-cell table:formula="of:=MEDIAN([DATA.E14];[DATA.E59];[DATA.E104];[DATA.E149];[DATA.E194])" office:value-type="string" office:string-value="" calcext:value-type="error">
            <text:p>#VALUE!</text:p>
          </table:table-cell>
          <table:table-cell table:formula="of:=MEDIAN([DATA.F14];[DATA.F59];[DATA.F104];[DATA.F149];[DATA.F194])" office:value-type="float" office:value="0.00027" calcext:value-type="float">
            <text:p>0,00027</text:p>
          </table:table-cell>
          <table:table-cell table:formula="of:=MEDIAN([DATA.G14];[DATA.G59];[DATA.G104];[DATA.G149];[DATA.G194])" office:value-type="float" office:value="0" calcext:value-type="float">
            <text:p>0</text:p>
          </table:table-cell>
          <table:table-cell table:formula="of:=MEDIAN([DATA.H14];[DATA.H59];[DATA.H104];[DATA.H149];[DATA.H194])" office:value-type="float" office:value="71.361043" calcext:value-type="float">
            <text:p>71,361043</text:p>
          </table:table-cell>
          <table:table-cell table:formula="of:=MEDIAN([DATA.I14];[DATA.I59];[DATA.I104];[DATA.I149];[DATA.I194])" office:value-type="float" office:value="0.000009" calcext:value-type="float">
            <text:p>9E-06</text:p>
          </table:table-cell>
          <table:table-cell table:formula="of:=MEDIAN([DATA.J14];[DATA.J59];[DATA.J104];[DATA.J149];[DATA.J194])" office:value-type="string" office:string-value="" calcext:value-type="error">
            <text:p>#VALUE!</text:p>
          </table:table-cell>
          <table:table-cell table:formula="of:=MEDIAN([DATA.K14];[DATA.K59];[DATA.K104];[DATA.K149];[DATA.K194])" office:value-type="string" office:string-value="" calcext:value-type="error">
            <text:p>#VALUE!</text:p>
          </table:table-cell>
          <table:table-cell table:formula="of:=MEDIAN([DATA.L14];[DATA.L59];[DATA.L104];[DATA.L149];[DATA.L194])" office:value-type="string" office:string-value="" calcext:value-type="error">
            <text:p>#VALUE!</text:p>
          </table:table-cell>
          <table:table-cell table:formula="of:=MEDIAN([DATA.M14];[DATA.M59];[DATA.M104];[DATA.M149];[DATA.M194])" office:value-type="string" office:string-value="" calcext:value-type="error">
            <text:p>#VALUE!</text:p>
          </table:table-cell>
          <table:table-cell table:formula="of:=MEDIAN([DATA.N14];[DATA.N59];[DATA.N104];[DATA.N149];[DATA.N194])" office:value-type="string" office:string-value="" calcext:value-type="error">
            <text:p>#VALUE!</text:p>
          </table:table-cell>
          <table:table-cell table:formula="of:=MEDIAN([DATA.O14];[DATA.O59];[DATA.O104];[DATA.O149];[DATA.O194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CL</text:p>
          </table:table-cell>
          <table:table-cell table:formula="of:=MEDIAN([DATA.D13];[DATA.D58];[DATA.D103];[DATA.D148];[DATA.D193])" office:value-type="float" office:value="9437184" calcext:value-type="float">
            <text:p>9437184</text:p>
          </table:table-cell>
          <table:table-cell table:formula="of:=MEDIAN([DATA.E13];[DATA.E58];[DATA.E103];[DATA.E148];[DATA.E193])" office:value-type="string" office:string-value="" calcext:value-type="error">
            <text:p>#VALUE!</text:p>
          </table:table-cell>
          <table:table-cell table:formula="of:=MEDIAN([DATA.F13];[DATA.F58];[DATA.F103];[DATA.F148];[DATA.F193])" office:value-type="float" office:value="0.001102" calcext:value-type="float">
            <text:p>0,001102</text:p>
          </table:table-cell>
          <table:table-cell table:formula="of:=MEDIAN([DATA.G13];[DATA.G58];[DATA.G103];[DATA.G148];[DATA.G193])" office:value-type="float" office:value="0.000001" calcext:value-type="float">
            <text:p>1E-06</text:p>
          </table:table-cell>
          <table:table-cell table:formula="of:=MEDIAN([DATA.H13];[DATA.H58];[DATA.H103];[DATA.H148];[DATA.H193])" office:value-type="float" office:value="59.159574" calcext:value-type="float">
            <text:p>59,159574</text:p>
          </table:table-cell>
          <table:table-cell table:formula="of:=MEDIAN([DATA.I13];[DATA.I58];[DATA.I103];[DATA.I148];[DATA.I193])" office:value-type="float" office:value="0.000093" calcext:value-type="float">
            <text:p>9,3E-05</text:p>
          </table:table-cell>
          <table:table-cell table:formula="of:=MEDIAN([DATA.J13];[DATA.J58];[DATA.J103];[DATA.J148];[DATA.J193])" office:value-type="string" office:string-value="" calcext:value-type="error">
            <text:p>#VALUE!</text:p>
          </table:table-cell>
          <table:table-cell table:formula="of:=MEDIAN([DATA.K13];[DATA.K58];[DATA.K103];[DATA.K148];[DATA.K193])" office:value-type="string" office:string-value="" calcext:value-type="error">
            <text:p>#VALUE!</text:p>
          </table:table-cell>
          <table:table-cell table:formula="of:=MEDIAN([DATA.L13];[DATA.L58];[DATA.L103];[DATA.L148];[DATA.L193])" office:value-type="string" office:string-value="" calcext:value-type="error">
            <text:p>#VALUE!</text:p>
          </table:table-cell>
          <table:table-cell table:formula="of:=MEDIAN([DATA.M13];[DATA.M58];[DATA.M103];[DATA.M148];[DATA.M193])" office:value-type="string" office:string-value="" calcext:value-type="error">
            <text:p>#VALUE!</text:p>
          </table:table-cell>
          <table:table-cell table:formula="of:=MEDIAN([DATA.N13];[DATA.N58];[DATA.N103];[DATA.N148];[DATA.N193])" office:value-type="string" office:string-value="" calcext:value-type="error">
            <text:p>#VALUE!</text:p>
          </table:table-cell>
          <table:table-cell table:formula="of:=MEDIAN([DATA.O13];[DATA.O58];[DATA.O103];[DATA.O148];[DATA.O193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CL</text:p>
          </table:table-cell>
          <table:table-cell table:formula="of:=MEDIAN([DATA.D12];[DATA.D57];[DATA.D102];[DATA.D147];[DATA.D192])" office:value-type="float" office:value="7077888" calcext:value-type="float">
            <text:p>7077888</text:p>
          </table:table-cell>
          <table:table-cell table:formula="of:=MEDIAN([DATA.E12];[DATA.E57];[DATA.E102];[DATA.E147];[DATA.E192])" office:value-type="string" office:string-value="" calcext:value-type="error">
            <text:p>#VALUE!</text:p>
          </table:table-cell>
          <table:table-cell table:formula="of:=MEDIAN([DATA.F12];[DATA.F57];[DATA.F102];[DATA.F147];[DATA.F192])" office:value-type="float" office:value="0.004494" calcext:value-type="float">
            <text:p>0,004494</text:p>
          </table:table-cell>
          <table:table-cell table:formula="of:=MEDIAN([DATA.G12];[DATA.G57];[DATA.G102];[DATA.G147];[DATA.G192])" office:value-type="float" office:value="0.00002" calcext:value-type="float">
            <text:p>2E-05</text:p>
          </table:table-cell>
          <table:table-cell table:formula="of:=MEDIAN([DATA.H12];[DATA.H57];[DATA.H102];[DATA.H147];[DATA.H192])" office:value-type="float" office:value="46.94737" calcext:value-type="float">
            <text:p>46,94737</text:p>
          </table:table-cell>
          <table:table-cell table:formula="of:=MEDIAN([DATA.I12];[DATA.I57];[DATA.I102];[DATA.I147];[DATA.I192])" office:value-type="float" office:value="0.057941" calcext:value-type="float">
            <text:p>0,057941</text:p>
          </table:table-cell>
          <table:table-cell table:formula="of:=MEDIAN([DATA.J12];[DATA.J57];[DATA.J102];[DATA.J147];[DATA.J192])" office:value-type="string" office:string-value="" calcext:value-type="error">
            <text:p>#VALUE!</text:p>
          </table:table-cell>
          <table:table-cell table:formula="of:=MEDIAN([DATA.K12];[DATA.K57];[DATA.K102];[DATA.K147];[DATA.K192])" office:value-type="string" office:string-value="" calcext:value-type="error">
            <text:p>#VALUE!</text:p>
          </table:table-cell>
          <table:table-cell table:formula="of:=MEDIAN([DATA.L12];[DATA.L57];[DATA.L102];[DATA.L147];[DATA.L192])" office:value-type="string" office:string-value="" calcext:value-type="error">
            <text:p>#VALUE!</text:p>
          </table:table-cell>
          <table:table-cell table:formula="of:=MEDIAN([DATA.M12];[DATA.M57];[DATA.M102];[DATA.M147];[DATA.M192])" office:value-type="string" office:string-value="" calcext:value-type="error">
            <text:p>#VALUE!</text:p>
          </table:table-cell>
          <table:table-cell table:formula="of:=MEDIAN([DATA.N12];[DATA.N57];[DATA.N102];[DATA.N147];[DATA.N192])" office:value-type="string" office:string-value="" calcext:value-type="error">
            <text:p>#VALUE!</text:p>
          </table:table-cell>
          <table:table-cell table:formula="of:=MEDIAN([DATA.O12];[DATA.O57];[DATA.O102];[DATA.O147];[DATA.O192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PbPr</text:p>
          </table:table-cell>
          <table:table-cell table:formula="of:=MEDIAN([DATA.D39];[DATA.D84];[DATA.D129];[DATA.D174];[DATA.D219])" office:value-type="float" office:value="4718592" calcext:value-type="float">
            <text:p>4718592</text:p>
          </table:table-cell>
          <table:table-cell table:formula="of:=MEDIAN([DATA.E39];[DATA.E84];[DATA.E129];[DATA.E174];[DATA.E219])" office:value-type="string" office:string-value="" calcext:value-type="error">
            <text:p>#VALUE!</text:p>
          </table:table-cell>
          <table:table-cell table:formula="of:=MEDIAN([DATA.F39];[DATA.F84];[DATA.F129];[DATA.F174];[DATA.F219])" office:value-type="float" office:value="0.031461" calcext:value-type="float">
            <text:p>0,031461</text:p>
          </table:table-cell>
          <table:table-cell table:formula="of:=MEDIAN([DATA.G39];[DATA.G84];[DATA.G129];[DATA.G174];[DATA.G219])" office:value-type="float" office:value="0.00099" calcext:value-type="float">
            <text:p>0,00099</text:p>
          </table:table-cell>
          <table:table-cell table:formula="of:=MEDIAN([DATA.H39];[DATA.H84];[DATA.H129];[DATA.H174];[DATA.H219])" office:value-type="float" office:value="30.044433" calcext:value-type="float">
            <text:p>30,044433</text:p>
          </table:table-cell>
          <table:table-cell table:formula="of:=MEDIAN([DATA.I39];[DATA.I84];[DATA.I129];[DATA.I174];[DATA.I219])" office:value-type="float" office:value="29.829151" calcext:value-type="float">
            <text:p>29,829151</text:p>
          </table:table-cell>
          <table:table-cell table:formula="of:=MEDIAN([DATA.J39];[DATA.J84];[DATA.J129];[DATA.J174];[DATA.J219])" office:value-type="string" office:string-value="" calcext:value-type="error">
            <text:p>#VALUE!</text:p>
          </table:table-cell>
          <table:table-cell table:formula="of:=MEDIAN([DATA.K39];[DATA.K84];[DATA.K129];[DATA.K174];[DATA.K219])" office:value-type="string" office:string-value="" calcext:value-type="error">
            <text:p>#VALUE!</text:p>
          </table:table-cell>
          <table:table-cell table:formula="of:=MEDIAN([DATA.L39];[DATA.L84];[DATA.L129];[DATA.L174];[DATA.L219])" office:value-type="string" office:string-value="" calcext:value-type="error">
            <text:p>#VALUE!</text:p>
          </table:table-cell>
          <table:table-cell table:formula="of:=MEDIAN([DATA.M39];[DATA.M84];[DATA.M129];[DATA.M174];[DATA.M219])" office:value-type="string" office:string-value="" calcext:value-type="error">
            <text:p>#VALUE!</text:p>
          </table:table-cell>
          <table:table-cell table:formula="of:=MEDIAN([DATA.N39];[DATA.N84];[DATA.N129];[DATA.N174];[DATA.N219])" office:value-type="string" office:string-value="" calcext:value-type="error">
            <text:p>#VALUE!</text:p>
          </table:table-cell>
          <table:table-cell table:formula="of:=MEDIAN([DATA.O39];[DATA.O84];[DATA.O129];[DATA.O174];[DATA.O219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UV</text:p>
          </table:table-cell>
          <table:table-cell table:formula="of:=MEDIAN([DATA.D43];[DATA.D88];[DATA.D133];[DATA.D178];[DATA.D223])" office:value-type="float" office:value="4718592" calcext:value-type="float">
            <text:p>4718592</text:p>
          </table:table-cell>
          <table:table-cell table:formula="of:=MEDIAN([DATA.E43];[DATA.E88];[DATA.E133];[DATA.E178];[DATA.E223])" office:value-type="string" office:string-value="" calcext:value-type="error">
            <text:p>#VALUE!</text:p>
          </table:table-cell>
          <table:table-cell table:formula="of:=MEDIAN([DATA.F43];[DATA.F88];[DATA.F133];[DATA.F178];[DATA.F223])" office:value-type="float" office:value="0.028218" calcext:value-type="float">
            <text:p>0,028218</text:p>
          </table:table-cell>
          <table:table-cell table:formula="of:=MEDIAN([DATA.G43];[DATA.G88];[DATA.G133];[DATA.G178];[DATA.G223])" office:value-type="float" office:value="0.000796" calcext:value-type="float">
            <text:p>0,000796</text:p>
          </table:table-cell>
          <table:table-cell table:formula="of:=MEDIAN([DATA.H43];[DATA.H88];[DATA.H133];[DATA.H178];[DATA.H223])" office:value-type="float" office:value="30.9896" calcext:value-type="float">
            <text:p>30,9896</text:p>
          </table:table-cell>
          <table:table-cell table:formula="of:=MEDIAN([DATA.I43];[DATA.I88];[DATA.I133];[DATA.I178];[DATA.I223])" office:value-type="float" office:value="26.070557" calcext:value-type="float">
            <text:p>26,070557</text:p>
          </table:table-cell>
          <table:table-cell table:formula="of:=MEDIAN([DATA.J43];[DATA.J88];[DATA.J133];[DATA.J178];[DATA.J223])" office:value-type="string" office:string-value="" calcext:value-type="error">
            <text:p>#VALUE!</text:p>
          </table:table-cell>
          <table:table-cell table:formula="of:=MEDIAN([DATA.K43];[DATA.K88];[DATA.K133];[DATA.K178];[DATA.K223])" office:value-type="string" office:string-value="" calcext:value-type="error">
            <text:p>#VALUE!</text:p>
          </table:table-cell>
          <table:table-cell table:formula="of:=MEDIAN([DATA.L43];[DATA.L88];[DATA.L133];[DATA.L178];[DATA.L223])" office:value-type="string" office:string-value="" calcext:value-type="error">
            <text:p>#VALUE!</text:p>
          </table:table-cell>
          <table:table-cell table:formula="of:=MEDIAN([DATA.M43];[DATA.M88];[DATA.M133];[DATA.M178];[DATA.M223])" office:value-type="string" office:string-value="" calcext:value-type="error">
            <text:p>#VALUE!</text:p>
          </table:table-cell>
          <table:table-cell table:formula="of:=MEDIAN([DATA.N43];[DATA.N88];[DATA.N133];[DATA.N178];[DATA.N223])" office:value-type="string" office:string-value="" calcext:value-type="error">
            <text:p>#VALUE!</text:p>
          </table:table-cell>
          <table:table-cell table:formula="of:=MEDIAN([DATA.O43];[DATA.O88];[DATA.O133];[DATA.O178];[DATA.O223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MYK</text:p>
          </table:table-cell>
          <table:table-cell table:formula="of:=MEDIAN([DATA.D6];[DATA.D51];[DATA.D96];[DATA.D141];[DATA.D186])" office:value-type="float" office:value="15728640" calcext:value-type="float">
            <text:p>15728640</text:p>
          </table:table-cell>
          <table:table-cell table:formula="of:=MEDIAN([DATA.E6];[DATA.E51];[DATA.E96];[DATA.E141];[DATA.E186])" office:value-type="string" office:string-value="" calcext:value-type="error">
            <text:p>#VALUE!</text:p>
          </table:table-cell>
          <table:table-cell table:formula="of:=MEDIAN([DATA.F6];[DATA.F51];[DATA.F96];[DATA.F141];[DATA.F186])" office:value-type="float" office:value="0.000266" calcext:value-type="float">
            <text:p>0,000266</text:p>
          </table:table-cell>
          <table:table-cell table:formula="of:=MEDIAN([DATA.G6];[DATA.G51];[DATA.G96];[DATA.G141];[DATA.G186])" office:value-type="float" office:value="0" calcext:value-type="float">
            <text:p>0</text:p>
          </table:table-cell>
          <table:table-cell table:formula="of:=MEDIAN([DATA.H6];[DATA.H51];[DATA.H96];[DATA.H141];[DATA.H186])" office:value-type="float" office:value="71.507461" calcext:value-type="float">
            <text:p>71,507461</text:p>
          </table:table-cell>
          <table:table-cell table:formula="of:=MEDIAN([DATA.I6];[DATA.I51];[DATA.I96];[DATA.I141];[DATA.I186])" office:value-type="float" office:value="0.000021" calcext:value-type="float">
            <text:p>2,1E-05</text:p>
          </table:table-cell>
          <table:table-cell table:formula="of:=MEDIAN([DATA.J6];[DATA.J51];[DATA.J96];[DATA.J141];[DATA.J186])" office:value-type="string" office:string-value="" calcext:value-type="error">
            <text:p>#VALUE!</text:p>
          </table:table-cell>
          <table:table-cell table:formula="of:=MEDIAN([DATA.K6];[DATA.K51];[DATA.K96];[DATA.K141];[DATA.K186])" office:value-type="string" office:string-value="" calcext:value-type="error">
            <text:p>#VALUE!</text:p>
          </table:table-cell>
          <table:table-cell table:formula="of:=MEDIAN([DATA.L6];[DATA.L51];[DATA.L96];[DATA.L141];[DATA.L186])" office:value-type="string" office:string-value="" calcext:value-type="error">
            <text:p>#VALUE!</text:p>
          </table:table-cell>
          <table:table-cell table:formula="of:=MEDIAN([DATA.M6];[DATA.M51];[DATA.M96];[DATA.M141];[DATA.M186])" office:value-type="string" office:string-value="" calcext:value-type="error">
            <text:p>#VALUE!</text:p>
          </table:table-cell>
          <table:table-cell table:formula="of:=MEDIAN([DATA.N6];[DATA.N51];[DATA.N96];[DATA.N141];[DATA.N186])" office:value-type="string" office:string-value="" calcext:value-type="error">
            <text:p>#VALUE!</text:p>
          </table:table-cell>
          <table:table-cell table:formula="of:=MEDIAN([DATA.O6];[DATA.O51];[DATA.O96];[DATA.O141];[DATA.O186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MYK</text:p>
          </table:table-cell>
          <table:table-cell table:formula="of:=MEDIAN([DATA.D5];[DATA.D50];[DATA.D95];[DATA.D140];[DATA.D185])" office:value-type="float" office:value="12582912" calcext:value-type="float">
            <text:p>12582912</text:p>
          </table:table-cell>
          <table:table-cell table:formula="of:=MEDIAN([DATA.E5];[DATA.E50];[DATA.E95];[DATA.E140];[DATA.E185])" office:value-type="string" office:string-value="" calcext:value-type="error">
            <text:p>#VALUE!</text:p>
          </table:table-cell>
          <table:table-cell table:formula="of:=MEDIAN([DATA.F5];[DATA.F50];[DATA.F95];[DATA.F140];[DATA.F185])" office:value-type="float" office:value="0.001038" calcext:value-type="float">
            <text:p>0,001038</text:p>
          </table:table-cell>
          <table:table-cell table:formula="of:=MEDIAN([DATA.G5];[DATA.G50];[DATA.G95];[DATA.G140];[DATA.G185])" office:value-type="float" office:value="0.000001" calcext:value-type="float">
            <text:p>1E-06</text:p>
          </table:table-cell>
          <table:table-cell table:formula="of:=MEDIAN([DATA.H5];[DATA.H50];[DATA.H95];[DATA.H140];[DATA.H185])" office:value-type="float" office:value="59.678368" calcext:value-type="float">
            <text:p>59,678368</text:p>
          </table:table-cell>
          <table:table-cell table:formula="of:=MEDIAN([DATA.I5];[DATA.I50];[DATA.I95];[DATA.I140];[DATA.I185])" office:value-type="float" office:value="0.00002" calcext:value-type="float">
            <text:p>2E-05</text:p>
          </table:table-cell>
          <table:table-cell table:formula="of:=MEDIAN([DATA.J5];[DATA.J50];[DATA.J95];[DATA.J140];[DATA.J185])" office:value-type="string" office:string-value="" calcext:value-type="error">
            <text:p>#VALUE!</text:p>
          </table:table-cell>
          <table:table-cell table:formula="of:=MEDIAN([DATA.K5];[DATA.K50];[DATA.K95];[DATA.K140];[DATA.K185])" office:value-type="string" office:string-value="" calcext:value-type="error">
            <text:p>#VALUE!</text:p>
          </table:table-cell>
          <table:table-cell table:formula="of:=MEDIAN([DATA.L5];[DATA.L50];[DATA.L95];[DATA.L140];[DATA.L185])" office:value-type="string" office:string-value="" calcext:value-type="error">
            <text:p>#VALUE!</text:p>
          </table:table-cell>
          <table:table-cell table:formula="of:=MEDIAN([DATA.M5];[DATA.M50];[DATA.M95];[DATA.M140];[DATA.M185])" office:value-type="string" office:string-value="" calcext:value-type="error">
            <text:p>#VALUE!</text:p>
          </table:table-cell>
          <table:table-cell table:formula="of:=MEDIAN([DATA.N5];[DATA.N50];[DATA.N95];[DATA.N140];[DATA.N185])" office:value-type="string" office:string-value="" calcext:value-type="error">
            <text:p>#VALUE!</text:p>
          </table:table-cell>
          <table:table-cell table:formula="of:=MEDIAN([DATA.O5];[DATA.O50];[DATA.O95];[DATA.O140];[DATA.O185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MYK</text:p>
          </table:table-cell>
          <table:table-cell table:formula="of:=MEDIAN([DATA.D4];[DATA.D49];[DATA.D94];[DATA.D139];[DATA.D184])" office:value-type="float" office:value="9437184" calcext:value-type="float">
            <text:p>9437184</text:p>
          </table:table-cell>
          <table:table-cell table:formula="of:=MEDIAN([DATA.E4];[DATA.E49];[DATA.E94];[DATA.E139];[DATA.E184])" office:value-type="string" office:string-value="" calcext:value-type="error">
            <text:p>#VALUE!</text:p>
          </table:table-cell>
          <table:table-cell table:formula="of:=MEDIAN([DATA.F4];[DATA.F49];[DATA.F94];[DATA.F139];[DATA.F184])" office:value-type="float" office:value="0.004189" calcext:value-type="float">
            <text:p>0,004189</text:p>
          </table:table-cell>
          <table:table-cell table:formula="of:=MEDIAN([DATA.G4];[DATA.G49];[DATA.G94];[DATA.G139];[DATA.G184])" office:value-type="float" office:value="0.000018" calcext:value-type="float">
            <text:p>1,8E-05</text:p>
          </table:table-cell>
          <table:table-cell table:formula="of:=MEDIAN([DATA.H4];[DATA.H49];[DATA.H94];[DATA.H139];[DATA.H184])" office:value-type="float" office:value="47.556946" calcext:value-type="float">
            <text:p>47,556946</text:p>
          </table:table-cell>
          <table:table-cell table:formula="of:=MEDIAN([DATA.I4];[DATA.I49];[DATA.I94];[DATA.I139];[DATA.I184])" office:value-type="float" office:value="0.000437" calcext:value-type="float">
            <text:p>0,000437</text:p>
          </table:table-cell>
          <table:table-cell table:formula="of:=MEDIAN([DATA.J4];[DATA.J49];[DATA.J94];[DATA.J139];[DATA.J184])" office:value-type="string" office:string-value="" calcext:value-type="error">
            <text:p>#VALUE!</text:p>
          </table:table-cell>
          <table:table-cell table:formula="of:=MEDIAN([DATA.K4];[DATA.K49];[DATA.K94];[DATA.K139];[DATA.K184])" office:value-type="string" office:string-value="" calcext:value-type="error">
            <text:p>#VALUE!</text:p>
          </table:table-cell>
          <table:table-cell table:formula="of:=MEDIAN([DATA.L4];[DATA.L49];[DATA.L94];[DATA.L139];[DATA.L184])" office:value-type="string" office:string-value="" calcext:value-type="error">
            <text:p>#VALUE!</text:p>
          </table:table-cell>
          <table:table-cell table:formula="of:=MEDIAN([DATA.M4];[DATA.M49];[DATA.M94];[DATA.M139];[DATA.M184])" office:value-type="string" office:string-value="" calcext:value-type="error">
            <text:p>#VALUE!</text:p>
          </table:table-cell>
          <table:table-cell table:formula="of:=MEDIAN([DATA.N4];[DATA.N49];[DATA.N94];[DATA.N139];[DATA.N184])" office:value-type="string" office:string-value="" calcext:value-type="error">
            <text:p>#VALUE!</text:p>
          </table:table-cell>
          <table:table-cell table:formula="of:=MEDIAN([DATA.O4];[DATA.O49];[DATA.O94];[DATA.O139];[DATA.O184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MYK</text:p>
          </table:table-cell>
          <table:table-cell table:formula="of:=MEDIAN([DATA.D3];[DATA.D48];[DATA.D93];[DATA.D138];[DATA.D183])" office:value-type="float" office:value="6291456" calcext:value-type="float">
            <text:p>6291456</text:p>
          </table:table-cell>
          <table:table-cell table:formula="of:=MEDIAN([DATA.E3];[DATA.E48];[DATA.E93];[DATA.E138];[DATA.E183])" office:value-type="string" office:string-value="" calcext:value-type="error">
            <text:p>#VALUE!</text:p>
          </table:table-cell>
          <table:table-cell table:formula="of:=MEDIAN([DATA.F3];[DATA.F48];[DATA.F93];[DATA.F138];[DATA.F183])" office:value-type="float" office:value="0.017679" calcext:value-type="float">
            <text:p>0,017679</text:p>
          </table:table-cell>
          <table:table-cell table:formula="of:=MEDIAN([DATA.G3];[DATA.G48];[DATA.G93];[DATA.G138];[DATA.G183])" office:value-type="float" office:value="0.000313" calcext:value-type="float">
            <text:p>0,000313</text:p>
          </table:table-cell>
          <table:table-cell table:formula="of:=MEDIAN([DATA.H3];[DATA.H48];[DATA.H93];[DATA.H138];[DATA.H183])" office:value-type="float" office:value="35.050813" calcext:value-type="float">
            <text:p>35,050813</text:p>
          </table:table-cell>
          <table:table-cell table:formula="of:=MEDIAN([DATA.I3];[DATA.I48];[DATA.I93];[DATA.I138];[DATA.I183])" office:value-type="float" office:value="0.389627" calcext:value-type="float">
            <text:p>0,389627</text:p>
          </table:table-cell>
          <table:table-cell table:formula="of:=MEDIAN([DATA.J3];[DATA.J48];[DATA.J93];[DATA.J138];[DATA.J183])" office:value-type="string" office:string-value="" calcext:value-type="error">
            <text:p>#VALUE!</text:p>
          </table:table-cell>
          <table:table-cell table:formula="of:=MEDIAN([DATA.K3];[DATA.K48];[DATA.K93];[DATA.K138];[DATA.K183])" office:value-type="string" office:string-value="" calcext:value-type="error">
            <text:p>#VALUE!</text:p>
          </table:table-cell>
          <table:table-cell table:formula="of:=MEDIAN([DATA.L3];[DATA.L48];[DATA.L93];[DATA.L138];[DATA.L183])" office:value-type="string" office:string-value="" calcext:value-type="error">
            <text:p>#VALUE!</text:p>
          </table:table-cell>
          <table:table-cell table:formula="of:=MEDIAN([DATA.M3];[DATA.M48];[DATA.M93];[DATA.M138];[DATA.M183])" office:value-type="string" office:string-value="" calcext:value-type="error">
            <text:p>#VALUE!</text:p>
          </table:table-cell>
          <table:table-cell table:formula="of:=MEDIAN([DATA.N3];[DATA.N48];[DATA.N93];[DATA.N138];[DATA.N183])" office:value-type="string" office:string-value="" calcext:value-type="error">
            <text:p>#VALUE!</text:p>
          </table:table-cell>
          <table:table-cell table:formula="of:=MEDIAN([DATA.O3];[DATA.O48];[DATA.O93];[DATA.O138];[DATA.O183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CbCr</text:p>
          </table:table-cell>
          <table:table-cell table:formula="of:=MEDIAN([DATA.D9];[DATA.D54];[DATA.D99];[DATA.D144];[DATA.D189])" office:value-type="float" office:value="9437184" calcext:value-type="float">
            <text:p>9437184</text:p>
          </table:table-cell>
          <table:table-cell table:formula="of:=MEDIAN([DATA.E9];[DATA.E54];[DATA.E99];[DATA.E144];[DATA.E189])" office:value-type="string" office:string-value="" calcext:value-type="error">
            <text:p>#VALUE!</text:p>
          </table:table-cell>
          <table:table-cell table:formula="of:=MEDIAN([DATA.F9];[DATA.F54];[DATA.F99];[DATA.F144];[DATA.F189])" office:value-type="float" office:value="0.002041" calcext:value-type="float">
            <text:p>0,002041</text:p>
          </table:table-cell>
          <table:table-cell table:formula="of:=MEDIAN([DATA.G9];[DATA.G54];[DATA.G99];[DATA.G144];[DATA.G189])" office:value-type="float" office:value="0.000004" calcext:value-type="float">
            <text:p>4E-06</text:p>
          </table:table-cell>
          <table:table-cell table:formula="of:=MEDIAN([DATA.H9];[DATA.H54];[DATA.H99];[DATA.H144];[DATA.H189])" office:value-type="float" office:value="53.804916" calcext:value-type="float">
            <text:p>53,804916</text:p>
          </table:table-cell>
          <table:table-cell table:formula="of:=MEDIAN([DATA.I9];[DATA.I54];[DATA.I99];[DATA.I144];[DATA.I189])" office:value-type="float" office:value="0.075214" calcext:value-type="float">
            <text:p>0,075214</text:p>
          </table:table-cell>
          <table:table-cell table:formula="of:=MEDIAN([DATA.J9];[DATA.J54];[DATA.J99];[DATA.J144];[DATA.J189])" office:value-type="string" office:string-value="" calcext:value-type="error">
            <text:p>#VALUE!</text:p>
          </table:table-cell>
          <table:table-cell table:formula="of:=MEDIAN([DATA.K9];[DATA.K54];[DATA.K99];[DATA.K144];[DATA.K189])" office:value-type="string" office:string-value="" calcext:value-type="error">
            <text:p>#VALUE!</text:p>
          </table:table-cell>
          <table:table-cell table:formula="of:=MEDIAN([DATA.L9];[DATA.L54];[DATA.L99];[DATA.L144];[DATA.L189])" office:value-type="string" office:string-value="" calcext:value-type="error">
            <text:p>#VALUE!</text:p>
          </table:table-cell>
          <table:table-cell table:formula="of:=MEDIAN([DATA.M9];[DATA.M54];[DATA.M99];[DATA.M144];[DATA.M189])" office:value-type="string" office:string-value="" calcext:value-type="error">
            <text:p>#VALUE!</text:p>
          </table:table-cell>
          <table:table-cell table:formula="of:=MEDIAN([DATA.N9];[DATA.N54];[DATA.N99];[DATA.N144];[DATA.N189])" office:value-type="string" office:string-value="" calcext:value-type="error">
            <text:p>#VALUE!</text:p>
          </table:table-cell>
          <table:table-cell table:formula="of:=MEDIAN([DATA.O9];[DATA.O54];[DATA.O99];[DATA.O144];[DATA.O189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CbCr</text:p>
          </table:table-cell>
          <table:table-cell table:formula="of:=MEDIAN([DATA.D10];[DATA.D55];[DATA.D100];[DATA.D145];[DATA.D190])" office:value-type="float" office:value="11796480" calcext:value-type="float">
            <text:p>11796480</text:p>
          </table:table-cell>
          <table:table-cell table:formula="of:=MEDIAN([DATA.E10];[DATA.E55];[DATA.E100];[DATA.E145];[DATA.E190])" office:value-type="string" office:string-value="" calcext:value-type="error">
            <text:p>#VALUE!</text:p>
          </table:table-cell>
          <table:table-cell table:formula="of:=MEDIAN([DATA.F10];[DATA.F55];[DATA.F100];[DATA.F145];[DATA.F190])" office:value-type="float" office:value="0.000512" calcext:value-type="float">
            <text:p>0,000512</text:p>
          </table:table-cell>
          <table:table-cell table:formula="of:=MEDIAN([DATA.G10];[DATA.G55];[DATA.G100];[DATA.G145];[DATA.G190])" office:value-type="float" office:value="0" calcext:value-type="float">
            <text:p>0</text:p>
          </table:table-cell>
          <table:table-cell table:formula="of:=MEDIAN([DATA.H10];[DATA.H55];[DATA.H100];[DATA.H145];[DATA.H190])" office:value-type="float" office:value="65.814202" calcext:value-type="float">
            <text:p>65,814202</text:p>
          </table:table-cell>
          <table:table-cell table:formula="of:=MEDIAN([DATA.I10];[DATA.I55];[DATA.I100];[DATA.I145];[DATA.I190])" office:value-type="float" office:value="0.111917" calcext:value-type="float">
            <text:p>0,111917</text:p>
          </table:table-cell>
          <table:table-cell table:formula="of:=MEDIAN([DATA.J10];[DATA.J55];[DATA.J100];[DATA.J145];[DATA.J190])" office:value-type="string" office:string-value="" calcext:value-type="error">
            <text:p>#VALUE!</text:p>
          </table:table-cell>
          <table:table-cell table:formula="of:=MEDIAN([DATA.K10];[DATA.K55];[DATA.K100];[DATA.K145];[DATA.K190])" office:value-type="string" office:string-value="" calcext:value-type="error">
            <text:p>#VALUE!</text:p>
          </table:table-cell>
          <table:table-cell table:formula="of:=MEDIAN([DATA.L10];[DATA.L55];[DATA.L100];[DATA.L145];[DATA.L190])" office:value-type="string" office:string-value="" calcext:value-type="error">
            <text:p>#VALUE!</text:p>
          </table:table-cell>
          <table:table-cell table:formula="of:=MEDIAN([DATA.M10];[DATA.M55];[DATA.M100];[DATA.M145];[DATA.M190])" office:value-type="string" office:string-value="" calcext:value-type="error">
            <text:p>#VALUE!</text:p>
          </table:table-cell>
          <table:table-cell table:formula="of:=MEDIAN([DATA.N10];[DATA.N55];[DATA.N100];[DATA.N145];[DATA.N190])" office:value-type="string" office:string-value="" calcext:value-type="error">
            <text:p>#VALUE!</text:p>
          </table:table-cell>
          <table:table-cell table:formula="of:=MEDIAN([DATA.O10];[DATA.O55];[DATA.O100];[DATA.O145];[DATA.O190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CbCr</text:p>
          </table:table-cell>
          <table:table-cell table:formula="of:=MEDIAN([DATA.D8];[DATA.D53];[DATA.D98];[DATA.D143];[DATA.D188])" office:value-type="float" office:value="7077888" calcext:value-type="float">
            <text:p>7077888</text:p>
          </table:table-cell>
          <table:table-cell table:formula="of:=MEDIAN([DATA.E8];[DATA.E53];[DATA.E98];[DATA.E143];[DATA.E188])" office:value-type="string" office:string-value="" calcext:value-type="error">
            <text:p>#VALUE!</text:p>
          </table:table-cell>
          <table:table-cell table:formula="of:=MEDIAN([DATA.F8];[DATA.F53];[DATA.F98];[DATA.F143];[DATA.F188])" office:value-type="float" office:value="0.00824" calcext:value-type="float">
            <text:p>0,00824</text:p>
          </table:table-cell>
          <table:table-cell table:formula="of:=MEDIAN([DATA.G8];[DATA.G53];[DATA.G98];[DATA.G143];[DATA.G188])" office:value-type="float" office:value="0.000068" calcext:value-type="float">
            <text:p>6,8E-05</text:p>
          </table:table-cell>
          <table:table-cell table:formula="of:=MEDIAN([DATA.H8];[DATA.H53];[DATA.H98];[DATA.H143];[DATA.H188])" office:value-type="float" office:value="41.68135" calcext:value-type="float">
            <text:p>41,68135</text:p>
          </table:table-cell>
          <table:table-cell table:formula="of:=MEDIAN([DATA.I8];[DATA.I53];[DATA.I98];[DATA.I143];[DATA.I188])" office:value-type="float" office:value="0.359574" calcext:value-type="float">
            <text:p>0,359574</text:p>
          </table:table-cell>
          <table:table-cell table:formula="of:=MEDIAN([DATA.J8];[DATA.J53];[DATA.J98];[DATA.J143];[DATA.J188])" office:value-type="string" office:string-value="" calcext:value-type="error">
            <text:p>#VALUE!</text:p>
          </table:table-cell>
          <table:table-cell table:formula="of:=MEDIAN([DATA.K8];[DATA.K53];[DATA.K98];[DATA.K143];[DATA.K188])" office:value-type="string" office:string-value="" calcext:value-type="error">
            <text:p>#VALUE!</text:p>
          </table:table-cell>
          <table:table-cell table:formula="of:=MEDIAN([DATA.L8];[DATA.L53];[DATA.L98];[DATA.L143];[DATA.L188])" office:value-type="string" office:string-value="" calcext:value-type="error">
            <text:p>#VALUE!</text:p>
          </table:table-cell>
          <table:table-cell table:formula="of:=MEDIAN([DATA.M8];[DATA.M53];[DATA.M98];[DATA.M143];[DATA.M188])" office:value-type="string" office:string-value="" calcext:value-type="error">
            <text:p>#VALUE!</text:p>
          </table:table-cell>
          <table:table-cell table:formula="of:=MEDIAN([DATA.N8];[DATA.N53];[DATA.N98];[DATA.N143];[DATA.N188])" office:value-type="string" office:string-value="" calcext:value-type="error">
            <text:p>#VALUE!</text:p>
          </table:table-cell>
          <table:table-cell table:formula="of:=MEDIAN([DATA.O8];[DATA.O53];[DATA.O98];[DATA.O143];[DATA.O188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uv</text:p>
          </table:table-cell>
          <table:table-cell table:formula="of:=MEDIAN([DATA.D19];[DATA.D64];[DATA.D109];[DATA.D154];[DATA.D199])" office:value-type="float" office:value="4718592" calcext:value-type="float">
            <text:p>4718592</text:p>
          </table:table-cell>
          <table:table-cell table:formula="of:=MEDIAN([DATA.E19];[DATA.E64];[DATA.E109];[DATA.E154];[DATA.E199])" office:value-type="string" office:string-value="" calcext:value-type="error">
            <text:p>#VALUE!</text:p>
          </table:table-cell>
          <table:table-cell table:formula="of:=MEDIAN([DATA.F19];[DATA.F64];[DATA.F109];[DATA.F154];[DATA.F199])" office:value-type="float" office:value="0.026435" calcext:value-type="float">
            <text:p>0,026435</text:p>
          </table:table-cell>
          <table:table-cell table:formula="of:=MEDIAN([DATA.G19];[DATA.G64];[DATA.G109];[DATA.G154];[DATA.G199])" office:value-type="float" office:value="0.000699" calcext:value-type="float">
            <text:p>0,000699</text:p>
          </table:table-cell>
          <table:table-cell table:formula="of:=MEDIAN([DATA.H19];[DATA.H64];[DATA.H109];[DATA.H154];[DATA.H199])" office:value-type="float" office:value="31.556404" calcext:value-type="float">
            <text:p>31,556404</text:p>
          </table:table-cell>
          <table:table-cell table:formula="of:=MEDIAN([DATA.I19];[DATA.I64];[DATA.I109];[DATA.I154];[DATA.I199])" office:value-type="float" office:value="54.847875" calcext:value-type="float">
            <text:p>54,847875</text:p>
          </table:table-cell>
          <table:table-cell table:formula="of:=MEDIAN([DATA.J19];[DATA.J64];[DATA.J109];[DATA.J154];[DATA.J199])" office:value-type="string" office:string-value="" calcext:value-type="error">
            <text:p>#VALUE!</text:p>
          </table:table-cell>
          <table:table-cell table:formula="of:=MEDIAN([DATA.K19];[DATA.K64];[DATA.K109];[DATA.K154];[DATA.K199])" office:value-type="string" office:string-value="" calcext:value-type="error">
            <text:p>#VALUE!</text:p>
          </table:table-cell>
          <table:table-cell table:formula="of:=MEDIAN([DATA.L19];[DATA.L64];[DATA.L109];[DATA.L154];[DATA.L199])" office:value-type="string" office:string-value="" calcext:value-type="error">
            <text:p>#VALUE!</text:p>
          </table:table-cell>
          <table:table-cell table:formula="of:=MEDIAN([DATA.M19];[DATA.M64];[DATA.M109];[DATA.M154];[DATA.M199])" office:value-type="string" office:string-value="" calcext:value-type="error">
            <text:p>#VALUE!</text:p>
          </table:table-cell>
          <table:table-cell table:formula="of:=MEDIAN([DATA.N19];[DATA.N64];[DATA.N109];[DATA.N154];[DATA.N199])" office:value-type="string" office:string-value="" calcext:value-type="error">
            <text:p>#VALUE!</text:p>
          </table:table-cell>
          <table:table-cell table:formula="of:=MEDIAN([DATA.O19];[DATA.O64];[DATA.O109];[DATA.O154];[DATA.O199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CbCr</text:p>
          </table:table-cell>
          <table:table-cell table:formula="of:=MEDIAN([DATA.D7];[DATA.D52];[DATA.D97];[DATA.D142];[DATA.D187])" office:value-type="float" office:value="4718592" calcext:value-type="float">
            <text:p>4718592</text:p>
          </table:table-cell>
          <table:table-cell table:formula="of:=MEDIAN([DATA.E7];[DATA.E52];[DATA.E97];[DATA.E142];[DATA.E187])" office:value-type="string" office:string-value="" calcext:value-type="error">
            <text:p>#VALUE!</text:p>
          </table:table-cell>
          <table:table-cell table:formula="of:=MEDIAN([DATA.F7];[DATA.F52];[DATA.F97];[DATA.F142];[DATA.F187])" office:value-type="float" office:value="0.031461" calcext:value-type="float">
            <text:p>0,031461</text:p>
          </table:table-cell>
          <table:table-cell table:formula="of:=MEDIAN([DATA.G7];[DATA.G52];[DATA.G97];[DATA.G142];[DATA.G187])" office:value-type="float" office:value="0.00099" calcext:value-type="float">
            <text:p>0,00099</text:p>
          </table:table-cell>
          <table:table-cell table:formula="of:=MEDIAN([DATA.H7];[DATA.H52];[DATA.H97];[DATA.H142];[DATA.H187])" office:value-type="float" office:value="30.044433" calcext:value-type="float">
            <text:p>30,044433</text:p>
          </table:table-cell>
          <table:table-cell table:formula="of:=MEDIAN([DATA.I7];[DATA.I52];[DATA.I97];[DATA.I142];[DATA.I187])" office:value-type="float" office:value="29.829151" calcext:value-type="float">
            <text:p>29,829151</text:p>
          </table:table-cell>
          <table:table-cell table:formula="of:=MEDIAN([DATA.J7];[DATA.J52];[DATA.J97];[DATA.J142];[DATA.J187])" office:value-type="string" office:string-value="" calcext:value-type="error">
            <text:p>#VALUE!</text:p>
          </table:table-cell>
          <table:table-cell table:formula="of:=MEDIAN([DATA.K7];[DATA.K52];[DATA.K97];[DATA.K142];[DATA.K187])" office:value-type="string" office:string-value="" calcext:value-type="error">
            <text:p>#VALUE!</text:p>
          </table:table-cell>
          <table:table-cell table:formula="of:=MEDIAN([DATA.L7];[DATA.L52];[DATA.L97];[DATA.L142];[DATA.L187])" office:value-type="string" office:string-value="" calcext:value-type="error">
            <text:p>#VALUE!</text:p>
          </table:table-cell>
          <table:table-cell table:formula="of:=MEDIAN([DATA.M7];[DATA.M52];[DATA.M97];[DATA.M142];[DATA.M187])" office:value-type="string" office:string-value="" calcext:value-type="error">
            <text:p>#VALUE!</text:p>
          </table:table-cell>
          <table:table-cell table:formula="of:=MEDIAN([DATA.N7];[DATA.N52];[DATA.N97];[DATA.N142];[DATA.N187])" office:value-type="string" office:string-value="" calcext:value-type="error">
            <text:p>#VALUE!</text:p>
          </table:table-cell>
          <table:table-cell table:formula="of:=MEDIAN([DATA.O7];[DATA.O52];[DATA.O97];[DATA.O142];[DATA.O187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uv</text:p>
          </table:table-cell>
          <table:table-cell table:formula="of:=MEDIAN([DATA.D20];[DATA.D65];[DATA.D110];[DATA.D155];[DATA.D200])" office:value-type="float" office:value="7077888" calcext:value-type="float">
            <text:p>7077888</text:p>
          </table:table-cell>
          <table:table-cell table:formula="of:=MEDIAN([DATA.E20];[DATA.E65];[DATA.E110];[DATA.E155];[DATA.E200])" office:value-type="string" office:string-value="" calcext:value-type="error">
            <text:p>#VALUE!</text:p>
          </table:table-cell>
          <table:table-cell table:formula="of:=MEDIAN([DATA.F20];[DATA.F65];[DATA.F110];[DATA.F155];[DATA.F200])" office:value-type="float" office:value="0.006953" calcext:value-type="float">
            <text:p>0,006953</text:p>
          </table:table-cell>
          <table:table-cell table:formula="of:=MEDIAN([DATA.G20];[DATA.G65];[DATA.G110];[DATA.G155];[DATA.G200])" office:value-type="float" office:value="0.000048" calcext:value-type="float">
            <text:p>4,8E-05</text:p>
          </table:table-cell>
          <table:table-cell table:formula="of:=MEDIAN([DATA.H20];[DATA.H65];[DATA.H110];[DATA.H155];[DATA.H200])" office:value-type="float" office:value="43.156526" calcext:value-type="float">
            <text:p>43,156526</text:p>
          </table:table-cell>
          <table:table-cell table:formula="of:=MEDIAN([DATA.I20];[DATA.I65];[DATA.I110];[DATA.I155];[DATA.I200])" office:value-type="float" office:value="3.413496" calcext:value-type="float">
            <text:p>3,413496</text:p>
          </table:table-cell>
          <table:table-cell table:formula="of:=MEDIAN([DATA.J20];[DATA.J65];[DATA.J110];[DATA.J155];[DATA.J200])" office:value-type="string" office:string-value="" calcext:value-type="error">
            <text:p>#VALUE!</text:p>
          </table:table-cell>
          <table:table-cell table:formula="of:=MEDIAN([DATA.K20];[DATA.K65];[DATA.K110];[DATA.K155];[DATA.K200])" office:value-type="string" office:string-value="" calcext:value-type="error">
            <text:p>#VALUE!</text:p>
          </table:table-cell>
          <table:table-cell table:formula="of:=MEDIAN([DATA.L20];[DATA.L65];[DATA.L110];[DATA.L155];[DATA.L200])" office:value-type="string" office:string-value="" calcext:value-type="error">
            <text:p>#VALUE!</text:p>
          </table:table-cell>
          <table:table-cell table:formula="of:=MEDIAN([DATA.M20];[DATA.M65];[DATA.M110];[DATA.M155];[DATA.M200])" office:value-type="string" office:string-value="" calcext:value-type="error">
            <text:p>#VALUE!</text:p>
          </table:table-cell>
          <table:table-cell table:formula="of:=MEDIAN([DATA.N20];[DATA.N65];[DATA.N110];[DATA.N155];[DATA.N200])" office:value-type="string" office:string-value="" calcext:value-type="error">
            <text:p>#VALUE!</text:p>
          </table:table-cell>
          <table:table-cell table:formula="of:=MEDIAN([DATA.O20];[DATA.O65];[DATA.O110];[DATA.O155];[DATA.O200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PbPr</text:p>
          </table:table-cell>
          <table:table-cell table:formula="of:=MEDIAN([DATA.D41];[DATA.D86];[DATA.D131];[DATA.D176];[DATA.D221])" office:value-type="float" office:value="9437184" calcext:value-type="float">
            <text:p>9437184</text:p>
          </table:table-cell>
          <table:table-cell table:formula="of:=MEDIAN([DATA.E41];[DATA.E86];[DATA.E131];[DATA.E176];[DATA.E221])" office:value-type="string" office:string-value="" calcext:value-type="error">
            <text:p>#VALUE!</text:p>
          </table:table-cell>
          <table:table-cell table:formula="of:=MEDIAN([DATA.F41];[DATA.F86];[DATA.F131];[DATA.F176];[DATA.F221])" office:value-type="float" office:value="0.002041" calcext:value-type="float">
            <text:p>0,002041</text:p>
          </table:table-cell>
          <table:table-cell table:formula="of:=MEDIAN([DATA.G41];[DATA.G86];[DATA.G131];[DATA.G176];[DATA.G221])" office:value-type="float" office:value="0.000004" calcext:value-type="float">
            <text:p>4E-06</text:p>
          </table:table-cell>
          <table:table-cell table:formula="of:=MEDIAN([DATA.H41];[DATA.H86];[DATA.H131];[DATA.H176];[DATA.H221])" office:value-type="float" office:value="53.804916" calcext:value-type="float">
            <text:p>53,804916</text:p>
          </table:table-cell>
          <table:table-cell table:formula="of:=MEDIAN([DATA.I41];[DATA.I86];[DATA.I131];[DATA.I176];[DATA.I221])" office:value-type="float" office:value="0.075214" calcext:value-type="float">
            <text:p>0,075214</text:p>
          </table:table-cell>
          <table:table-cell table:formula="of:=MEDIAN([DATA.J41];[DATA.J86];[DATA.J131];[DATA.J176];[DATA.J221])" office:value-type="string" office:string-value="" calcext:value-type="error">
            <text:p>#VALUE!</text:p>
          </table:table-cell>
          <table:table-cell table:formula="of:=MEDIAN([DATA.K41];[DATA.K86];[DATA.K131];[DATA.K176];[DATA.K221])" office:value-type="string" office:string-value="" calcext:value-type="error">
            <text:p>#VALUE!</text:p>
          </table:table-cell>
          <table:table-cell table:formula="of:=MEDIAN([DATA.L41];[DATA.L86];[DATA.L131];[DATA.L176];[DATA.L221])" office:value-type="string" office:string-value="" calcext:value-type="error">
            <text:p>#VALUE!</text:p>
          </table:table-cell>
          <table:table-cell table:formula="of:=MEDIAN([DATA.M41];[DATA.M86];[DATA.M131];[DATA.M176];[DATA.M221])" office:value-type="string" office:string-value="" calcext:value-type="error">
            <text:p>#VALUE!</text:p>
          </table:table-cell>
          <table:table-cell table:formula="of:=MEDIAN([DATA.N41];[DATA.N86];[DATA.N131];[DATA.N176];[DATA.N221])" office:value-type="string" office:string-value="" calcext:value-type="error">
            <text:p>#VALUE!</text:p>
          </table:table-cell>
          <table:table-cell table:formula="of:=MEDIAN([DATA.O41];[DATA.O86];[DATA.O131];[DATA.O176];[DATA.O221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uv</text:p>
          </table:table-cell>
          <table:table-cell table:formula="of:=MEDIAN([DATA.D22];[DATA.D67];[DATA.D112];[DATA.D157];[DATA.D202])" office:value-type="float" office:value="11796480" calcext:value-type="float">
            <text:p>11796480</text:p>
          </table:table-cell>
          <table:table-cell table:formula="of:=MEDIAN([DATA.E22];[DATA.E67];[DATA.E112];[DATA.E157];[DATA.E202])" office:value-type="string" office:string-value="" calcext:value-type="error">
            <text:p>#VALUE!</text:p>
          </table:table-cell>
          <table:table-cell table:formula="of:=MEDIAN([DATA.F22];[DATA.F67];[DATA.F112];[DATA.F157];[DATA.F202])" office:value-type="float" office:value="0.00049" calcext:value-type="float">
            <text:p>0,00049</text:p>
          </table:table-cell>
          <table:table-cell table:formula="of:=MEDIAN([DATA.G22];[DATA.G67];[DATA.G112];[DATA.G157];[DATA.G202])" office:value-type="float" office:value="0" calcext:value-type="float">
            <text:p>0</text:p>
          </table:table-cell>
          <table:table-cell table:formula="of:=MEDIAN([DATA.H22];[DATA.H67];[DATA.H112];[DATA.H157];[DATA.H202])" office:value-type="float" office:value="66.194495" calcext:value-type="float">
            <text:p>66,194495</text:p>
          </table:table-cell>
          <table:table-cell table:formula="of:=MEDIAN([DATA.I22];[DATA.I67];[DATA.I112];[DATA.I157];[DATA.I202])" office:value-type="float" office:value="0.772566" calcext:value-type="float">
            <text:p>0,772566</text:p>
          </table:table-cell>
          <table:table-cell table:formula="of:=MEDIAN([DATA.J22];[DATA.J67];[DATA.J112];[DATA.J157];[DATA.J202])" office:value-type="string" office:string-value="" calcext:value-type="error">
            <text:p>#VALUE!</text:p>
          </table:table-cell>
          <table:table-cell table:formula="of:=MEDIAN([DATA.K22];[DATA.K67];[DATA.K112];[DATA.K157];[DATA.K202])" office:value-type="string" office:string-value="" calcext:value-type="error">
            <text:p>#VALUE!</text:p>
          </table:table-cell>
          <table:table-cell table:formula="of:=MEDIAN([DATA.L22];[DATA.L67];[DATA.L112];[DATA.L157];[DATA.L202])" office:value-type="string" office:string-value="" calcext:value-type="error">
            <text:p>#VALUE!</text:p>
          </table:table-cell>
          <table:table-cell table:formula="of:=MEDIAN([DATA.M22];[DATA.M67];[DATA.M112];[DATA.M157];[DATA.M202])" office:value-type="string" office:string-value="" calcext:value-type="error">
            <text:p>#VALUE!</text:p>
          </table:table-cell>
          <table:table-cell table:formula="of:=MEDIAN([DATA.N22];[DATA.N67];[DATA.N112];[DATA.N157];[DATA.N202])" office:value-type="string" office:string-value="" calcext:value-type="error">
            <text:p>#VALUE!</text:p>
          </table:table-cell>
          <table:table-cell table:formula="of:=MEDIAN([DATA.O22];[DATA.O67];[DATA.O112];[DATA.O157];[DATA.O202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uv</text:p>
          </table:table-cell>
          <table:table-cell table:formula="of:=MEDIAN([DATA.D21];[DATA.D66];[DATA.D111];[DATA.D156];[DATA.D201])" office:value-type="float" office:value="9437184" calcext:value-type="float">
            <text:p>9437184</text:p>
          </table:table-cell>
          <table:table-cell table:formula="of:=MEDIAN([DATA.E21];[DATA.E66];[DATA.E111];[DATA.E156];[DATA.E201])" office:value-type="string" office:string-value="" calcext:value-type="error">
            <text:p>#VALUE!</text:p>
          </table:table-cell>
          <table:table-cell table:formula="of:=MEDIAN([DATA.F21];[DATA.F66];[DATA.F111];[DATA.F156];[DATA.F201])" office:value-type="float" office:value="0.001668" calcext:value-type="float">
            <text:p>0,001668</text:p>
          </table:table-cell>
          <table:table-cell table:formula="of:=MEDIAN([DATA.G21];[DATA.G66];[DATA.G111];[DATA.G156];[DATA.G201])" office:value-type="float" office:value="0.000003" calcext:value-type="float">
            <text:p>3E-06</text:p>
          </table:table-cell>
          <table:table-cell table:formula="of:=MEDIAN([DATA.H21];[DATA.H66];[DATA.H111];[DATA.H156];[DATA.H201])" office:value-type="float" office:value="55.556951" calcext:value-type="float">
            <text:p>55,556951</text:p>
          </table:table-cell>
          <table:table-cell table:formula="of:=MEDIAN([DATA.I21];[DATA.I66];[DATA.I111];[DATA.I156];[DATA.I201])" office:value-type="float" office:value="1.590179" calcext:value-type="float">
            <text:p>1,590179</text:p>
          </table:table-cell>
          <table:table-cell table:formula="of:=MEDIAN([DATA.J21];[DATA.J66];[DATA.J111];[DATA.J156];[DATA.J201])" office:value-type="string" office:string-value="" calcext:value-type="error">
            <text:p>#VALUE!</text:p>
          </table:table-cell>
          <table:table-cell table:formula="of:=MEDIAN([DATA.K21];[DATA.K66];[DATA.K111];[DATA.K156];[DATA.K201])" office:value-type="string" office:string-value="" calcext:value-type="error">
            <text:p>#VALUE!</text:p>
          </table:table-cell>
          <table:table-cell table:formula="of:=MEDIAN([DATA.L21];[DATA.L66];[DATA.L111];[DATA.L156];[DATA.L201])" office:value-type="string" office:string-value="" calcext:value-type="error">
            <text:p>#VALUE!</text:p>
          </table:table-cell>
          <table:table-cell table:formula="of:=MEDIAN([DATA.M21];[DATA.M66];[DATA.M111];[DATA.M156];[DATA.M201])" office:value-type="string" office:string-value="" calcext:value-type="error">
            <text:p>#VALUE!</text:p>
          </table:table-cell>
          <table:table-cell table:formula="of:=MEDIAN([DATA.N21];[DATA.N66];[DATA.N111];[DATA.N156];[DATA.N201])" office:value-type="string" office:string-value="" calcext:value-type="error">
            <text:p>#VALUE!</text:p>
          </table:table-cell>
          <table:table-cell table:formula="of:=MEDIAN([DATA.O21];[DATA.O66];[DATA.O111];[DATA.O156];[DATA.O201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PbPr</text:p>
          </table:table-cell>
          <table:table-cell table:formula="of:=MEDIAN([DATA.D42];[DATA.D87];[DATA.D132];[DATA.D177];[DATA.D222])" office:value-type="float" office:value="11796480" calcext:value-type="float">
            <text:p>11796480</text:p>
          </table:table-cell>
          <table:table-cell table:formula="of:=MEDIAN([DATA.E42];[DATA.E87];[DATA.E132];[DATA.E177];[DATA.E222])" office:value-type="string" office:string-value="" calcext:value-type="error">
            <text:p>#VALUE!</text:p>
          </table:table-cell>
          <table:table-cell table:formula="of:=MEDIAN([DATA.F42];[DATA.F87];[DATA.F132];[DATA.F177];[DATA.F222])" office:value-type="float" office:value="0.000512" calcext:value-type="float">
            <text:p>0,000512</text:p>
          </table:table-cell>
          <table:table-cell table:formula="of:=MEDIAN([DATA.G42];[DATA.G87];[DATA.G132];[DATA.G177];[DATA.G222])" office:value-type="float" office:value="0" calcext:value-type="float">
            <text:p>0</text:p>
          </table:table-cell>
          <table:table-cell table:formula="of:=MEDIAN([DATA.H42];[DATA.H87];[DATA.H132];[DATA.H177];[DATA.H222])" office:value-type="float" office:value="65.814202" calcext:value-type="float">
            <text:p>65,814202</text:p>
          </table:table-cell>
          <table:table-cell table:formula="of:=MEDIAN([DATA.I42];[DATA.I87];[DATA.I132];[DATA.I177];[DATA.I222])" office:value-type="float" office:value="0.111917" calcext:value-type="float">
            <text:p>0,111917</text:p>
          </table:table-cell>
          <table:table-cell table:formula="of:=MEDIAN([DATA.J42];[DATA.J87];[DATA.J132];[DATA.J177];[DATA.J222])" office:value-type="string" office:string-value="" calcext:value-type="error">
            <text:p>#VALUE!</text:p>
          </table:table-cell>
          <table:table-cell table:formula="of:=MEDIAN([DATA.K42];[DATA.K87];[DATA.K132];[DATA.K177];[DATA.K222])" office:value-type="string" office:string-value="" calcext:value-type="error">
            <text:p>#VALUE!</text:p>
          </table:table-cell>
          <table:table-cell table:formula="of:=MEDIAN([DATA.L42];[DATA.L87];[DATA.L132];[DATA.L177];[DATA.L222])" office:value-type="string" office:string-value="" calcext:value-type="error">
            <text:p>#VALUE!</text:p>
          </table:table-cell>
          <table:table-cell table:formula="of:=MEDIAN([DATA.M42];[DATA.M87];[DATA.M132];[DATA.M177];[DATA.M222])" office:value-type="string" office:string-value="" calcext:value-type="error">
            <text:p>#VALUE!</text:p>
          </table:table-cell>
          <table:table-cell table:formula="of:=MEDIAN([DATA.N42];[DATA.N87];[DATA.N132];[DATA.N177];[DATA.N222])" office:value-type="string" office:string-value="" calcext:value-type="error">
            <text:p>#VALUE!</text:p>
          </table:table-cell>
          <table:table-cell table:formula="of:=MEDIAN([DATA.O42];[DATA.O87];[DATA.O132];[DATA.O177];[DATA.O222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UV</text:p>
          </table:table-cell>
          <table:table-cell table:formula="of:=MEDIAN([DATA.D45];[DATA.D90];[DATA.D135];[DATA.D180];[DATA.D225])" office:value-type="float" office:value="9437184" calcext:value-type="float">
            <text:p>9437184</text:p>
          </table:table-cell>
          <table:table-cell table:formula="of:=MEDIAN([DATA.E45];[DATA.E90];[DATA.E135];[DATA.E180];[DATA.E225])" office:value-type="string" office:string-value="" calcext:value-type="error">
            <text:p>#VALUE!</text:p>
          </table:table-cell>
          <table:table-cell table:formula="of:=MEDIAN([DATA.F45];[DATA.F90];[DATA.F135];[DATA.F180];[DATA.F225])" office:value-type="float" office:value="0.001826" calcext:value-type="float">
            <text:p>0,001826</text:p>
          </table:table-cell>
          <table:table-cell table:formula="of:=MEDIAN([DATA.G45];[DATA.G90];[DATA.G135];[DATA.G180];[DATA.G225])" office:value-type="float" office:value="0.000003" calcext:value-type="float">
            <text:p>3E-06</text:p>
          </table:table-cell>
          <table:table-cell table:formula="of:=MEDIAN([DATA.H45];[DATA.H90];[DATA.H135];[DATA.H180];[DATA.H225])" office:value-type="float" office:value="54.769615" calcext:value-type="float">
            <text:p>54,769615</text:p>
          </table:table-cell>
          <table:table-cell table:formula="of:=MEDIAN([DATA.I45];[DATA.I90];[DATA.I135];[DATA.I180];[DATA.I225])" office:value-type="float" office:value="1.419502" calcext:value-type="float">
            <text:p>1,419502</text:p>
          </table:table-cell>
          <table:table-cell table:formula="of:=MEDIAN([DATA.J45];[DATA.J90];[DATA.J135];[DATA.J180];[DATA.J225])" office:value-type="string" office:string-value="" calcext:value-type="error">
            <text:p>#VALUE!</text:p>
          </table:table-cell>
          <table:table-cell table:formula="of:=MEDIAN([DATA.K45];[DATA.K90];[DATA.K135];[DATA.K180];[DATA.K225])" office:value-type="string" office:string-value="" calcext:value-type="error">
            <text:p>#VALUE!</text:p>
          </table:table-cell>
          <table:table-cell table:formula="of:=MEDIAN([DATA.L45];[DATA.L90];[DATA.L135];[DATA.L180];[DATA.L225])" office:value-type="string" office:string-value="" calcext:value-type="error">
            <text:p>#VALUE!</text:p>
          </table:table-cell>
          <table:table-cell table:formula="of:=MEDIAN([DATA.M45];[DATA.M90];[DATA.M135];[DATA.M180];[DATA.M225])" office:value-type="string" office:string-value="" calcext:value-type="error">
            <text:p>#VALUE!</text:p>
          </table:table-cell>
          <table:table-cell table:formula="of:=MEDIAN([DATA.N45];[DATA.N90];[DATA.N135];[DATA.N180];[DATA.N225])" office:value-type="string" office:string-value="" calcext:value-type="error">
            <text:p>#VALUE!</text:p>
          </table:table-cell>
          <table:table-cell table:formula="of:=MEDIAN([DATA.O45];[DATA.O90];[DATA.O135];[DATA.O180];[DATA.O225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UV</text:p>
          </table:table-cell>
          <table:table-cell table:formula="of:=MEDIAN([DATA.D46];[DATA.D91];[DATA.D136];[DATA.D181];[DATA.D226])" office:value-type="float" office:value="11796480" calcext:value-type="float">
            <text:p>11796480</text:p>
          </table:table-cell>
          <table:table-cell table:formula="of:=MEDIAN([DATA.E46];[DATA.E91];[DATA.E136];[DATA.E181];[DATA.E226])" office:value-type="string" office:string-value="" calcext:value-type="error">
            <text:p>#VALUE!</text:p>
          </table:table-cell>
          <table:table-cell table:formula="of:=MEDIAN([DATA.F46];[DATA.F91];[DATA.F136];[DATA.F181];[DATA.F226])" office:value-type="float" office:value="0.000468" calcext:value-type="float">
            <text:p>0,000468</text:p>
          </table:table-cell>
          <table:table-cell table:formula="of:=MEDIAN([DATA.G46];[DATA.G91];[DATA.G136];[DATA.G181];[DATA.G226])" office:value-type="float" office:value="0" calcext:value-type="float">
            <text:p>0</text:p>
          </table:table-cell>
          <table:table-cell table:formula="of:=MEDIAN([DATA.H46];[DATA.H91];[DATA.H136];[DATA.H181];[DATA.H226])" office:value-type="float" office:value="66.589212" calcext:value-type="float">
            <text:p>66,589212</text:p>
          </table:table-cell>
          <table:table-cell table:formula="of:=MEDIAN([DATA.I46];[DATA.I91];[DATA.I136];[DATA.I181];[DATA.I226])" office:value-type="float" office:value="1.653069" calcext:value-type="float">
            <text:p>1,653069</text:p>
          </table:table-cell>
          <table:table-cell table:formula="of:=MEDIAN([DATA.J46];[DATA.J91];[DATA.J136];[DATA.J181];[DATA.J226])" office:value-type="string" office:string-value="" calcext:value-type="error">
            <text:p>#VALUE!</text:p>
          </table:table-cell>
          <table:table-cell table:formula="of:=MEDIAN([DATA.K46];[DATA.K91];[DATA.K136];[DATA.K181];[DATA.K226])" office:value-type="string" office:string-value="" calcext:value-type="error">
            <text:p>#VALUE!</text:p>
          </table:table-cell>
          <table:table-cell table:formula="of:=MEDIAN([DATA.L46];[DATA.L91];[DATA.L136];[DATA.L181];[DATA.L226])" office:value-type="string" office:string-value="" calcext:value-type="error">
            <text:p>#VALUE!</text:p>
          </table:table-cell>
          <table:table-cell table:formula="of:=MEDIAN([DATA.M46];[DATA.M91];[DATA.M136];[DATA.M181];[DATA.M226])" office:value-type="string" office:string-value="" calcext:value-type="error">
            <text:p>#VALUE!</text:p>
          </table:table-cell>
          <table:table-cell table:formula="of:=MEDIAN([DATA.N46];[DATA.N91];[DATA.N136];[DATA.N181];[DATA.N226])" office:value-type="string" office:string-value="" calcext:value-type="error">
            <text:p>#VALUE!</text:p>
          </table:table-cell>
          <table:table-cell table:formula="of:=MEDIAN([DATA.O46];[DATA.O91];[DATA.O136];[DATA.O181];[DATA.O226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PbPr</text:p>
          </table:table-cell>
          <table:table-cell table:formula="of:=MEDIAN([DATA.D40];[DATA.D85];[DATA.D130];[DATA.D175];[DATA.D220])" office:value-type="float" office:value="7077888" calcext:value-type="float">
            <text:p>7077888</text:p>
          </table:table-cell>
          <table:table-cell table:formula="of:=MEDIAN([DATA.E40];[DATA.E85];[DATA.E130];[DATA.E175];[DATA.E220])" office:value-type="string" office:string-value="" calcext:value-type="error">
            <text:p>#VALUE!</text:p>
          </table:table-cell>
          <table:table-cell table:formula="of:=MEDIAN([DATA.F40];[DATA.F85];[DATA.F130];[DATA.F175];[DATA.F220])" office:value-type="float" office:value="0.00824" calcext:value-type="float">
            <text:p>0,00824</text:p>
          </table:table-cell>
          <table:table-cell table:formula="of:=MEDIAN([DATA.G40];[DATA.G85];[DATA.G130];[DATA.G175];[DATA.G220])" office:value-type="float" office:value="0.000068" calcext:value-type="float">
            <text:p>6,8E-05</text:p>
          </table:table-cell>
          <table:table-cell table:formula="of:=MEDIAN([DATA.H40];[DATA.H85];[DATA.H130];[DATA.H175];[DATA.H220])" office:value-type="float" office:value="41.68135" calcext:value-type="float">
            <text:p>41,68135</text:p>
          </table:table-cell>
          <table:table-cell table:formula="of:=MEDIAN([DATA.I40];[DATA.I85];[DATA.I130];[DATA.I175];[DATA.I220])" office:value-type="float" office:value="0.359574" calcext:value-type="float">
            <text:p>0,359574</text:p>
          </table:table-cell>
          <table:table-cell table:formula="of:=MEDIAN([DATA.J40];[DATA.J85];[DATA.J130];[DATA.J175];[DATA.J220])" office:value-type="string" office:string-value="" calcext:value-type="error">
            <text:p>#VALUE!</text:p>
          </table:table-cell>
          <table:table-cell table:formula="of:=MEDIAN([DATA.K40];[DATA.K85];[DATA.K130];[DATA.K175];[DATA.K220])" office:value-type="string" office:string-value="" calcext:value-type="error">
            <text:p>#VALUE!</text:p>
          </table:table-cell>
          <table:table-cell table:formula="of:=MEDIAN([DATA.L40];[DATA.L85];[DATA.L130];[DATA.L175];[DATA.L220])" office:value-type="string" office:string-value="" calcext:value-type="error">
            <text:p>#VALUE!</text:p>
          </table:table-cell>
          <table:table-cell table:formula="of:=MEDIAN([DATA.M40];[DATA.M85];[DATA.M130];[DATA.M175];[DATA.M220])" office:value-type="string" office:string-value="" calcext:value-type="error">
            <text:p>#VALUE!</text:p>
          </table:table-cell>
          <table:table-cell table:formula="of:=MEDIAN([DATA.N40];[DATA.N85];[DATA.N130];[DATA.N175];[DATA.N220])" office:value-type="string" office:string-value="" calcext:value-type="error">
            <text:p>#VALUE!</text:p>
          </table:table-cell>
          <table:table-cell table:formula="of:=MEDIAN([DATA.O40];[DATA.O85];[DATA.O130];[DATA.O175];[DATA.O220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UV</text:p>
          </table:table-cell>
          <table:table-cell table:formula="of:=MEDIAN([DATA.D44];[DATA.D89];[DATA.D134];[DATA.D179];[DATA.D224])" office:value-type="float" office:value="7077888" calcext:value-type="float">
            <text:p>7077888</text:p>
          </table:table-cell>
          <table:table-cell table:formula="of:=MEDIAN([DATA.E44];[DATA.E89];[DATA.E134];[DATA.E179];[DATA.E224])" office:value-type="string" office:string-value="" calcext:value-type="error">
            <text:p>#VALUE!</text:p>
          </table:table-cell>
          <table:table-cell table:formula="of:=MEDIAN([DATA.F44];[DATA.F89];[DATA.F134];[DATA.F179];[DATA.F224])" office:value-type="float" office:value="0.007387" calcext:value-type="float">
            <text:p>0,007387</text:p>
          </table:table-cell>
          <table:table-cell table:formula="of:=MEDIAN([DATA.G44];[DATA.G89];[DATA.G134];[DATA.G179];[DATA.G224])" office:value-type="float" office:value="0.000055" calcext:value-type="float">
            <text:p>5,5E-05</text:p>
          </table:table-cell>
          <table:table-cell table:formula="of:=MEDIAN([DATA.H44];[DATA.H89];[DATA.H134];[DATA.H179];[DATA.H224])" office:value-type="float" office:value="42.630843" calcext:value-type="float">
            <text:p>42,630843</text:p>
          </table:table-cell>
          <table:table-cell table:formula="of:=MEDIAN([DATA.I44];[DATA.I89];[DATA.I134];[DATA.I179];[DATA.I224])" office:value-type="float" office:value="2.83537" calcext:value-type="float">
            <text:p>2,83537</text:p>
          </table:table-cell>
          <table:table-cell table:formula="of:=MEDIAN([DATA.J44];[DATA.J89];[DATA.J134];[DATA.J179];[DATA.J224])" office:value-type="string" office:string-value="" calcext:value-type="error">
            <text:p>#VALUE!</text:p>
          </table:table-cell>
          <table:table-cell table:formula="of:=MEDIAN([DATA.K44];[DATA.K89];[DATA.K134];[DATA.K179];[DATA.K224])" office:value-type="string" office:string-value="" calcext:value-type="error">
            <text:p>#VALUE!</text:p>
          </table:table-cell>
          <table:table-cell table:formula="of:=MEDIAN([DATA.L44];[DATA.L89];[DATA.L134];[DATA.L179];[DATA.L224])" office:value-type="string" office:string-value="" calcext:value-type="error">
            <text:p>#VALUE!</text:p>
          </table:table-cell>
          <table:table-cell table:formula="of:=MEDIAN([DATA.M44];[DATA.M89];[DATA.M134];[DATA.M179];[DATA.M224])" office:value-type="string" office:string-value="" calcext:value-type="error">
            <text:p>#VALUE!</text:p>
          </table:table-cell>
          <table:table-cell table:formula="of:=MEDIAN([DATA.N44];[DATA.N89];[DATA.N134];[DATA.N179];[DATA.N224])" office:value-type="string" office:string-value="" calcext:value-type="error">
            <text:p>#VALUE!</text:p>
          </table:table-cell>
          <table:table-cell table:formula="of:=MEDIAN([DATA.O44];[DATA.O89];[DATA.O134];[DATA.O179];[DATA.O224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table:formula="of:=MEDIAN([DATA.D16];[DATA.D61];[DATA.D106];[DATA.D151];[DATA.D196])" office:value-type="float" office:value="7077888" calcext:value-type="float">
            <text:p>7077888</text:p>
          </table:table-cell>
          <table:table-cell table:formula="of:=MEDIAN([DATA.E16];[DATA.E61];[DATA.E106];[DATA.E151];[DATA.E196])" office:value-type="string" office:string-value="" calcext:value-type="error">
            <text:p>#VALUE!</text:p>
          </table:table-cell>
          <table:table-cell table:formula="of:=MEDIAN([DATA.F16];[DATA.F61];[DATA.F106];[DATA.F151];[DATA.F196])" office:value-type="float" office:value="0.007381" calcext:value-type="float">
            <text:p>0,007381</text:p>
          </table:table-cell>
          <table:table-cell table:formula="of:=MEDIAN([DATA.G16];[DATA.G61];[DATA.G106];[DATA.G151];[DATA.G196])" office:value-type="float" office:value="0.000054" calcext:value-type="float">
            <text:p>5,4E-05</text:p>
          </table:table-cell>
          <table:table-cell table:formula="of:=MEDIAN([DATA.H16];[DATA.H61];[DATA.H106];[DATA.H151];[DATA.H196])" office:value-type="float" office:value="42.637119" calcext:value-type="float">
            <text:p>42,637119</text:p>
          </table:table-cell>
          <table:table-cell table:formula="of:=MEDIAN([DATA.I16];[DATA.I61];[DATA.I106];[DATA.I151];[DATA.I196])" office:value-type="float" office:value="2.753379" calcext:value-type="float">
            <text:p>2,753379</text:p>
          </table:table-cell>
          <table:table-cell table:formula="of:=MEDIAN([DATA.J16];[DATA.J61];[DATA.J106];[DATA.J151];[DATA.J196])" office:value-type="string" office:string-value="" calcext:value-type="error">
            <text:p>#VALUE!</text:p>
          </table:table-cell>
          <table:table-cell table:formula="of:=MEDIAN([DATA.K16];[DATA.K61];[DATA.K106];[DATA.K151];[DATA.K196])" office:value-type="string" office:string-value="" calcext:value-type="error">
            <text:p>#VALUE!</text:p>
          </table:table-cell>
          <table:table-cell table:formula="of:=MEDIAN([DATA.L16];[DATA.L61];[DATA.L106];[DATA.L151];[DATA.L196])" office:value-type="string" office:string-value="" calcext:value-type="error">
            <text:p>#VALUE!</text:p>
          </table:table-cell>
          <table:table-cell table:formula="of:=MEDIAN([DATA.M16];[DATA.M61];[DATA.M106];[DATA.M151];[DATA.M196])" office:value-type="string" office:string-value="" calcext:value-type="error">
            <text:p>#VALUE!</text:p>
          </table:table-cell>
          <table:table-cell table:formula="of:=MEDIAN([DATA.N16];[DATA.N61];[DATA.N106];[DATA.N151];[DATA.N196])" office:value-type="string" office:string-value="" calcext:value-type="error">
            <text:p>#VALUE!</text:p>
          </table:table-cell>
          <table:table-cell table:formula="of:=MEDIAN([DATA.O16];[DATA.O61];[DATA.O106];[DATA.O151];[DATA.O196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table:formula="of:=MEDIAN([DATA.D17];[DATA.D62];[DATA.D107];[DATA.D152];[DATA.D197])" office:value-type="float" office:value="9437184" calcext:value-type="float">
            <text:p>9437184</text:p>
          </table:table-cell>
          <table:table-cell table:formula="of:=MEDIAN([DATA.E17];[DATA.E62];[DATA.E107];[DATA.E152];[DATA.E197])" office:value-type="string" office:string-value="" calcext:value-type="error">
            <text:p>#VALUE!</text:p>
          </table:table-cell>
          <table:table-cell table:formula="of:=MEDIAN([DATA.F17];[DATA.F62];[DATA.F107];[DATA.F152];[DATA.F197])" office:value-type="float" office:value="0.001816" calcext:value-type="float">
            <text:p>0,001816</text:p>
          </table:table-cell>
          <table:table-cell table:formula="of:=MEDIAN([DATA.G17];[DATA.G62];[DATA.G107];[DATA.G152];[DATA.G197])" office:value-type="float" office:value="0.000003" calcext:value-type="float">
            <text:p>3E-06</text:p>
          </table:table-cell>
          <table:table-cell table:formula="of:=MEDIAN([DATA.H17];[DATA.H62];[DATA.H107];[DATA.H152];[DATA.H197])" office:value-type="float" office:value="54.816512" calcext:value-type="float">
            <text:p>54,816512</text:p>
          </table:table-cell>
          <table:table-cell table:formula="of:=MEDIAN([DATA.I17];[DATA.I62];[DATA.I107];[DATA.I152];[DATA.I197])" office:value-type="float" office:value="1.802002" calcext:value-type="float">
            <text:p>1,802002</text:p>
          </table:table-cell>
          <table:table-cell table:formula="of:=MEDIAN([DATA.J17];[DATA.J62];[DATA.J107];[DATA.J152];[DATA.J197])" office:value-type="string" office:string-value="" calcext:value-type="error">
            <text:p>#VALUE!</text:p>
          </table:table-cell>
          <table:table-cell table:formula="of:=MEDIAN([DATA.K17];[DATA.K62];[DATA.K107];[DATA.K152];[DATA.K197])" office:value-type="string" office:string-value="" calcext:value-type="error">
            <text:p>#VALUE!</text:p>
          </table:table-cell>
          <table:table-cell table:formula="of:=MEDIAN([DATA.L17];[DATA.L62];[DATA.L107];[DATA.L152];[DATA.L197])" office:value-type="string" office:string-value="" calcext:value-type="error">
            <text:p>#VALUE!</text:p>
          </table:table-cell>
          <table:table-cell table:formula="of:=MEDIAN([DATA.M17];[DATA.M62];[DATA.M107];[DATA.M152];[DATA.M197])" office:value-type="string" office:string-value="" calcext:value-type="error">
            <text:p>#VALUE!</text:p>
          </table:table-cell>
          <table:table-cell table:formula="of:=MEDIAN([DATA.N17];[DATA.N62];[DATA.N107];[DATA.N152];[DATA.N197])" office:value-type="string" office:string-value="" calcext:value-type="error">
            <text:p>#VALUE!</text:p>
          </table:table-cell>
          <table:table-cell table:formula="of:=MEDIAN([DATA.O17];[DATA.O62];[DATA.O107];[DATA.O152];[DATA.O197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b</text:p>
          </table:table-cell>
          <table:table-cell table:formula="of:=MEDIAN([DATA.D18];[DATA.D63];[DATA.D108];[DATA.D153];[DATA.D198])" office:value-type="float" office:value="11796480" calcext:value-type="float">
            <text:p>11796480</text:p>
          </table:table-cell>
          <table:table-cell table:formula="of:=MEDIAN([DATA.E18];[DATA.E63];[DATA.E108];[DATA.E153];[DATA.E198])" office:value-type="string" office:string-value="" calcext:value-type="error">
            <text:p>#VALUE!</text:p>
          </table:table-cell>
          <table:table-cell table:formula="of:=MEDIAN([DATA.F18];[DATA.F63];[DATA.F108];[DATA.F153];[DATA.F198])" office:value-type="float" office:value="0.000453" calcext:value-type="float">
            <text:p>0,000453</text:p>
          </table:table-cell>
          <table:table-cell table:formula="of:=MEDIAN([DATA.G18];[DATA.G63];[DATA.G108];[DATA.G153];[DATA.G198])" office:value-type="float" office:value="0" calcext:value-type="float">
            <text:p>0</text:p>
          </table:table-cell>
          <table:table-cell table:formula="of:=MEDIAN([DATA.H18];[DATA.H63];[DATA.H108];[DATA.H153];[DATA.H198])" office:value-type="float" office:value="66.877376" calcext:value-type="float">
            <text:p>66,877376</text:p>
          </table:table-cell>
          <table:table-cell table:formula="of:=MEDIAN([DATA.I18];[DATA.I63];[DATA.I108];[DATA.I153];[DATA.I198])" office:value-type="float" office:value="1.56915" calcext:value-type="float">
            <text:p>1,56915</text:p>
          </table:table-cell>
          <table:table-cell table:formula="of:=MEDIAN([DATA.J18];[DATA.J63];[DATA.J108];[DATA.J153];[DATA.J198])" office:value-type="string" office:string-value="" calcext:value-type="error">
            <text:p>#VALUE!</text:p>
          </table:table-cell>
          <table:table-cell table:formula="of:=MEDIAN([DATA.K18];[DATA.K63];[DATA.K108];[DATA.K153];[DATA.K198])" office:value-type="string" office:string-value="" calcext:value-type="error">
            <text:p>#VALUE!</text:p>
          </table:table-cell>
          <table:table-cell table:formula="of:=MEDIAN([DATA.L18];[DATA.L63];[DATA.L108];[DATA.L153];[DATA.L198])" office:value-type="string" office:string-value="" calcext:value-type="error">
            <text:p>#VALUE!</text:p>
          </table:table-cell>
          <table:table-cell table:formula="of:=MEDIAN([DATA.M18];[DATA.M63];[DATA.M108];[DATA.M153];[DATA.M198])" office:value-type="string" office:string-value="" calcext:value-type="error">
            <text:p>#VALUE!</text:p>
          </table:table-cell>
          <table:table-cell table:formula="of:=MEDIAN([DATA.N18];[DATA.N63];[DATA.N108];[DATA.N153];[DATA.N198])" office:value-type="string" office:string-value="" calcext:value-type="error">
            <text:p>#VALUE!</text:p>
          </table:table-cell>
          <table:table-cell table:formula="of:=MEDIAN([DATA.O18];[DATA.O63];[DATA.O108];[DATA.O153];[DATA.O198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b</text:p>
          </table:table-cell>
          <table:table-cell table:formula="of:=MEDIAN([DATA.D15];[DATA.D60];[DATA.D105];[DATA.D150];[DATA.D195])" office:value-type="float" office:value="4718592" calcext:value-type="float">
            <text:p>4718592</text:p>
          </table:table-cell>
          <table:table-cell table:formula="of:=MEDIAN([DATA.E15];[DATA.E60];[DATA.E105];[DATA.E150];[DATA.E195])" office:value-type="string" office:string-value="" calcext:value-type="error">
            <text:p>#VALUE!</text:p>
          </table:table-cell>
          <table:table-cell table:formula="of:=MEDIAN([DATA.F15];[DATA.F60];[DATA.F105];[DATA.F150];[DATA.F195])" office:value-type="float" office:value="0.035227" calcext:value-type="float">
            <text:p>0,035227</text:p>
          </table:table-cell>
          <table:table-cell table:formula="of:=MEDIAN([DATA.G15];[DATA.G60];[DATA.G105];[DATA.G150];[DATA.G195])" office:value-type="float" office:value="0.001241" calcext:value-type="float">
            <text:p>0,001241</text:p>
          </table:table-cell>
          <table:table-cell table:formula="of:=MEDIAN([DATA.H15];[DATA.H60];[DATA.H105];[DATA.H150];[DATA.H195])" office:value-type="float" office:value="29.06245" calcext:value-type="float">
            <text:p>29,06245</text:p>
          </table:table-cell>
          <table:table-cell table:formula="of:=MEDIAN([DATA.I15];[DATA.I60];[DATA.I105];[DATA.I150];[DATA.I195])" office:value-type="float" office:value="31.784866" calcext:value-type="float">
            <text:p>31,784866</text:p>
          </table:table-cell>
          <table:table-cell table:formula="of:=MEDIAN([DATA.J15];[DATA.J60];[DATA.J105];[DATA.J150];[DATA.J195])" office:value-type="string" office:string-value="" calcext:value-type="error">
            <text:p>#VALUE!</text:p>
          </table:table-cell>
          <table:table-cell table:formula="of:=MEDIAN([DATA.K15];[DATA.K60];[DATA.K105];[DATA.K150];[DATA.K195])" office:value-type="string" office:string-value="" calcext:value-type="error">
            <text:p>#VALUE!</text:p>
          </table:table-cell>
          <table:table-cell table:formula="of:=MEDIAN([DATA.L15];[DATA.L60];[DATA.L105];[DATA.L150];[DATA.L195])" office:value-type="string" office:string-value="" calcext:value-type="error">
            <text:p>#VALUE!</text:p>
          </table:table-cell>
          <table:table-cell table:formula="of:=MEDIAN([DATA.M15];[DATA.M60];[DATA.M105];[DATA.M150];[DATA.M195])" office:value-type="string" office:string-value="" calcext:value-type="error">
            <text:p>#VALUE!</text:p>
          </table:table-cell>
          <table:table-cell table:formula="of:=MEDIAN([DATA.N15];[DATA.N60];[DATA.N105];[DATA.N150];[DATA.N195])" office:value-type="string" office:string-value="" calcext:value-type="error">
            <text:p>#VALUE!</text:p>
          </table:table-cell>
          <table:table-cell table:formula="of:=MEDIAN([DATA.O15];[DATA.O60];[DATA.O105];[DATA.O150];[DATA.O195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CC</text:p>
          </table:table-cell>
          <table:table-cell table:formula="of:=MEDIAN([DATA.D37];[DATA.D82];[DATA.D127];[DATA.D172];[DATA.D217])" office:value-type="float" office:value="9437184" calcext:value-type="float">
            <text:p>9437184</text:p>
          </table:table-cell>
          <table:table-cell table:formula="of:=MEDIAN([DATA.E37];[DATA.E82];[DATA.E127];[DATA.E172];[DATA.E217])" office:value-type="string" office:string-value="" calcext:value-type="error">
            <text:p>#VALUE!</text:p>
          </table:table-cell>
          <table:table-cell table:formula="of:=MEDIAN([DATA.F37];[DATA.F82];[DATA.F127];[DATA.F172];[DATA.F217])" office:value-type="float" office:value="0.056848" calcext:value-type="float">
            <text:p>0,056848</text:p>
          </table:table-cell>
          <table:table-cell table:formula="of:=MEDIAN([DATA.G37];[DATA.G82];[DATA.G127];[DATA.G172];[DATA.G217])" office:value-type="float" office:value="0.003232" calcext:value-type="float">
            <text:p>0,003232</text:p>
          </table:table-cell>
          <table:table-cell table:formula="of:=MEDIAN([DATA.H37];[DATA.H82];[DATA.H127];[DATA.H172];[DATA.H217])" office:value-type="float" office:value="24.905667" calcext:value-type="float">
            <text:p>24,905667</text:p>
          </table:table-cell>
          <table:table-cell table:formula="of:=MEDIAN([DATA.I37];[DATA.I82];[DATA.I127];[DATA.I172];[DATA.I217])" office:value-type="float" office:value="9.803572" calcext:value-type="float">
            <text:p>9,803572</text:p>
          </table:table-cell>
          <table:table-cell table:formula="of:=MEDIAN([DATA.J37];[DATA.J82];[DATA.J127];[DATA.J172];[DATA.J217])" office:value-type="string" office:string-value="" calcext:value-type="error">
            <text:p>#VALUE!</text:p>
          </table:table-cell>
          <table:table-cell table:formula="of:=MEDIAN([DATA.K37];[DATA.K82];[DATA.K127];[DATA.K172];[DATA.K217])" office:value-type="string" office:string-value="" calcext:value-type="error">
            <text:p>#VALUE!</text:p>
          </table:table-cell>
          <table:table-cell table:formula="of:=MEDIAN([DATA.L37];[DATA.L82];[DATA.L127];[DATA.L172];[DATA.L217])" office:value-type="string" office:string-value="" calcext:value-type="error">
            <text:p>#VALUE!</text:p>
          </table:table-cell>
          <table:table-cell table:formula="of:=MEDIAN([DATA.M37];[DATA.M82];[DATA.M127];[DATA.M172];[DATA.M217])" office:value-type="string" office:string-value="" calcext:value-type="error">
            <text:p>#VALUE!</text:p>
          </table:table-cell>
          <table:table-cell table:formula="of:=MEDIAN([DATA.N37];[DATA.N82];[DATA.N127];[DATA.N172];[DATA.N217])" office:value-type="string" office:string-value="" calcext:value-type="error">
            <text:p>#VALUE!</text:p>
          </table:table-cell>
          <table:table-cell table:formula="of:=MEDIAN([DATA.O37];[DATA.O82];[DATA.O127];[DATA.O172];[DATA.O217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CC</text:p>
          </table:table-cell>
          <table:table-cell table:formula="of:=MEDIAN([DATA.D38];[DATA.D83];[DATA.D128];[DATA.D173];[DATA.D218])" office:value-type="float" office:value="11796480" calcext:value-type="float">
            <text:p>11796480</text:p>
          </table:table-cell>
          <table:table-cell table:formula="of:=MEDIAN([DATA.E38];[DATA.E83];[DATA.E128];[DATA.E173];[DATA.E218])" office:value-type="string" office:string-value="" calcext:value-type="error">
            <text:p>#VALUE!</text:p>
          </table:table-cell>
          <table:table-cell table:formula="of:=MEDIAN([DATA.F38];[DATA.F83];[DATA.F128];[DATA.F173];[DATA.F218])" office:value-type="float" office:value="0.056822" calcext:value-type="float">
            <text:p>0,056822</text:p>
          </table:table-cell>
          <table:table-cell table:formula="of:=MEDIAN([DATA.G38];[DATA.G83];[DATA.G128];[DATA.G173];[DATA.G218])" office:value-type="float" office:value="0.003229" calcext:value-type="float">
            <text:p>0,003229</text:p>
          </table:table-cell>
          <table:table-cell table:formula="of:=MEDIAN([DATA.H38];[DATA.H83];[DATA.H128];[DATA.H173];[DATA.H218])" office:value-type="float" office:value="24.909736" calcext:value-type="float">
            <text:p>24,909736</text:p>
          </table:table-cell>
          <table:table-cell table:formula="of:=MEDIAN([DATA.I38];[DATA.I83];[DATA.I128];[DATA.I173];[DATA.I218])" office:value-type="float" office:value="9.868121" calcext:value-type="float">
            <text:p>9,868121</text:p>
          </table:table-cell>
          <table:table-cell table:formula="of:=MEDIAN([DATA.J38];[DATA.J83];[DATA.J128];[DATA.J173];[DATA.J218])" office:value-type="string" office:string-value="" calcext:value-type="error">
            <text:p>#VALUE!</text:p>
          </table:table-cell>
          <table:table-cell table:formula="of:=MEDIAN([DATA.K38];[DATA.K83];[DATA.K128];[DATA.K173];[DATA.K218])" office:value-type="string" office:string-value="" calcext:value-type="error">
            <text:p>#VALUE!</text:p>
          </table:table-cell>
          <table:table-cell table:formula="of:=MEDIAN([DATA.L38];[DATA.L83];[DATA.L128];[DATA.L173];[DATA.L218])" office:value-type="string" office:string-value="" calcext:value-type="error">
            <text:p>#VALUE!</text:p>
          </table:table-cell>
          <table:table-cell table:formula="of:=MEDIAN([DATA.M38];[DATA.M83];[DATA.M128];[DATA.M173];[DATA.M218])" office:value-type="string" office:string-value="" calcext:value-type="error">
            <text:p>#VALUE!</text:p>
          </table:table-cell>
          <table:table-cell table:formula="of:=MEDIAN([DATA.N38];[DATA.N83];[DATA.N128];[DATA.N173];[DATA.N218])" office:value-type="string" office:string-value="" calcext:value-type="error">
            <text:p>#VALUE!</text:p>
          </table:table-cell>
          <table:table-cell table:formula="of:=MEDIAN([DATA.O38];[DATA.O83];[DATA.O128];[DATA.O173];[DATA.O218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CC</text:p>
          </table:table-cell>
          <table:table-cell table:formula="of:=MEDIAN([DATA.D36];[DATA.D81];[DATA.D126];[DATA.D171];[DATA.D216])" office:value-type="float" office:value="7077888" calcext:value-type="float">
            <text:p>7077888</text:p>
          </table:table-cell>
          <table:table-cell table:formula="of:=MEDIAN([DATA.E36];[DATA.E81];[DATA.E126];[DATA.E171];[DATA.E216])" office:value-type="string" office:string-value="" calcext:value-type="error">
            <text:p>#VALUE!</text:p>
          </table:table-cell>
          <table:table-cell table:formula="of:=MEDIAN([DATA.F36];[DATA.F81];[DATA.F126];[DATA.F171];[DATA.F216])" office:value-type="float" office:value="0.057308" calcext:value-type="float">
            <text:p>0,057308</text:p>
          </table:table-cell>
          <table:table-cell table:formula="of:=MEDIAN([DATA.G36];[DATA.G81];[DATA.G126];[DATA.G171];[DATA.G216])" office:value-type="float" office:value="0.003284" calcext:value-type="float">
            <text:p>0,003284</text:p>
          </table:table-cell>
          <table:table-cell table:formula="of:=MEDIAN([DATA.H36];[DATA.H81];[DATA.H126];[DATA.H171];[DATA.H216])" office:value-type="float" office:value="24.83567" calcext:value-type="float">
            <text:p>24,83567</text:p>
          </table:table-cell>
          <table:table-cell table:formula="of:=MEDIAN([DATA.I36];[DATA.I81];[DATA.I126];[DATA.I171];[DATA.I216])" office:value-type="float" office:value="11.43301" calcext:value-type="float">
            <text:p>11,43301</text:p>
          </table:table-cell>
          <table:table-cell table:formula="of:=MEDIAN([DATA.J36];[DATA.J81];[DATA.J126];[DATA.J171];[DATA.J216])" office:value-type="string" office:string-value="" calcext:value-type="error">
            <text:p>#VALUE!</text:p>
          </table:table-cell>
          <table:table-cell table:formula="of:=MEDIAN([DATA.K36];[DATA.K81];[DATA.K126];[DATA.K171];[DATA.K216])" office:value-type="string" office:string-value="" calcext:value-type="error">
            <text:p>#VALUE!</text:p>
          </table:table-cell>
          <table:table-cell table:formula="of:=MEDIAN([DATA.L36];[DATA.L81];[DATA.L126];[DATA.L171];[DATA.L216])" office:value-type="string" office:string-value="" calcext:value-type="error">
            <text:p>#VALUE!</text:p>
          </table:table-cell>
          <table:table-cell table:formula="of:=MEDIAN([DATA.M36];[DATA.M81];[DATA.M126];[DATA.M171];[DATA.M216])" office:value-type="string" office:string-value="" calcext:value-type="error">
            <text:p>#VALUE!</text:p>
          </table:table-cell>
          <table:table-cell table:formula="of:=MEDIAN([DATA.N36];[DATA.N81];[DATA.N126];[DATA.N171];[DATA.N216])" office:value-type="string" office:string-value="" calcext:value-type="error">
            <text:p>#VALUE!</text:p>
          </table:table-cell>
          <table:table-cell table:formula="of:=MEDIAN([DATA.O36];[DATA.O81];[DATA.O126];[DATA.O171];[DATA.O216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CC</text:p>
          </table:table-cell>
          <table:table-cell table:formula="of:=MEDIAN([DATA.D35];[DATA.D80];[DATA.D125];[DATA.D170];[DATA.D215])" office:value-type="float" office:value="4718592" calcext:value-type="float">
            <text:p>4718592</text:p>
          </table:table-cell>
          <table:table-cell table:formula="of:=MEDIAN([DATA.E35];[DATA.E80];[DATA.E125];[DATA.E170];[DATA.E215])" office:value-type="string" office:string-value="" calcext:value-type="error">
            <text:p>#VALUE!</text:p>
          </table:table-cell>
          <table:table-cell table:formula="of:=MEDIAN([DATA.F35];[DATA.F80];[DATA.F125];[DATA.F170];[DATA.F215])" office:value-type="float" office:value="0.065587" calcext:value-type="float">
            <text:p>0,065587</text:p>
          </table:table-cell>
          <table:table-cell table:formula="of:=MEDIAN([DATA.G35];[DATA.G80];[DATA.G125];[DATA.G170];[DATA.G215])" office:value-type="float" office:value="0.004302" calcext:value-type="float">
            <text:p>0,004302</text:p>
          </table:table-cell>
          <table:table-cell table:formula="of:=MEDIAN([DATA.H35];[DATA.H80];[DATA.H125];[DATA.H170];[DATA.H215])" office:value-type="float" office:value="23.663598" calcext:value-type="float">
            <text:p>23,663598</text:p>
          </table:table-cell>
          <table:table-cell table:formula="of:=MEDIAN([DATA.I35];[DATA.I80];[DATA.I125];[DATA.I170];[DATA.I215])" office:value-type="float" office:value="14.050912" calcext:value-type="float">
            <text:p>14,050912</text:p>
          </table:table-cell>
          <table:table-cell table:formula="of:=MEDIAN([DATA.J35];[DATA.J80];[DATA.J125];[DATA.J170];[DATA.J215])" office:value-type="string" office:string-value="" calcext:value-type="error">
            <text:p>#VALUE!</text:p>
          </table:table-cell>
          <table:table-cell table:formula="of:=MEDIAN([DATA.K35];[DATA.K80];[DATA.K125];[DATA.K170];[DATA.K215])" office:value-type="string" office:string-value="" calcext:value-type="error">
            <text:p>#VALUE!</text:p>
          </table:table-cell>
          <table:table-cell table:formula="of:=MEDIAN([DATA.L35];[DATA.L80];[DATA.L125];[DATA.L170];[DATA.L215])" office:value-type="string" office:string-value="" calcext:value-type="error">
            <text:p>#VALUE!</text:p>
          </table:table-cell>
          <table:table-cell table:formula="of:=MEDIAN([DATA.M35];[DATA.M80];[DATA.M125];[DATA.M170];[DATA.M215])" office:value-type="string" office:string-value="" calcext:value-type="error">
            <text:p>#VALUE!</text:p>
          </table:table-cell>
          <table:table-cell table:formula="of:=MEDIAN([DATA.N35];[DATA.N80];[DATA.N125];[DATA.N170];[DATA.N215])" office:value-type="string" office:string-value="" calcext:value-type="error">
            <text:p>#VALUE!</text:p>
          </table:table-cell>
          <table:table-cell table:formula="of:=MEDIAN([DATA.O35];[DATA.O80];[DATA.O125];[DATA.O170];[DATA.O215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GB(A)</text:p>
          </table:table-cell>
          <table:table-cell table:formula="of:=MEDIAN([DATA.D2];[DATA.D47];[DATA.D92];[DATA.D137];[DATA.D182])" office:value-type="float" office:value="10194519" calcext:value-type="float">
            <text:p>10194519</text:p>
          </table:table-cell>
          <table:table-cell table:number-columns-repeated="11"/>
        </table:table-row>
      </table:table>
      <table:table table:name="Sheet4" table:style-name="ta2">
        <office:forms form:automatic-focus="false" form:apply-design-mode="false"/>
        <table:shapes>
          <draw:frame draw:z-index="0" draw:style-name="gr1" draw:text-style-name="P1" svg:width="431.6mm" svg:height="247mm" svg:x="4.18mm" svg:y="63.07mm">
            <draw:object draw:notify-on-update-of-ranges="Sheet4.A2:Sheet4.A12 Sheet4.B1:Sheet4.B1 Sheet4.B2:Sheet4.B12 Sheet4.C1:Sheet4.C1 Sheet4.C2:Sheet4.C12 Sheet4.D1:Sheet4.D1 Sheet4.D2:Sheet4.D12 Sheet4.E1:Sheet4.E1 Sheet4.E2:Sheet4.E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6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epth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Title:</text:p>
          </table:table-cell>
          <table:table-cell table:formula="of:=INDIRECT(&quot;Average.&quot; &amp;[.J1] &amp; &quot;1&quot;)" office:value-type="string" office:string-value="Relative Size to Original" calcext:value-type="string">
            <text:p>Relative Size to Original</text:p>
          </table:table-cell>
          <table:table-cell table:style-name="ce3" office:value-type="string" calcext:value-type="string">
            <text:p>Column: 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table:formula="of:=INDIRECT(&quot;Average.&quot; &amp;[.J1] &amp; &quot;23&quot;)" office:value-type="float" office:value="0.453234977282056" calcext:value-type="float">
            <text:p>0,453234977282056</text:p>
          </table:table-cell>
          <table:table-cell table:formula="of:=INDIRECT(&quot;Average.&quot; &amp;[.J1] &amp; &quot;24&quot;)" office:value-type="float" office:value="0.679852465923084" calcext:value-type="float">
            <text:p>0,679852465923084</text:p>
          </table:table-cell>
          <table:table-cell table:formula="of:=INDIRECT(&quot;Average.&quot; &amp;[.J1] &amp; &quot;25&quot;)" office:value-type="float" office:value="0.906469954564112" calcext:value-type="float">
            <text:p>0,906469954564112</text:p>
          </table:table-cell>
          <table:table-cell table:formula="of:=INDIRECT(&quot;Average.&quot; &amp;[.J1] &amp; &quot;26&quot;)" office:value-type="float" office:value="1.13308744320514" calcext:value-type="float">
            <text:p>1,13308744320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RGB</text:p>
          </table:table-cell>
          <table:table-cell table:formula="of:=INDIRECT(&quot;Average.&quot; &amp;[.J1] &amp; &quot;27&quot;)" office:value-type="float" office:value="0.453234977282056" calcext:value-type="float">
            <text:p>0,453234977282056</text:p>
          </table:table-cell>
          <table:table-cell table:formula="of:=INDIRECT(&quot;Average.&quot; &amp;[.J1] &amp; &quot;28&quot;)" office:value-type="float" office:value="0.679852465923084" calcext:value-type="float">
            <text:p>0,679852465923084</text:p>
          </table:table-cell>
          <table:table-cell table:formula="of:=INDIRECT(&quot;Average.&quot; &amp;[.J1] &amp; &quot;29&quot;)" office:value-type="float" office:value="0.906469954564112" calcext:value-type="float">
            <text:p>0,906469954564112</text:p>
          </table:table-cell>
          <table:table-cell table:formula="of:=INDIRECT(&quot;Average.&quot; &amp;[.J1] &amp; &quot;30&quot;)" office:value-type="float" office:value="1.13308744320514" calcext:value-type="float">
            <text:p>1,13308744320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YK</text:p>
          </table:table-cell>
          <table:table-cell table:formula="of:=INDIRECT(&quot;Average.&quot; &amp;[.J1] &amp; &quot;3&quot;)" office:value-type="float" office:value="0.604313303042742" calcext:value-type="float">
            <text:p>0,604313303042742</text:p>
          </table:table-cell>
          <table:table-cell table:formula="of:=INDIRECT(&quot;Average.&quot; &amp;[.J1] &amp; &quot;4&quot;)" office:value-type="float" office:value="0.906469954564112" calcext:value-type="float">
            <text:p>0,906469954564112</text:p>
          </table:table-cell>
          <table:table-cell table:formula="of:=INDIRECT(&quot;Average.&quot; &amp;[.J1] &amp; &quot;5&quot;)" office:value-type="float" office:value="1.20862660608548" calcext:value-type="float">
            <text:p>1,20862660608548</text:p>
          </table:table-cell>
          <table:table-cell table:formula="of:=INDIRECT(&quot;Average.&quot; &amp;[.J1] &amp; &quot;6&quot;)" office:value-type="float" office:value="1.51078325760685" calcext:value-type="float">
            <text:p>1,5107832576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YZ</text:p>
          </table:table-cell>
          <table:table-cell table:formula="of:=INDIRECT(&quot;Average.&quot; &amp;[.J1] &amp; &quot;31&quot;)" office:value-type="float" office:value="0.453234977282056" calcext:value-type="float">
            <text:p>0,453234977282056</text:p>
          </table:table-cell>
          <table:table-cell table:formula="of:=INDIRECT(&quot;Average.&quot; &amp;[.J1] &amp; &quot;32&quot;)" office:value-type="float" office:value="0.679852465923084" calcext:value-type="float">
            <text:p>0,679852465923084</text:p>
          </table:table-cell>
          <table:table-cell table:formula="of:=INDIRECT(&quot;Average.&quot; &amp;[.J1] &amp; &quot;33&quot;)" office:value-type="float" office:value="0.906469954564112" calcext:value-type="float">
            <text:p>0,906469954564112</text:p>
          </table:table-cell>
          <table:table-cell table:formula="of:=INDIRECT(&quot;Average.&quot; &amp;[.J1] &amp; &quot;34&quot;)" office:value-type="float" office:value="1.13308744320514" calcext:value-type="float">
            <text:p>1,13308744320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v</text:p>
          </table:table-cell>
          <table:table-cell table:formula="of:=INDIRECT(&quot;Average.&quot; &amp;[.J1] &amp; &quot;19&quot;)" office:value-type="float" office:value="0.453234977282056" calcext:value-type="float">
            <text:p>0,453234977282056</text:p>
          </table:table-cell>
          <table:table-cell table:formula="of:=INDIRECT(&quot;Average.&quot; &amp;[.J1] &amp; &quot;20&quot;)" office:value-type="float" office:value="0.679852465923084" calcext:value-type="float">
            <text:p>0,679852465923084</text:p>
          </table:table-cell>
          <table:table-cell table:formula="of:=INDIRECT(&quot;Average.&quot; &amp;[.J1] &amp; &quot;21&quot;)" office:value-type="float" office:value="0.906469954564112" calcext:value-type="float">
            <text:p>0,906469954564112</text:p>
          </table:table-cell>
          <table:table-cell table:formula="of:=INDIRECT(&quot;Average.&quot; &amp;[.J1] &amp; &quot;22&quot;)" office:value-type="float" office:value="1.13308744320514" calcext:value-type="float">
            <text:p>1,13308744320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b</text:p>
          </table:table-cell>
          <table:table-cell table:formula="of:=INDIRECT(&quot;Average.&quot; &amp;[.J1] &amp; &quot;15&quot;)" office:value-type="float" office:value="0.453234977282056" calcext:value-type="float">
            <text:p>0,453234977282056</text:p>
          </table:table-cell>
          <table:table-cell table:formula="of:=INDIRECT(&quot;Average.&quot; &amp;[.J1] &amp; &quot;16&quot;)" office:value-type="float" office:value="0.679852465923084" calcext:value-type="float">
            <text:p>0,679852465923084</text:p>
          </table:table-cell>
          <table:table-cell table:formula="of:=INDIRECT(&quot;Average.&quot; &amp;[.J1] &amp; &quot;17&quot;)" office:value-type="float" office:value="0.906469954564112" calcext:value-type="float">
            <text:p>0,906469954564112</text:p>
          </table:table-cell>
          <table:table-cell table:formula="of:=INDIRECT(&quot;Average.&quot; &amp;[.J1] &amp; &quot;18&quot;)" office:value-type="float" office:value="1.13308744320514" calcext:value-type="float">
            <text:p>1,13308744320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CL</text:p>
          </table:table-cell>
          <table:table-cell table:formula="of:=INDIRECT(&quot;Average.&quot; &amp;[.J1] &amp; &quot;11&quot;)" office:value-type="float" office:value="0.453234977282056" calcext:value-type="float">
            <text:p>0,453234977282056</text:p>
          </table:table-cell>
          <table:table-cell table:formula="of:=INDIRECT(&quot;Average.&quot; &amp;[.J1] &amp; &quot;12&quot;)" office:value-type="float" office:value="0.679852465923084" calcext:value-type="float">
            <text:p>0,679852465923084</text:p>
          </table:table-cell>
          <table:table-cell table:formula="of:=INDIRECT(&quot;Average.&quot; &amp;[.J1] &amp; &quot;13&quot;)" office:value-type="float" office:value="0.906469954564112" calcext:value-type="float">
            <text:p>0,906469954564112</text:p>
          </table:table-cell>
          <table:table-cell table:formula="of:=INDIRECT(&quot;Average.&quot; &amp;[.J1] &amp; &quot;14&quot;)" office:value-type="float" office:value="1.13308744320514" calcext:value-type="float">
            <text:p>1,13308744320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CC</text:p>
          </table:table-cell>
          <table:table-cell table:formula="of:=INDIRECT(&quot;Average.&quot; &amp;[.J1] &amp; &quot;35&quot;)" office:value-type="float" office:value="0.453234977282056" calcext:value-type="float">
            <text:p>0,453234977282056</text:p>
          </table:table-cell>
          <table:table-cell table:formula="of:=INDIRECT(&quot;Average.&quot; &amp;[.J1] &amp; &quot;36&quot;)" office:value-type="float" office:value="0.679852465923084" calcext:value-type="float">
            <text:p>0,679852465923084</text:p>
          </table:table-cell>
          <table:table-cell table:formula="of:=INDIRECT(&quot;Average.&quot; &amp;[.J1] &amp; &quot;37&quot;)" office:value-type="float" office:value="0.906469954564112" calcext:value-type="float">
            <text:p>0,906469954564112</text:p>
          </table:table-cell>
          <table:table-cell table:formula="of:=INDIRECT(&quot;Average.&quot; &amp;[.J1] &amp; &quot;38&quot;)" office:value-type="float" office:value="1.13308744320514" calcext:value-type="float">
            <text:p>1,13308744320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PbPr</text:p>
          </table:table-cell>
          <table:table-cell table:formula="of:=INDIRECT(&quot;Average.&quot; &amp;[.J1] &amp; &quot;39&quot;)" office:value-type="float" office:value="0.453234977282056" calcext:value-type="float">
            <text:p>0,453234977282056</text:p>
          </table:table-cell>
          <table:table-cell table:formula="of:=INDIRECT(&quot;Average.&quot; &amp;[.J1] &amp; &quot;40&quot;)" office:value-type="float" office:value="0.679852465923084" calcext:value-type="float">
            <text:p>0,679852465923084</text:p>
          </table:table-cell>
          <table:table-cell table:formula="of:=INDIRECT(&quot;Average.&quot; &amp;[.J1] &amp; &quot;41&quot;)" office:value-type="float" office:value="0.906469954564112" calcext:value-type="float">
            <text:p>0,906469954564112</text:p>
          </table:table-cell>
          <table:table-cell table:formula="of:=INDIRECT(&quot;Average.&quot; &amp;[.J1] &amp; &quot;42&quot;)" office:value-type="float" office:value="1.13308744320514" calcext:value-type="float">
            <text:p>1,13308744320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CbCr</text:p>
          </table:table-cell>
          <table:table-cell table:formula="of:=INDIRECT(&quot;Average.&quot; &amp;[.J1] &amp; &quot;7&quot;)" office:value-type="float" office:value="0.453234977282056" calcext:value-type="float">
            <text:p>0,453234977282056</text:p>
          </table:table-cell>
          <table:table-cell table:formula="of:=INDIRECT(&quot;Average.&quot; &amp;[.J1] &amp; &quot;8&quot;)" office:value-type="float" office:value="0.679852465923084" calcext:value-type="float">
            <text:p>0,679852465923084</text:p>
          </table:table-cell>
          <table:table-cell table:formula="of:=INDIRECT(&quot;Average.&quot; &amp;[.J1] &amp; &quot;9&quot;)" office:value-type="float" office:value="0.906469954564112" calcext:value-type="float">
            <text:p>0,906469954564112</text:p>
          </table:table-cell>
          <table:table-cell table:formula="of:=INDIRECT(&quot;Average.&quot; &amp;[.J1] &amp; &quot;10&quot;)" office:value-type="float" office:value="1.13308744320514" calcext:value-type="float">
            <text:p>1,13308744320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UV</text:p>
          </table:table-cell>
          <table:table-cell table:formula="of:=INDIRECT(&quot;Average.&quot; &amp;[.J1] &amp; &quot;43&quot;)" office:value-type="float" office:value="0.453234977282056" calcext:value-type="float">
            <text:p>0,453234977282056</text:p>
          </table:table-cell>
          <table:table-cell table:formula="of:=INDIRECT(&quot;Average.&quot; &amp;[.J1] &amp; &quot;44&quot;)" office:value-type="float" office:value="0.679852465923084" calcext:value-type="float">
            <text:p>0,679852465923084</text:p>
          </table:table-cell>
          <table:table-cell table:formula="of:=INDIRECT(&quot;Average.&quot; &amp;[.J1] &amp; &quot;45&quot;)" office:value-type="float" office:value="0.906469954564112" calcext:value-type="float">
            <text:p>0,906469954564112</text:p>
          </table:table-cell>
          <table:table-cell table:formula="of:=INDIRECT(&quot;Average.&quot; &amp;[.J1] &amp; &quot;46&quot;)" office:value-type="float" office:value="1.13308744320514" calcext:value-type="float">
            <text:p>1,13308744320514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DATA.B1:DATA.I673" table:display-filter-buttons="true" table:orientation="column"/>
        <table:database-range table:name="__Anonymous_Sheet_DB__2" table:target-range-address="MEDIAN.A1:MEDIAN.N46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DE" style:font-name-asian="DejaVu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de" fo:country="DE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0" loext:min-decimal-places="0" number:min-integer-digits="0"/>
    </number:number-style>
    <number:number-style style:name="N113">
      <number:number number:decimal-places="5" loext:min-decimal-places="5" number:min-integer-digits="0"/>
    </number:number-style>
    <number:number-style style:name="N114" number:title="User-defined">
      <number:number number:decimal-places="5" loext:min-decimal-places="5" number:min-integer-digits="1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.00.0000</text:date>, <text:time style:data-style-name="N2" text:time-value="12:58:18.1404415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09-26T13:15:41.707704050</dc:date>
    <meta:editing-duration>PT8H33M49S</meta:editing-duration>
    <meta:editing-cycles>22</meta:editing-cycles>
    <meta:generator>LibreOffice/6.3.0.4$Linux_X86_64 LibreOffice_project/30$Build-4</meta:generator>
    <meta:document-statistic meta:table-count="4" meta:cell-count="5343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1">
      <style:chart-properties loext:label-stroke-color="#3465a4" chart:link-data-style-to-source="true" chart:data-label-number="value" chart:data-label-text="false" chart:data-label-symbol="false" style:rotation-angle="90"/>
      <style:graphic-properties draw:stroke="none" draw:fill-color="#004586" dr3d:edge-rounding="5%"/>
      <style:text-properties fo:font-size="18pt" style:font-size-asian="10pt" style:font-size-complex="10pt"/>
    </style:style>
    <style:style style:name="ch11" style:family="chart" style:data-style-name="N111">
      <style:chart-properties chart:link-data-style-to-source="true" chart:data-label-number="value" chart:data-label-text="false" chart:data-label-symbol="false" style:rotation-angle="90"/>
      <style:graphic-properties draw:stroke="none" draw:fill-color="#ff420e" dr3d:edge-rounding="5%"/>
      <style:text-properties fo:font-size="18pt" style:font-size-asian="10pt" style:font-size-complex="10pt"/>
    </style:style>
    <style:style style:name="ch12" style:family="chart" style:data-style-name="N111">
      <style:chart-properties chart:link-data-style-to-source="true" chart:data-label-number="value" chart:data-label-text="false" chart:data-label-symbol="false" style:rotation-angle="90"/>
      <style:graphic-properties draw:stroke="none" draw:fill-color="#ffd320" dr3d:edge-rounding="5%"/>
      <style:text-properties fo:font-size="18pt" style:font-size-asian="10pt" style:font-size-complex="10pt"/>
    </style:style>
    <style:style style:name="ch13" style:family="chart" style:data-style-name="N111">
      <style:chart-properties loext:label-stroke-color="#3465a4" chart:link-data-style-to-source="true" chart:data-label-number="value" chart:data-label-text="false" chart:data-label-symbol="false" style:rotation-angle="90"/>
      <style:graphic-properties draw:stroke="none" draw:fill-color="#579d1c" dr3d:edge-rounding="5%"/>
      <style:text-properties fo:font-size="18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3.161cm" svg:height="24.701cm" xlink:href=".." xlink:type="simple" chart:class="chart:bar" chart:style-name="ch1">
        <chart:subtitle svg:x="40.908cm" svg:y="9.718cm" chart:style-name="ch2">
          <text:p>Tiefe:</text:p>
        </chart:subtitle>
        <chart:legend chart:legend-position="end" svg:x="41.186cm" svg:y="10.546cm" style:legend-expansion="high" chart:style-name="ch3"/>
        <chart:plot-area chart:style-name="ch4" table:cell-range-address="Sheet4.A1:Sheet4.E12" chart:data-source-has-labels="both" svg:x="0.863cm" svg:y="2.113cm" svg:width="39.46cm" svg:height="22.094cm">
          <chartooo:coordinate-region svg:x="2.137cm" svg:y="2.485cm" svg:width="38.186cm" svg:height="20.73cm"/>
          <chart:axis chart:dimension="x" chart:name="primary-x" chart:style-name="ch5" chartooo:axis-type="auto">
            <chartooo:date-scale/>
            <chart:categories table:cell-range-address="Sheet4.A2:Sheet4.A12"/>
          </chart:axis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Sheet4.B2:Sheet4.B12" chart:label-cell-address="Sheet4.B1:Sheet4.B1" chart:class="chart:bar">
            <chart:data-point chart:repeated="11"/>
          </chart:series>
          <chart:series chart:attached-axis="primary-y" chart:style-name="ch11" chart:values-cell-range-address="Sheet4.C2:Sheet4.C12" chart:label-cell-address="Sheet4.C1:Sheet4.C1" chart:class="chart:bar">
            <chart:data-point chart:repeated="11"/>
          </chart:series>
          <chart:series chart:attached-axis="primary-y" chart:style-name="ch12" chart:values-cell-range-address="Sheet4.D2:Sheet4.D12" chart:label-cell-address="Sheet4.D1:Sheet4.D1" chart:class="chart:bar">
            <chart:data-point chart:repeated="11"/>
          </chart:series>
          <chart:series chart:attached-axis="primary-y" chart:style-name="ch13" chart:values-cell-range-address="Sheet4.E2:Sheet4.E12" chart:label-cell-address="Sheet4.E1:Sheet4.E1" chart:class="chart:ba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Sheet4.B1:Sheet4.B1</svg:desc>
                </draw:g>
              </table:table-cell>
              <table:table-cell office:value-type="string">
                <text:p>6</text:p>
                <draw:g>
                  <svg:desc>Sheet4.C1:Sheet4.C1</svg:desc>
                </draw:g>
              </table:table-cell>
              <table:table-cell office:value-type="string">
                <text:p>8</text:p>
                <draw:g>
                  <svg:desc>Sheet4.D1:Sheet4.D1</svg:desc>
                </draw:g>
              </table:table-cell>
              <table:table-cell office:value-type="string">
                <text:p>10</text:p>
                <draw:g>
                  <svg:desc>Sheet4.E1:Sheet4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GB</text:p>
                <draw:g>
                  <svg:desc>Sheet4.A2:Sheet4.A12</svg:desc>
                </draw:g>
              </table:table-cell>
              <table:table-cell office:value-type="float" office:value="0.453234977282056">
                <text:p>0.453234977282056</text:p>
                <draw:g>
                  <svg:desc>Sheet4.B2:Sheet4.B12</svg:desc>
                </draw:g>
              </table:table-cell>
              <table:table-cell office:value-type="float" office:value="0.679852465923084">
                <text:p>0.679852465923084</text:p>
                <draw:g>
                  <svg:desc>Sheet4.C2:Sheet4.C12</svg:desc>
                </draw:g>
              </table:table-cell>
              <table:table-cell office:value-type="float" office:value="0.906469954564112">
                <text:p>0.906469954564112</text:p>
                <draw:g>
                  <svg:desc>Sheet4.D2:Sheet4.D12</svg:desc>
                </draw:g>
              </table:table-cell>
              <table:table-cell office:value-type="float" office:value="1.13308744320514">
                <text:p>1.13308744320514</text:p>
                <draw:g>
                  <svg:desc>Sheet4.E2:Sheet4.E12</svg:desc>
                </draw:g>
              </table:table-cell>
            </table:table-row>
            <table:table-row>
              <table:table-cell office:value-type="string">
                <text:p>sRGB</text:p>
              </table:table-cell>
              <table:table-cell office:value-type="float" office:value="0.453234977282056">
                <text:p>0.453234977282056</text:p>
              </table:table-cell>
              <table:table-cell office:value-type="float" office:value="0.679852465923084">
                <text:p>0.679852465923084</text:p>
              </table:table-cell>
              <table:table-cell office:value-type="float" office:value="0.906469954564112">
                <text:p>0.906469954564112</text:p>
              </table:table-cell>
              <table:table-cell office:value-type="float" office:value="1.13308744320514">
                <text:p>1.13308744320514</text:p>
              </table:table-cell>
            </table:table-row>
            <table:table-row>
              <table:table-cell office:value-type="string">
                <text:p>CMYK</text:p>
              </table:table-cell>
              <table:table-cell office:value-type="float" office:value="0.604313303042742">
                <text:p>0.604313303042742</text:p>
              </table:table-cell>
              <table:table-cell office:value-type="float" office:value="0.906469954564112">
                <text:p>0.906469954564112</text:p>
              </table:table-cell>
              <table:table-cell office:value-type="float" office:value="1.20862660608548">
                <text:p>1.20862660608548</text:p>
              </table:table-cell>
              <table:table-cell office:value-type="float" office:value="1.51078325760685">
                <text:p>1.51078325760685</text:p>
              </table:table-cell>
            </table:table-row>
            <table:table-row>
              <table:table-cell office:value-type="string">
                <text:p>XYZ</text:p>
              </table:table-cell>
              <table:table-cell office:value-type="float" office:value="0.453234977282056">
                <text:p>0.453234977282056</text:p>
              </table:table-cell>
              <table:table-cell office:value-type="float" office:value="0.679852465923084">
                <text:p>0.679852465923084</text:p>
              </table:table-cell>
              <table:table-cell office:value-type="float" office:value="0.906469954564112">
                <text:p>0.906469954564112</text:p>
              </table:table-cell>
              <table:table-cell office:value-type="float" office:value="1.13308744320514">
                <text:p>1.13308744320514</text:p>
              </table:table-cell>
            </table:table-row>
            <table:table-row>
              <table:table-cell office:value-type="string">
                <text:p>Luv</text:p>
              </table:table-cell>
              <table:table-cell office:value-type="float" office:value="0.453234977282056">
                <text:p>0.453234977282056</text:p>
              </table:table-cell>
              <table:table-cell office:value-type="float" office:value="0.679852465923084">
                <text:p>0.679852465923084</text:p>
              </table:table-cell>
              <table:table-cell office:value-type="float" office:value="0.906469954564112">
                <text:p>0.906469954564112</text:p>
              </table:table-cell>
              <table:table-cell office:value-type="float" office:value="1.13308744320514">
                <text:p>1.13308744320514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0.453234977282056">
                <text:p>0.453234977282056</text:p>
              </table:table-cell>
              <table:table-cell office:value-type="float" office:value="0.679852465923084">
                <text:p>0.679852465923084</text:p>
              </table:table-cell>
              <table:table-cell office:value-type="float" office:value="0.906469954564112">
                <text:p>0.906469954564112</text:p>
              </table:table-cell>
              <table:table-cell office:value-type="float" office:value="1.13308744320514">
                <text:p>1.13308744320514</text:p>
              </table:table-cell>
            </table:table-row>
            <table:table-row>
              <table:table-cell office:value-type="string">
                <text:p>HCL</text:p>
              </table:table-cell>
              <table:table-cell office:value-type="float" office:value="0.453234977282056">
                <text:p>0.453234977282056</text:p>
              </table:table-cell>
              <table:table-cell office:value-type="float" office:value="0.679852465923084">
                <text:p>0.679852465923084</text:p>
              </table:table-cell>
              <table:table-cell office:value-type="float" office:value="0.906469954564112">
                <text:p>0.906469954564112</text:p>
              </table:table-cell>
              <table:table-cell office:value-type="float" office:value="1.13308744320514">
                <text:p>1.13308744320514</text:p>
              </table:table-cell>
            </table:table-row>
            <table:table-row>
              <table:table-cell office:value-type="string">
                <text:p>YCC</text:p>
              </table:table-cell>
              <table:table-cell office:value-type="float" office:value="0.453234977282056">
                <text:p>0.453234977282056</text:p>
              </table:table-cell>
              <table:table-cell office:value-type="float" office:value="0.679852465923084">
                <text:p>0.679852465923084</text:p>
              </table:table-cell>
              <table:table-cell office:value-type="float" office:value="0.906469954564112">
                <text:p>0.906469954564112</text:p>
              </table:table-cell>
              <table:table-cell office:value-type="float" office:value="1.13308744320514">
                <text:p>1.13308744320514</text:p>
              </table:table-cell>
            </table:table-row>
            <table:table-row>
              <table:table-cell office:value-type="string">
                <text:p>YPbPr</text:p>
              </table:table-cell>
              <table:table-cell office:value-type="float" office:value="0.453234977282056">
                <text:p>0.453234977282056</text:p>
              </table:table-cell>
              <table:table-cell office:value-type="float" office:value="0.679852465923084">
                <text:p>0.679852465923084</text:p>
              </table:table-cell>
              <table:table-cell office:value-type="float" office:value="0.906469954564112">
                <text:p>0.906469954564112</text:p>
              </table:table-cell>
              <table:table-cell office:value-type="float" office:value="1.13308744320514">
                <text:p>1.13308744320514</text:p>
              </table:table-cell>
            </table:table-row>
            <table:table-row>
              <table:table-cell office:value-type="string">
                <text:p>YCbCr</text:p>
              </table:table-cell>
              <table:table-cell office:value-type="float" office:value="0.453234977282056">
                <text:p>0.453234977282056</text:p>
              </table:table-cell>
              <table:table-cell office:value-type="float" office:value="0.679852465923084">
                <text:p>0.679852465923084</text:p>
              </table:table-cell>
              <table:table-cell office:value-type="float" office:value="0.906469954564112">
                <text:p>0.906469954564112</text:p>
              </table:table-cell>
              <table:table-cell office:value-type="float" office:value="1.13308744320514">
                <text:p>1.13308744320514</text:p>
              </table:table-cell>
            </table:table-row>
            <table:table-row>
              <table:table-cell office:value-type="string">
                <text:p>YUV</text:p>
              </table:table-cell>
              <table:table-cell office:value-type="float" office:value="0.453234977282056">
                <text:p>0.453234977282056</text:p>
              </table:table-cell>
              <table:table-cell office:value-type="float" office:value="0.679852465923084">
                <text:p>0.679852465923084</text:p>
              </table:table-cell>
              <table:table-cell office:value-type="float" office:value="0.906469954564112">
                <text:p>0.906469954564112</text:p>
              </table:table-cell>
              <table:table-cell office:value-type="float" office:value="1.13308744320514">
                <text:p>1.133087443205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